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2.24pt"/>
    </style:style>
    <style:style style:name="co2" style:family="table-column">
      <style:table-column-properties fo:break-before="auto" style:column-width="33.31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data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row table:style-name="ro1">
          <table:table-cell office:value-type="float" office:value="390.930023384611" calcext:value-type="float">
            <text:p>390.930023384611</text:p>
          </table:table-cell>
          <table:table-cell office:value-type="float" office:value="-560.411777491518" calcext:value-type="float">
            <text:p>-560.411777491518</text:p>
          </table:table-cell>
          <table:table-cell office:value-type="float" office:value="-1913" calcext:value-type="float">
            <text:p>-1913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string" calcext:value-type="string">
            <text:p>female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float" office:value="173.303971461948" calcext:value-type="float">
            <text:p>173.303971461948</text:p>
          </table:table-cell>
          <table:table-cell office:value-type="float" office:value="78.6830482285998" calcext:value-type="float">
            <text:p>78.6830482285998</text:p>
          </table:table-cell>
          <table:table-cell office:value-type="float" office:value="-1" calcext:value-type="float">
            <text:p>-1</text:p>
          </table:table-cell>
          <table:table-cell table:formula="of:=[.A3]*[.A$1]+[.B3]*[.B$1]+[.C$1]" office:value-type="float" office:value="21741.8187000249" calcext:value-type="float">
            <text:p>21741.8187000249</text:p>
          </table:table-cell>
          <table:table-cell table:formula="of:=IF([.D3]&gt;0;IF([.C3]&gt;0;&quot;true positive&quot;;&quot;false positive&quot;);IF([.C3]&lt;=0;&quot;true negative&quot;;&quot;false negative&quot;))" office:value-type="string" office:string-value="false positive" calcext:value-type="string">
            <text:p>false positive</text:p>
          </table:table-cell>
          <table:table-cell/>
          <table:table-cell office:value-type="string" calcext:value-type="string">
            <text:p>pred female</text:p>
          </table:table-cell>
          <table:table-cell table:formula="of:=COUNTIF([.E$3:.E$402];&quot;true positive&quot;)" office:value-type="float" office:value="195" calcext:value-type="float">
            <text:p>195</text:p>
          </table:table-cell>
          <table:table-cell table:formula="of:=COUNTIF([.E$3:.F$402];&quot;false positive&quot;)"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159.30210190148" calcext:value-type="float">
            <text:p>159.30210190148</text:p>
          </table:table-cell>
          <table:table-cell office:value-type="float" office:value="81.7481176703097" calcext:value-type="float">
            <text:p>81.7481176703097</text:p>
          </table:table-cell>
          <table:table-cell office:value-type="float" office:value="1" calcext:value-type="float">
            <text:p>1</text:p>
          </table:table-cell>
          <table:table-cell table:formula="of:=[.A4]*[.A$1]+[.B4]*[.B$1]+[.C$1]" office:value-type="float" office:value="14550.3664913592" calcext:value-type="float">
            <text:p>14550.3664913592</text:p>
          </table:table-cell>
          <table:table-cell table:formula="of:=IF([.D4]&gt;0;IF([.C4]&gt;0;&quot;true positive&quot;;&quot;false positive&quot;);IF([.C4]&lt;=0;&quot;true negative&quot;;&quot;false negative&quot;))" office:value-type="string" office:string-value="true positive" calcext:value-type="string">
            <text:p>true positive</text:p>
          </table:table-cell>
          <table:table-cell/>
          <table:table-cell office:value-type="string" calcext:value-type="string">
            <text:p>pred male</text:p>
          </table:table-cell>
          <table:table-cell table:formula="of:=COUNTIF([.E$3:.E$402];&quot;false negative&quot;)" office:value-type="float" office:value="5" calcext:value-type="float">
            <text:p>5</text:p>
          </table:table-cell>
          <table:table-cell table:formula="of:=COUNTIF([.E$3:.F$402];&quot;true negative&quot;)" office:value-type="float" office:value="3" calcext:value-type="float">
            <text:p>3</text:p>
          </table:table-cell>
        </table:table-row>
        <table:table-row table:style-name="ro1">
          <table:table-cell office:value-type="float" office:value="174.332309354543" calcext:value-type="float">
            <text:p>174.332309354543</text:p>
          </table:table-cell>
          <table:table-cell office:value-type="float" office:value="106.920320888028" calcext:value-type="float">
            <text:p>106.920320888028</text:p>
          </table:table-cell>
          <table:table-cell office:value-type="float" office:value="-1" calcext:value-type="float">
            <text:p>-1</text:p>
          </table:table-cell>
          <table:table-cell table:formula="of:=[.A5]*[.A$1]+[.B5]*[.B$1]+[.C$1]" office:value-type="float" office:value="6319.32669384118" calcext:value-type="float">
            <text:p>6319.32669384118</text:p>
          </table:table-cell>
          <table:table-cell table:formula="of:=IF([.D5]&gt;0;IF([.C5]&gt;0;&quot;true positive&quot;;&quot;false positive&quot;);IF([.C5]&lt;=0;&quot;true negative&quot;;&quot;false negative&quot;))" office:value-type="string" office:string-value="false positive" calcext:value-type="string">
            <text:p>false positive</text:p>
          </table:table-cell>
          <table:table-cell table:number-columns-repeated="4"/>
        </table:table-row>
        <table:table-row table:style-name="ro1">
          <table:table-cell office:value-type="float" office:value="166.445205067974" calcext:value-type="float">
            <text:p>166.445205067974</text:p>
          </table:table-cell>
          <table:table-cell office:value-type="float" office:value="68.1198171273354" calcext:value-type="float">
            <text:p>68.1198171273354</text:p>
          </table:table-cell>
          <table:table-cell office:value-type="float" office:value="1" calcext:value-type="float">
            <text:p>1</text:p>
          </table:table-cell>
          <table:table-cell table:formula="of:=[.A6]*[.A$1]+[.B6]*[.B$1]+[.C$1]" office:value-type="float" office:value="24980.2801107525" calcext:value-type="float">
            <text:p>24980.2801107525</text:p>
          </table:table-cell>
          <table:table-cell table:formula="of:=IF([.D6]&gt;0;IF([.C6]&gt;0;&quot;true positive&quot;;&quot;false positive&quot;);IF([.C6]&lt;=0;&quot;true negative&quot;;&quot;false negative&quot;))" office:value-type="string" office:string-value="true positive" calcext:value-type="string">
            <text:p>true positive</text:p>
          </table:table-cell>
          <table:table-cell table:number-columns-repeated="4"/>
        </table:table-row>
        <table:table-row table:style-name="ro1">
          <table:table-cell office:value-type="float" office:value="190.068419495443" calcext:value-type="float">
            <text:p>190.068419495443</text:p>
          </table:table-cell>
          <table:table-cell office:value-type="float" office:value="90.8624373455857" calcext:value-type="float">
            <text:p>90.8624373455857</text:p>
          </table:table-cell>
          <table:table-cell office:value-type="float" office:value="-1" calcext:value-type="float">
            <text:p>-1</text:p>
          </table:table-cell>
          <table:table-cell table:formula="of:=[.A7]*[.A$1]+[.B7]*[.B$1]+[.C$1]" office:value-type="float" office:value="21470.0716579782" calcext:value-type="float">
            <text:p>21470.0716579782</text:p>
          </table:table-cell>
          <table:table-cell table:formula="of:=IF([.D7]&gt;0;IF([.C7]&gt;0;&quot;true positive&quot;;&quot;false positive&quot;);IF([.C7]&lt;=0;&quot;true negative&quot;;&quot;false negative&quot;))" office:value-type="string" office:string-value="false positive" calcext:value-type="string">
            <text:p>false positive</text:p>
          </table:table-cell>
          <table:table-cell table:number-columns-repeated="4"/>
        </table:table-row>
        <table:table-row table:style-name="ro1">
          <table:table-cell office:value-type="float" office:value="159.942107130385" calcext:value-type="float">
            <text:p>159.942107130385</text:p>
          </table:table-cell>
          <table:table-cell office:value-type="float" office:value="92.897959212541" calcext:value-type="float">
            <text:p>92.897959212541</text:p>
          </table:table-cell>
          <table:table-cell office:value-type="float" office:value="1" calcext:value-type="float">
            <text:p>1</text:p>
          </table:table-cell>
          <table:table-cell table:formula="of:=[.A8]*[.A$1]+[.B8]*[.B$1]+[.C$1]" office:value-type="float" office:value="8552.06123303078" calcext:value-type="float">
            <text:p>8552.06123303078</text:p>
          </table:table-cell>
          <table:table-cell table:formula="of:=IF([.D8]&gt;0;IF([.C8]&gt;0;&quot;true positive&quot;;&quot;false positive&quot;);IF([.C8]&lt;=0;&quot;true negative&quot;;&quot;false negative&quot;))" office:value-type="string" office:string-value="true positive" calcext:value-type="string">
            <text:p>true positive</text:p>
          </table:table-cell>
          <table:table-cell table:number-columns-repeated="4"/>
        </table:table-row>
        <table:table-row table:style-name="ro1">
          <table:table-cell office:value-type="float" office:value="176.283723320055" calcext:value-type="float">
            <text:p>176.283723320055</text:p>
          </table:table-cell>
          <table:table-cell office:value-type="float" office:value="80.6721144531057" calcext:value-type="float">
            <text:p>80.6721144531057</text:p>
          </table:table-cell>
          <table:table-cell office:value-type="float" office:value="-1" calcext:value-type="float">
            <text:p>-1</text:p>
          </table:table-cell>
          <table:table-cell table:formula="of:=[.A9]*[.A$1]+[.B9]*[.B$1]+[.C$1]" office:value-type="float" office:value="21791.9970251713" calcext:value-type="float">
            <text:p>21791.9970251713</text:p>
          </table:table-cell>
          <table:table-cell table:formula="of:=IF([.D9]&gt;0;IF([.C9]&gt;0;&quot;true positive&quot;;&quot;false positive&quot;);IF([.C9]&lt;=0;&quot;true negative&quot;;&quot;false negative&quot;))" office:value-type="string" office:string-value="false positive" calcext:value-type="string">
            <text:p>false positive</text:p>
          </table:table-cell>
          <table:table-cell table:number-columns-repeated="4"/>
        </table:table-row>
        <table:table-row table:style-name="ro1">
          <table:table-cell office:value-type="float" office:value="164.472249373789" calcext:value-type="float">
            <text:p>164.472249373789</text:p>
          </table:table-cell>
          <table:table-cell office:value-type="float" office:value="68.631946900043" calcext:value-type="float">
            <text:p>68.631946900043</text:p>
          </table:table-cell>
          <table:table-cell office:value-type="float" office:value="1" calcext:value-type="float">
            <text:p>1</text:p>
          </table:table-cell>
          <table:table-cell table:formula="of:=[.A10]*[.A$1]+[.B10]*[.B$1]+[.C$1]" office:value-type="float" office:value="23921.9889388583" calcext:value-type="float">
            <text:p>23921.9889388583</text:p>
          </table:table-cell>
          <table:table-cell table:formula="of:=IF([.D10]&gt;0;IF([.C10]&gt;0;&quot;true positive&quot;;&quot;false positive&quot;);IF([.C10]&lt;=0;&quot;true negative&quot;;&quot;false negative&quot;))" office:value-type="string" office:string-value="true positive" calcext:value-type="string">
            <text:p>true positive</text:p>
          </table:table-cell>
          <table:table-cell table:number-columns-repeated="4"/>
        </table:table-row>
        <table:table-row table:style-name="ro1">
          <table:table-cell office:value-type="float" office:value="173.058822858239" calcext:value-type="float">
            <text:p>173.058822858239</text:p>
          </table:table-cell>
          <table:table-cell office:value-type="float" office:value="60.1418266679118" calcext:value-type="float">
            <text:p>60.1418266679118</text:p>
          </table:table-cell>
          <table:table-cell office:value-type="float" office:value="-1" calcext:value-type="float">
            <text:p>-1</text:p>
          </table:table-cell>
          <table:table-cell table:formula="of:=[.A11]*[.A$1]+[.B11]*[.B$1]+[.C$1]" office:value-type="float" office:value="32036.7016823335" calcext:value-type="float">
            <text:p>32036.7016823335</text:p>
          </table:table-cell>
          <table:table-cell table:formula="of:=IF([.D11]&gt;0;IF([.C11]&gt;0;&quot;true positive&quot;;&quot;false positive&quot;);IF([.C11]&lt;=0;&quot;true negative&quot;;&quot;false negative&quot;))" office:value-type="string" office:string-value="false positive" calcext:value-type="string">
            <text:p>false positive</text:p>
          </table:table-cell>
          <table:table-cell table:number-columns-repeated="4"/>
        </table:table-row>
        <table:table-row table:style-name="ro1">
          <table:table-cell office:value-type="float" office:value="168.845979743662" calcext:value-type="float">
            <text:p>168.845979743662</text:p>
          </table:table-cell>
          <table:table-cell office:value-type="float" office:value="53.6869237511534" calcext:value-type="float">
            <text:p>53.6869237511534</text:p>
          </table:table-cell>
          <table:table-cell office:value-type="float" office:value="1" calcext:value-type="float">
            <text:p>1</text:p>
          </table:table-cell>
          <table:table-cell table:formula="of:=[.A12]*[.A$1]+[.B12]*[.B$1]+[.C$1]" office:value-type="float" office:value="34007.1784421519" calcext:value-type="float">
            <text:p>34007.1784421519</text:p>
          </table:table-cell>
          <table:table-cell table:formula="of:=IF([.D12]&gt;0;IF([.C12]&gt;0;&quot;true positive&quot;;&quot;false positive&quot;);IF([.C12]&lt;=0;&quot;true negative&quot;;&quot;false negative&quot;))" office:value-type="string" office:string-value="true positive" calcext:value-type="string">
            <text:p>true positive</text:p>
          </table:table-cell>
          <table:table-cell table:number-columns-repeated="4"/>
        </table:table-row>
        <table:table-row table:style-name="ro1">
          <table:table-cell office:value-type="float" office:value="172.946526550712" calcext:value-type="float">
            <text:p>172.946526550712</text:p>
          </table:table-cell>
          <table:table-cell office:value-type="float" office:value="79.2622772628186" calcext:value-type="float">
            <text:p>79.2622772628186</text:p>
          </table:table-cell>
          <table:table-cell office:value-type="float" office:value="-1" calcext:value-type="float">
            <text:p>-1</text:p>
          </table:table-cell>
          <table:table-cell table:formula="of:=[.A13]*[.A$1]+[.B13]*[.B$1]+[.C$1]" office:value-type="float" office:value="21277.4759798756" calcext:value-type="float">
            <text:p>21277.4759798756</text:p>
          </table:table-cell>
          <table:table-cell table:formula="of:=IF([.D13]&gt;0;IF([.C13]&gt;0;&quot;true positive&quot;;&quot;false positive&quot;);IF([.C13]&lt;=0;&quot;true negative&quot;;&quot;false negative&quot;))" office:value-type="string" office:string-value="false positive" calcext:value-type="string">
            <text:p>false positive</text:p>
          </table:table-cell>
          <table:table-cell table:number-columns-repeated="4"/>
        </table:table-row>
        <table:table-row table:style-name="ro1">
          <table:table-cell office:value-type="float" office:value="168.639911387316" calcext:value-type="float">
            <text:p>168.639911387316</text:p>
          </table:table-cell>
          <table:table-cell office:value-type="float" office:value="63.3258553140311" calcext:value-type="float">
            <text:p>63.3258553140311</text:p>
          </table:table-cell>
          <table:table-cell office:value-type="float" office:value="1" calcext:value-type="float">
            <text:p>1</text:p>
          </table:table-cell>
          <table:table-cell table:formula="of:=[.A14]*[.A$1]+[.B14]*[.B$1]+[.C$1]" office:value-type="float" office:value="28524.8493645154" calcext:value-type="float">
            <text:p>28524.8493645154</text:p>
          </table:table-cell>
          <table:table-cell table:formula="of:=IF([.D14]&gt;0;IF([.C14]&gt;0;&quot;true positive&quot;;&quot;false positive&quot;);IF([.C14]&lt;=0;&quot;true negative&quot;;&quot;false negative&quot;))" office:value-type="string" office:string-value="true positive" calcext:value-type="string">
            <text:p>true positive</text:p>
          </table:table-cell>
          <table:table-cell table:number-columns-repeated="4"/>
        </table:table-row>
        <table:table-row table:style-name="ro1">
          <table:table-cell office:value-type="float" office:value="187.545083521514" calcext:value-type="float">
            <text:p>187.545083521514</text:p>
          </table:table-cell>
          <table:table-cell office:value-type="float" office:value="95.1822467333489" calcext:value-type="float">
            <text:p>95.1822467333489</text:p>
          </table:table-cell>
          <table:table-cell office:value-type="float" office:value="-1" calcext:value-type="float">
            <text:p>-1</text:p>
          </table:table-cell>
          <table:table-cell table:formula="of:=[.A15]*[.A$1]+[.B15]*[.B$1]+[.C$1]" office:value-type="float" office:value="18062.7518092622" calcext:value-type="float">
            <text:p>18062.7518092622</text:p>
          </table:table-cell>
          <table:table-cell table:formula="of:=IF([.D15]&gt;0;IF([.C15]&gt;0;&quot;true positive&quot;;&quot;false positive&quot;);IF([.C15]&lt;=0;&quot;true negative&quot;;&quot;false negative&quot;))" office:value-type="string" office:string-value="false positive" calcext:value-type="string">
            <text:p>false positive</text:p>
          </table:table-cell>
          <table:table-cell table:number-columns-repeated="4"/>
        </table:table-row>
        <table:table-row table:style-name="ro1">
          <table:table-cell office:value-type="float" office:value="163.498682604184" calcext:value-type="float">
            <text:p>163.498682604184</text:p>
          </table:table-cell>
          <table:table-cell office:value-type="float" office:value="70.8260240277857" calcext:value-type="float">
            <text:p>70.8260240277857</text:p>
          </table:table-cell>
          <table:table-cell office:value-type="float" office:value="1" calcext:value-type="float">
            <text:p>1</text:p>
          </table:table-cell>
          <table:table-cell table:formula="of:=[.A16]*[.A$1]+[.B16]*[.B$1]+[.C$1]" office:value-type="float" office:value="22311.8057957385" calcext:value-type="float">
            <text:p>22311.8057957385</text:p>
          </table:table-cell>
          <table:table-cell table:formula="of:=IF([.D16]&gt;0;IF([.C16]&gt;0;&quot;true positive&quot;;&quot;false positive&quot;);IF([.C16]&lt;=0;&quot;true negative&quot;;&quot;false negative&quot;))" office:value-type="string" office:string-value="true positive" calcext:value-type="string">
            <text:p>true positive</text:p>
          </table:table-cell>
          <table:table-cell table:number-columns-repeated="4"/>
        </table:table-row>
        <table:table-row table:style-name="ro1">
          <table:table-cell office:value-type="float" office:value="171.269864072113" calcext:value-type="float">
            <text:p>171.269864072113</text:p>
          </table:table-cell>
          <table:table-cell office:value-type="float" office:value="93.3769377516481" calcext:value-type="float">
            <text:p>93.3769377516481</text:p>
          </table:table-cell>
          <table:table-cell office:value-type="float" office:value="-1" calcext:value-type="float">
            <text:p>-1</text:p>
          </table:table-cell>
          <table:table-cell table:formula="of:=[.A17]*[.A$1]+[.B17]*[.B$1]+[.C$1]" office:value-type="float" office:value="12711.9963046743" calcext:value-type="float">
            <text:p>12711.9963046743</text:p>
          </table:table-cell>
          <table:table-cell table:formula="of:=IF([.D17]&gt;0;IF([.C17]&gt;0;&quot;true positive&quot;;&quot;false positive&quot;);IF([.C17]&lt;=0;&quot;true negative&quot;;&quot;false negative&quot;))" office:value-type="string" office:string-value="false positive" calcext:value-type="string">
            <text:p>false positive</text:p>
          </table:table-cell>
          <table:table-cell table:number-columns-repeated="4"/>
        </table:table-row>
        <table:table-row table:style-name="ro1">
          <table:table-cell office:value-type="float" office:value="161.833011503442" calcext:value-type="float">
            <text:p>161.833011503442</text:p>
          </table:table-cell>
          <table:table-cell office:value-type="float" office:value="53.0401526230677" calcext:value-type="float">
            <text:p>53.0401526230677</text:p>
          </table:table-cell>
          <table:table-cell office:value-type="float" office:value="1" calcext:value-type="float">
            <text:p>1</text:p>
          </table:table-cell>
          <table:table-cell table:formula="of:=[.A18]*[.A$1]+[.B18]*[.B$1]+[.C$1]" office:value-type="float" office:value="31628.0567615278" calcext:value-type="float">
            <text:p>31628.0567615278</text:p>
          </table:table-cell>
          <table:table-cell table:formula="of:=IF([.D18]&gt;0;IF([.C18]&gt;0;&quot;true positive&quot;;&quot;false positive&quot;);IF([.C18]&lt;=0;&quot;true negative&quot;;&quot;false negative&quot;))" office:value-type="string" office:string-value="true positive" calcext:value-type="string">
            <text:p>true positive</text:p>
          </table:table-cell>
          <table:table-cell table:number-columns-repeated="4"/>
        </table:table-row>
        <table:table-row table:style-name="ro1">
          <table:table-cell office:value-type="float" office:value="174.339247198569" calcext:value-type="float">
            <text:p>174.339247198569</text:p>
          </table:table-cell>
          <table:table-cell office:value-type="float" office:value="91.2729309050843" calcext:value-type="float">
            <text:p>91.2729309050843</text:p>
          </table:table-cell>
          <table:table-cell office:value-type="float" office:value="-1" calcext:value-type="float">
            <text:p>-1</text:p>
          </table:table-cell>
          <table:table-cell table:formula="of:=[.A19]*[.A$1]+[.B19]*[.B$1]+[.C$1]" office:value-type="float" office:value="15091.0205388134" calcext:value-type="float">
            <text:p>15091.0205388134</text:p>
          </table:table-cell>
          <table:table-cell table:formula="of:=IF([.D19]&gt;0;IF([.C19]&gt;0;&quot;true positive&quot;;&quot;false positive&quot;);IF([.C19]&lt;=0;&quot;true negative&quot;;&quot;false negative&quot;))" office:value-type="string" office:string-value="false positive" calcext:value-type="string">
            <text:p>false positive</text:p>
          </table:table-cell>
          <table:table-cell table:number-columns-repeated="4"/>
        </table:table-row>
        <table:table-row table:style-name="ro1">
          <table:table-cell office:value-type="float" office:value="157.803680791225" calcext:value-type="float">
            <text:p>157.803680791225</text:p>
          </table:table-cell>
          <table:table-cell office:value-type="float" office:value="86.1079478784175" calcext:value-type="float">
            <text:p>86.1079478784175</text:p>
          </table:table-cell>
          <table:table-cell office:value-type="float" office:value="1" calcext:value-type="float">
            <text:p>1</text:p>
          </table:table-cell>
          <table:table-cell table:formula="of:=[.A20]*[.A$1]+[.B20]*[.B$1]+[.C$1]" office:value-type="float" office:value="11521.2884952005" calcext:value-type="float">
            <text:p>11521.2884952005</text:p>
          </table:table-cell>
          <table:table-cell table:formula="of:=IF([.D20]&gt;0;IF([.C20]&gt;0;&quot;true positive&quot;;&quot;false positive&quot;);IF([.C20]&lt;=0;&quot;true negative&quot;;&quot;false negative&quot;))" office:value-type="string" office:string-value="true positive" calcext:value-type="string">
            <text:p>true positive</text:p>
          </table:table-cell>
          <table:table-cell table:number-columns-repeated="4"/>
        </table:table-row>
        <table:table-row table:style-name="ro1">
          <table:table-cell office:value-type="float" office:value="178.506579217706" calcext:value-type="float">
            <text:p>178.506579217706</text:p>
          </table:table-cell>
          <table:table-cell office:value-type="float" office:value="103.758928522902" calcext:value-type="float">
            <text:p>103.758928522902</text:p>
          </table:table-cell>
          <table:table-cell office:value-type="float" office:value="-1" calcext:value-type="float">
            <text:p>-1</text:p>
          </table:table-cell>
          <table:table-cell table:formula="of:=[.A21]*[.A$1]+[.B21]*[.B$1]+[.C$1]" office:value-type="float" office:value="9722.85562374984" calcext:value-type="float">
            <text:p>9722.85562374984</text:p>
          </table:table-cell>
          <table:table-cell table:formula="of:=IF([.D21]&gt;0;IF([.C21]&gt;0;&quot;true positive&quot;;&quot;false positive&quot;);IF([.C21]&lt;=0;&quot;true negative&quot;;&quot;false negative&quot;))" office:value-type="string" office:string-value="false positive" calcext:value-type="string">
            <text:p>false positive</text:p>
          </table:table-cell>
          <table:table-cell table:number-columns-repeated="4"/>
        </table:table-row>
        <table:table-row table:style-name="ro1">
          <table:table-cell office:value-type="float" office:value="170.631344946317" calcext:value-type="float">
            <text:p>170.631344946317</text:p>
          </table:table-cell>
          <table:table-cell office:value-type="float" office:value="75.5052392107568" calcext:value-type="float">
            <text:p>75.5052392107568</text:p>
          </table:table-cell>
          <table:table-cell office:value-type="float" office:value="1" calcext:value-type="float">
            <text:p>1</text:p>
          </table:table-cell>
          <table:table-cell table:formula="of:=[.A22]*[.A$1]+[.B22]*[.B$1]+[.C$1]" office:value-type="float" office:value="22477.8903539889" calcext:value-type="float">
            <text:p>22477.8903539889</text:p>
          </table:table-cell>
          <table:table-cell table:formula="of:=IF([.D22]&gt;0;IF([.C22]&gt;0;&quot;true positive&quot;;&quot;false positive&quot;);IF([.C22]&lt;=0;&quot;true negative&quot;;&quot;false negative&quot;))" office:value-type="string" office:string-value="true positive" calcext:value-type="string">
            <text:p>true positive</text:p>
          </table:table-cell>
          <table:table-cell table:number-columns-repeated="4"/>
        </table:table-row>
        <table:table-row table:style-name="ro1">
          <table:table-cell office:value-type="float" office:value="180.530628552452" calcext:value-type="float">
            <text:p>180.530628552452</text:p>
          </table:table-cell>
          <table:table-cell office:value-type="float" office:value="66.2584261811358" calcext:value-type="float">
            <text:p>66.2584261811358</text:p>
          </table:table-cell>
          <table:table-cell office:value-type="float" office:value="-1" calcext:value-type="float">
            <text:p>-1</text:p>
          </table:table-cell>
          <table:table-cell table:formula="of:=[.A23]*[.A$1]+[.B23]*[.B$1]+[.C$1]" office:value-type="float" office:value="31529.840451688" calcext:value-type="float">
            <text:p>31529.840451688</text:p>
          </table:table-cell>
          <table:table-cell table:formula="of:=IF([.D23]&gt;0;IF([.C23]&gt;0;&quot;true positive&quot;;&quot;false positive&quot;);IF([.C23]&lt;=0;&quot;true negative&quot;;&quot;false negative&quot;))" office:value-type="string" office:string-value="false positive" calcext:value-type="string">
            <text:p>false positive</text:p>
          </table:table-cell>
          <table:table-cell table:number-columns-repeated="4"/>
        </table:table-row>
        <table:table-row table:style-name="ro1">
          <table:table-cell office:value-type="float" office:value="170.910299319825" calcext:value-type="float">
            <text:p>170.910299319825</text:p>
          </table:table-cell>
          <table:table-cell office:value-type="float" office:value="84.1347969579718" calcext:value-type="float">
            <text:p>84.1347969579718</text:p>
          </table:table-cell>
          <table:table-cell office:value-type="float" office:value="1" calcext:value-type="float">
            <text:p>1</text:p>
          </table:table-cell>
          <table:table-cell table:formula="of:=[.A24]*[.A$1]+[.B24]*[.B$1]+[.C$1]" office:value-type="float" office:value="17750.836197665" calcext:value-type="float">
            <text:p>17750.836197665</text:p>
          </table:table-cell>
          <table:table-cell table:formula="of:=IF([.D24]&gt;0;IF([.C24]&gt;0;&quot;true positive&quot;;&quot;false positive&quot;);IF([.C24]&lt;=0;&quot;true negative&quot;;&quot;false negative&quot;))" office:value-type="string" office:string-value="true positive" calcext:value-type="string">
            <text:p>true positive</text:p>
          </table:table-cell>
          <table:table-cell table:number-columns-repeated="4"/>
        </table:table-row>
        <table:table-row table:style-name="ro1">
          <table:table-cell office:value-type="float" office:value="165.645682306114" calcext:value-type="float">
            <text:p>165.645682306114</text:p>
          </table:table-cell>
          <table:table-cell office:value-type="float" office:value="91.2258062839474" calcext:value-type="float">
            <text:p>91.2258062839474</text:p>
          </table:table-cell>
          <table:table-cell office:value-type="float" office:value="-1" calcext:value-type="float">
            <text:p>-1</text:p>
          </table:table-cell>
          <table:table-cell table:formula="of:=[.A25]*[.A$1]+[.B25]*[.B$1]+[.C$1]" office:value-type="float" office:value="11718.8542048052" calcext:value-type="float">
            <text:p>11718.8542048052</text:p>
          </table:table-cell>
          <table:table-cell table:formula="of:=IF([.D25]&gt;0;IF([.C25]&gt;0;&quot;true positive&quot;;&quot;false positive&quot;);IF([.C25]&lt;=0;&quot;true negative&quot;;&quot;false negative&quot;))" office:value-type="string" office:string-value="false positive" calcext:value-type="string">
            <text:p>false positive</text:p>
          </table:table-cell>
          <table:table-cell table:number-columns-repeated="4"/>
        </table:table-row>
        <table:table-row table:style-name="ro1">
          <table:table-cell office:value-type="float" office:value="169.320779237843" calcext:value-type="float">
            <text:p>169.320779237843</text:p>
          </table:table-cell>
          <table:table-cell office:value-type="float" office:value="80.8167571094711" calcext:value-type="float">
            <text:p>80.8167571094711</text:p>
          </table:table-cell>
          <table:table-cell office:value-type="float" office:value="1" calcext:value-type="float">
            <text:p>1</text:p>
          </table:table-cell>
          <table:table-cell table:formula="of:=[.A26]*[.A$1]+[.B26]*[.B$1]+[.C$1]" office:value-type="float" office:value="18988.9136841316" calcext:value-type="float">
            <text:p>18988.9136841316</text:p>
          </table:table-cell>
          <table:table-cell table:formula="of:=IF([.D26]&gt;0;IF([.C26]&gt;0;&quot;true positive&quot;;&quot;false positive&quot;);IF([.C26]&lt;=0;&quot;true negative&quot;;&quot;false negative&quot;))" office:value-type="string" office:string-value="true positive" calcext:value-type="string">
            <text:p>true positive</text:p>
          </table:table-cell>
          <table:table-cell table:number-columns-repeated="4"/>
        </table:table-row>
        <table:table-row table:style-name="ro1">
          <table:table-cell office:value-type="float" office:value="168.260688439597" calcext:value-type="float">
            <text:p>168.260688439597</text:p>
          </table:table-cell>
          <table:table-cell office:value-type="float" office:value="70.2938766383705" calcext:value-type="float">
            <text:p>70.2938766383705</text:p>
          </table:table-cell>
          <table:table-cell office:value-type="float" office:value="-1" calcext:value-type="float">
            <text:p>-1</text:p>
          </table:table-cell>
          <table:table-cell table:formula="of:=[.A27]*[.A$1]+[.B27]*[.B$1]+[.C$1]" office:value-type="float" office:value="24471.6385127238" calcext:value-type="float">
            <text:p>24471.6385127238</text:p>
          </table:table-cell>
          <table:table-cell table:formula="of:=IF([.D27]&gt;0;IF([.C27]&gt;0;&quot;true positive&quot;;&quot;false positive&quot;);IF([.C27]&lt;=0;&quot;true negative&quot;;&quot;false negative&quot;))" office:value-type="string" office:string-value="false positive" calcext:value-type="string">
            <text:p>false positive</text:p>
          </table:table-cell>
          <table:table-cell table:number-columns-repeated="4"/>
        </table:table-row>
        <table:table-row table:style-name="ro1">
          <table:table-cell office:value-type="float" office:value="170.546452820126" calcext:value-type="float">
            <text:p>170.546452820126</text:p>
          </table:table-cell>
          <table:table-cell office:value-type="float" office:value="114.325790852911" calcext:value-type="float">
            <text:p>114.325790852911</text:p>
          </table:table-cell>
          <table:table-cell office:value-type="float" office:value="1" calcext:value-type="float">
            <text:p>1</text:p>
          </table:table-cell>
          <table:table-cell table:formula="of:=[.A28]*[.A$1]+[.B28]*[.B$1]+[.C$1]" office:value-type="float" office:value="689.209124130779" calcext:value-type="float">
            <text:p>689.209124130779</text:p>
          </table:table-cell>
          <table:table-cell table:formula="of:=IF([.D28]&gt;0;IF([.C28]&gt;0;&quot;true positive&quot;;&quot;false positive&quot;);IF([.C28]&lt;=0;&quot;true negative&quot;;&quot;false negative&quot;))" office:value-type="string" office:string-value="true positive" calcext:value-type="string">
            <text:p>true positive</text:p>
          </table:table-cell>
          <table:table-cell table:number-columns-repeated="4"/>
        </table:table-row>
        <table:table-row table:style-name="ro1">
          <table:table-cell office:value-type="float" office:value="188.354396309743" calcext:value-type="float">
            <text:p>188.354396309743</text:p>
          </table:table-cell>
          <table:table-cell office:value-type="float" office:value="96.1961254141187" calcext:value-type="float">
            <text:p>96.1961254141187</text:p>
          </table:table-cell>
          <table:table-cell office:value-type="float" office:value="-1" calcext:value-type="float">
            <text:p>-1</text:p>
          </table:table-cell>
          <table:table-cell table:formula="of:=[.A29]*[.A$1]+[.B29]*[.B$1]+[.C$1]" office:value-type="float" office:value="17810.9469228389" calcext:value-type="float">
            <text:p>17810.9469228389</text:p>
          </table:table-cell>
          <table:table-cell table:formula="of:=IF([.D29]&gt;0;IF([.C29]&gt;0;&quot;true positive&quot;;&quot;false positive&quot;);IF([.C29]&lt;=0;&quot;true negative&quot;;&quot;false negative&quot;))" office:value-type="string" office:string-value="false positive" calcext:value-type="string">
            <text:p>false positive</text:p>
          </table:table-cell>
          <table:table-cell table:number-columns-repeated="4"/>
        </table:table-row>
        <table:table-row table:style-name="ro1">
          <table:table-cell office:value-type="float" office:value="160.153409431168" calcext:value-type="float">
            <text:p>160.153409431168</text:p>
          </table:table-cell>
          <table:table-cell office:value-type="float" office:value="63.8323300248611" calcext:value-type="float">
            <text:p>63.8323300248611</text:p>
          </table:table-cell>
          <table:table-cell office:value-type="float" office:value="1" calcext:value-type="float">
            <text:p>1</text:p>
          </table:table-cell>
          <table:table-cell table:formula="of:=[.A30]*[.A$1]+[.B30]*[.B$1]+[.C$1]" office:value-type="float" office:value="24923.386563394" calcext:value-type="float">
            <text:p>24923.386563394</text:p>
          </table:table-cell>
          <table:table-cell table:formula="of:=IF([.D30]&gt;0;IF([.C30]&gt;0;&quot;true positive&quot;;&quot;false positive&quot;);IF([.C30]&lt;=0;&quot;true negative&quot;;&quot;false negative&quot;))" office:value-type="string" office:string-value="true positive" calcext:value-type="string">
            <text:p>true positive</text:p>
          </table:table-cell>
          <table:table-cell table:number-columns-repeated="4"/>
        </table:table-row>
        <table:table-row table:style-name="ro1">
          <table:table-cell office:value-type="float" office:value="182.146283390893" calcext:value-type="float">
            <text:p>182.146283390893</text:p>
          </table:table-cell>
          <table:table-cell office:value-type="float" office:value="110.212722343194" calcext:value-type="float">
            <text:p>110.212722343194</text:p>
          </table:table-cell>
          <table:table-cell office:value-type="float" office:value="-1" calcext:value-type="float">
            <text:p>-1</text:p>
          </table:table-cell>
          <table:table-cell table:formula="of:=[.A31]*[.A$1]+[.B31]*[.B$1]+[.C$1]" office:value-type="float" office:value="7528.94319489339" calcext:value-type="float">
            <text:p>7528.94319489339</text:p>
          </table:table-cell>
          <table:table-cell table:formula="of:=IF([.D31]&gt;0;IF([.C31]&gt;0;&quot;true positive&quot;;&quot;false positive&quot;);IF([.C31]&lt;=0;&quot;true negative&quot;;&quot;false negative&quot;))" office:value-type="string" office:string-value="false positive" calcext:value-type="string">
            <text:p>false positive</text:p>
          </table:table-cell>
          <table:table-cell table:number-columns-repeated="4"/>
        </table:table-row>
        <table:table-row table:style-name="ro1">
          <table:table-cell office:value-type="float" office:value="160.395934413425" calcext:value-type="float">
            <text:p>160.395934413425</text:p>
          </table:table-cell>
          <table:table-cell office:value-type="float" office:value="61.1772186931366" calcext:value-type="float">
            <text:p>61.1772186931366</text:p>
          </table:table-cell>
          <table:table-cell office:value-type="float" office:value="1" calcext:value-type="float">
            <text:p>1</text:p>
          </table:table-cell>
          <table:table-cell table:formula="of:=[.A32]*[.A$1]+[.B32]*[.B$1]+[.C$1]" office:value-type="float" office:value="26506.1525212289" calcext:value-type="float">
            <text:p>26506.1525212289</text:p>
          </table:table-cell>
          <table:table-cell table:formula="of:=IF([.D32]&gt;0;IF([.C32]&gt;0;&quot;true positive&quot;;&quot;false positive&quot;);IF([.C32]&lt;=0;&quot;true negative&quot;;&quot;false negative&quot;))" office:value-type="string" office:string-value="true positive" calcext:value-type="string">
            <text:p>true positive</text:p>
          </table:table-cell>
          <table:table-cell table:number-columns-repeated="4"/>
        </table:table-row>
        <table:table-row table:style-name="ro1">
          <table:table-cell office:value-type="float" office:value="181.812124186505" calcext:value-type="float">
            <text:p>181.812124186505</text:p>
          </table:table-cell>
          <table:table-cell office:value-type="float" office:value="87.5063799316529" calcext:value-type="float">
            <text:p>87.5063799316529</text:p>
          </table:table-cell>
          <table:table-cell office:value-type="float" office:value="-1" calcext:value-type="float">
            <text:p>-1</text:p>
          </table:table-cell>
          <table:table-cell table:formula="of:=[.A33]*[.A$1]+[.B33]*[.B$1]+[.C$1]" office:value-type="float" office:value="20123.2120404905" calcext:value-type="float">
            <text:p>20123.2120404905</text:p>
          </table:table-cell>
          <table:table-cell table:formula="of:=IF([.D33]&gt;0;IF([.C33]&gt;0;&quot;true positive&quot;;&quot;false positive&quot;);IF([.C33]&lt;=0;&quot;true negative&quot;;&quot;false negative&quot;))" office:value-type="string" office:string-value="false positive" calcext:value-type="string">
            <text:p>false positive</text:p>
          </table:table-cell>
          <table:table-cell table:number-columns-repeated="4"/>
        </table:table-row>
        <table:table-row table:style-name="ro1">
          <table:table-cell office:value-type="float" office:value="161.890088924453" calcext:value-type="float">
            <text:p>161.890088924453</text:p>
          </table:table-cell>
          <table:table-cell office:value-type="float" office:value="80.9637183321106" calcext:value-type="float">
            <text:p>80.9637183321106</text:p>
          </table:table-cell>
          <table:table-cell office:value-type="float" office:value="1" calcext:value-type="float">
            <text:p>1</text:p>
          </table:table-cell>
          <table:table-cell table:formula="of:=[.A34]*[.A$1]+[.B34]*[.B$1]+[.C$1]" office:value-type="float" office:value="16001.6749461524" calcext:value-type="float">
            <text:p>16001.6749461524</text:p>
          </table:table-cell>
          <table:table-cell table:formula="of:=IF([.D34]&gt;0;IF([.C34]&gt;0;&quot;true positive&quot;;&quot;false positive&quot;);IF([.C34]&lt;=0;&quot;true negative&quot;;&quot;false negative&quot;))" office:value-type="string" office:string-value="true positive" calcext:value-type="string">
            <text:p>true positive</text:p>
          </table:table-cell>
          <table:table-cell table:number-columns-repeated="4"/>
        </table:table-row>
        <table:table-row table:style-name="ro1">
          <table:table-cell office:value-type="float" office:value="166.162647783847" calcext:value-type="float">
            <text:p>166.162647783847</text:p>
          </table:table-cell>
          <table:table-cell office:value-type="float" office:value="61.1391313095542" calcext:value-type="float">
            <text:p>61.1391313095542</text:p>
          </table:table-cell>
          <table:table-cell office:value-type="float" office:value="-1" calcext:value-type="float">
            <text:p>-1</text:p>
          </table:table-cell>
          <table:table-cell table:formula="of:=[.A35]*[.A$1]+[.B35]*[.B$1]+[.C$1]" office:value-type="float" office:value="28781.8785323136" calcext:value-type="float">
            <text:p>28781.8785323136</text:p>
          </table:table-cell>
          <table:table-cell table:formula="of:=IF([.D35]&gt;0;IF([.C35]&gt;0;&quot;true positive&quot;;&quot;false positive&quot;);IF([.C35]&lt;=0;&quot;true negative&quot;;&quot;false negative&quot;))" office:value-type="string" office:string-value="false positive" calcext:value-type="string">
            <text:p>false positive</text:p>
          </table:table-cell>
          <table:table-cell table:number-columns-repeated="4"/>
        </table:table-row>
        <table:table-row table:style-name="ro1">
          <table:table-cell office:value-type="float" office:value="165.453074570064" calcext:value-type="float">
            <text:p>165.453074570064</text:p>
          </table:table-cell>
          <table:table-cell office:value-type="float" office:value="64.0306420624258" calcext:value-type="float">
            <text:p>64.0306420624258</text:p>
          </table:table-cell>
          <table:table-cell office:value-type="float" office:value="1" calcext:value-type="float">
            <text:p>1</text:p>
          </table:table-cell>
          <table:table-cell table:formula="of:=[.A36]*[.A$1]+[.B36]*[.B$1]+[.C$1]" office:value-type="float" office:value="26884.048378604" calcext:value-type="float">
            <text:p>26884.048378604</text:p>
          </table:table-cell>
          <table:table-cell table:formula="of:=IF([.D36]&gt;0;IF([.C36]&gt;0;&quot;true positive&quot;;&quot;false positive&quot;);IF([.C36]&lt;=0;&quot;true negative&quot;;&quot;false negative&quot;))" office:value-type="string" office:string-value="true positive" calcext:value-type="string">
            <text:p>true positive</text:p>
          </table:table-cell>
          <table:table-cell table:number-columns-repeated="4"/>
        </table:table-row>
        <table:table-row table:style-name="ro1">
          <table:table-cell office:value-type="float" office:value="177.377963743653" calcext:value-type="float">
            <text:p>177.377963743653</text:p>
          </table:table-cell>
          <table:table-cell office:value-type="float" office:value="68.3551708040823" calcext:value-type="float">
            <text:p>68.3551708040823</text:p>
          </table:table-cell>
          <table:table-cell office:value-type="float" office:value="-1" calcext:value-type="float">
            <text:p>-1</text:p>
          </table:table-cell>
          <table:table-cell table:formula="of:=[.A37]*[.A$1]+[.B37]*[.B$1]+[.C$1]" office:value-type="float" office:value="29122.328743169" calcext:value-type="float">
            <text:p>29122.328743169</text:p>
          </table:table-cell>
          <table:table-cell table:formula="of:=IF([.D37]&gt;0;IF([.C37]&gt;0;&quot;true positive&quot;;&quot;false positive&quot;);IF([.C37]&lt;=0;&quot;true negative&quot;;&quot;false negative&quot;))" office:value-type="string" office:string-value="false positive" calcext:value-type="string">
            <text:p>false positive</text:p>
          </table:table-cell>
          <table:table-cell table:number-columns-repeated="4"/>
        </table:table-row>
        <table:table-row table:style-name="ro1">
          <table:table-cell office:value-type="float" office:value="160.794079584289" calcext:value-type="float">
            <text:p>160.794079584289</text:p>
          </table:table-cell>
          <table:table-cell office:value-type="float" office:value="90.3241648460494" calcext:value-type="float">
            <text:p>90.3241648460494</text:p>
          </table:table-cell>
          <table:table-cell office:value-type="float" office:value="1" calcext:value-type="float">
            <text:p>1</text:p>
          </table:table-cell>
          <table:table-cell table:formula="of:=[.A38]*[.A$1]+[.B38]*[.B$1]+[.C$1]" office:value-type="float" office:value="10327.5075201817" calcext:value-type="float">
            <text:p>10327.5075201817</text:p>
          </table:table-cell>
          <table:table-cell table:formula="of:=IF([.D38]&gt;0;IF([.C38]&gt;0;&quot;true positive&quot;;&quot;false positive&quot;);IF([.C38]&lt;=0;&quot;true negative&quot;;&quot;false negative&quot;))" office:value-type="string" office:string-value="true positive" calcext:value-type="string">
            <text:p>true positive</text:p>
          </table:table-cell>
          <table:table-cell table:number-columns-repeated="4"/>
        </table:table-row>
        <table:table-row table:style-name="ro1">
          <table:table-cell office:value-type="float" office:value="179.667127003268" calcext:value-type="float">
            <text:p>179.667127003268</text:p>
          </table:table-cell>
          <table:table-cell office:value-type="float" office:value="81.2631744624795" calcext:value-type="float">
            <text:p>81.2631744624795</text:p>
          </table:table-cell>
          <table:table-cell office:value-type="float" office:value="-1" calcext:value-type="float">
            <text:p>-1</text:p>
          </table:table-cell>
          <table:table-cell table:formula="of:=[.A39]*[.A$1]+[.B39]*[.B$1]+[.C$1]" office:value-type="float" office:value="22783.4341157121" calcext:value-type="float">
            <text:p>22783.4341157121</text:p>
          </table:table-cell>
          <table:table-cell table:formula="of:=IF([.D39]&gt;0;IF([.C39]&gt;0;&quot;true positive&quot;;&quot;false positive&quot;);IF([.C39]&lt;=0;&quot;true negative&quot;;&quot;false negative&quot;))" office:value-type="string" office:string-value="false positive" calcext:value-type="string">
            <text:p>false positive</text:p>
          </table:table-cell>
          <table:table-cell table:number-columns-repeated="4"/>
        </table:table-row>
        <table:table-row table:style-name="ro1">
          <table:table-cell office:value-type="float" office:value="163.654097426727" calcext:value-type="float">
            <text:p>163.654097426727</text:p>
          </table:table-cell>
          <table:table-cell office:value-type="float" office:value="81.6368183910997" calcext:value-type="float">
            <text:p>81.6368183910997</text:p>
          </table:table-cell>
          <table:table-cell office:value-type="float" office:value="1" calcext:value-type="float">
            <text:p>1</text:p>
          </table:table-cell>
          <table:table-cell table:formula="of:=[.A40]*[.A$1]+[.B40]*[.B$1]+[.C$1]" office:value-type="float" office:value="16314.0656307094" calcext:value-type="float">
            <text:p>16314.0656307094</text:p>
          </table:table-cell>
          <table:table-cell table:formula="of:=IF([.D40]&gt;0;IF([.C40]&gt;0;&quot;true positive&quot;;&quot;false positive&quot;);IF([.C40]&lt;=0;&quot;true negative&quot;;&quot;false negative&quot;))" office:value-type="string" office:string-value="true positive" calcext:value-type="string">
            <text:p>true positive</text:p>
          </table:table-cell>
          <table:table-cell table:number-columns-repeated="4"/>
        </table:table-row>
        <table:table-row table:style-name="ro1">
          <table:table-cell office:value-type="float" office:value="168.452071586291" calcext:value-type="float">
            <text:p>168.452071586291</text:p>
          </table:table-cell>
          <table:table-cell office:value-type="float" office:value="79.3144851662148" calcext:value-type="float">
            <text:p>79.3144851662148</text:p>
          </table:table-cell>
          <table:table-cell office:value-type="float" office:value="-1" calcext:value-type="float">
            <text:p>-1</text:p>
          </table:table-cell>
          <table:table-cell table:formula="of:=[.A41]*[.A$1]+[.B41]*[.B$1]+[.C$1]" office:value-type="float" office:value="19491.2006715921" calcext:value-type="float">
            <text:p>19491.2006715921</text:p>
          </table:table-cell>
          <table:table-cell table:formula="of:=IF([.D41]&gt;0;IF([.C41]&gt;0;&quot;true positive&quot;;&quot;false positive&quot;);IF([.C41]&lt;=0;&quot;true negative&quot;;&quot;false negative&quot;))" office:value-type="string" office:string-value="false positive" calcext:value-type="string">
            <text:p>false positive</text:p>
          </table:table-cell>
          <table:table-cell table:number-columns-repeated="4"/>
        </table:table-row>
        <table:table-row table:style-name="ro1">
          <table:table-cell office:value-type="float" office:value="161.050400096675" calcext:value-type="float">
            <text:p>161.050400096675</text:p>
          </table:table-cell>
          <table:table-cell office:value-type="float" office:value="52.9988629842611" calcext:value-type="float">
            <text:p>52.9988629842611</text:p>
          </table:table-cell>
          <table:table-cell office:value-type="float" office:value="1" calcext:value-type="float">
            <text:p>1</text:p>
          </table:table-cell>
          <table:table-cell table:formula="of:=[.A42]*[.A$1]+[.B42]*[.B$1]+[.C$1]" office:value-type="float" office:value="31345.2496658549" calcext:value-type="float">
            <text:p>31345.2496658549</text:p>
          </table:table-cell>
          <table:table-cell table:formula="of:=IF([.D42]&gt;0;IF([.C42]&gt;0;&quot;true positive&quot;;&quot;false positive&quot;);IF([.C42]&lt;=0;&quot;true negative&quot;;&quot;false negative&quot;))" office:value-type="string" office:string-value="true positive" calcext:value-type="string">
            <text:p>true positive</text:p>
          </table:table-cell>
          <table:table-cell table:number-columns-repeated="4"/>
        </table:table-row>
        <table:table-row table:style-name="ro1">
          <table:table-cell office:value-type="float" office:value="172.657771885009" calcext:value-type="float">
            <text:p>172.657771885009</text:p>
          </table:table-cell>
          <table:table-cell office:value-type="float" office:value="66.4953806722891" calcext:value-type="float">
            <text:p>66.4953806722891</text:p>
          </table:table-cell>
          <table:table-cell office:value-type="float" office:value="-1" calcext:value-type="float">
            <text:p>-1</text:p>
          </table:table-cell>
          <table:table-cell table:formula="of:=[.A43]*[.A$1]+[.B43]*[.B$1]+[.C$1]" office:value-type="float" office:value="28319.3123230089" calcext:value-type="float">
            <text:p>28319.3123230089</text:p>
          </table:table-cell>
          <table:table-cell table:formula="of:=IF([.D43]&gt;0;IF([.C43]&gt;0;&quot;true positive&quot;;&quot;false positive&quot;);IF([.C43]&lt;=0;&quot;true negative&quot;;&quot;false negative&quot;))" office:value-type="string" office:string-value="false positive" calcext:value-type="string">
            <text:p>false positive</text:p>
          </table:table-cell>
          <table:table-cell table:number-columns-repeated="4"/>
        </table:table-row>
        <table:table-row table:style-name="ro1">
          <table:table-cell office:value-type="float" office:value="168.89430217139" calcext:value-type="float">
            <text:p>168.89430217139</text:p>
          </table:table-cell>
          <table:table-cell office:value-type="float" office:value="62.9072332386501" calcext:value-type="float">
            <text:p>62.9072332386501</text:p>
          </table:table-cell>
          <table:table-cell office:value-type="float" office:value="1" calcext:value-type="float">
            <text:p>1</text:p>
          </table:table-cell>
          <table:table-cell table:formula="of:=[.A44]*[.A$1]+[.B44]*[.B$1]+[.C$1]" office:value-type="float" office:value="28858.8991010437" calcext:value-type="float">
            <text:p>28858.8991010437</text:p>
          </table:table-cell>
          <table:table-cell table:formula="of:=IF([.D44]&gt;0;IF([.C44]&gt;0;&quot;true positive&quot;;&quot;false positive&quot;);IF([.C44]&lt;=0;&quot;true negative&quot;;&quot;false negative&quot;))" office:value-type="string" office:string-value="true positive" calcext:value-type="string">
            <text:p>true positive</text:p>
          </table:table-cell>
          <table:table-cell table:number-columns-repeated="4"/>
        </table:table-row>
        <table:table-row table:style-name="ro1">
          <table:table-cell office:value-type="float" office:value="182.648892269826" calcext:value-type="float">
            <text:p>182.648892269826</text:p>
          </table:table-cell>
          <table:table-cell office:value-type="float" office:value="94.7367461871422" calcext:value-type="float">
            <text:p>94.7367461871422</text:p>
          </table:table-cell>
          <table:table-cell office:value-type="float" office:value="-1" calcext:value-type="float">
            <text:p>-1</text:p>
          </table:table-cell>
          <table:table-cell table:formula="of:=[.A45]*[.A$1]+[.B45]*[.B$1]+[.C$1]" office:value-type="float" office:value="16398.3474017175" calcext:value-type="float">
            <text:p>16398.3474017175</text:p>
          </table:table-cell>
          <table:table-cell table:formula="of:=IF([.D45]&gt;0;IF([.C45]&gt;0;&quot;true positive&quot;;&quot;false positive&quot;);IF([.C45]&lt;=0;&quot;true negative&quot;;&quot;false negative&quot;))" office:value-type="string" office:string-value="false positive" calcext:value-type="string">
            <text:p>false positive</text:p>
          </table:table-cell>
          <table:table-cell table:number-columns-repeated="4"/>
        </table:table-row>
        <table:table-row table:style-name="ro1">
          <table:table-cell office:value-type="float" office:value="162.598749486048" calcext:value-type="float">
            <text:p>162.598749486048</text:p>
          </table:table-cell>
          <table:table-cell office:value-type="float" office:value="43.1710522700394" calcext:value-type="float">
            <text:p>43.1710522700394</text:p>
          </table:table-cell>
          <table:table-cell office:value-type="float" office:value="1" calcext:value-type="float">
            <text:p>1</text:p>
          </table:table-cell>
          <table:table-cell table:formula="of:=[.A46]*[.A$1]+[.B46]*[.B$1]+[.C$1]" office:value-type="float" office:value="37458.1668000573" calcext:value-type="float">
            <text:p>37458.1668000573</text:p>
          </table:table-cell>
          <table:table-cell table:formula="of:=IF([.D46]&gt;0;IF([.C46]&gt;0;&quot;true positive&quot;;&quot;false positive&quot;);IF([.C46]&lt;=0;&quot;true negative&quot;;&quot;false negative&quot;))" office:value-type="string" office:string-value="true positive" calcext:value-type="string">
            <text:p>true positive</text:p>
          </table:table-cell>
          <table:table-cell table:number-columns-repeated="4"/>
        </table:table-row>
        <table:table-row table:style-name="ro1">
          <table:table-cell office:value-type="float" office:value="174.877779804661" calcext:value-type="float">
            <text:p>174.877779804661</text:p>
          </table:table-cell>
          <table:table-cell office:value-type="float" office:value="89.4570569724314" calcext:value-type="float">
            <text:p>89.4570569724314</text:p>
          </table:table-cell>
          <table:table-cell office:value-type="float" office:value="-1" calcext:value-type="float">
            <text:p>-1</text:p>
          </table:table-cell>
          <table:table-cell table:formula="of:=[.A47]*[.A$1]+[.B47]*[.B$1]+[.C$1]" office:value-type="float" office:value="16319.1862414049" calcext:value-type="float">
            <text:p>16319.1862414049</text:p>
          </table:table-cell>
          <table:table-cell table:formula="of:=IF([.D47]&gt;0;IF([.C47]&gt;0;&quot;true positive&quot;;&quot;false positive&quot;);IF([.C47]&lt;=0;&quot;true negative&quot;;&quot;false negative&quot;))" office:value-type="string" office:string-value="false positive" calcext:value-type="string">
            <text:p>false positive</text:p>
          </table:table-cell>
          <table:table-cell table:number-columns-repeated="4"/>
        </table:table-row>
        <table:table-row table:style-name="ro1">
          <table:table-cell office:value-type="float" office:value="159.234955986552" calcext:value-type="float">
            <text:p>159.234955986552</text:p>
          </table:table-cell>
          <table:table-cell office:value-type="float" office:value="68.0695311916073" calcext:value-type="float">
            <text:p>68.0695311916073</text:p>
          </table:table-cell>
          <table:table-cell office:value-type="float" office:value="1" calcext:value-type="float">
            <text:p>1</text:p>
          </table:table-cell>
          <table:table-cell table:formula="of:=[.A48]*[.A$1]+[.B48]*[.B$1]+[.C$1]" office:value-type="float" office:value="22189.7580993674" calcext:value-type="float">
            <text:p>22189.7580993674</text:p>
          </table:table-cell>
          <table:table-cell table:formula="of:=IF([.D48]&gt;0;IF([.C48]&gt;0;&quot;true positive&quot;;&quot;false positive&quot;);IF([.C48]&lt;=0;&quot;true negative&quot;;&quot;false negative&quot;))" office:value-type="string" office:string-value="true positive" calcext:value-type="string">
            <text:p>true positive</text:p>
          </table:table-cell>
          <table:table-cell table:number-columns-repeated="4"/>
        </table:table-row>
        <table:table-row table:style-name="ro1">
          <table:table-cell office:value-type="float" office:value="188.979137965237" calcext:value-type="float">
            <text:p>188.979137965237</text:p>
          </table:table-cell>
          <table:table-cell office:value-type="float" office:value="105.181114652477" calcext:value-type="float">
            <text:p>105.181114652477</text:p>
          </table:table-cell>
          <table:table-cell office:value-type="float" office:value="-1" calcext:value-type="float">
            <text:p>-1</text:p>
          </table:table-cell>
          <table:table-cell table:formula="of:=[.A49]*[.A$1]+[.B49]*[.B$1]+[.C$1]" office:value-type="float" office:value="13019.8834030202" calcext:value-type="float">
            <text:p>13019.8834030202</text:p>
          </table:table-cell>
          <table:table-cell table:formula="of:=IF([.D49]&gt;0;IF([.C49]&gt;0;&quot;true positive&quot;;&quot;false positive&quot;);IF([.C49]&lt;=0;&quot;true negative&quot;;&quot;false negative&quot;))" office:value-type="string" office:string-value="false positive" calcext:value-type="string">
            <text:p>false positive</text:p>
          </table:table-cell>
          <table:table-cell table:number-columns-repeated="4"/>
        </table:table-row>
        <table:table-row table:style-name="ro1">
          <table:table-cell office:value-type="float" office:value="162.48565025854" calcext:value-type="float">
            <text:p>162.48565025854</text:p>
          </table:table-cell>
          <table:table-cell office:value-type="float" office:value="64.1715847122667" calcext:value-type="float">
            <text:p>64.1715847122667</text:p>
          </table:table-cell>
          <table:table-cell office:value-type="float" office:value="1" calcext:value-type="float">
            <text:p>1</text:p>
          </table:table-cell>
          <table:table-cell table:formula="of:=[.A50]*[.A$1]+[.B50]*[.B$1]+[.C$1]" office:value-type="float" office:value="25645.0072021861" calcext:value-type="float">
            <text:p>25645.0072021861</text:p>
          </table:table-cell>
          <table:table-cell table:formula="of:=IF([.D50]&gt;0;IF([.C50]&gt;0;&quot;true positive&quot;;&quot;false positive&quot;);IF([.C50]&lt;=0;&quot;true negative&quot;;&quot;false negative&quot;))" office:value-type="string" office:string-value="true positive" calcext:value-type="string">
            <text:p>true positive</text:p>
          </table:table-cell>
          <table:table-cell table:number-columns-repeated="4"/>
        </table:table-row>
        <table:table-row table:style-name="ro1">
          <table:table-cell office:value-type="float" office:value="171.709577342891" calcext:value-type="float">
            <text:p>171.709577342891</text:p>
          </table:table-cell>
          <table:table-cell office:value-type="float" office:value="103.11290416235" calcext:value-type="float">
            <text:p>103.11290416235</text:p>
          </table:table-cell>
          <table:table-cell office:value-type="float" office:value="-1" calcext:value-type="float">
            <text:p>-1</text:p>
          </table:table-cell>
          <table:table-cell table:formula="of:=[.A51]*[.A$1]+[.B51]*[.B$1]+[.C$1]" office:value-type="float" office:value="7427.74318208321" calcext:value-type="float">
            <text:p>7427.74318208321</text:p>
          </table:table-cell>
          <table:table-cell table:formula="of:=IF([.D51]&gt;0;IF([.C51]&gt;0;&quot;true positive&quot;;&quot;false positive&quot;);IF([.C51]&lt;=0;&quot;true negative&quot;;&quot;false negative&quot;))" office:value-type="string" office:string-value="false positive" calcext:value-type="string">
            <text:p>false positive</text:p>
          </table:table-cell>
          <table:table-cell table:number-columns-repeated="4"/>
        </table:table-row>
        <table:table-row table:style-name="ro1">
          <table:table-cell office:value-type="float" office:value="157.417763610093" calcext:value-type="float">
            <text:p>157.417763610093</text:p>
          </table:table-cell>
          <table:table-cell office:value-type="float" office:value="55.9209029410855" calcext:value-type="float">
            <text:p>55.9209029410855</text:p>
          </table:table-cell>
          <table:table-cell office:value-type="float" office:value="1" calcext:value-type="float">
            <text:p>1</text:p>
          </table:table-cell>
          <table:table-cell table:formula="of:=[.A52]*[.A$1]+[.B52]*[.B$1]+[.C$1]" office:value-type="float" office:value="28287.5973931025" calcext:value-type="float">
            <text:p>28287.5973931025</text:p>
          </table:table-cell>
          <table:table-cell table:formula="of:=IF([.D52]&gt;0;IF([.C52]&gt;0;&quot;true positive&quot;;&quot;false positive&quot;);IF([.C52]&lt;=0;&quot;true negative&quot;;&quot;false negative&quot;))" office:value-type="string" office:string-value="true positive" calcext:value-type="string">
            <text:p>true positive</text:p>
          </table:table-cell>
          <table:table-cell table:number-columns-repeated="4"/>
        </table:table-row>
        <table:table-row table:style-name="ro1">
          <table:table-cell office:value-type="float" office:value="179.946255945851" calcext:value-type="float">
            <text:p>179.946255945851</text:p>
          </table:table-cell>
          <table:table-cell office:value-type="float" office:value="80.4798680127834" calcext:value-type="float">
            <text:p>80.4798680127834</text:p>
          </table:table-cell>
          <table:table-cell office:value-type="float" office:value="-1" calcext:value-type="float">
            <text:p>-1</text:p>
          </table:table-cell>
          <table:table-cell table:formula="of:=[.A53]*[.A$1]+[.B53]*[.B$1]+[.C$1]" office:value-type="float" office:value="23331.5281595582" calcext:value-type="float">
            <text:p>23331.5281595582</text:p>
          </table:table-cell>
          <table:table-cell table:formula="of:=IF([.D53]&gt;0;IF([.C53]&gt;0;&quot;true positive&quot;;&quot;false positive&quot;);IF([.C53]&lt;=0;&quot;true negative&quot;;&quot;false negative&quot;))" office:value-type="string" office:string-value="false positive" calcext:value-type="string">
            <text:p>false positive</text:p>
          </table:table-cell>
          <table:table-cell table:number-columns-repeated="4"/>
        </table:table-row>
        <table:table-row table:style-name="ro1">
          <table:table-cell office:value-type="float" office:value="159.143201416917" calcext:value-type="float">
            <text:p>159.143201416917</text:p>
          </table:table-cell>
          <table:table-cell office:value-type="float" office:value="77.4774549094227" calcext:value-type="float">
            <text:p>77.4774549094227</text:p>
          </table:table-cell>
          <table:table-cell office:value-type="float" office:value="1" calcext:value-type="float">
            <text:p>1</text:p>
          </table:table-cell>
          <table:table-cell table:formula="of:=[.A54]*[.A$1]+[.B54]*[.B$1]+[.C$1]" office:value-type="float" office:value="16881.5772301087" calcext:value-type="float">
            <text:p>16881.5772301087</text:p>
          </table:table-cell>
          <table:table-cell table:formula="of:=IF([.D54]&gt;0;IF([.C54]&gt;0;&quot;true positive&quot;;&quot;false positive&quot;);IF([.C54]&lt;=0;&quot;true negative&quot;;&quot;false negative&quot;))" office:value-type="string" office:string-value="true positive" calcext:value-type="string">
            <text:p>true positive</text:p>
          </table:table-cell>
          <table:table-cell table:number-columns-repeated="4"/>
        </table:table-row>
        <table:table-row table:style-name="ro1">
          <table:table-cell office:value-type="float" office:value="177.270601562123" calcext:value-type="float">
            <text:p>177.270601562123</text:p>
          </table:table-cell>
          <table:table-cell office:value-type="float" office:value="119.824477169371" calcext:value-type="float">
            <text:p>119.824477169371</text:p>
          </table:table-cell>
          <table:table-cell office:value-type="float" office:value="-1" calcext:value-type="float">
            <text:p>-1</text:p>
          </table:table-cell>
          <table:table-cell table:formula="of:=[.A55]*[.A$1]+[.B55]*[.B$1]+[.C$1]" office:value-type="float" office:value="236.352176605884" calcext:value-type="float">
            <text:p>236.352176605884</text:p>
          </table:table-cell>
          <table:table-cell table:formula="of:=IF([.D55]&gt;0;IF([.C55]&gt;0;&quot;true positive&quot;;&quot;false positive&quot;);IF([.C55]&lt;=0;&quot;true negative&quot;;&quot;false negative&quot;))" office:value-type="string" office:string-value="false positive" calcext:value-type="string">
            <text:p>false positive</text:p>
          </table:table-cell>
          <table:table-cell table:number-columns-repeated="4"/>
        </table:table-row>
        <table:table-row table:style-name="ro1">
          <table:table-cell office:value-type="float" office:value="155.389465078233" calcext:value-type="float">
            <text:p>155.389465078233</text:p>
          </table:table-cell>
          <table:table-cell office:value-type="float" office:value="90.8481666665736" calcext:value-type="float">
            <text:p>90.8481666665736</text:p>
          </table:table-cell>
          <table:table-cell office:value-type="float" office:value="1" calcext:value-type="float">
            <text:p>1</text:p>
          </table:table-cell>
          <table:table-cell table:formula="of:=[.A56]*[.A$1]+[.B56]*[.B$1]+[.C$1]" office:value-type="float" office:value="7921.02465329572" calcext:value-type="float">
            <text:p>7921.02465329572</text:p>
          </table:table-cell>
          <table:table-cell table:formula="of:=IF([.D56]&gt;0;IF([.C56]&gt;0;&quot;true positive&quot;;&quot;false positive&quot;);IF([.C56]&lt;=0;&quot;true negative&quot;;&quot;false negative&quot;))" office:value-type="string" office:string-value="true positive" calcext:value-type="string">
            <text:p>true positive</text:p>
          </table:table-cell>
          <table:table-cell table:number-columns-repeated="4"/>
        </table:table-row>
        <table:table-row table:style-name="ro1">
          <table:table-cell office:value-type="float" office:value="187.410768735954" calcext:value-type="float">
            <text:p>187.410768735954</text:p>
          </table:table-cell>
          <table:table-cell office:value-type="float" office:value="89.86448261311" calcext:value-type="float">
            <text:p>89.86448261311</text:p>
          </table:table-cell>
          <table:table-cell office:value-type="float" office:value="-1" calcext:value-type="float">
            <text:p>-1</text:p>
          </table:table-cell>
          <table:table-cell table:formula="of:=[.A57]*[.A$1]+[.B57]*[.B$1]+[.C$1]" office:value-type="float" office:value="20990.3817699058" calcext:value-type="float">
            <text:p>20990.3817699058</text:p>
          </table:table-cell>
          <table:table-cell table:formula="of:=IF([.D57]&gt;0;IF([.C57]&gt;0;&quot;true positive&quot;;&quot;false positive&quot;);IF([.C57]&lt;=0;&quot;true negative&quot;;&quot;false negative&quot;))" office:value-type="string" office:string-value="false positive" calcext:value-type="string">
            <text:p>false positive</text:p>
          </table:table-cell>
          <table:table-cell table:number-columns-repeated="4"/>
        </table:table-row>
        <table:table-row table:style-name="ro1">
          <table:table-cell office:value-type="float" office:value="168.153051218074" calcext:value-type="float">
            <text:p>168.153051218074</text:p>
          </table:table-cell>
          <table:table-cell office:value-type="float" office:value="72.1934144837199" calcext:value-type="float">
            <text:p>72.1934144837199</text:p>
          </table:table-cell>
          <table:table-cell office:value-type="float" office:value="1" calcext:value-type="float">
            <text:p>1</text:p>
          </table:table-cell>
          <table:table-cell table:formula="of:=[.A58]*[.A$1]+[.B58]*[.B$1]+[.C$1]" office:value-type="float" office:value="23365.0365108721" calcext:value-type="float">
            <text:p>23365.0365108721</text:p>
          </table:table-cell>
          <table:table-cell table:formula="of:=IF([.D58]&gt;0;IF([.C58]&gt;0;&quot;true positive&quot;;&quot;false positive&quot;);IF([.C58]&lt;=0;&quot;true negative&quot;;&quot;false negative&quot;))" office:value-type="string" office:string-value="true positive" calcext:value-type="string">
            <text:p>true positive</text:p>
          </table:table-cell>
          <table:table-cell table:number-columns-repeated="4"/>
        </table:table-row>
        <table:table-row table:style-name="ro1">
          <table:table-cell office:value-type="float" office:value="177.419442768544" calcext:value-type="float">
            <text:p>177.419442768544</text:p>
          </table:table-cell>
          <table:table-cell office:value-type="float" office:value="119.924038715669" calcext:value-type="float">
            <text:p>119.924038715669</text:p>
          </table:table-cell>
          <table:table-cell office:value-type="float" office:value="-1" calcext:value-type="float">
            <text:p>-1</text:p>
          </table:table-cell>
          <table:table-cell table:formula="of:=[.A59]*[.A$1]+[.B59]*[.B$1]+[.C$1]" office:value-type="float" office:value="238.7432097821" calcext:value-type="float">
            <text:p>238.7432097821</text:p>
          </table:table-cell>
          <table:table-cell table:formula="of:=IF([.D59]&gt;0;IF([.C59]&gt;0;&quot;true positive&quot;;&quot;false positive&quot;);IF([.C59]&lt;=0;&quot;true negative&quot;;&quot;false negative&quot;))" office:value-type="string" office:string-value="false positive" calcext:value-type="string">
            <text:p>false positive</text:p>
          </table:table-cell>
          <table:table-cell table:number-columns-repeated="4"/>
        </table:table-row>
        <table:table-row table:style-name="ro1">
          <table:table-cell office:value-type="float" office:value="166.615736248397" calcext:value-type="float">
            <text:p>166.615736248397</text:p>
          </table:table-cell>
          <table:table-cell office:value-type="float" office:value="67.8197719755813" calcext:value-type="float">
            <text:p>67.8197719755813</text:p>
          </table:table-cell>
          <table:table-cell office:value-type="float" office:value="1" calcext:value-type="float">
            <text:p>1</text:p>
          </table:table-cell>
          <table:table-cell table:formula="of:=[.A60]*[.A$1]+[.B60]*[.B$1]+[.C$1]" office:value-type="float" office:value="25215.0947059251" calcext:value-type="float">
            <text:p>25215.0947059251</text:p>
          </table:table-cell>
          <table:table-cell table:formula="of:=IF([.D60]&gt;0;IF([.C60]&gt;0;&quot;true positive&quot;;&quot;false positive&quot;);IF([.C60]&lt;=0;&quot;true negative&quot;;&quot;false negative&quot;))" office:value-type="string" office:string-value="true positive" calcext:value-type="string">
            <text:p>true positive</text:p>
          </table:table-cell>
          <table:table-cell table:number-columns-repeated="4"/>
        </table:table-row>
        <table:table-row table:style-name="ro1">
          <table:table-cell office:value-type="float" office:value="172.877680157871" calcext:value-type="float">
            <text:p>172.877680157871</text:p>
          </table:table-cell>
          <table:table-cell office:value-type="float" office:value="112.057310921767" calcext:value-type="float">
            <text:p>112.057310921767</text:p>
          </table:table-cell>
          <table:table-cell office:value-type="float" office:value="-1" calcext:value-type="float">
            <text:p>-1</text:p>
          </table:table-cell>
          <table:table-cell table:formula="of:=[.A61]*[.A$1]+[.B61]*[.B$1]+[.C$1]" office:value-type="float" office:value="2871.83875220676" calcext:value-type="float">
            <text:p>2871.83875220676</text:p>
          </table:table-cell>
          <table:table-cell table:formula="of:=IF([.D61]&gt;0;IF([.C61]&gt;0;&quot;true positive&quot;;&quot;false positive&quot;);IF([.C61]&lt;=0;&quot;true negative&quot;;&quot;false negative&quot;))" office:value-type="string" office:string-value="false positive" calcext:value-type="string">
            <text:p>false positive</text:p>
          </table:table-cell>
          <table:table-cell table:number-columns-repeated="4"/>
        </table:table-row>
        <table:table-row table:style-name="ro1">
          <table:table-cell office:value-type="float" office:value="155.030612513318" calcext:value-type="float">
            <text:p>155.030612513318</text:p>
          </table:table-cell>
          <table:table-cell office:value-type="float" office:value="76.0517617136839" calcext:value-type="float">
            <text:p>76.0517617136839</text:p>
          </table:table-cell>
          <table:table-cell office:value-type="float" office:value="1" calcext:value-type="float">
            <text:p>1</text:p>
          </table:table-cell>
          <table:table-cell table:formula="of:=[.A62]*[.A$1]+[.B62]*[.B$1]+[.C$1]" office:value-type="float" office:value="16072.818011835" calcext:value-type="float">
            <text:p>16072.818011835</text:p>
          </table:table-cell>
          <table:table-cell table:formula="of:=IF([.D62]&gt;0;IF([.C62]&gt;0;&quot;true positive&quot;;&quot;false positive&quot;);IF([.C62]&lt;=0;&quot;true negative&quot;;&quot;false negative&quot;))" office:value-type="string" office:string-value="true positive" calcext:value-type="string">
            <text:p>true positive</text:p>
          </table:table-cell>
          <table:table-cell table:number-columns-repeated="4"/>
        </table:table-row>
        <table:table-row table:style-name="ro1">
          <table:table-cell office:value-type="float" office:value="171.713549923193" calcext:value-type="float">
            <text:p>171.713549923193</text:p>
          </table:table-cell>
          <table:table-cell office:value-type="float" office:value="78.3980531265113" calcext:value-type="float">
            <text:p>78.3980531265113</text:p>
          </table:table-cell>
          <table:table-cell office:value-type="float" office:value="-1" calcext:value-type="float">
            <text:p>-1</text:p>
          </table:table-cell>
          <table:table-cell table:formula="of:=[.A63]*[.A$1]+[.B63]*[.B$1]+[.C$1]" office:value-type="float" office:value="21279.7897824257" calcext:value-type="float">
            <text:p>21279.7897824257</text:p>
          </table:table-cell>
          <table:table-cell table:formula="of:=IF([.D63]&gt;0;IF([.C63]&gt;0;&quot;true positive&quot;;&quot;false positive&quot;);IF([.C63]&lt;=0;&quot;true negative&quot;;&quot;false negative&quot;))" office:value-type="string" office:string-value="false positive" calcext:value-type="string">
            <text:p>false positive</text:p>
          </table:table-cell>
          <table:table-cell table:number-columns-repeated="4"/>
        </table:table-row>
        <table:table-row table:style-name="ro1">
          <table:table-cell office:value-type="float" office:value="166.308652946037" calcext:value-type="float">
            <text:p>166.308652946037</text:p>
          </table:table-cell>
          <table:table-cell office:value-type="float" office:value="53.9370247773547" calcext:value-type="float">
            <text:p>53.9370247773547</text:p>
          </table:table-cell>
          <table:table-cell office:value-type="float" office:value="1" calcext:value-type="float">
            <text:p>1</text:p>
          </table:table-cell>
          <table:table-cell table:formula="of:=[.A64]*[.A$1]+[.B64]*[.B$1]+[.C$1]" office:value-type="float" office:value="32875.1016571761" calcext:value-type="float">
            <text:p>32875.1016571761</text:p>
          </table:table-cell>
          <table:table-cell table:formula="of:=IF([.D64]&gt;0;IF([.C64]&gt;0;&quot;true positive&quot;;&quot;false positive&quot;);IF([.C64]&lt;=0;&quot;true negative&quot;;&quot;false negative&quot;))" office:value-type="string" office:string-value="true positive" calcext:value-type="string">
            <text:p>true positive</text:p>
          </table:table-cell>
          <table:table-cell table:number-columns-repeated="4"/>
        </table:table-row>
        <table:table-row table:style-name="ro1">
          <table:table-cell office:value-type="float" office:value="175.968592798959" calcext:value-type="float">
            <text:p>175.968592798959</text:p>
          </table:table-cell>
          <table:table-cell office:value-type="float" office:value="114.861173001591" calcext:value-type="float">
            <text:p>114.861173001591</text:p>
          </table:table-cell>
          <table:table-cell office:value-type="float" office:value="-1" calcext:value-type="float">
            <text:p>-1</text:p>
          </table:table-cell>
          <table:table-cell table:formula="of:=[.A65]*[.A$1]+[.B65]*[.B$1]+[.C$1]" office:value-type="float" office:value="2508.85197127209" calcext:value-type="float">
            <text:p>2508.85197127209</text:p>
          </table:table-cell>
          <table:table-cell table:formula="of:=IF([.D65]&gt;0;IF([.C65]&gt;0;&quot;true positive&quot;;&quot;false positive&quot;);IF([.C65]&lt;=0;&quot;true negative&quot;;&quot;false negative&quot;))" office:value-type="string" office:string-value="false positive" calcext:value-type="string">
            <text:p>false positive</text:p>
          </table:table-cell>
          <table:table-cell table:number-columns-repeated="4"/>
        </table:table-row>
        <table:table-row table:style-name="ro1">
          <table:table-cell office:value-type="float" office:value="166.852224388263" calcext:value-type="float">
            <text:p>166.852224388263</text:p>
          </table:table-cell>
          <table:table-cell office:value-type="float" office:value="64.4931599361617" calcext:value-type="float">
            <text:p>64.4931599361617</text:p>
          </table:table-cell>
          <table:table-cell office:value-type="float" office:value="1" calcext:value-type="float">
            <text:p>1</text:p>
          </table:table-cell>
          <table:table-cell table:formula="of:=[.A66]*[.A$1]+[.B66]*[.B$1]+[.C$1]" office:value-type="float" office:value="27171.8175860089" calcext:value-type="float">
            <text:p>27171.8175860089</text:p>
          </table:table-cell>
          <table:table-cell table:formula="of:=IF([.D66]&gt;0;IF([.C66]&gt;0;&quot;true positive&quot;;&quot;false positive&quot;);IF([.C66]&lt;=0;&quot;true negative&quot;;&quot;false negative&quot;))" office:value-type="string" office:string-value="true positive" calcext:value-type="string">
            <text:p>true positive</text:p>
          </table:table-cell>
          <table:table-cell table:number-columns-repeated="4"/>
        </table:table-row>
        <table:table-row table:style-name="ro1">
          <table:table-cell office:value-type="float" office:value="177.20810480496" calcext:value-type="float">
            <text:p>177.20810480496</text:p>
          </table:table-cell>
          <table:table-cell office:value-type="float" office:value="112.463830653193" calcext:value-type="float">
            <text:p>112.463830653193</text:p>
          </table:table-cell>
          <table:table-cell office:value-type="float" office:value="-1" calcext:value-type="float">
            <text:p>-1</text:p>
          </table:table-cell>
          <table:table-cell table:formula="of:=[.A67]*[.A$1]+[.B67]*[.B$1]+[.C$1]" office:value-type="float" office:value="4336.91331548456" calcext:value-type="float">
            <text:p>4336.91331548456</text:p>
          </table:table-cell>
          <table:table-cell table:formula="of:=IF([.D67]&gt;0;IF([.C67]&gt;0;&quot;true positive&quot;;&quot;false positive&quot;);IF([.C67]&lt;=0;&quot;true negative&quot;;&quot;false negative&quot;))" office:value-type="string" office:string-value="false positive" calcext:value-type="string">
            <text:p>false positive</text:p>
          </table:table-cell>
          <table:table-cell table:number-columns-repeated="4"/>
        </table:table-row>
        <table:table-row table:style-name="ro1">
          <table:table-cell office:value-type="float" office:value="167.61904207004" calcext:value-type="float">
            <text:p>167.61904207004</text:p>
          </table:table-cell>
          <table:table-cell office:value-type="float" office:value="75.6220365713362" calcext:value-type="float">
            <text:p>75.6220365713362</text:p>
          </table:table-cell>
          <table:table-cell office:value-type="float" office:value="1" calcext:value-type="float">
            <text:p>1</text:p>
          </table:table-cell>
          <table:table-cell table:formula="of:=[.A68]*[.A$1]+[.B68]*[.B$1]+[.C$1]" office:value-type="float" office:value="21234.8361036757" calcext:value-type="float">
            <text:p>21234.8361036757</text:p>
          </table:table-cell>
          <table:table-cell table:formula="of:=IF([.D68]&gt;0;IF([.C68]&gt;0;&quot;true positive&quot;;&quot;false positive&quot;);IF([.C68]&lt;=0;&quot;true negative&quot;;&quot;false negative&quot;))" office:value-type="string" office:string-value="true positive" calcext:value-type="string">
            <text:p>true positive</text:p>
          </table:table-cell>
          <table:table-cell table:number-columns-repeated="4"/>
        </table:table-row>
        <table:table-row table:style-name="ro1">
          <table:table-cell office:value-type="float" office:value="181.295583863297" calcext:value-type="float">
            <text:p>181.295583863297</text:p>
          </table:table-cell>
          <table:table-cell office:value-type="float" office:value="93.1025549010654" calcext:value-type="float">
            <text:p>93.1025549010654</text:p>
          </table:table-cell>
          <table:table-cell office:value-type="float" office:value="-1" calcext:value-type="float">
            <text:p>-1</text:p>
          </table:table-cell>
          <table:table-cell table:formula="of:=[.A69]*[.A$1]+[.B69]*[.B$1]+[.C$1]" office:value-type="float" office:value="16785.1185580978" calcext:value-type="float">
            <text:p>16785.1185580978</text:p>
          </table:table-cell>
          <table:table-cell table:formula="of:=IF([.D69]&gt;0;IF([.C69]&gt;0;&quot;true positive&quot;;&quot;false positive&quot;);IF([.C69]&lt;=0;&quot;true negative&quot;;&quot;false negative&quot;))" office:value-type="string" office:string-value="false positive" calcext:value-type="string">
            <text:p>false positive</text:p>
          </table:table-cell>
          <table:table-cell table:number-columns-repeated="4"/>
        </table:table-row>
        <table:table-row table:style-name="ro1">
          <table:table-cell office:value-type="float" office:value="160.746282744399" calcext:value-type="float">
            <text:p>160.746282744399</text:p>
          </table:table-cell>
          <table:table-cell office:value-type="float" office:value="75.6365891587122" calcext:value-type="float">
            <text:p>75.6365891587122</text:p>
          </table:table-cell>
          <table:table-cell office:value-type="float" office:value="1" calcext:value-type="float">
            <text:p>1</text:p>
          </table:table-cell>
          <table:table-cell table:formula="of:=[.A70]*[.A$1]+[.B70]*[.B$1]+[.C$1]" office:value-type="float" office:value="18539.9126984276" calcext:value-type="float">
            <text:p>18539.9126984276</text:p>
          </table:table-cell>
          <table:table-cell table:formula="of:=IF([.D70]&gt;0;IF([.C70]&gt;0;&quot;true positive&quot;;&quot;false positive&quot;);IF([.C70]&lt;=0;&quot;true negative&quot;;&quot;false negative&quot;))" office:value-type="string" office:string-value="true positive" calcext:value-type="string">
            <text:p>true positive</text:p>
          </table:table-cell>
          <table:table-cell table:number-columns-repeated="4"/>
        </table:table-row>
        <table:table-row table:style-name="ro1">
          <table:table-cell office:value-type="float" office:value="169.296852480094" calcext:value-type="float">
            <text:p>169.296852480094</text:p>
          </table:table-cell>
          <table:table-cell office:value-type="float" office:value="96.921540383348" calcext:value-type="float">
            <text:p>96.921540383348</text:p>
          </table:table-cell>
          <table:table-cell office:value-type="float" office:value="-1" calcext:value-type="float">
            <text:p>-1</text:p>
          </table:table-cell>
          <table:table-cell table:formula="of:=[.A71]*[.A$1]+[.B71]*[.B$1]+[.C$1]" office:value-type="float" office:value="9954.24977553624" calcext:value-type="float">
            <text:p>9954.24977553624</text:p>
          </table:table-cell>
          <table:table-cell table:formula="of:=IF([.D71]&gt;0;IF([.C71]&gt;0;&quot;true positive&quot;;&quot;false positive&quot;);IF([.C71]&lt;=0;&quot;true negative&quot;;&quot;false negative&quot;))" office:value-type="string" office:string-value="false positive" calcext:value-type="string">
            <text:p>false positive</text:p>
          </table:table-cell>
          <table:table-cell table:number-columns-repeated="4"/>
        </table:table-row>
        <table:table-row table:style-name="ro1">
          <table:table-cell office:value-type="float" office:value="167.322942028676" calcext:value-type="float">
            <text:p>167.322942028676</text:p>
          </table:table-cell>
          <table:table-cell office:value-type="float" office:value="84.9153321613692" calcext:value-type="float">
            <text:p>84.9153321613692</text:p>
          </table:table-cell>
          <table:table-cell office:value-type="float" office:value="1" calcext:value-type="float">
            <text:p>1</text:p>
          </table:table-cell>
          <table:table-cell table:formula="of:=[.A72]*[.A$1]+[.B72]*[.B$1]+[.C$1]" office:value-type="float" office:value="15911.0094072168" calcext:value-type="float">
            <text:p>15911.0094072168</text:p>
          </table:table-cell>
          <table:table-cell table:formula="of:=IF([.D72]&gt;0;IF([.C72]&gt;0;&quot;true positive&quot;;&quot;false positive&quot;);IF([.C72]&lt;=0;&quot;true negative&quot;;&quot;false negative&quot;))" office:value-type="string" office:string-value="true positive" calcext:value-type="string">
            <text:p>true positive</text:p>
          </table:table-cell>
          <table:table-cell table:number-columns-repeated="4"/>
        </table:table-row>
        <table:table-row table:style-name="ro1">
          <table:table-cell office:value-type="float" office:value="175.074589505113" calcext:value-type="float">
            <text:p>175.074589505113</text:p>
          </table:table-cell>
          <table:table-cell office:value-type="float" office:value="60.4304083252421" calcext:value-type="float">
            <text:p>60.4304083252421</text:p>
          </table:table-cell>
          <table:table-cell office:value-type="float" office:value="-1" calcext:value-type="float">
            <text:p>-1</text:p>
          </table:table-cell>
          <table:table-cell table:formula="of:=[.A73]*[.A$1]+[.B73]*[.B$1]+[.C$1]" office:value-type="float" office:value="32663.000825198" calcext:value-type="float">
            <text:p>32663.000825198</text:p>
          </table:table-cell>
          <table:table-cell table:formula="of:=IF([.D73]&gt;0;IF([.C73]&gt;0;&quot;true positive&quot;;&quot;false positive&quot;);IF([.C73]&lt;=0;&quot;true negative&quot;;&quot;false negative&quot;))" office:value-type="string" office:string-value="false positive" calcext:value-type="string">
            <text:p>false positive</text:p>
          </table:table-cell>
          <table:table-cell table:number-columns-repeated="4"/>
        </table:table-row>
        <table:table-row table:style-name="ro1">
          <table:table-cell office:value-type="float" office:value="159.800251261144" calcext:value-type="float">
            <text:p>159.800251261144</text:p>
          </table:table-cell>
          <table:table-cell office:value-type="float" office:value="62.1489494689025" calcext:value-type="float">
            <text:p>62.1489494689025</text:p>
          </table:table-cell>
          <table:table-cell office:value-type="float" office:value="1" calcext:value-type="float">
            <text:p>1</text:p>
          </table:table-cell>
          <table:table-cell table:formula="of:=[.A74]*[.A$1]+[.B74]*[.B$1]+[.C$1]" office:value-type="float" office:value="25728.7127212875" calcext:value-type="float">
            <text:p>25728.7127212875</text:p>
          </table:table-cell>
          <table:table-cell table:formula="of:=IF([.D74]&gt;0;IF([.C74]&gt;0;&quot;true positive&quot;;&quot;false positive&quot;);IF([.C74]&lt;=0;&quot;true negative&quot;;&quot;false negative&quot;))" office:value-type="string" office:string-value="true positive" calcext:value-type="string">
            <text:p>true positive</text:p>
          </table:table-cell>
          <table:table-cell table:number-columns-repeated="4"/>
        </table:table-row>
        <table:table-row table:style-name="ro1">
          <table:table-cell office:value-type="float" office:value="177.141301783813" calcext:value-type="float">
            <text:p>177.141301783813</text:p>
          </table:table-cell>
          <table:table-cell office:value-type="float" office:value="85.0638853793284" calcext:value-type="float">
            <text:p>85.0638853793284</text:p>
          </table:table-cell>
          <table:table-cell office:value-type="float" office:value="-1" calcext:value-type="float">
            <text:p>-1</text:p>
          </table:table-cell>
          <table:table-cell table:formula="of:=[.A75]*[.A$1]+[.B75]*[.B$1]+[.C$1]" office:value-type="float" office:value="19666.0500429623" calcext:value-type="float">
            <text:p>19666.0500429623</text:p>
          </table:table-cell>
          <table:table-cell table:formula="of:=IF([.D75]&gt;0;IF([.C75]&gt;0;&quot;true positive&quot;;&quot;false positive&quot;);IF([.C75]&lt;=0;&quot;true negative&quot;;&quot;false negative&quot;))" office:value-type="string" office:string-value="false positive" calcext:value-type="string">
            <text:p>false positive</text:p>
          </table:table-cell>
          <table:table-cell table:number-columns-repeated="4"/>
        </table:table-row>
        <table:table-row table:style-name="ro1">
          <table:table-cell office:value-type="float" office:value="166.473137383251" calcext:value-type="float">
            <text:p>166.473137383251</text:p>
          </table:table-cell>
          <table:table-cell office:value-type="float" office:value="85.2604689359108" calcext:value-type="float">
            <text:p>85.2604689359108</text:p>
          </table:table-cell>
          <table:table-cell office:value-type="float" office:value="1" calcext:value-type="float">
            <text:p>1</text:p>
          </table:table-cell>
          <table:table-cell table:formula="of:=[.A76]*[.A$1]+[.B76]*[.B$1]+[.C$1]" office:value-type="float" office:value="15385.3765440097" calcext:value-type="float">
            <text:p>15385.3765440097</text:p>
          </table:table-cell>
          <table:table-cell table:formula="of:=IF([.D76]&gt;0;IF([.C76]&gt;0;&quot;true positive&quot;;&quot;false positive&quot;);IF([.C76]&lt;=0;&quot;true negative&quot;;&quot;false negative&quot;))" office:value-type="string" office:string-value="true positive" calcext:value-type="string">
            <text:p>true positive</text:p>
          </table:table-cell>
          <table:table-cell table:number-columns-repeated="4"/>
        </table:table-row>
        <table:table-row table:style-name="ro1">
          <table:table-cell office:value-type="float" office:value="169.681598616197" calcext:value-type="float">
            <text:p>169.681598616197</text:p>
          </table:table-cell>
          <table:table-cell office:value-type="float" office:value="97.5300668610131" calcext:value-type="float">
            <text:p>97.5300668610131</text:p>
          </table:table-cell>
          <table:table-cell office:value-type="float" office:value="-1" calcext:value-type="float">
            <text:p>-1</text:p>
          </table:table-cell>
          <table:table-cell table:formula="of:=[.A77]*[.A$1]+[.B77]*[.B$1]+[.C$1]" office:value-type="float" office:value="9763.63318652137" calcext:value-type="float">
            <text:p>9763.63318652137</text:p>
          </table:table-cell>
          <table:table-cell table:formula="of:=IF([.D77]&gt;0;IF([.C77]&gt;0;&quot;true positive&quot;;&quot;false positive&quot;);IF([.C77]&lt;=0;&quot;true negative&quot;;&quot;false negative&quot;))" office:value-type="string" office:string-value="false positive" calcext:value-type="string">
            <text:p>false positive</text:p>
          </table:table-cell>
          <table:table-cell table:number-columns-repeated="4"/>
        </table:table-row>
        <table:table-row table:style-name="ro1">
          <table:table-cell office:value-type="float" office:value="162.922526811226" calcext:value-type="float">
            <text:p>162.922526811226</text:p>
          </table:table-cell>
          <table:table-cell office:value-type="float" office:value="72.0888567483174" calcext:value-type="float">
            <text:p>72.0888567483174</text:p>
          </table:table-cell>
          <table:table-cell office:value-type="float" office:value="1" calcext:value-type="float">
            <text:p>1</text:p>
          </table:table-cell>
          <table:table-cell table:formula="of:=[.A78]*[.A$1]+[.B78]*[.B$1]+[.C$1]" office:value-type="float" office:value="21378.8628685368" calcext:value-type="float">
            <text:p>21378.8628685368</text:p>
          </table:table-cell>
          <table:table-cell table:formula="of:=IF([.D78]&gt;0;IF([.C78]&gt;0;&quot;true positive&quot;;&quot;false positive&quot;);IF([.C78]&lt;=0;&quot;true negative&quot;;&quot;false negative&quot;))" office:value-type="string" office:string-value="true positive" calcext:value-type="string">
            <text:p>true positive</text:p>
          </table:table-cell>
          <table:table-cell table:number-columns-repeated="4"/>
        </table:table-row>
        <table:table-row table:style-name="ro1">
          <table:table-cell office:value-type="float" office:value="177.339560471765" calcext:value-type="float">
            <text:p>177.339560471765</text:p>
          </table:table-cell>
          <table:table-cell office:value-type="float" office:value="86.1712548992411" calcext:value-type="float">
            <text:p>86.1712548992411</text:p>
          </table:table-cell>
          <table:table-cell office:value-type="float" office:value="-1" calcext:value-type="float">
            <text:p>-1</text:p>
          </table:table-cell>
          <table:table-cell table:formula="of:=[.A79]*[.A$1]+[.B79]*[.B$1]+[.C$1]" office:value-type="float" office:value="19122.9723954853" calcext:value-type="float">
            <text:p>19122.9723954853</text:p>
          </table:table-cell>
          <table:table-cell table:formula="of:=IF([.D79]&gt;0;IF([.C79]&gt;0;&quot;true positive&quot;;&quot;false positive&quot;);IF([.C79]&lt;=0;&quot;true negative&quot;;&quot;false negative&quot;))" office:value-type="string" office:string-value="false positive" calcext:value-type="string">
            <text:p>false positive</text:p>
          </table:table-cell>
          <table:table-cell table:number-columns-repeated="4"/>
        </table:table-row>
        <table:table-row table:style-name="ro1">
          <table:table-cell office:value-type="float" office:value="166.372159489788" calcext:value-type="float">
            <text:p>166.372159489788</text:p>
          </table:table-cell>
          <table:table-cell office:value-type="float" office:value="96.4939267051245" calcext:value-type="float">
            <text:p>96.4939267051245</text:p>
          </table:table-cell>
          <table:table-cell office:value-type="float" office:value="1" calcext:value-type="float">
            <text:p>1</text:p>
          </table:table-cell>
          <table:table-cell table:formula="of:=[.A80]*[.A$1]+[.B80]*[.B$1]+[.C$1]" office:value-type="float" office:value="9050.53921793599" calcext:value-type="float">
            <text:p>9050.53921793599</text:p>
          </table:table-cell>
          <table:table-cell table:formula="of:=IF([.D80]&gt;0;IF([.C80]&gt;0;&quot;true positive&quot;;&quot;false positive&quot;);IF([.C80]&lt;=0;&quot;true negative&quot;;&quot;false negative&quot;))" office:value-type="string" office:string-value="true positive" calcext:value-type="string">
            <text:p>true positive</text:p>
          </table:table-cell>
          <table:table-cell table:number-columns-repeated="4"/>
        </table:table-row>
        <table:table-row table:style-name="ro1">
          <table:table-cell office:value-type="float" office:value="179.026933549756" calcext:value-type="float">
            <text:p>179.026933549756</text:p>
          </table:table-cell>
          <table:table-cell office:value-type="float" office:value="88.039536418806" calcext:value-type="float">
            <text:p>88.039536418806</text:p>
          </table:table-cell>
          <table:table-cell office:value-type="float" office:value="-1" calcext:value-type="float">
            <text:p>-1</text:p>
          </table:table-cell>
          <table:table-cell table:formula="of:=[.A81]*[.A$1]+[.B81]*[.B$1]+[.C$1]" office:value-type="float" office:value="18735.610225089" calcext:value-type="float">
            <text:p>18735.610225089</text:p>
          </table:table-cell>
          <table:table-cell table:formula="of:=IF([.D81]&gt;0;IF([.C81]&gt;0;&quot;true positive&quot;;&quot;false positive&quot;);IF([.C81]&lt;=0;&quot;true negative&quot;;&quot;false negative&quot;))" office:value-type="string" office:string-value="false positive" calcext:value-type="string">
            <text:p>false positive</text:p>
          </table:table-cell>
          <table:table-cell table:number-columns-repeated="4"/>
        </table:table-row>
        <table:table-row table:style-name="ro1">
          <table:table-cell office:value-type="float" office:value="161.96739692662" calcext:value-type="float">
            <text:p>161.96739692662</text:p>
          </table:table-cell>
          <table:table-cell office:value-type="float" office:value="48.0437830115732" calcext:value-type="float">
            <text:p>48.0437830115732</text:p>
          </table:table-cell>
          <table:table-cell office:value-type="float" office:value="1" calcext:value-type="float">
            <text:p>1</text:p>
          </table:table-cell>
          <table:table-cell table:formula="of:=[.A82]*[.A$1]+[.B82]*[.B$1]+[.C$1]" office:value-type="float" office:value="34480.6164331356" calcext:value-type="float">
            <text:p>34480.6164331356</text:p>
          </table:table-cell>
          <table:table-cell table:formula="of:=IF([.D82]&gt;0;IF([.C82]&gt;0;&quot;true positive&quot;;&quot;false positive&quot;);IF([.C82]&lt;=0;&quot;true negative&quot;;&quot;false negative&quot;))" office:value-type="string" office:string-value="true positive" calcext:value-type="string">
            <text:p>true positive</text:p>
          </table:table-cell>
          <table:table-cell table:number-columns-repeated="4"/>
        </table:table-row>
        <table:table-row table:style-name="ro1">
          <table:table-cell office:value-type="float" office:value="165.875744534173" calcext:value-type="float">
            <text:p>165.875744534173</text:p>
          </table:table-cell>
          <table:table-cell office:value-type="float" office:value="85.0032599462331" calcext:value-type="float">
            <text:p>85.0032599462331</text:p>
          </table:table-cell>
          <table:table-cell office:value-type="float" office:value="-1" calcext:value-type="float">
            <text:p>-1</text:p>
          </table:table-cell>
          <table:table-cell table:formula="of:=[.A83]*[.A$1]+[.B83]*[.B$1]+[.C$1]" office:value-type="float" office:value="15295.9806906421" calcext:value-type="float">
            <text:p>15295.9806906421</text:p>
          </table:table-cell>
          <table:table-cell table:formula="of:=IF([.D83]&gt;0;IF([.C83]&gt;0;&quot;true positive&quot;;&quot;false positive&quot;);IF([.C83]&lt;=0;&quot;true negative&quot;;&quot;false negative&quot;))" office:value-type="string" office:string-value="false positive" calcext:value-type="string">
            <text:p>false positive</text:p>
          </table:table-cell>
          <table:table-cell table:number-columns-repeated="4"/>
        </table:table-row>
        <table:table-row table:style-name="ro1">
          <table:table-cell office:value-type="float" office:value="160.923587386322" calcext:value-type="float">
            <text:p>160.923587386322</text:p>
          </table:table-cell>
          <table:table-cell office:value-type="float" office:value="48.5851473500261" calcext:value-type="float">
            <text:p>48.5851473500261</text:p>
          </table:table-cell>
          <table:table-cell office:value-type="float" office:value="1" calcext:value-type="float">
            <text:p>1</text:p>
          </table:table-cell>
          <table:table-cell table:formula="of:=[.A84]*[.A$1]+[.B84]*[.B$1]+[.C$1]" office:value-type="float" office:value="33769.1729939549" calcext:value-type="float">
            <text:p>33769.1729939549</text:p>
          </table:table-cell>
          <table:table-cell table:formula="of:=IF([.D84]&gt;0;IF([.C84]&gt;0;&quot;true positive&quot;;&quot;false positive&quot;);IF([.C84]&lt;=0;&quot;true negative&quot;;&quot;false negative&quot;))" office:value-type="string" office:string-value="true positive" calcext:value-type="string">
            <text:p>true positive</text:p>
          </table:table-cell>
          <table:table-cell table:number-columns-repeated="4"/>
        </table:table-row>
        <table:table-row table:style-name="ro1">
          <table:table-cell office:value-type="float" office:value="183.466816523276" calcext:value-type="float">
            <text:p>183.466816523276</text:p>
          </table:table-cell>
          <table:table-cell office:value-type="float" office:value="78.0139412807679" calcext:value-type="float">
            <text:p>78.0139412807679</text:p>
          </table:table-cell>
          <table:table-cell office:value-type="float" office:value="-1" calcext:value-type="float">
            <text:p>-1</text:p>
          </table:table-cell>
          <table:table-cell table:formula="of:=[.A85]*[.A$1]+[.B85]*[.B$1]+[.C$1]" office:value-type="float" office:value="26089.7553714705" calcext:value-type="float">
            <text:p>26089.7553714705</text:p>
          </table:table-cell>
          <table:table-cell table:formula="of:=IF([.D85]&gt;0;IF([.C85]&gt;0;&quot;true positive&quot;;&quot;false positive&quot;);IF([.C85]&lt;=0;&quot;true negative&quot;;&quot;false negative&quot;))" office:value-type="string" office:string-value="false positive" calcext:value-type="string">
            <text:p>false positive</text:p>
          </table:table-cell>
          <table:table-cell table:number-columns-repeated="4"/>
        </table:table-row>
        <table:table-row table:style-name="ro1">
          <table:table-cell office:value-type="float" office:value="157.248874472797" calcext:value-type="float">
            <text:p>157.248874472797</text:p>
          </table:table-cell>
          <table:table-cell office:value-type="float" office:value="95.2228898220879" calcext:value-type="float">
            <text:p>95.2228898220879</text:p>
          </table:table-cell>
          <table:table-cell office:value-type="float" office:value="1" calcext:value-type="float">
            <text:p>1</text:p>
          </table:table-cell>
          <table:table-cell table:formula="of:=[.A86]*[.A$1]+[.B86]*[.B$1]+[.C$1]" office:value-type="float" office:value="6196.27723177913" calcext:value-type="float">
            <text:p>6196.27723177913</text:p>
          </table:table-cell>
          <table:table-cell table:formula="of:=IF([.D86]&gt;0;IF([.C86]&gt;0;&quot;true positive&quot;;&quot;false positive&quot;);IF([.C86]&lt;=0;&quot;true negative&quot;;&quot;false negative&quot;))" office:value-type="string" office:string-value="true positive" calcext:value-type="string">
            <text:p>true positive</text:p>
          </table:table-cell>
          <table:table-cell table:number-columns-repeated="4"/>
        </table:table-row>
        <table:table-row table:style-name="ro1">
          <table:table-cell office:value-type="float" office:value="171.549459770892" calcext:value-type="float">
            <text:p>171.549459770892</text:p>
          </table:table-cell>
          <table:table-cell office:value-type="float" office:value="94.9516946157312" calcext:value-type="float">
            <text:p>94.9516946157312</text:p>
          </table:table-cell>
          <table:table-cell office:value-type="float" office:value="-1" calcext:value-type="float">
            <text:p>-1</text:p>
          </table:table-cell>
          <table:table-cell table:formula="of:=[.A87]*[.A$1]+[.B87]*[.B$1]+[.C$1]" office:value-type="float" office:value="11938.7863644185" calcext:value-type="float">
            <text:p>11938.7863644185</text:p>
          </table:table-cell>
          <table:table-cell table:formula="of:=IF([.D87]&gt;0;IF([.C87]&gt;0;&quot;true positive&quot;;&quot;false positive&quot;);IF([.C87]&lt;=0;&quot;true negative&quot;;&quot;false negative&quot;))" office:value-type="string" office:string-value="false positive" calcext:value-type="string">
            <text:p>false positive</text:p>
          </table:table-cell>
          <table:table-cell table:number-columns-repeated="4"/>
        </table:table-row>
        <table:table-row table:style-name="ro1">
          <table:table-cell office:value-type="float" office:value="159.610298977271" calcext:value-type="float">
            <text:p>159.610298977271</text:p>
          </table:table-cell>
          <table:table-cell office:value-type="float" office:value="81.2445153802431" calcext:value-type="float">
            <text:p>81.2445153802431</text:p>
          </table:table-cell>
          <table:table-cell office:value-type="float" office:value="1" calcext:value-type="float">
            <text:p>1</text:p>
          </table:table-cell>
          <table:table-cell table:formula="of:=[.A88]*[.A$1]+[.B88]*[.B$1]+[.C$1]" office:value-type="float" office:value="14953.0746359304" calcext:value-type="float">
            <text:p>14953.0746359304</text:p>
          </table:table-cell>
          <table:table-cell table:formula="of:=IF([.D88]&gt;0;IF([.C88]&gt;0;&quot;true positive&quot;;&quot;false positive&quot;);IF([.C88]&lt;=0;&quot;true negative&quot;;&quot;false negative&quot;))" office:value-type="string" office:string-value="true positive" calcext:value-type="string">
            <text:p>true positive</text:p>
          </table:table-cell>
          <table:table-cell table:number-columns-repeated="4"/>
        </table:table-row>
        <table:table-row table:style-name="ro1">
          <table:table-cell office:value-type="float" office:value="170.721461038597" calcext:value-type="float">
            <text:p>170.721461038597</text:p>
          </table:table-cell>
          <table:table-cell office:value-type="float" office:value="105.765961091642" calcext:value-type="float">
            <text:p>105.765961091642</text:p>
          </table:table-cell>
          <table:table-cell office:value-type="float" office:value="-1" calcext:value-type="float">
            <text:p>-1</text:p>
          </table:table-cell>
          <table:table-cell table:formula="of:=[.A89]*[.A$1]+[.B89]*[.B$1]+[.C$1]" office:value-type="float" office:value="5554.65450260801" calcext:value-type="float">
            <text:p>5554.65450260801</text:p>
          </table:table-cell>
          <table:table-cell table:formula="of:=IF([.D89]&gt;0;IF([.C89]&gt;0;&quot;true positive&quot;;&quot;false positive&quot;);IF([.C89]&lt;=0;&quot;true negative&quot;;&quot;false negative&quot;))" office:value-type="string" office:string-value="false positive" calcext:value-type="string">
            <text:p>false positive</text:p>
          </table:table-cell>
          <table:table-cell table:number-columns-repeated="4"/>
        </table:table-row>
        <table:table-row table:style-name="ro1">
          <table:table-cell office:value-type="float" office:value="164.767721589023" calcext:value-type="float">
            <text:p>164.767721589023</text:p>
          </table:table-cell>
          <table:table-cell office:value-type="float" office:value="69.1264519408155" calcext:value-type="float">
            <text:p>69.1264519408155</text:p>
          </table:table-cell>
          <table:table-cell office:value-type="float" office:value="1" calcext:value-type="float">
            <text:p>1</text:p>
          </table:table-cell>
          <table:table-cell table:formula="of:=[.A90]*[.A$1]+[.B90]*[.B$1]+[.C$1]" office:value-type="float" office:value="23760.3714499915" calcext:value-type="float">
            <text:p>23760.3714499915</text:p>
          </table:table-cell>
          <table:table-cell table:formula="of:=IF([.D90]&gt;0;IF([.C90]&gt;0;&quot;true positive&quot;;&quot;false positive&quot;);IF([.C90]&lt;=0;&quot;true negative&quot;;&quot;false negative&quot;))" office:value-type="string" office:string-value="true positive" calcext:value-type="string">
            <text:p>true positive</text:p>
          </table:table-cell>
          <table:table-cell table:number-columns-repeated="4"/>
        </table:table-row>
        <table:table-row table:style-name="ro1">
          <table:table-cell office:value-type="float" office:value="176.210240471674" calcext:value-type="float">
            <text:p>176.210240471674</text:p>
          </table:table-cell>
          <table:table-cell office:value-type="float" office:value="89.3402342889544" calcext:value-type="float">
            <text:p>89.3402342889544</text:p>
          </table:table-cell>
          <table:table-cell office:value-type="float" office:value="-1" calcext:value-type="float">
            <text:p>-1</text:p>
          </table:table-cell>
          <table:table-cell table:formula="of:=[.A91]*[.A$1]+[.B91]*[.B$1]+[.C$1]" office:value-type="float" office:value="16905.553928818" calcext:value-type="float">
            <text:p>16905.553928818</text:p>
          </table:table-cell>
          <table:table-cell table:formula="of:=IF([.D91]&gt;0;IF([.C91]&gt;0;&quot;true positive&quot;;&quot;false positive&quot;);IF([.C91]&lt;=0;&quot;true negative&quot;;&quot;false negative&quot;))" office:value-type="string" office:string-value="false positive" calcext:value-type="string">
            <text:p>false positive</text:p>
          </table:table-cell>
          <table:table-cell table:number-columns-repeated="4"/>
        </table:table-row>
        <table:table-row table:style-name="ro1">
          <table:table-cell office:value-type="float" office:value="161.022211032879" calcext:value-type="float">
            <text:p>161.022211032879</text:p>
          </table:table-cell>
          <table:table-cell office:value-type="float" office:value="86.0991593878541" calcext:value-type="float">
            <text:p>86.0991593878541</text:p>
          </table:table-cell>
          <table:table-cell office:value-type="float" office:value="1" calcext:value-type="float">
            <text:p>1</text:p>
          </table:table-cell>
          <table:table-cell table:formula="of:=[.A92]*[.A$1]+[.B92]*[.B$1]+[.C$1]" office:value-type="float" office:value="12784.4337714525" calcext:value-type="float">
            <text:p>12784.4337714525</text:p>
          </table:table-cell>
          <table:table-cell table:formula="of:=IF([.D92]&gt;0;IF([.C92]&gt;0;&quot;true positive&quot;;&quot;false positive&quot;);IF([.C92]&lt;=0;&quot;true negative&quot;;&quot;false negative&quot;))" office:value-type="string" office:string-value="true positive" calcext:value-type="string">
            <text:p>true positive</text:p>
          </table:table-cell>
          <table:table-cell table:number-columns-repeated="4"/>
        </table:table-row>
        <table:table-row table:style-name="ro1">
          <table:table-cell office:value-type="float" office:value="173.272055531871" calcext:value-type="float">
            <text:p>173.272055531871</text:p>
          </table:table-cell>
          <table:table-cell office:value-type="float" office:value="88.8160504670573" calcext:value-type="float">
            <text:p>88.8160504670573</text:p>
          </table:table-cell>
          <table:table-cell office:value-type="float" office:value="-1" calcext:value-type="float">
            <text:p>-1</text:p>
          </table:table-cell>
          <table:table-cell table:formula="of:=[.A93]*[.A$1]+[.B93]*[.B$1]+[.C$1]" office:value-type="float" office:value="16050.6880089542" calcext:value-type="float">
            <text:p>16050.6880089542</text:p>
          </table:table-cell>
          <table:table-cell table:formula="of:=IF([.D93]&gt;0;IF([.C93]&gt;0;&quot;true positive&quot;;&quot;false positive&quot;);IF([.C93]&lt;=0;&quot;true negative&quot;;&quot;false negative&quot;))" office:value-type="string" office:string-value="false positive" calcext:value-type="string">
            <text:p>false positive</text:p>
          </table:table-cell>
          <table:table-cell table:number-columns-repeated="4"/>
        </table:table-row>
        <table:table-row table:style-name="ro1">
          <table:table-cell office:value-type="float" office:value="164.917804123471" calcext:value-type="float">
            <text:p>164.917804123471</text:p>
          </table:table-cell>
          <table:table-cell office:value-type="float" office:value="51.6027916755996" calcext:value-type="float">
            <text:p>51.6027916755996</text:p>
          </table:table-cell>
          <table:table-cell office:value-type="float" office:value="1" calcext:value-type="float">
            <text:p>1</text:p>
          </table:table-cell>
          <table:table-cell table:formula="of:=[.A94]*[.A$1]+[.B94]*[.B$1]+[.C$1]" office:value-type="float" office:value="33639.5088160799" calcext:value-type="float">
            <text:p>33639.5088160799</text:p>
          </table:table-cell>
          <table:table-cell table:formula="of:=IF([.D94]&gt;0;IF([.C94]&gt;0;&quot;true positive&quot;;&quot;false positive&quot;);IF([.C94]&lt;=0;&quot;true negative&quot;;&quot;false negative&quot;))" office:value-type="string" office:string-value="true positive" calcext:value-type="string">
            <text:p>true positive</text:p>
          </table:table-cell>
          <table:table-cell table:number-columns-repeated="4"/>
        </table:table-row>
        <table:table-row table:style-name="ro1">
          <table:table-cell office:value-type="float" office:value="184.648663639383" calcext:value-type="float">
            <text:p>184.648663639383</text:p>
          </table:table-cell>
          <table:table-cell office:value-type="float" office:value="130.758590135044" calcext:value-type="float">
            <text:p>130.758590135044</text:p>
          </table:table-cell>
          <table:table-cell office:value-type="float" office:value="-1" calcext:value-type="float">
            <text:p>-1</text:p>
          </table:table-cell>
          <table:table-cell table:formula="of:=[.A95]*[.A$1]+[.B95]*[.B$1]+[.C$1]" office:value-type="float" office:value="-3006.94752538372" calcext:value-type="float">
            <text:p>-3006.94752538372</text:p>
          </table:table-cell>
          <table:table-cell table:formula="of:=IF([.D95]&gt;0;IF([.C95]&gt;0;&quot;true positive&quot;;&quot;false positive&quot;);IF([.C95]&lt;=0;&quot;true negative&quot;;&quot;false negative&quot;))" office:value-type="string" office:string-value="true negative" calcext:value-type="string">
            <text:p>true negative</text:p>
          </table:table-cell>
          <table:table-cell table:number-columns-repeated="4"/>
        </table:table-row>
        <table:table-row table:style-name="ro1">
          <table:table-cell office:value-type="float" office:value="170.152334918394" calcext:value-type="float">
            <text:p>170.152334918394</text:p>
          </table:table-cell>
          <table:table-cell office:value-type="float" office:value="53.1485408501929" calcext:value-type="float">
            <text:p>53.1485408501929</text:p>
          </table:table-cell>
          <table:table-cell office:value-type="float" office:value="1" calcext:value-type="float">
            <text:p>1</text:p>
          </table:table-cell>
          <table:table-cell table:formula="of:=[.A96]*[.A$1]+[.B96]*[.B$1]+[.C$1]" office:value-type="float" office:value="34819.5880196568" calcext:value-type="float">
            <text:p>34819.5880196568</text:p>
          </table:table-cell>
          <table:table-cell table:formula="of:=IF([.D96]&gt;0;IF([.C96]&gt;0;&quot;true positive&quot;;&quot;false positive&quot;);IF([.C96]&lt;=0;&quot;true negative&quot;;&quot;false negative&quot;))" office:value-type="string" office:string-value="true positive" calcext:value-type="string">
            <text:p>true positive</text:p>
          </table:table-cell>
          <table:table-cell table:number-columns-repeated="4"/>
        </table:table-row>
        <table:table-row table:style-name="ro1">
          <table:table-cell office:value-type="float" office:value="174.952205264657" calcext:value-type="float">
            <text:p>174.952205264657</text:p>
          </table:table-cell>
          <table:table-cell office:value-type="float" office:value="90.9448038547331" calcext:value-type="float">
            <text:p>90.9448038547331</text:p>
          </table:table-cell>
          <table:table-cell office:value-type="float" office:value="-1" calcext:value-type="float">
            <text:p>-1</text:p>
          </table:table-cell>
          <table:table-cell table:formula="of:=[.A97]*[.A$1]+[.B97]*[.B$1]+[.C$1]" office:value-type="float" office:value="15514.5305134531" calcext:value-type="float">
            <text:p>15514.5305134531</text:p>
          </table:table-cell>
          <table:table-cell table:formula="of:=IF([.D97]&gt;0;IF([.C97]&gt;0;&quot;true positive&quot;;&quot;false positive&quot;);IF([.C97]&lt;=0;&quot;true negative&quot;;&quot;false negative&quot;))" office:value-type="string" office:string-value="false positive" calcext:value-type="string">
            <text:p>false positive</text:p>
          </table:table-cell>
          <table:table-cell table:number-columns-repeated="4"/>
        </table:table-row>
        <table:table-row table:style-name="ro1">
          <table:table-cell office:value-type="float" office:value="159.895032549781" calcext:value-type="float">
            <text:p>159.895032549781</text:p>
          </table:table-cell>
          <table:table-cell office:value-type="float" office:value="83.3956650981961" calcext:value-type="float">
            <text:p>83.3956650981961</text:p>
          </table:table-cell>
          <table:table-cell office:value-type="float" office:value="1" calcext:value-type="float">
            <text:p>1</text:p>
          </table:table-cell>
          <table:table-cell table:formula="of:=[.A98]*[.A$1]+[.B98]*[.B$1]+[.C$1]" office:value-type="float" office:value="13858.8559010016" calcext:value-type="float">
            <text:p>13858.8559010016</text:p>
          </table:table-cell>
          <table:table-cell table:formula="of:=IF([.D98]&gt;0;IF([.C98]&gt;0;&quot;true positive&quot;;&quot;false positive&quot;);IF([.C98]&lt;=0;&quot;true negative&quot;;&quot;false negative&quot;))" office:value-type="string" office:string-value="true positive" calcext:value-type="string">
            <text:p>true positive</text:p>
          </table:table-cell>
          <table:table-cell table:number-columns-repeated="4"/>
        </table:table-row>
        <table:table-row table:style-name="ro1">
          <table:table-cell office:value-type="float" office:value="172.652713813229" calcext:value-type="float">
            <text:p>172.652713813229</text:p>
          </table:table-cell>
          <table:table-cell office:value-type="float" office:value="96.4850288858891" calcext:value-type="float">
            <text:p>96.4850288858891</text:p>
          </table:table-cell>
          <table:table-cell office:value-type="float" office:value="-1" calcext:value-type="float">
            <text:p>-1</text:p>
          </table:table-cell>
          <table:table-cell table:formula="of:=[.A99]*[.A$1]+[.B99]*[.B$1]+[.C$1]" office:value-type="float" office:value="11510.7829091605" calcext:value-type="float">
            <text:p>11510.7829091605</text:p>
          </table:table-cell>
          <table:table-cell table:formula="of:=IF([.D99]&gt;0;IF([.C99]&gt;0;&quot;true positive&quot;;&quot;false positive&quot;);IF([.C99]&lt;=0;&quot;true negative&quot;;&quot;false negative&quot;))" office:value-type="string" office:string-value="false positive" calcext:value-type="string">
            <text:p>false positive</text:p>
          </table:table-cell>
          <table:table-cell table:number-columns-repeated="4"/>
        </table:table-row>
        <table:table-row table:style-name="ro1">
          <table:table-cell office:value-type="float" office:value="161.775973225798" calcext:value-type="float">
            <text:p>161.775973225798</text:p>
          </table:table-cell>
          <table:table-cell office:value-type="float" office:value="56.4023586008333" calcext:value-type="float">
            <text:p>56.4023586008333</text:p>
          </table:table-cell>
          <table:table-cell office:value-type="float" office:value="1" calcext:value-type="float">
            <text:p>1</text:p>
          </table:table-cell>
          <table:table-cell table:formula="of:=[.A100]*[.A$1]+[.B100]*[.B$1]+[.C$1]" office:value-type="float" office:value="29721.5389580225" calcext:value-type="float">
            <text:p>29721.5389580225</text:p>
          </table:table-cell>
          <table:table-cell table:formula="of:=IF([.D100]&gt;0;IF([.C100]&gt;0;&quot;true positive&quot;;&quot;false positive&quot;);IF([.C100]&lt;=0;&quot;true negative&quot;;&quot;false negative&quot;))" office:value-type="string" office:string-value="true positive" calcext:value-type="string">
            <text:p>true positive</text:p>
          </table:table-cell>
          <table:table-cell table:number-columns-repeated="4"/>
        </table:table-row>
        <table:table-row table:style-name="ro1">
          <table:table-cell office:value-type="float" office:value="168.214309476713" calcext:value-type="float">
            <text:p>168.214309476713</text:p>
          </table:table-cell>
          <table:table-cell office:value-type="float" office:value="91.411735506652" calcext:value-type="float">
            <text:p>91.411735506652</text:p>
          </table:table-cell>
          <table:table-cell office:value-type="float" office:value="-1" calcext:value-type="float">
            <text:p>-1</text:p>
          </table:table-cell>
          <table:table-cell table:formula="of:=[.A101]*[.A$1]+[.B101]*[.B$1]+[.C$1]" office:value-type="float" office:value="12618.8107584905" calcext:value-type="float">
            <text:p>12618.8107584905</text:p>
          </table:table-cell>
          <table:table-cell table:formula="of:=IF([.D101]&gt;0;IF([.C101]&gt;0;&quot;true positive&quot;;&quot;false positive&quot;);IF([.C101]&lt;=0;&quot;true negative&quot;;&quot;false negative&quot;))" office:value-type="string" office:string-value="false positive" calcext:value-type="string">
            <text:p>false positive</text:p>
          </table:table-cell>
          <table:table-cell table:number-columns-repeated="4"/>
        </table:table-row>
        <table:table-row table:style-name="ro1">
          <table:table-cell office:value-type="float" office:value="167.261336096821" calcext:value-type="float">
            <text:p>167.261336096821</text:p>
          </table:table-cell>
          <table:table-cell office:value-type="float" office:value="67.2449741201265" calcext:value-type="float">
            <text:p>67.2449741201265</text:p>
          </table:table-cell>
          <table:table-cell office:value-type="float" office:value="1" calcext:value-type="float">
            <text:p>1</text:p>
          </table:table-cell>
          <table:table-cell table:formula="of:=[.A102]*[.A$1]+[.B102]*[.B$1]+[.C$1]" office:value-type="float" office:value="25789.6025576405" calcext:value-type="float">
            <text:p>25789.6025576405</text:p>
          </table:table-cell>
          <table:table-cell table:formula="of:=IF([.D102]&gt;0;IF([.C102]&gt;0;&quot;true positive&quot;;&quot;false positive&quot;);IF([.C102]&lt;=0;&quot;true negative&quot;;&quot;false negative&quot;))" office:value-type="string" office:string-value="true positive" calcext:value-type="string">
            <text:p>true positive</text:p>
          </table:table-cell>
          <table:table-cell table:number-columns-repeated="4"/>
        </table:table-row>
        <table:table-row table:style-name="ro1">
          <table:table-cell office:value-type="float" office:value="172.673881514761" calcext:value-type="float">
            <text:p>172.673881514761</text:p>
          </table:table-cell>
          <table:table-cell office:value-type="float" office:value="82.499775130966" calcext:value-type="float">
            <text:p>82.499775130966</text:p>
          </table:table-cell>
          <table:table-cell office:value-type="float" office:value="-1" calcext:value-type="float">
            <text:p>-1</text:p>
          </table:table-cell>
          <table:table-cell table:formula="of:=[.A103]*[.A$1]+[.B103]*[.B$1]+[.C$1]" office:value-type="float" office:value="19356.5589146819" calcext:value-type="float">
            <text:p>19356.5589146819</text:p>
          </table:table-cell>
          <table:table-cell table:formula="of:=IF([.D103]&gt;0;IF([.C103]&gt;0;&quot;true positive&quot;;&quot;false positive&quot;);IF([.C103]&lt;=0;&quot;true negative&quot;;&quot;false negative&quot;))" office:value-type="string" office:string-value="false positive" calcext:value-type="string">
            <text:p>false positive</text:p>
          </table:table-cell>
          <table:table-cell table:number-columns-repeated="4"/>
        </table:table-row>
        <table:table-row table:style-name="ro1">
          <table:table-cell office:value-type="float" office:value="159.45423755753" calcext:value-type="float">
            <text:p>159.45423755753</text:p>
          </table:table-cell>
          <table:table-cell office:value-type="float" office:value="68.0992669652281" calcext:value-type="float">
            <text:p>68.0992669652281</text:p>
          </table:table-cell>
          <table:table-cell office:value-type="float" office:value="1" calcext:value-type="float">
            <text:p>1</text:p>
          </table:table-cell>
          <table:table-cell table:formula="of:=[.A104]*[.A$1]+[.B104]*[.B$1]+[.C$1]" office:value-type="float" office:value="22258.8175712876" calcext:value-type="float">
            <text:p>22258.8175712876</text:p>
          </table:table-cell>
          <table:table-cell table:formula="of:=IF([.D104]&gt;0;IF([.C104]&gt;0;&quot;true positive&quot;;&quot;false positive&quot;);IF([.C104]&lt;=0;&quot;true negative&quot;;&quot;false negative&quot;))" office:value-type="string" office:string-value="true positive" calcext:value-type="string">
            <text:p>true positive</text:p>
          </table:table-cell>
          <table:table-cell table:number-columns-repeated="4"/>
        </table:table-row>
        <table:table-row table:style-name="ro1">
          <table:table-cell office:value-type="float" office:value="175.348873611029" calcext:value-type="float">
            <text:p>175.348873611029</text:p>
          </table:table-cell>
          <table:table-cell office:value-type="float" office:value="78.4564573764415" calcext:value-type="float">
            <text:p>78.4564573764415</text:p>
          </table:table-cell>
          <table:table-cell office:value-type="float" office:value="-1" calcext:value-type="float">
            <text:p>-1</text:p>
          </table:table-cell>
          <table:table-cell table:formula="of:=[.A105]*[.A$1]+[.B105]*[.B$1]+[.C$1]" office:value-type="float" office:value="22668.2165272057" calcext:value-type="float">
            <text:p>22668.2165272057</text:p>
          </table:table-cell>
          <table:table-cell table:formula="of:=IF([.D105]&gt;0;IF([.C105]&gt;0;&quot;true positive&quot;;&quot;false positive&quot;);IF([.C105]&lt;=0;&quot;true negative&quot;;&quot;false negative&quot;))" office:value-type="string" office:string-value="false positive" calcext:value-type="string">
            <text:p>false positive</text:p>
          </table:table-cell>
          <table:table-cell table:number-columns-repeated="4"/>
        </table:table-row>
        <table:table-row table:style-name="ro1">
          <table:table-cell office:value-type="float" office:value="161.390109905822" calcext:value-type="float">
            <text:p>161.390109905822</text:p>
          </table:table-cell>
          <table:table-cell office:value-type="float" office:value="91.8256774092989" calcext:value-type="float">
            <text:p>91.8256774092989</text:p>
          </table:table-cell>
          <table:table-cell office:value-type="float" office:value="1" calcext:value-type="float">
            <text:p>1</text:p>
          </table:table-cell>
          <table:table-cell table:formula="of:=[.A106]*[.A$1]+[.B106]*[.B$1]+[.C$1]" office:value-type="float" office:value="9719.04834322014" calcext:value-type="float">
            <text:p>9719.04834322014</text:p>
          </table:table-cell>
          <table:table-cell table:formula="of:=IF([.D106]&gt;0;IF([.C106]&gt;0;&quot;true positive&quot;;&quot;false positive&quot;);IF([.C106]&lt;=0;&quot;true negative&quot;;&quot;false negative&quot;))" office:value-type="string" office:string-value="true positive" calcext:value-type="string">
            <text:p>true positive</text:p>
          </table:table-cell>
          <table:table-cell table:number-columns-repeated="4"/>
        </table:table-row>
        <table:table-row table:style-name="ro1">
          <table:table-cell office:value-type="float" office:value="178.380542261454" calcext:value-type="float">
            <text:p>178.380542261454</text:p>
          </table:table-cell>
          <table:table-cell office:value-type="float" office:value="118.41011027521" calcext:value-type="float">
            <text:p>118.41011027521</text:p>
          </table:table-cell>
          <table:table-cell office:value-type="float" office:value="-1" calcext:value-type="float">
            <text:p>-1</text:p>
          </table:table-cell>
          <table:table-cell table:formula="of:=[.A107]*[.A$1]+[.B107]*[.B$1]+[.C$1]" office:value-type="float" office:value="1462.88918533258" calcext:value-type="float">
            <text:p>1462.88918533258</text:p>
          </table:table-cell>
          <table:table-cell table:formula="of:=IF([.D107]&gt;0;IF([.C107]&gt;0;&quot;true positive&quot;;&quot;false positive&quot;);IF([.C107]&lt;=0;&quot;true negative&quot;;&quot;false negative&quot;))" office:value-type="string" office:string-value="false positive" calcext:value-type="string">
            <text:p>false positive</text:p>
          </table:table-cell>
          <table:table-cell table:number-columns-repeated="4"/>
        </table:table-row>
        <table:table-row table:style-name="ro1">
          <table:table-cell office:value-type="float" office:value="151.588554233986" calcext:value-type="float">
            <text:p>151.588554233986</text:p>
          </table:table-cell>
          <table:table-cell office:value-type="float" office:value="32.8796979912336" calcext:value-type="float">
            <text:p>32.8796979912336</text:p>
          </table:table-cell>
          <table:table-cell office:value-type="float" office:value="1" calcext:value-type="float">
            <text:p>1</text:p>
          </table:table-cell>
          <table:table-cell table:formula="of:=[.A108]*[.A$1]+[.B108]*[.B$1]+[.C$1]" office:value-type="float" office:value="38921.3470568801" calcext:value-type="float">
            <text:p>38921.3470568801</text:p>
          </table:table-cell>
          <table:table-cell table:formula="of:=IF([.D108]&gt;0;IF([.C108]&gt;0;&quot;true positive&quot;;&quot;false positive&quot;);IF([.C108]&lt;=0;&quot;true negative&quot;;&quot;false negative&quot;))" office:value-type="string" office:string-value="true positive" calcext:value-type="string">
            <text:p>true positive</text:p>
          </table:table-cell>
          <table:table-cell table:number-columns-repeated="4"/>
        </table:table-row>
        <table:table-row table:style-name="ro1">
          <table:table-cell office:value-type="float" office:value="163.642694616547" calcext:value-type="float">
            <text:p>163.642694616547</text:p>
          </table:table-cell>
          <table:table-cell office:value-type="float" office:value="68.2042587336137" calcext:value-type="float">
            <text:p>68.2042587336137</text:p>
          </table:table-cell>
          <table:table-cell office:value-type="float" office:value="-1" calcext:value-type="float">
            <text:p>-1</text:p>
          </table:table-cell>
          <table:table-cell table:formula="of:=[.A109]*[.A$1]+[.B109]*[.B$1]+[.C$1]" office:value-type="float" office:value="23837.3725637716" calcext:value-type="float">
            <text:p>23837.3725637716</text:p>
          </table:table-cell>
          <table:table-cell table:formula="of:=IF([.D109]&gt;0;IF([.C109]&gt;0;&quot;true positive&quot;;&quot;false positive&quot;);IF([.C109]&lt;=0;&quot;true negative&quot;;&quot;false negative&quot;))" office:value-type="string" office:string-value="false positive" calcext:value-type="string">
            <text:p>false positive</text:p>
          </table:table-cell>
          <table:table-cell table:number-columns-repeated="4"/>
        </table:table-row>
        <table:table-row table:style-name="ro1">
          <table:table-cell office:value-type="float" office:value="157.398276650129" calcext:value-type="float">
            <text:p>157.398276650129</text:p>
          </table:table-cell>
          <table:table-cell office:value-type="float" office:value="83.4085674456172" calcext:value-type="float">
            <text:p>83.4085674456172</text:p>
          </table:table-cell>
          <table:table-cell office:value-type="float" office:value="1" calcext:value-type="float">
            <text:p>1</text:p>
          </table:table-cell>
          <table:table-cell table:formula="of:=[.A110]*[.A$1]+[.B110]*[.B$1]+[.C$1]" office:value-type="float" office:value="12875.5684313129" calcext:value-type="float">
            <text:p>12875.5684313129</text:p>
          </table:table-cell>
          <table:table-cell table:formula="of:=IF([.D110]&gt;0;IF([.C110]&gt;0;&quot;true positive&quot;;&quot;false positive&quot;);IF([.C110]&lt;=0;&quot;true negative&quot;;&quot;false negative&quot;))" office:value-type="string" office:string-value="true positive" calcext:value-type="string">
            <text:p>true positive</text:p>
          </table:table-cell>
          <table:table-cell table:number-columns-repeated="4"/>
        </table:table-row>
        <table:table-row table:style-name="ro1">
          <table:table-cell office:value-type="float" office:value="177.650678145445" calcext:value-type="float">
            <text:p>177.650678145445</text:p>
          </table:table-cell>
          <table:table-cell office:value-type="float" office:value="102.887751163631" calcext:value-type="float">
            <text:p>102.887751163631</text:p>
          </table:table-cell>
          <table:table-cell office:value-type="float" office:value="-1" calcext:value-type="float">
            <text:p>-1</text:p>
          </table:table-cell>
          <table:table-cell table:formula="of:=[.A111]*[.A$1]+[.B111]*[.B$1]+[.C$1]" office:value-type="float" office:value="9876.47624997513" calcext:value-type="float">
            <text:p>9876.47624997513</text:p>
          </table:table-cell>
          <table:table-cell table:formula="of:=IF([.D111]&gt;0;IF([.C111]&gt;0;&quot;true positive&quot;;&quot;false positive&quot;);IF([.C111]&lt;=0;&quot;true negative&quot;;&quot;false negative&quot;))" office:value-type="string" office:string-value="false positive" calcext:value-type="string">
            <text:p>false positive</text:p>
          </table:table-cell>
          <table:table-cell table:number-columns-repeated="4"/>
        </table:table-row>
        <table:table-row table:style-name="ro1">
          <table:table-cell office:value-type="float" office:value="159.009003650657" calcext:value-type="float">
            <text:p>159.009003650657</text:p>
          </table:table-cell>
          <table:table-cell office:value-type="float" office:value="61.9013523171701" calcext:value-type="float">
            <text:p>61.9013523171701</text:p>
          </table:table-cell>
          <table:table-cell office:value-type="float" office:value="1" calcext:value-type="float">
            <text:p>1</text:p>
          </table:table-cell>
          <table:table-cell table:formula="of:=[.A112]*[.A$1]+[.B112]*[.B$1]+[.C$1]" office:value-type="float" office:value="25558.1466343211" calcext:value-type="float">
            <text:p>25558.1466343211</text:p>
          </table:table-cell>
          <table:table-cell table:formula="of:=IF([.D112]&gt;0;IF([.C112]&gt;0;&quot;true positive&quot;;&quot;false positive&quot;);IF([.C112]&lt;=0;&quot;true negative&quot;;&quot;false negative&quot;))" office:value-type="string" office:string-value="true positive" calcext:value-type="string">
            <text:p>true positive</text:p>
          </table:table-cell>
          <table:table-cell table:number-columns-repeated="4"/>
        </table:table-row>
        <table:table-row table:style-name="ro1">
          <table:table-cell office:value-type="float" office:value="175.790994473936" calcext:value-type="float">
            <text:p>175.790994473936</text:p>
          </table:table-cell>
          <table:table-cell office:value-type="float" office:value="75.0871844610908" calcext:value-type="float">
            <text:p>75.0871844610908</text:p>
          </table:table-cell>
          <table:table-cell office:value-type="float" office:value="-1" calcext:value-type="float">
            <text:p>-1</text:p>
          </table:table-cell>
          <table:table-cell table:formula="of:=[.A113]*[.A$1]+[.B113]*[.B$1]+[.C$1]" office:value-type="float" office:value="24729.2350698265" calcext:value-type="float">
            <text:p>24729.2350698265</text:p>
          </table:table-cell>
          <table:table-cell table:formula="of:=IF([.D113]&gt;0;IF([.C113]&gt;0;&quot;true positive&quot;;&quot;false positive&quot;);IF([.C113]&lt;=0;&quot;true negative&quot;;&quot;false negative&quot;))" office:value-type="string" office:string-value="false positive" calcext:value-type="string">
            <text:p>false positive</text:p>
          </table:table-cell>
          <table:table-cell table:number-columns-repeated="4"/>
        </table:table-row>
        <table:table-row table:style-name="ro1">
          <table:table-cell office:value-type="float" office:value="164.903842719612" calcext:value-type="float">
            <text:p>164.903842719612</text:p>
          </table:table-cell>
          <table:table-cell office:value-type="float" office:value="64.4467279896654" calcext:value-type="float">
            <text:p>64.4467279896654</text:p>
          </table:table-cell>
          <table:table-cell office:value-type="float" office:value="1" calcext:value-type="float">
            <text:p>1</text:p>
          </table:table-cell>
          <table:table-cell table:formula="of:=[.A114]*[.A$1]+[.B114]*[.B$1]+[.C$1]" office:value-type="float" office:value="26436.1577043893" calcext:value-type="float">
            <text:p>26436.1577043893</text:p>
          </table:table-cell>
          <table:table-cell table:formula="of:=IF([.D114]&gt;0;IF([.C114]&gt;0;&quot;true positive&quot;;&quot;false positive&quot;);IF([.C114]&lt;=0;&quot;true negative&quot;;&quot;false negative&quot;))" office:value-type="string" office:string-value="true positive" calcext:value-type="string">
            <text:p>true positive</text:p>
          </table:table-cell>
          <table:table-cell table:number-columns-repeated="4"/>
        </table:table-row>
        <table:table-row table:style-name="ro1">
          <table:table-cell office:value-type="float" office:value="174.020165549822" calcext:value-type="float">
            <text:p>174.020165549822</text:p>
          </table:table-cell>
          <table:table-cell office:value-type="float" office:value="82.3841194835954" calcext:value-type="float">
            <text:p>82.3841194835954</text:p>
          </table:table-cell>
          <table:table-cell office:value-type="float" office:value="-1" calcext:value-type="float">
            <text:p>-1</text:p>
          </table:table-cell>
          <table:table-cell table:formula="of:=[.A115]*[.A$1]+[.B115]*[.B$1]+[.C$1]" office:value-type="float" office:value="19947.6765509107" calcext:value-type="float">
            <text:p>19947.6765509107</text:p>
          </table:table-cell>
          <table:table-cell table:formula="of:=IF([.D115]&gt;0;IF([.C115]&gt;0;&quot;true positive&quot;;&quot;false positive&quot;);IF([.C115]&lt;=0;&quot;true negative&quot;;&quot;false negative&quot;))" office:value-type="string" office:string-value="false positive" calcext:value-type="string">
            <text:p>false positive</text:p>
          </table:table-cell>
          <table:table-cell table:number-columns-repeated="4"/>
        </table:table-row>
        <table:table-row table:style-name="ro1">
          <table:table-cell office:value-type="float" office:value="155.138800094389" calcext:value-type="float">
            <text:p>155.138800094389</text:p>
          </table:table-cell>
          <table:table-cell office:value-type="float" office:value="78.0278240875586" calcext:value-type="float">
            <text:p>78.0278240875586</text:p>
          </table:table-cell>
          <table:table-cell office:value-type="float" office:value="1" calcext:value-type="float">
            <text:p>1</text:p>
          </table:table-cell>
          <table:table-cell table:formula="of:=[.A116]*[.A$1]+[.B116]*[.B$1]+[.C$1]" office:value-type="float" office:value="15007.7031580559" calcext:value-type="float">
            <text:p>15007.7031580559</text:p>
          </table:table-cell>
          <table:table-cell table:formula="of:=IF([.D116]&gt;0;IF([.C116]&gt;0;&quot;true positive&quot;;&quot;false positive&quot;);IF([.C116]&lt;=0;&quot;true negative&quot;;&quot;false negative&quot;))" office:value-type="string" office:string-value="true positive" calcext:value-type="string">
            <text:p>true positive</text:p>
          </table:table-cell>
          <table:table-cell table:number-columns-repeated="4"/>
        </table:table-row>
        <table:table-row table:style-name="ro1">
          <table:table-cell office:value-type="float" office:value="183.537269989548" calcext:value-type="float">
            <text:p>183.537269989548</text:p>
          </table:table-cell>
          <table:table-cell office:value-type="float" office:value="89.3903826415527" calcext:value-type="float">
            <text:p>89.3903826415527</text:p>
          </table:table-cell>
          <table:table-cell office:value-type="float" office:value="-1" calcext:value-type="float">
            <text:p>-1</text:p>
          </table:table-cell>
          <table:table-cell table:formula="of:=[.A117]*[.A$1]+[.B117]*[.B$1]+[.C$1]" office:value-type="float" office:value="19741.8060221622" calcext:value-type="float">
            <text:p>19741.8060221622</text:p>
          </table:table-cell>
          <table:table-cell table:formula="of:=IF([.D117]&gt;0;IF([.C117]&gt;0;&quot;true positive&quot;;&quot;false positive&quot;);IF([.C117]&lt;=0;&quot;true negative&quot;;&quot;false negative&quot;))" office:value-type="string" office:string-value="false positive" calcext:value-type="string">
            <text:p>false positive</text:p>
          </table:table-cell>
          <table:table-cell table:number-columns-repeated="4"/>
        </table:table-row>
        <table:table-row table:style-name="ro1">
          <table:table-cell office:value-type="float" office:value="165.706515183658" calcext:value-type="float">
            <text:p>165.706515183658</text:p>
          </table:table-cell>
          <table:table-cell office:value-type="float" office:value="74.7445744788703" calcext:value-type="float">
            <text:p>74.7445744788703</text:p>
          </table:table-cell>
          <table:table-cell office:value-type="float" office:value="1" calcext:value-type="float">
            <text:p>1</text:p>
          </table:table-cell>
          <table:table-cell table:formula="of:=[.A118]*[.A$1]+[.B118]*[.B$1]+[.C$1]" office:value-type="float" office:value="20978.9120141791" calcext:value-type="float">
            <text:p>20978.9120141791</text:p>
          </table:table-cell>
          <table:table-cell table:formula="of:=IF([.D118]&gt;0;IF([.C118]&gt;0;&quot;true positive&quot;;&quot;false positive&quot;);IF([.C118]&lt;=0;&quot;true negative&quot;;&quot;false negative&quot;))" office:value-type="string" office:string-value="true positive" calcext:value-type="string">
            <text:p>true positive</text:p>
          </table:table-cell>
          <table:table-cell table:number-columns-repeated="4"/>
        </table:table-row>
        <table:table-row table:style-name="ro1">
          <table:table-cell office:value-type="float" office:value="178.378625183358" calcext:value-type="float">
            <text:p>178.378625183358</text:p>
          </table:table-cell>
          <table:table-cell office:value-type="float" office:value="107.439591123264" calcext:value-type="float">
            <text:p>107.439591123264</text:p>
          </table:table-cell>
          <table:table-cell office:value-type="float" office:value="-1" calcext:value-type="float">
            <text:p>-1</text:p>
          </table:table-cell>
          <table:table-cell table:formula="of:=[.A119]*[.A$1]+[.B119]*[.B$1]+[.C$1]" office:value-type="float" office:value="7610.14787989461" calcext:value-type="float">
            <text:p>7610.14787989461</text:p>
          </table:table-cell>
          <table:table-cell table:formula="of:=IF([.D119]&gt;0;IF([.C119]&gt;0;&quot;true positive&quot;;&quot;false positive&quot;);IF([.C119]&lt;=0;&quot;true negative&quot;;&quot;false negative&quot;))" office:value-type="string" office:string-value="false positive" calcext:value-type="string">
            <text:p>false positive</text:p>
          </table:table-cell>
          <table:table-cell table:number-columns-repeated="4"/>
        </table:table-row>
        <table:table-row table:style-name="ro1">
          <table:table-cell office:value-type="float" office:value="165.216824699142" calcext:value-type="float">
            <text:p>165.216824699142</text:p>
          </table:table-cell>
          <table:table-cell office:value-type="float" office:value="80.5509927751675" calcext:value-type="float">
            <text:p>80.5509927751675</text:p>
          </table:table-cell>
          <table:table-cell office:value-type="float" office:value="1" calcext:value-type="float">
            <text:p>1</text:p>
          </table:table-cell>
          <table:table-cell table:formula="of:=[.A120]*[.A$1]+[.B120]*[.B$1]+[.C$1]" office:value-type="float" office:value="17533.4921033289" calcext:value-type="float">
            <text:p>17533.4921033289</text:p>
          </table:table-cell>
          <table:table-cell table:formula="of:=IF([.D120]&gt;0;IF([.C120]&gt;0;&quot;true positive&quot;;&quot;false positive&quot;);IF([.C120]&lt;=0;&quot;true negative&quot;;&quot;false negative&quot;))" office:value-type="string" office:string-value="true positive" calcext:value-type="string">
            <text:p>true positive</text:p>
          </table:table-cell>
          <table:table-cell table:number-columns-repeated="4"/>
        </table:table-row>
        <table:table-row table:style-name="ro1">
          <table:table-cell office:value-type="float" office:value="174.981072997613" calcext:value-type="float">
            <text:p>174.981072997613</text:p>
          </table:table-cell>
          <table:table-cell office:value-type="float" office:value="89.588487946854" calcext:value-type="float">
            <text:p>89.588487946854</text:p>
          </table:table-cell>
          <table:table-cell office:value-type="float" office:value="-1" calcext:value-type="float">
            <text:p>-1</text:p>
          </table:table-cell>
          <table:table-cell table:formula="of:=[.A121]*[.A$1]+[.B121]*[.B$1]+[.C$1]" office:value-type="float" office:value="16285.9111857474" calcext:value-type="float">
            <text:p>16285.9111857474</text:p>
          </table:table-cell>
          <table:table-cell table:formula="of:=IF([.D121]&gt;0;IF([.C121]&gt;0;&quot;true positive&quot;;&quot;false positive&quot;);IF([.C121]&lt;=0;&quot;true negative&quot;;&quot;false negative&quot;))" office:value-type="string" office:string-value="false positive" calcext:value-type="string">
            <text:p>false positive</text:p>
          </table:table-cell>
          <table:table-cell table:number-columns-repeated="4"/>
        </table:table-row>
        <table:table-row table:style-name="ro1">
          <table:table-cell office:value-type="float" office:value="169.840402977185" calcext:value-type="float">
            <text:p>169.840402977185</text:p>
          </table:table-cell>
          <table:table-cell office:value-type="float" office:value="45.1602215526687" calcext:value-type="float">
            <text:p>45.1602215526687</text:p>
          </table:table-cell>
          <table:table-cell office:value-type="float" office:value="1" calcext:value-type="float">
            <text:p>1</text:p>
          </table:table-cell>
          <table:table-cell table:formula="of:=[.A122]*[.A$1]+[.B122]*[.B$1]+[.C$1]" office:value-type="float" office:value="39174.3926752811" calcext:value-type="float">
            <text:p>39174.3926752811</text:p>
          </table:table-cell>
          <table:table-cell table:formula="of:=IF([.D122]&gt;0;IF([.C122]&gt;0;&quot;true positive&quot;;&quot;false positive&quot;);IF([.C122]&lt;=0;&quot;true negative&quot;;&quot;false negative&quot;))" office:value-type="string" office:string-value="true positive" calcext:value-type="string">
            <text:p>true positive</text:p>
          </table:table-cell>
          <table:table-cell table:number-columns-repeated="4"/>
        </table:table-row>
        <table:table-row table:style-name="ro1">
          <table:table-cell office:value-type="float" office:value="186.241060027371" calcext:value-type="float">
            <text:p>186.241060027371</text:p>
          </table:table-cell>
          <table:table-cell office:value-type="float" office:value="92.7402505186259" calcext:value-type="float">
            <text:p>92.7402505186259</text:p>
          </table:table-cell>
          <table:table-cell office:value-type="float" office:value="-1" calcext:value-type="float">
            <text:p>-1</text:p>
          </table:table-cell>
          <table:table-cell table:formula="of:=[.A123]*[.A$1]+[.B123]*[.B$1]+[.C$1]" office:value-type="float" office:value="18921.4933135232" calcext:value-type="float">
            <text:p>18921.4933135232</text:p>
          </table:table-cell>
          <table:table-cell table:formula="of:=IF([.D123]&gt;0;IF([.C123]&gt;0;&quot;true positive&quot;;&quot;false positive&quot;);IF([.C123]&lt;=0;&quot;true negative&quot;;&quot;false negative&quot;))" office:value-type="string" office:string-value="false positive" calcext:value-type="string">
            <text:p>false positive</text:p>
          </table:table-cell>
          <table:table-cell table:number-columns-repeated="4"/>
        </table:table-row>
        <table:table-row table:style-name="ro1">
          <table:table-cell office:value-type="float" office:value="167.705741787171" calcext:value-type="float">
            <text:p>167.705741787171</text:p>
          </table:table-cell>
          <table:table-cell office:value-type="float" office:value="81.3348253738559" calcext:value-type="float">
            <text:p>81.3348253738559</text:p>
          </table:table-cell>
          <table:table-cell office:value-type="float" office:value="1" calcext:value-type="float">
            <text:p>1</text:p>
          </table:table-cell>
          <table:table-cell table:formula="of:=[.A124]*[.A$1]+[.B124]*[.B$1]+[.C$1]" office:value-type="float" office:value="18067.2154988675" calcext:value-type="float">
            <text:p>18067.2154988675</text:p>
          </table:table-cell>
          <table:table-cell table:formula="of:=IF([.D124]&gt;0;IF([.C124]&gt;0;&quot;true positive&quot;;&quot;false positive&quot;);IF([.C124]&lt;=0;&quot;true negative&quot;;&quot;false negative&quot;))" office:value-type="string" office:string-value="true positive" calcext:value-type="string">
            <text:p>true positive</text:p>
          </table:table-cell>
          <table:table-cell table:number-columns-repeated="4"/>
        </table:table-row>
        <table:table-row table:style-name="ro1">
          <table:table-cell office:value-type="float" office:value="178.340461336494" calcext:value-type="float">
            <text:p>178.340461336494</text:p>
          </table:table-cell>
          <table:table-cell office:value-type="float" office:value="97.1199912242549" calcext:value-type="float">
            <text:p>97.1199912242549</text:p>
          </table:table-cell>
          <table:table-cell office:value-type="float" office:value="-1" calcext:value-type="float">
            <text:p>-1</text:p>
          </table:table-cell>
          <table:table-cell table:formula="of:=[.A125]*[.A$1]+[.B125]*[.B$1]+[.C$1]" office:value-type="float" office:value="13378.4538087527" calcext:value-type="float">
            <text:p>13378.4538087527</text:p>
          </table:table-cell>
          <table:table-cell table:formula="of:=IF([.D125]&gt;0;IF([.C125]&gt;0;&quot;true positive&quot;;&quot;false positive&quot;);IF([.C125]&lt;=0;&quot;true negative&quot;;&quot;false negative&quot;))" office:value-type="string" office:string-value="false positive" calcext:value-type="string">
            <text:p>false positive</text:p>
          </table:table-cell>
          <table:table-cell table:number-columns-repeated="4"/>
        </table:table-row>
        <table:table-row table:style-name="ro1">
          <table:table-cell office:value-type="float" office:value="170.549004036953" calcext:value-type="float">
            <text:p>170.549004036953</text:p>
          </table:table-cell>
          <table:table-cell office:value-type="float" office:value="80.7713274405885" calcext:value-type="float">
            <text:p>80.7713274405885</text:p>
          </table:table-cell>
          <table:table-cell office:value-type="float" office:value="1" calcext:value-type="float">
            <text:p>1</text:p>
          </table:table-cell>
          <table:table-cell table:formula="of:=[.A126]*[.A$1]+[.B126]*[.B$1]+[.C$1]" office:value-type="float" office:value="19494.5229550584" calcext:value-type="float">
            <text:p>19494.5229550584</text:p>
          </table:table-cell>
          <table:table-cell table:formula="of:=IF([.D126]&gt;0;IF([.C126]&gt;0;&quot;true positive&quot;;&quot;false positive&quot;);IF([.C126]&lt;=0;&quot;true negative&quot;;&quot;false negative&quot;))" office:value-type="string" office:string-value="true positive" calcext:value-type="string">
            <text:p>true positive</text:p>
          </table:table-cell>
          <table:table-cell table:number-columns-repeated="4"/>
        </table:table-row>
        <table:table-row table:style-name="ro1">
          <table:table-cell office:value-type="float" office:value="173.324707371186" calcext:value-type="float">
            <text:p>173.324707371186</text:p>
          </table:table-cell>
          <table:table-cell office:value-type="float" office:value="88.7756355816843" calcext:value-type="float">
            <text:p>88.7756355816843</text:p>
          </table:table-cell>
          <table:table-cell office:value-type="float" office:value="-1" calcext:value-type="float">
            <text:p>-1</text:p>
          </table:table-cell>
          <table:table-cell table:formula="of:=[.A127]*[.A$1]+[.B127]*[.B$1]+[.C$1]" office:value-type="float" office:value="16093.9201714778" calcext:value-type="float">
            <text:p>16093.9201714778</text:p>
          </table:table-cell>
          <table:table-cell table:formula="of:=IF([.D127]&gt;0;IF([.C127]&gt;0;&quot;true positive&quot;;&quot;false positive&quot;);IF([.C127]&lt;=0;&quot;true negative&quot;;&quot;false negative&quot;))" office:value-type="string" office:string-value="false positive" calcext:value-type="string">
            <text:p>false positive</text:p>
          </table:table-cell>
          <table:table-cell table:number-columns-repeated="4"/>
        </table:table-row>
        <table:table-row table:style-name="ro1">
          <table:table-cell office:value-type="float" office:value="167.128348451249" calcext:value-type="float">
            <text:p>167.128348451249</text:p>
          </table:table-cell>
          <table:table-cell office:value-type="float" office:value="83.4883916638052" calcext:value-type="float">
            <text:p>83.4883916638052</text:p>
          </table:table-cell>
          <table:table-cell office:value-type="float" office:value="1" calcext:value-type="float">
            <text:p>1</text:p>
          </table:table-cell>
          <table:table-cell table:formula="of:=[.A128]*[.A$1]+[.B128]*[.B$1]+[.C$1]" office:value-type="float" office:value="16634.6111960571" calcext:value-type="float">
            <text:p>16634.6111960571</text:p>
          </table:table-cell>
          <table:table-cell table:formula="of:=IF([.D128]&gt;0;IF([.C128]&gt;0;&quot;true positive&quot;;&quot;false positive&quot;);IF([.C128]&lt;=0;&quot;true negative&quot;;&quot;false negative&quot;))" office:value-type="string" office:string-value="true positive" calcext:value-type="string">
            <text:p>true positive</text:p>
          </table:table-cell>
          <table:table-cell table:number-columns-repeated="4"/>
        </table:table-row>
        <table:table-row table:style-name="ro1">
          <table:table-cell office:value-type="float" office:value="168.813103852628" calcext:value-type="float">
            <text:p>168.813103852628</text:p>
          </table:table-cell>
          <table:table-cell office:value-type="float" office:value="80.1157748210816" calcext:value-type="float">
            <text:p>80.1157748210816</text:p>
          </table:table-cell>
          <table:table-cell office:value-type="float" office:value="-1" calcext:value-type="float">
            <text:p>-1</text:p>
          </table:table-cell>
          <table:table-cell table:formula="of:=[.A129]*[.A$1]+[.B129]*[.B$1]+[.C$1]" office:value-type="float" office:value="19183.2868641442" calcext:value-type="float">
            <text:p>19183.2868641442</text:p>
          </table:table-cell>
          <table:table-cell table:formula="of:=IF([.D129]&gt;0;IF([.C129]&gt;0;&quot;true positive&quot;;&quot;false positive&quot;);IF([.C129]&lt;=0;&quot;true negative&quot;;&quot;false negative&quot;))" office:value-type="string" office:string-value="false positive" calcext:value-type="string">
            <text:p>false positive</text:p>
          </table:table-cell>
          <table:table-cell table:number-columns-repeated="4"/>
        </table:table-row>
        <table:table-row table:style-name="ro1">
          <table:table-cell office:value-type="float" office:value="158.132903970466" calcext:value-type="float">
            <text:p>158.132903970466</text:p>
          </table:table-cell>
          <table:table-cell office:value-type="float" office:value="64.1818901858609" calcext:value-type="float">
            <text:p>64.1818901858609</text:p>
          </table:table-cell>
          <table:table-cell office:value-type="float" office:value="1" calcext:value-type="float">
            <text:p>1</text:p>
          </table:table-cell>
          <table:table-cell table:formula="of:=[.A130]*[.A$1]+[.B130]*[.B$1]+[.C$1]" office:value-type="float" office:value="23937.6126852271" calcext:value-type="float">
            <text:p>23937.6126852271</text:p>
          </table:table-cell>
          <table:table-cell table:formula="of:=IF([.D130]&gt;0;IF([.C130]&gt;0;&quot;true positive&quot;;&quot;false positive&quot;);IF([.C130]&lt;=0;&quot;true negative&quot;;&quot;false negative&quot;))" office:value-type="string" office:string-value="true positive" calcext:value-type="string">
            <text:p>true positive</text:p>
          </table:table-cell>
          <table:table-cell table:number-columns-repeated="4"/>
        </table:table-row>
        <table:table-row table:style-name="ro1">
          <table:table-cell office:value-type="float" office:value="184.511696940616" calcext:value-type="float">
            <text:p>184.511696940616</text:p>
          </table:table-cell>
          <table:table-cell office:value-type="float" office:value="107.30131174347" calcext:value-type="float">
            <text:p>107.30131174347</text:p>
          </table:table-cell>
          <table:table-cell office:value-type="float" office:value="-1" calcext:value-type="float">
            <text:p>-1</text:p>
          </table:table-cell>
          <table:table-cell table:formula="of:=[.A131]*[.A$1]+[.B131]*[.B$1]+[.C$1]" office:value-type="float" office:value="10085.2431584002" calcext:value-type="float">
            <text:p>10085.2431584002</text:p>
          </table:table-cell>
          <table:table-cell table:formula="of:=IF([.D131]&gt;0;IF([.C131]&gt;0;&quot;true positive&quot;;&quot;false positive&quot;);IF([.C131]&lt;=0;&quot;true negative&quot;;&quot;false negative&quot;))" office:value-type="string" office:string-value="false positive" calcext:value-type="string">
            <text:p>false positive</text:p>
          </table:table-cell>
          <table:table-cell table:number-columns-repeated="4"/>
        </table:table-row>
        <table:table-row table:style-name="ro1">
          <table:table-cell office:value-type="float" office:value="161.906484763485" calcext:value-type="float">
            <text:p>161.906484763485</text:p>
          </table:table-cell>
          <table:table-cell office:value-type="float" office:value="45.4959804816872" calcext:value-type="float">
            <text:p>45.4959804816872</text:p>
          </table:table-cell>
          <table:table-cell office:value-type="float" office:value="1" calcext:value-type="float">
            <text:p>1</text:p>
          </table:table-cell>
          <table:table-cell table:formula="of:=[.A132]*[.A$1]+[.B132]*[.B$1]+[.C$1]" office:value-type="float" office:value="35884.6225842477" calcext:value-type="float">
            <text:p>35884.6225842477</text:p>
          </table:table-cell>
          <table:table-cell table:formula="of:=IF([.D132]&gt;0;IF([.C132]&gt;0;&quot;true positive&quot;;&quot;false positive&quot;);IF([.C132]&lt;=0;&quot;true negative&quot;;&quot;false negative&quot;))" office:value-type="string" office:string-value="true positive" calcext:value-type="string">
            <text:p>true positive</text:p>
          </table:table-cell>
          <table:table-cell table:number-columns-repeated="4"/>
        </table:table-row>
        <table:table-row table:style-name="ro1">
          <table:table-cell office:value-type="float" office:value="181.633520329261" calcext:value-type="float">
            <text:p>181.633520329261</text:p>
          </table:table-cell>
          <table:table-cell office:value-type="float" office:value="78.2192380910684" calcext:value-type="float">
            <text:p>78.2192380910684</text:p>
          </table:table-cell>
          <table:table-cell office:value-type="float" office:value="-1" calcext:value-type="float">
            <text:p>-1</text:p>
          </table:table-cell>
          <table:table-cell table:formula="of:=[.A133]*[.A$1]+[.B133]*[.B$1]+[.C$1]" office:value-type="float" office:value="25258.0140970995" calcext:value-type="float">
            <text:p>25258.0140970995</text:p>
          </table:table-cell>
          <table:table-cell table:formula="of:=IF([.D133]&gt;0;IF([.C133]&gt;0;&quot;true positive&quot;;&quot;false positive&quot;);IF([.C133]&lt;=0;&quot;true negative&quot;;&quot;false negative&quot;))" office:value-type="string" office:string-value="false positive" calcext:value-type="string">
            <text:p>false positive</text:p>
          </table:table-cell>
          <table:table-cell table:number-columns-repeated="4"/>
        </table:table-row>
        <table:table-row table:style-name="ro1">
          <table:table-cell office:value-type="float" office:value="160.350217876992" calcext:value-type="float">
            <text:p>160.350217876992</text:p>
          </table:table-cell>
          <table:table-cell office:value-type="float" office:value="26.2364263143409" calcext:value-type="float">
            <text:p>26.2364263143409</text:p>
          </table:table-cell>
          <table:table-cell office:value-type="float" office:value="1" calcext:value-type="float">
            <text:p>1</text:p>
          </table:table-cell>
          <table:table-cell table:formula="of:=[.A134]*[.A$1]+[.B134]*[.B$1]+[.C$1]" office:value-type="float" office:value="46069.5121185349" calcext:value-type="float">
            <text:p>46069.5121185349</text:p>
          </table:table-cell>
          <table:table-cell table:formula="of:=IF([.D134]&gt;0;IF([.C134]&gt;0;&quot;true positive&quot;;&quot;false positive&quot;);IF([.C134]&lt;=0;&quot;true negative&quot;;&quot;false negative&quot;))" office:value-type="string" office:string-value="true positive" calcext:value-type="string">
            <text:p>true positive</text:p>
          </table:table-cell>
          <table:table-cell table:number-columns-repeated="4"/>
        </table:table-row>
        <table:table-row table:style-name="ro1">
          <table:table-cell office:value-type="float" office:value="175.61841631956" calcext:value-type="float">
            <text:p>175.61841631956</text:p>
          </table:table-cell>
          <table:table-cell office:value-type="float" office:value="94.7450350164079" calcext:value-type="float">
            <text:p>94.7450350164079</text:p>
          </table:table-cell>
          <table:table-cell office:value-type="float" office:value="-1" calcext:value-type="float">
            <text:p>-1</text:p>
          </table:table-cell>
          <table:table-cell table:formula="of:=[.A135]*[.A$1]+[.B135]*[.B$1]+[.C$1]" office:value-type="float" office:value="13645.2781165327" calcext:value-type="float">
            <text:p>13645.2781165327</text:p>
          </table:table-cell>
          <table:table-cell table:formula="of:=IF([.D135]&gt;0;IF([.C135]&gt;0;&quot;true positive&quot;;&quot;false positive&quot;);IF([.C135]&lt;=0;&quot;true negative&quot;;&quot;false negative&quot;))" office:value-type="string" office:string-value="false positive" calcext:value-type="string">
            <text:p>false positive</text:p>
          </table:table-cell>
          <table:table-cell table:number-columns-repeated="4"/>
        </table:table-row>
        <table:table-row table:style-name="ro1">
          <table:table-cell office:value-type="float" office:value="164.319777641345" calcext:value-type="float">
            <text:p>164.319777641345</text:p>
          </table:table-cell>
          <table:table-cell office:value-type="float" office:value="75.8507154016136" calcext:value-type="float">
            <text:p>75.8507154016136</text:p>
          </table:table-cell>
          <table:table-cell office:value-type="float" office:value="1" calcext:value-type="float">
            <text:p>1</text:p>
          </table:table-cell>
          <table:table-cell table:formula="of:=[.A136]*[.A$1]+[.B136]*[.B$1]+[.C$1]" office:value-type="float" office:value="19816.9002736636" calcext:value-type="float">
            <text:p>19816.9002736636</text:p>
          </table:table-cell>
          <table:table-cell table:formula="of:=IF([.D136]&gt;0;IF([.C136]&gt;0;&quot;true positive&quot;;&quot;false positive&quot;);IF([.C136]&lt;=0;&quot;true negative&quot;;&quot;false negative&quot;))" office:value-type="string" office:string-value="true positive" calcext:value-type="string">
            <text:p>true positive</text:p>
          </table:table-cell>
          <table:table-cell table:number-columns-repeated="4"/>
        </table:table-row>
        <table:table-row table:style-name="ro1">
          <table:table-cell office:value-type="float" office:value="169.817576187685" calcext:value-type="float">
            <text:p>169.817576187685</text:p>
          </table:table-cell>
          <table:table-cell office:value-type="float" office:value="88.0656622244051" calcext:value-type="float">
            <text:p>88.0656622244051</text:p>
          </table:table-cell>
          <table:table-cell office:value-type="float" office:value="-1" calcext:value-type="float">
            <text:p>-1</text:p>
          </table:table-cell>
          <table:table-cell table:formula="of:=[.A137]*[.A$1]+[.B137]*[.B$1]+[.C$1]" office:value-type="float" office:value="15120.7547270234" calcext:value-type="float">
            <text:p>15120.7547270234</text:p>
          </table:table-cell>
          <table:table-cell table:formula="of:=IF([.D137]&gt;0;IF([.C137]&gt;0;&quot;true positive&quot;;&quot;false positive&quot;);IF([.C137]&lt;=0;&quot;true negative&quot;;&quot;false negative&quot;))" office:value-type="string" office:string-value="false positive" calcext:value-type="string">
            <text:p>false positive</text:p>
          </table:table-cell>
          <table:table-cell table:number-columns-repeated="4"/>
        </table:table-row>
        <table:table-row table:style-name="ro1">
          <table:table-cell office:value-type="float" office:value="157.221225331207" calcext:value-type="float">
            <text:p>157.221225331207</text:p>
          </table:table-cell>
          <table:table-cell office:value-type="float" office:value="43.5568169248987" calcext:value-type="float">
            <text:p>43.5568169248987</text:p>
          </table:table-cell>
          <table:table-cell office:value-type="float" office:value="1" calcext:value-type="float">
            <text:p>1</text:p>
          </table:table-cell>
          <table:table-cell table:formula="of:=[.A138]*[.A$1]+[.B138]*[.B$1]+[.C$1]" office:value-type="float" office:value="35139.7441005307" calcext:value-type="float">
            <text:p>35139.7441005307</text:p>
          </table:table-cell>
          <table:table-cell table:formula="of:=IF([.D138]&gt;0;IF([.C138]&gt;0;&quot;true positive&quot;;&quot;false positive&quot;);IF([.C138]&lt;=0;&quot;true negative&quot;;&quot;false negative&quot;))" office:value-type="string" office:string-value="true positive" calcext:value-type="string">
            <text:p>true positive</text:p>
          </table:table-cell>
          <table:table-cell table:number-columns-repeated="4"/>
        </table:table-row>
        <table:table-row table:style-name="ro1">
          <table:table-cell office:value-type="float" office:value="173.031251487903" calcext:value-type="float">
            <text:p>173.031251487903</text:p>
          </table:table-cell>
          <table:table-cell office:value-type="float" office:value="95.2503967506155" calcext:value-type="float">
            <text:p>95.2503967506155</text:p>
          </table:table-cell>
          <table:table-cell office:value-type="float" office:value="-1" calcext:value-type="float">
            <text:p>-1</text:p>
          </table:table-cell>
          <table:table-cell table:formula="of:=[.A139]*[.A$1]+[.B139]*[.B$1]+[.C$1]" office:value-type="float" office:value="12350.6670406497" calcext:value-type="float">
            <text:p>12350.6670406497</text:p>
          </table:table-cell>
          <table:table-cell table:formula="of:=IF([.D139]&gt;0;IF([.C139]&gt;0;&quot;true positive&quot;;&quot;false positive&quot;);IF([.C139]&lt;=0;&quot;true negative&quot;;&quot;false negative&quot;))" office:value-type="string" office:string-value="false positive" calcext:value-type="string">
            <text:p>false positive</text:p>
          </table:table-cell>
          <table:table-cell table:number-columns-repeated="4"/>
        </table:table-row>
        <table:table-row table:style-name="ro1">
          <table:table-cell office:value-type="float" office:value="168.236945490617" calcext:value-type="float">
            <text:p>168.236945490617</text:p>
          </table:table-cell>
          <table:table-cell office:value-type="float" office:value="57.8337282728353" calcext:value-type="float">
            <text:p>57.8337282728353</text:p>
          </table:table-cell>
          <table:table-cell office:value-type="float" office:value="1" calcext:value-type="float">
            <text:p>1</text:p>
          </table:table-cell>
          <table:table-cell table:formula="of:=[.A140]*[.A$1]+[.B140]*[.B$1]+[.C$1]" office:value-type="float" office:value="31445.1705744615" calcext:value-type="float">
            <text:p>31445.1705744615</text:p>
          </table:table-cell>
          <table:table-cell table:formula="of:=IF([.D140]&gt;0;IF([.C140]&gt;0;&quot;true positive&quot;;&quot;false positive&quot;);IF([.C140]&lt;=0;&quot;true negative&quot;;&quot;false negative&quot;))" office:value-type="string" office:string-value="true positive" calcext:value-type="string">
            <text:p>true positive</text:p>
          </table:table-cell>
          <table:table-cell table:number-columns-repeated="4"/>
        </table:table-row>
        <table:table-row table:style-name="ro1">
          <table:table-cell office:value-type="float" office:value="169.762425151475" calcext:value-type="float">
            <text:p>169.762425151475</text:p>
          </table:table-cell>
          <table:table-cell office:value-type="float" office:value="97.3167666405081" calcext:value-type="float">
            <text:p>97.3167666405081</text:p>
          </table:table-cell>
          <table:table-cell office:value-type="float" office:value="-1" calcext:value-type="float">
            <text:p>-1</text:p>
          </table:table-cell>
          <table:table-cell table:formula="of:=[.A141]*[.A$1]+[.B141]*[.B$1]+[.C$1]" office:value-type="float" office:value="9914.76666155989" calcext:value-type="float">
            <text:p>9914.76666155989</text:p>
          </table:table-cell>
          <table:table-cell table:formula="of:=IF([.D141]&gt;0;IF([.C141]&gt;0;&quot;true positive&quot;;&quot;false positive&quot;);IF([.C141]&lt;=0;&quot;true negative&quot;;&quot;false negative&quot;))" office:value-type="string" office:string-value="false positive" calcext:value-type="string">
            <text:p>false positive</text:p>
          </table:table-cell>
          <table:table-cell table:number-columns-repeated="4"/>
        </table:table-row>
        <table:table-row table:style-name="ro1">
          <table:table-cell office:value-type="float" office:value="163.875642747608" calcext:value-type="float">
            <text:p>163.875642747608</text:p>
          </table:table-cell>
          <table:table-cell office:value-type="float" office:value="70.2623351145108" calcext:value-type="float">
            <text:p>70.2623351145108</text:p>
          </table:table-cell>
          <table:table-cell office:value-type="float" office:value="1" calcext:value-type="float">
            <text:p>1</text:p>
          </table:table-cell>
          <table:table-cell table:formula="of:=[.A142]*[.A$1]+[.B142]*[.B$1]+[.C$1]" office:value-type="float" office:value="22775.068739263" calcext:value-type="float">
            <text:p>22775.068739263</text:p>
          </table:table-cell>
          <table:table-cell table:formula="of:=IF([.D142]&gt;0;IF([.C142]&gt;0;&quot;true positive&quot;;&quot;false positive&quot;);IF([.C142]&lt;=0;&quot;true negative&quot;;&quot;false negative&quot;))" office:value-type="string" office:string-value="true positive" calcext:value-type="string">
            <text:p>true positive</text:p>
          </table:table-cell>
          <table:table-cell table:number-columns-repeated="4"/>
        </table:table-row>
        <table:table-row table:style-name="ro1">
          <table:table-cell office:value-type="float" office:value="182.22016101509" calcext:value-type="float">
            <text:p>182.22016101509</text:p>
          </table:table-cell>
          <table:table-cell office:value-type="float" office:value="104.617327272936" calcext:value-type="float">
            <text:p>104.617327272936</text:p>
          </table:table-cell>
          <table:table-cell office:value-type="float" office:value="-1" calcext:value-type="float">
            <text:p>-1</text:p>
          </table:table-cell>
          <table:table-cell table:formula="of:=[.A143]*[.A$1]+[.B143]*[.B$1]+[.C$1]" office:value-type="float" office:value="10693.5494733387" calcext:value-type="float">
            <text:p>10693.5494733387</text:p>
          </table:table-cell>
          <table:table-cell table:formula="of:=IF([.D143]&gt;0;IF([.C143]&gt;0;&quot;true positive&quot;;&quot;false positive&quot;);IF([.C143]&lt;=0;&quot;true negative&quot;;&quot;false negative&quot;))" office:value-type="string" office:string-value="false positive" calcext:value-type="string">
            <text:p>false positive</text:p>
          </table:table-cell>
          <table:table-cell table:number-columns-repeated="4"/>
        </table:table-row>
        <table:table-row table:style-name="ro1">
          <table:table-cell office:value-type="float" office:value="162.957940214581" calcext:value-type="float">
            <text:p>162.957940214581</text:p>
          </table:table-cell>
          <table:table-cell office:value-type="float" office:value="92.3902143122951" calcext:value-type="float">
            <text:p>92.3902143122951</text:p>
          </table:table-cell>
          <table:table-cell office:value-type="float" office:value="1" calcext:value-type="float">
            <text:p>1</text:p>
          </table:table-cell>
          <table:table-cell table:formula="of:=[.A144]*[.A$1]+[.B144]*[.B$1]+[.C$1]" office:value-type="float" office:value="10015.5871532187" calcext:value-type="float">
            <text:p>10015.5871532187</text:p>
          </table:table-cell>
          <table:table-cell table:formula="of:=IF([.D144]&gt;0;IF([.C144]&gt;0;&quot;true positive&quot;;&quot;false positive&quot;);IF([.C144]&lt;=0;&quot;true negative&quot;;&quot;false negative&quot;))" office:value-type="string" office:string-value="true positive" calcext:value-type="string">
            <text:p>true positive</text:p>
          </table:table-cell>
          <table:table-cell table:number-columns-repeated="4"/>
        </table:table-row>
        <table:table-row table:style-name="ro1">
          <table:table-cell office:value-type="float" office:value="170.682917971546" calcext:value-type="float">
            <text:p>170.682917971546</text:p>
          </table:table-cell>
          <table:table-cell office:value-type="float" office:value="72.5480697301622" calcext:value-type="float">
            <text:p>72.5480697301622</text:p>
          </table:table-cell>
          <table:table-cell office:value-type="float" office:value="-1" calcext:value-type="float">
            <text:p>-1</text:p>
          </table:table-cell>
          <table:table-cell table:formula="of:=[.A145]*[.A$1]+[.B145]*[.B$1]+[.C$1]" office:value-type="float" office:value="24155.2844029114" calcext:value-type="float">
            <text:p>24155.2844029114</text:p>
          </table:table-cell>
          <table:table-cell table:formula="of:=IF([.D145]&gt;0;IF([.C145]&gt;0;&quot;true positive&quot;;&quot;false positive&quot;);IF([.C145]&lt;=0;&quot;true negative&quot;;&quot;false negative&quot;))" office:value-type="string" office:string-value="false positive" calcext:value-type="string">
            <text:p>false positive</text:p>
          </table:table-cell>
          <table:table-cell table:number-columns-repeated="4"/>
        </table:table-row>
        <table:table-row table:style-name="ro1">
          <table:table-cell office:value-type="float" office:value="171.716320044157" calcext:value-type="float">
            <text:p>171.716320044157</text:p>
          </table:table-cell>
          <table:table-cell office:value-type="float" office:value="63.1822030720147" calcext:value-type="float">
            <text:p>63.1822030720147</text:p>
          </table:table-cell>
          <table:table-cell office:value-type="float" office:value="1" calcext:value-type="float">
            <text:p>1</text:p>
          </table:table-cell>
          <table:table-cell table:formula="of:=[.A146]*[.A$1]+[.B146]*[.B$1]+[.C$1]" office:value-type="float" office:value="29808.014280964" calcext:value-type="float">
            <text:p>29808.014280964</text:p>
          </table:table-cell>
          <table:table-cell table:formula="of:=IF([.D146]&gt;0;IF([.C146]&gt;0;&quot;true positive&quot;;&quot;false positive&quot;);IF([.C146]&lt;=0;&quot;true negative&quot;;&quot;false negative&quot;))" office:value-type="string" office:string-value="true positive" calcext:value-type="string">
            <text:p>true positive</text:p>
          </table:table-cell>
          <table:table-cell table:number-columns-repeated="4"/>
        </table:table-row>
        <table:table-row table:style-name="ro1">
          <table:table-cell office:value-type="float" office:value="182.667597095407" calcext:value-type="float">
            <text:p>182.667597095407</text:p>
          </table:table-cell>
          <table:table-cell office:value-type="float" office:value="65.9033691686227" calcext:value-type="float">
            <text:p>65.9033691686227</text:p>
          </table:table-cell>
          <table:table-cell office:value-type="float" office:value="-1" calcext:value-type="float">
            <text:p>-1</text:p>
          </table:table-cell>
          <table:table-cell table:formula="of:=[.A147]*[.A$1]+[.B147]*[.B$1]+[.C$1]" office:value-type="float" office:value="32564.2237456508" calcext:value-type="float">
            <text:p>32564.2237456508</text:p>
          </table:table-cell>
          <table:table-cell table:formula="of:=IF([.D147]&gt;0;IF([.C147]&gt;0;&quot;true positive&quot;;&quot;false positive&quot;);IF([.C147]&lt;=0;&quot;true negative&quot;;&quot;false negative&quot;))" office:value-type="string" office:string-value="false positive" calcext:value-type="string">
            <text:p>false positive</text:p>
          </table:table-cell>
          <table:table-cell table:number-columns-repeated="4"/>
        </table:table-row>
        <table:table-row table:style-name="ro1">
          <table:table-cell office:value-type="float" office:value="153.679835541766" calcext:value-type="float">
            <text:p>153.679835541766</text:p>
          </table:table-cell>
          <table:table-cell office:value-type="float" office:value="59.4639627753398" calcext:value-type="float">
            <text:p>59.4639627753398</text:p>
          </table:table-cell>
          <table:table-cell office:value-type="float" office:value="1" calcext:value-type="float">
            <text:p>1</text:p>
          </table:table-cell>
          <table:table-cell table:formula="of:=[.A148]*[.A$1]+[.B148]*[.B$1]+[.C$1]" office:value-type="float" office:value="24840.7566264681" calcext:value-type="float">
            <text:p>24840.7566264681</text:p>
          </table:table-cell>
          <table:table-cell table:formula="of:=IF([.D148]&gt;0;IF([.C148]&gt;0;&quot;true positive&quot;;&quot;false positive&quot;);IF([.C148]&lt;=0;&quot;true negative&quot;;&quot;false negative&quot;))" office:value-type="string" office:string-value="true positive" calcext:value-type="string">
            <text:p>true positive</text:p>
          </table:table-cell>
          <table:table-cell table:number-columns-repeated="4"/>
        </table:table-row>
        <table:table-row table:style-name="ro1">
          <table:table-cell office:value-type="float" office:value="178.344658043334" calcext:value-type="float">
            <text:p>178.344658043334</text:p>
          </table:table-cell>
          <table:table-cell office:value-type="float" office:value="78.8145244157054" calcext:value-type="float">
            <text:p>78.8145244157054</text:p>
          </table:table-cell>
          <table:table-cell office:value-type="float" office:value="-1" calcext:value-type="float">
            <text:p>-1</text:p>
          </table:table-cell>
          <table:table-cell table:formula="of:=[.A149]*[.A$1]+[.B149]*[.B$1]+[.C$1]" office:value-type="float" office:value="23638.6936194472" calcext:value-type="float">
            <text:p>23638.6936194472</text:p>
          </table:table-cell>
          <table:table-cell table:formula="of:=IF([.D149]&gt;0;IF([.C149]&gt;0;&quot;true positive&quot;;&quot;false positive&quot;);IF([.C149]&lt;=0;&quot;true negative&quot;;&quot;false negative&quot;))" office:value-type="string" office:string-value="false positive" calcext:value-type="string">
            <text:p>false positive</text:p>
          </table:table-cell>
          <table:table-cell table:number-columns-repeated="4"/>
        </table:table-row>
        <table:table-row table:style-name="ro1">
          <table:table-cell office:value-type="float" office:value="166.933122960956" calcext:value-type="float">
            <text:p>166.933122960956</text:p>
          </table:table-cell>
          <table:table-cell office:value-type="float" office:value="87.2829885417894" calcext:value-type="float">
            <text:p>87.2829885417894</text:p>
          </table:table-cell>
          <table:table-cell office:value-type="float" office:value="1" calcext:value-type="float">
            <text:p>1</text:p>
          </table:table-cell>
          <table:table-cell table:formula="of:=[.A150]*[.A$1]+[.B150]*[.B$1]+[.C$1]" office:value-type="float" office:value="14431.7549093166" calcext:value-type="float">
            <text:p>14431.7549093166</text:p>
          </table:table-cell>
          <table:table-cell table:formula="of:=IF([.D150]&gt;0;IF([.C150]&gt;0;&quot;true positive&quot;;&quot;false positive&quot;);IF([.C150]&lt;=0;&quot;true negative&quot;;&quot;false negative&quot;))" office:value-type="string" office:string-value="true positive" calcext:value-type="string">
            <text:p>true positive</text:p>
          </table:table-cell>
          <table:table-cell table:number-columns-repeated="4"/>
        </table:table-row>
        <table:table-row table:style-name="ro1">
          <table:table-cell office:value-type="float" office:value="168.684692473868" calcext:value-type="float">
            <text:p>168.684692473868</text:p>
          </table:table-cell>
          <table:table-cell office:value-type="float" office:value="96.9255285445539" calcext:value-type="float">
            <text:p>96.9255285445539</text:p>
          </table:table-cell>
          <table:table-cell office:value-type="float" office:value="-1" calcext:value-type="float">
            <text:p>-1</text:p>
          </table:table-cell>
          <table:table-cell table:formula="of:=[.A151]*[.A$1]+[.B151]*[.B$1]+[.C$1]" office:value-type="float" office:value="9712.70303747691" calcext:value-type="float">
            <text:p>9712.70303747691</text:p>
          </table:table-cell>
          <table:table-cell table:formula="of:=IF([.D151]&gt;0;IF([.C151]&gt;0;&quot;true positive&quot;;&quot;false positive&quot;);IF([.C151]&lt;=0;&quot;true negative&quot;;&quot;false negative&quot;))" office:value-type="string" office:string-value="false positive" calcext:value-type="string">
            <text:p>false positive</text:p>
          </table:table-cell>
          <table:table-cell table:number-columns-repeated="4"/>
        </table:table-row>
        <table:table-row table:style-name="ro1">
          <table:table-cell office:value-type="float" office:value="161.913407246807" calcext:value-type="float">
            <text:p>161.913407246807</text:p>
          </table:table-cell>
          <table:table-cell office:value-type="float" office:value="62.0573301331094" calcext:value-type="float">
            <text:p>62.0573301331094</text:p>
          </table:table-cell>
          <table:table-cell office:value-type="float" office:value="1" calcext:value-type="float">
            <text:p>1</text:p>
          </table:table-cell>
          <table:table-cell table:formula="of:=[.A152]*[.A$1]+[.B152]*[.B$1]+[.C$1]" office:value-type="float" office:value="26606.1533950024" calcext:value-type="float">
            <text:p>26606.1533950024</text:p>
          </table:table-cell>
          <table:table-cell table:formula="of:=IF([.D152]&gt;0;IF([.C152]&gt;0;&quot;true positive&quot;;&quot;false positive&quot;);IF([.C152]&lt;=0;&quot;true negative&quot;;&quot;false negative&quot;))" office:value-type="string" office:string-value="true positive" calcext:value-type="string">
            <text:p>true positive</text:p>
          </table:table-cell>
          <table:table-cell table:number-columns-repeated="4"/>
        </table:table-row>
        <table:table-row table:style-name="ro1">
          <table:table-cell office:value-type="float" office:value="169.46705903858" calcext:value-type="float">
            <text:p>169.46705903858</text:p>
          </table:table-cell>
          <table:table-cell office:value-type="float" office:value="88.4423362516294" calcext:value-type="float">
            <text:p>88.4423362516294</text:p>
          </table:table-cell>
          <table:table-cell office:value-type="float" office:value="-1" calcext:value-type="float">
            <text:p>-1</text:p>
          </table:table-cell>
          <table:table-cell table:formula="of:=[.A153]*[.A$1]+[.B153]*[.B$1]+[.C$1]" office:value-type="float" office:value="14772.6344885953" calcext:value-type="float">
            <text:p>14772.6344885953</text:p>
          </table:table-cell>
          <table:table-cell table:formula="of:=IF([.D153]&gt;0;IF([.C153]&gt;0;&quot;true positive&quot;;&quot;false positive&quot;);IF([.C153]&lt;=0;&quot;true negative&quot;;&quot;false negative&quot;))" office:value-type="string" office:string-value="false positive" calcext:value-type="string">
            <text:p>false positive</text:p>
          </table:table-cell>
          <table:table-cell table:number-columns-repeated="4"/>
        </table:table-row>
        <table:table-row table:style-name="ro1">
          <table:table-cell office:value-type="float" office:value="171.694428865134" calcext:value-type="float">
            <text:p>171.694428865134</text:p>
          </table:table-cell>
          <table:table-cell office:value-type="float" office:value="76.6144852641746" calcext:value-type="float">
            <text:p>76.6144852641746</text:p>
          </table:table-cell>
          <table:table-cell office:value-type="float" office:value="1" calcext:value-type="float">
            <text:p>1</text:p>
          </table:table-cell>
          <table:table-cell table:formula="of:=[.A154]*[.A$1]+[.B154]*[.B$1]+[.C$1]" office:value-type="float" office:value="22271.8472227604" calcext:value-type="float">
            <text:p>22271.8472227604</text:p>
          </table:table-cell>
          <table:table-cell table:formula="of:=IF([.D154]&gt;0;IF([.C154]&gt;0;&quot;true positive&quot;;&quot;false positive&quot;);IF([.C154]&lt;=0;&quot;true negative&quot;;&quot;false negative&quot;))" office:value-type="string" office:string-value="true positive" calcext:value-type="string">
            <text:p>true positive</text:p>
          </table:table-cell>
          <table:table-cell table:number-columns-repeated="4"/>
        </table:table-row>
        <table:table-row table:style-name="ro1">
          <table:table-cell office:value-type="float" office:value="175.305380710179" calcext:value-type="float">
            <text:p>175.305380710179</text:p>
          </table:table-cell>
          <table:table-cell office:value-type="float" office:value="89.2510187633121" calcext:value-type="float">
            <text:p>89.2510187633121</text:p>
          </table:table-cell>
          <table:table-cell office:value-type="float" office:value="-1" calcext:value-type="float">
            <text:p>-1</text:p>
          </table:table-cell>
          <table:table-cell table:formula="of:=[.A155]*[.A$1]+[.B155]*[.B$1]+[.C$1]" office:value-type="float" office:value="16601.8145124019" calcext:value-type="float">
            <text:p>16601.8145124019</text:p>
          </table:table-cell>
          <table:table-cell table:formula="of:=IF([.D155]&gt;0;IF([.C155]&gt;0;&quot;true positive&quot;;&quot;false positive&quot;);IF([.C155]&lt;=0;&quot;true negative&quot;;&quot;false negative&quot;))" office:value-type="string" office:string-value="false positive" calcext:value-type="string">
            <text:p>false positive</text:p>
          </table:table-cell>
          <table:table-cell table:number-columns-repeated="4"/>
        </table:table-row>
        <table:table-row table:style-name="ro1">
          <table:table-cell office:value-type="float" office:value="159.784351847569" calcext:value-type="float">
            <text:p>159.784351847569</text:p>
          </table:table-cell>
          <table:table-cell office:value-type="float" office:value="46.1011547592666" calcext:value-type="float">
            <text:p>46.1011547592666</text:p>
          </table:table-cell>
          <table:table-cell office:value-type="float" office:value="1" calcext:value-type="float">
            <text:p>1</text:p>
          </table:table-cell>
          <table:table-cell table:formula="of:=[.A156]*[.A$1]+[.B156]*[.B$1]+[.C$1]" office:value-type="float" office:value="34715.870321213" calcext:value-type="float">
            <text:p>34715.870321213</text:p>
          </table:table-cell>
          <table:table-cell table:formula="of:=IF([.D156]&gt;0;IF([.C156]&gt;0;&quot;true positive&quot;;&quot;false positive&quot;);IF([.C156]&lt;=0;&quot;true negative&quot;;&quot;false negative&quot;))" office:value-type="string" office:string-value="true positive" calcext:value-type="string">
            <text:p>true positive</text:p>
          </table:table-cell>
          <table:table-cell table:number-columns-repeated="4"/>
        </table:table-row>
        <table:table-row table:style-name="ro1">
          <table:table-cell office:value-type="float" office:value="167.699887174924" calcext:value-type="float">
            <text:p>167.699887174924</text:p>
          </table:table-cell>
          <table:table-cell office:value-type="float" office:value="87.3602469800365" calcext:value-type="float">
            <text:p>87.3602469800365</text:p>
          </table:table-cell>
          <table:table-cell office:value-type="float" office:value="-1" calcext:value-type="float">
            <text:p>-1</text:p>
          </table:table-cell>
          <table:table-cell table:formula="of:=[.A157]*[.A$1]+[.B157]*[.B$1]+[.C$1]" office:value-type="float" office:value="14688.2095227096" calcext:value-type="float">
            <text:p>14688.2095227096</text:p>
          </table:table-cell>
          <table:table-cell table:formula="of:=IF([.D157]&gt;0;IF([.C157]&gt;0;&quot;true positive&quot;;&quot;false positive&quot;);IF([.C157]&lt;=0;&quot;true negative&quot;;&quot;false negative&quot;))" office:value-type="string" office:string-value="false positive" calcext:value-type="string">
            <text:p>false positive</text:p>
          </table:table-cell>
          <table:table-cell table:number-columns-repeated="4"/>
        </table:table-row>
        <table:table-row table:style-name="ro1">
          <table:table-cell office:value-type="float" office:value="165.993894499552" calcext:value-type="float">
            <text:p>165.993894499552</text:p>
          </table:table-cell>
          <table:table-cell office:value-type="float" office:value="64.8470544479231" calcext:value-type="float">
            <text:p>64.8470544479231</text:p>
          </table:table-cell>
          <table:table-cell office:value-type="float" office:value="1" calcext:value-type="float">
            <text:p>1</text:p>
          </table:table-cell>
          <table:table-cell table:formula="of:=[.A158]*[.A$1]+[.B158]*[.B$1]+[.C$1]" office:value-type="float" office:value="26637.9440101629" calcext:value-type="float">
            <text:p>26637.9440101629</text:p>
          </table:table-cell>
          <table:table-cell table:formula="of:=IF([.D158]&gt;0;IF([.C158]&gt;0;&quot;true positive&quot;;&quot;false positive&quot;);IF([.C158]&lt;=0;&quot;true negative&quot;;&quot;false negative&quot;))" office:value-type="string" office:string-value="true positive" calcext:value-type="string">
            <text:p>true positive</text:p>
          </table:table-cell>
          <table:table-cell table:number-columns-repeated="4"/>
        </table:table-row>
        <table:table-row table:style-name="ro1">
          <table:table-cell office:value-type="float" office:value="173.584441494368" calcext:value-type="float">
            <text:p>173.584441494368</text:p>
          </table:table-cell>
          <table:table-cell office:value-type="float" office:value="108.450673116345" calcext:value-type="float">
            <text:p>108.450673116345</text:p>
          </table:table-cell>
          <table:table-cell office:value-type="float" office:value="-1" calcext:value-type="float">
            <text:p>-1</text:p>
          </table:table-cell>
          <table:table-cell table:formula="of:=[.A159]*[.A$1]+[.B159]*[.B$1]+[.C$1]" office:value-type="float" office:value="5169.33528131526" calcext:value-type="float">
            <text:p>5169.33528131526</text:p>
          </table:table-cell>
          <table:table-cell table:formula="of:=IF([.D159]&gt;0;IF([.C159]&gt;0;&quot;true positive&quot;;&quot;false positive&quot;);IF([.C159]&lt;=0;&quot;true negative&quot;;&quot;false negative&quot;))" office:value-type="string" office:string-value="false positive" calcext:value-type="string">
            <text:p>false positive</text:p>
          </table:table-cell>
          <table:table-cell table:number-columns-repeated="4"/>
        </table:table-row>
        <table:table-row table:style-name="ro1">
          <table:table-cell office:value-type="float" office:value="161.923869441815" calcext:value-type="float">
            <text:p>161.923869441815</text:p>
          </table:table-cell>
          <table:table-cell office:value-type="float" office:value="98.0696052716892" calcext:value-type="float">
            <text:p>98.0696052716892</text:p>
          </table:table-cell>
          <table:table-cell office:value-type="float" office:value="1" calcext:value-type="float">
            <text:p>1</text:p>
          </table:table-cell>
          <table:table-cell table:formula="of:=[.A160]*[.A$1]+[.B160]*[.B$1]+[.C$1]" office:value-type="float" office:value="6428.54025921667" calcext:value-type="float">
            <text:p>6428.54025921667</text:p>
          </table:table-cell>
          <table:table-cell table:formula="of:=IF([.D160]&gt;0;IF([.C160]&gt;0;&quot;true positive&quot;;&quot;false positive&quot;);IF([.C160]&lt;=0;&quot;true negative&quot;;&quot;false negative&quot;))" office:value-type="string" office:string-value="true positive" calcext:value-type="string">
            <text:p>true positive</text:p>
          </table:table-cell>
          <table:table-cell table:number-columns-repeated="4"/>
        </table:table-row>
        <table:table-row table:style-name="ro1">
          <table:table-cell office:value-type="float" office:value="188.075230507316" calcext:value-type="float">
            <text:p>188.075230507316</text:p>
          </table:table-cell>
          <table:table-cell office:value-type="float" office:value="76.9035067706728" calcext:value-type="float">
            <text:p>76.9035067706728</text:p>
          </table:table-cell>
          <table:table-cell office:value-type="float" office:value="-1" calcext:value-type="float">
            <text:p>-1</text:p>
          </table:table-cell>
          <table:table-cell table:formula="of:=[.A161]*[.A$1]+[.B161]*[.B$1]+[.C$1]" office:value-type="float" office:value="28513.6233356077" calcext:value-type="float">
            <text:p>28513.6233356077</text:p>
          </table:table-cell>
          <table:table-cell table:formula="of:=IF([.D161]&gt;0;IF([.C161]&gt;0;&quot;true positive&quot;;&quot;false positive&quot;);IF([.C161]&lt;=0;&quot;true negative&quot;;&quot;false negative&quot;))" office:value-type="string" office:string-value="false positive" calcext:value-type="string">
            <text:p>false positive</text:p>
          </table:table-cell>
          <table:table-cell table:number-columns-repeated="4"/>
        </table:table-row>
        <table:table-row table:style-name="ro1">
          <table:table-cell office:value-type="float" office:value="163.481394554804" calcext:value-type="float">
            <text:p>163.481394554804</text:p>
          </table:table-cell>
          <table:table-cell office:value-type="float" office:value="45.313912667573" calcext:value-type="float">
            <text:p>45.313912667573</text:p>
          </table:table-cell>
          <table:table-cell office:value-type="float" office:value="1" calcext:value-type="float">
            <text:p>1</text:p>
          </table:table-cell>
          <table:table-cell table:formula="of:=[.A162]*[.A$1]+[.B162]*[.B$1]+[.C$1]" office:value-type="float" office:value="36602.3350531284" calcext:value-type="float">
            <text:p>36602.3350531284</text:p>
          </table:table-cell>
          <table:table-cell table:formula="of:=IF([.D162]&gt;0;IF([.C162]&gt;0;&quot;true positive&quot;;&quot;false positive&quot;);IF([.C162]&lt;=0;&quot;true negative&quot;;&quot;false negative&quot;))" office:value-type="string" office:string-value="true positive" calcext:value-type="string">
            <text:p>true positive</text:p>
          </table:table-cell>
          <table:table-cell table:number-columns-repeated="4"/>
        </table:table-row>
        <table:table-row table:style-name="ro1">
          <table:table-cell office:value-type="float" office:value="176.661114799578" calcext:value-type="float">
            <text:p>176.661114799578</text:p>
          </table:table-cell>
          <table:table-cell office:value-type="float" office:value="89.2100497189625" calcext:value-type="float">
            <text:p>89.2100497189625</text:p>
          </table:table-cell>
          <table:table-cell office:value-type="float" office:value="-1" calcext:value-type="float">
            <text:p>-1</text:p>
          </table:table-cell>
          <table:table-cell table:formula="of:=[.A163]*[.A$1]+[.B163]*[.B$1]+[.C$1]" office:value-type="float" office:value="17154.7712066401" calcext:value-type="float">
            <text:p>17154.7712066401</text:p>
          </table:table-cell>
          <table:table-cell table:formula="of:=IF([.D163]&gt;0;IF([.C163]&gt;0;&quot;true positive&quot;;&quot;false positive&quot;);IF([.C163]&lt;=0;&quot;true negative&quot;;&quot;false negative&quot;))" office:value-type="string" office:string-value="false positive" calcext:value-type="string">
            <text:p>false positive</text:p>
          </table:table-cell>
          <table:table-cell table:number-columns-repeated="4"/>
        </table:table-row>
        <table:table-row table:style-name="ro1">
          <table:table-cell office:value-type="float" office:value="165.379869029066" calcext:value-type="float">
            <text:p>165.379869029066</text:p>
          </table:table-cell>
          <table:table-cell office:value-type="float" office:value="98.1372896315055" calcext:value-type="float">
            <text:p>98.1372896315055</text:p>
          </table:table-cell>
          <table:table-cell office:value-type="float" office:value="1" calcext:value-type="float">
            <text:p>1</text:p>
          </table:table-cell>
          <table:table-cell table:formula="of:=[.A164]*[.A$1]+[.B164]*[.B$1]+[.C$1]" office:value-type="float" office:value="7741.66314628478" calcext:value-type="float">
            <text:p>7741.66314628478</text:p>
          </table:table-cell>
          <table:table-cell table:formula="of:=IF([.D164]&gt;0;IF([.C164]&gt;0;&quot;true positive&quot;;&quot;false positive&quot;);IF([.C164]&lt;=0;&quot;true negative&quot;;&quot;false negative&quot;))" office:value-type="string" office:string-value="true positive" calcext:value-type="string">
            <text:p>true positive</text:p>
          </table:table-cell>
          <table:table-cell table:number-columns-repeated="4"/>
        </table:table-row>
        <table:table-row table:style-name="ro1">
          <table:table-cell office:value-type="float" office:value="172.206013715871" calcext:value-type="float">
            <text:p>172.206013715871</text:p>
          </table:table-cell>
          <table:table-cell office:value-type="float" office:value="95.4139113368981" calcext:value-type="float">
            <text:p>95.4139113368981</text:p>
          </table:table-cell>
          <table:table-cell office:value-type="float" office:value="-1" calcext:value-type="float">
            <text:p>-1</text:p>
          </table:table-cell>
          <table:table-cell table:formula="of:=[.A165]*[.A$1]+[.B165]*[.B$1]+[.C$1]" office:value-type="float" office:value="11936.421319187" calcext:value-type="float">
            <text:p>11936.421319187</text:p>
          </table:table-cell>
          <table:table-cell table:formula="of:=IF([.D165]&gt;0;IF([.C165]&gt;0;&quot;true positive&quot;;&quot;false positive&quot;);IF([.C165]&lt;=0;&quot;true negative&quot;;&quot;false negative&quot;))" office:value-type="string" office:string-value="false positive" calcext:value-type="string">
            <text:p>false positive</text:p>
          </table:table-cell>
          <table:table-cell table:number-columns-repeated="4"/>
        </table:table-row>
        <table:table-row table:style-name="ro1">
          <table:table-cell office:value-type="float" office:value="161.216730155317" calcext:value-type="float">
            <text:p>161.216730155317</text:p>
          </table:table-cell>
          <table:table-cell office:value-type="float" office:value="94.8281615551358" calcext:value-type="float">
            <text:p>94.8281615551358</text:p>
          </table:table-cell>
          <table:table-cell office:value-type="float" office:value="1" calcext:value-type="float">
            <text:p>1</text:p>
          </table:table-cell>
          <table:table-cell table:formula="of:=[.A166]*[.A$1]+[.B166]*[.B$1]+[.C$1]" office:value-type="float" office:value="7968.64151624205" calcext:value-type="float">
            <text:p>7968.64151624205</text:p>
          </table:table-cell>
          <table:table-cell table:formula="of:=IF([.D166]&gt;0;IF([.C166]&gt;0;&quot;true positive&quot;;&quot;false positive&quot;);IF([.C166]&lt;=0;&quot;true negative&quot;;&quot;false negative&quot;))" office:value-type="string" office:string-value="true positive" calcext:value-type="string">
            <text:p>true positive</text:p>
          </table:table-cell>
          <table:table-cell table:number-columns-repeated="4"/>
        </table:table-row>
        <table:table-row table:style-name="ro1">
          <table:table-cell office:value-type="float" office:value="185.993023465048" calcext:value-type="float">
            <text:p>185.993023465048</text:p>
          </table:table-cell>
          <table:table-cell office:value-type="float" office:value="102.713789265964" calcext:value-type="float">
            <text:p>102.713789265964</text:p>
          </table:table-cell>
          <table:table-cell office:value-type="float" office:value="-1" calcext:value-type="float">
            <text:p>-1</text:p>
          </table:table-cell>
          <table:table-cell table:formula="of:=[.A167]*[.A$1]+[.B167]*[.B$1]+[.C$1]" office:value-type="float" office:value="13235.2397971377" calcext:value-type="float">
            <text:p>13235.2397971377</text:p>
          </table:table-cell>
          <table:table-cell table:formula="of:=IF([.D167]&gt;0;IF([.C167]&gt;0;&quot;true positive&quot;;&quot;false positive&quot;);IF([.C167]&lt;=0;&quot;true negative&quot;;&quot;false negative&quot;))" office:value-type="string" office:string-value="false positive" calcext:value-type="string">
            <text:p>false positive</text:p>
          </table:table-cell>
          <table:table-cell table:number-columns-repeated="4"/>
        </table:table-row>
        <table:table-row table:style-name="ro1">
          <table:table-cell office:value-type="float" office:value="157.433710229162" calcext:value-type="float">
            <text:p>157.433710229162</text:p>
          </table:table-cell>
          <table:table-cell office:value-type="float" office:value="63.1499110857371" calcext:value-type="float">
            <text:p>63.1499110857371</text:p>
          </table:table-cell>
          <table:table-cell office:value-type="float" office:value="1" calcext:value-type="float">
            <text:p>1</text:p>
          </table:table-cell>
          <table:table-cell table:formula="of:=[.A168]*[.A$1]+[.B168]*[.B$1]+[.C$1]" office:value-type="float" office:value="24242.6101014234" calcext:value-type="float">
            <text:p>24242.6101014234</text:p>
          </table:table-cell>
          <table:table-cell table:formula="of:=IF([.D168]&gt;0;IF([.C168]&gt;0;&quot;true positive&quot;;&quot;false positive&quot;);IF([.C168]&lt;=0;&quot;true negative&quot;;&quot;false negative&quot;))" office:value-type="string" office:string-value="true positive" calcext:value-type="string">
            <text:p>true positive</text:p>
          </table:table-cell>
          <table:table-cell table:number-columns-repeated="4"/>
        </table:table-row>
        <table:table-row table:style-name="ro1">
          <table:table-cell office:value-type="float" office:value="175.186398066417" calcext:value-type="float">
            <text:p>175.186398066417</text:p>
          </table:table-cell>
          <table:table-cell office:value-type="float" office:value="81.4731896875052" calcext:value-type="float">
            <text:p>81.4731896875052</text:p>
          </table:table-cell>
          <table:table-cell office:value-type="float" office:value="-1" calcext:value-type="float">
            <text:p>-1</text:p>
          </table:table-cell>
          <table:table-cell table:formula="of:=[.A169]*[.A$1]+[.B169]*[.B$1]+[.C$1]" office:value-type="float" office:value="20914.087642092" calcext:value-type="float">
            <text:p>20914.087642092</text:p>
          </table:table-cell>
          <table:table-cell table:formula="of:=IF([.D169]&gt;0;IF([.C169]&gt;0;&quot;true positive&quot;;&quot;false positive&quot;);IF([.C169]&lt;=0;&quot;true negative&quot;;&quot;false negative&quot;))" office:value-type="string" office:string-value="false positive" calcext:value-type="string">
            <text:p>false positive</text:p>
          </table:table-cell>
          <table:table-cell table:number-columns-repeated="4"/>
        </table:table-row>
        <table:table-row table:style-name="ro1">
          <table:table-cell office:value-type="float" office:value="166.624253511662" calcext:value-type="float">
            <text:p>166.624253511662</text:p>
          </table:table-cell>
          <table:table-cell office:value-type="float" office:value="96.6775720945691" calcext:value-type="float">
            <text:p>96.6775720945691</text:p>
          </table:table-cell>
          <table:table-cell office:value-type="float" office:value="1" calcext:value-type="float">
            <text:p>1</text:p>
          </table:table-cell>
          <table:table-cell table:formula="of:=[.A170]*[.A$1]+[.B170]*[.B$1]+[.C$1]" office:value-type="float" office:value="9046.17330067552" calcext:value-type="float">
            <text:p>9046.17330067552</text:p>
          </table:table-cell>
          <table:table-cell table:formula="of:=IF([.D170]&gt;0;IF([.C170]&gt;0;&quot;true positive&quot;;&quot;false positive&quot;);IF([.C170]&lt;=0;&quot;true negative&quot;;&quot;false negative&quot;))" office:value-type="string" office:string-value="true positive" calcext:value-type="string">
            <text:p>true positive</text:p>
          </table:table-cell>
          <table:table-cell table:number-columns-repeated="4"/>
        </table:table-row>
        <table:table-row table:style-name="ro1">
          <table:table-cell office:value-type="float" office:value="172.794076125159" calcext:value-type="float">
            <text:p>172.794076125159</text:p>
          </table:table-cell>
          <table:table-cell office:value-type="float" office:value="82.3557886061711" calcext:value-type="float">
            <text:p>82.3557886061711</text:p>
          </table:table-cell>
          <table:table-cell office:value-type="float" office:value="-1" calcext:value-type="float">
            <text:p>-1</text:p>
          </table:table-cell>
          <table:table-cell table:formula="of:=[.A171]*[.A$1]+[.B171]*[.B$1]+[.C$1]" office:value-type="float" office:value="19484.2383408307" calcext:value-type="float">
            <text:p>19484.2383408307</text:p>
          </table:table-cell>
          <table:table-cell table:formula="of:=IF([.D171]&gt;0;IF([.C171]&gt;0;&quot;true positive&quot;;&quot;false positive&quot;);IF([.C171]&lt;=0;&quot;true negative&quot;;&quot;false negative&quot;))" office:value-type="string" office:string-value="false positive" calcext:value-type="string">
            <text:p>false positive</text:p>
          </table:table-cell>
          <table:table-cell table:number-columns-repeated="4"/>
        </table:table-row>
        <table:table-row table:style-name="ro1">
          <table:table-cell office:value-type="float" office:value="160.337687435281" calcext:value-type="float">
            <text:p>160.337687435281</text:p>
          </table:table-cell>
          <table:table-cell office:value-type="float" office:value="104.071066837895" calcext:value-type="float">
            <text:p>104.071066837895</text:p>
          </table:table-cell>
          <table:table-cell office:value-type="float" office:value="1" calcext:value-type="float">
            <text:p>1</text:p>
          </table:table-cell>
          <table:table-cell table:formula="of:=[.A172]*[.A$1]+[.B172]*[.B$1]+[.C$1]" office:value-type="float" office:value="2445.16434644564" calcext:value-type="float">
            <text:p>2445.16434644564</text:p>
          </table:table-cell>
          <table:table-cell table:formula="of:=IF([.D172]&gt;0;IF([.C172]&gt;0;&quot;true positive&quot;;&quot;false positive&quot;);IF([.C172]&lt;=0;&quot;true negative&quot;;&quot;false negative&quot;))" office:value-type="string" office:string-value="true positive" calcext:value-type="string">
            <text:p>true positive</text:p>
          </table:table-cell>
          <table:table-cell table:number-columns-repeated="4"/>
        </table:table-row>
        <table:table-row table:style-name="ro1">
          <table:table-cell office:value-type="float" office:value="173.353106070809" calcext:value-type="float">
            <text:p>173.353106070809</text:p>
          </table:table-cell>
          <table:table-cell office:value-type="float" office:value="105.307135726339" calcext:value-type="float">
            <text:p>105.307135726339</text:p>
          </table:table-cell>
          <table:table-cell office:value-type="float" office:value="-1" calcext:value-type="float">
            <text:p>-1</text:p>
          </table:table-cell>
          <table:table-cell table:formula="of:=[.A173]*[.A$1]+[.B173]*[.B$1]+[.C$1]" office:value-type="float" office:value="6840.57469511851" calcext:value-type="float">
            <text:p>6840.57469511851</text:p>
          </table:table-cell>
          <table:table-cell table:formula="of:=IF([.D173]&gt;0;IF([.C173]&gt;0;&quot;true positive&quot;;&quot;false positive&quot;);IF([.C173]&lt;=0;&quot;true negative&quot;;&quot;false negative&quot;))" office:value-type="string" office:string-value="false positive" calcext:value-type="string">
            <text:p>false positive</text:p>
          </table:table-cell>
          <table:table-cell table:number-columns-repeated="4"/>
        </table:table-row>
        <table:table-row table:style-name="ro1">
          <table:table-cell office:value-type="float" office:value="150.308636957556" calcext:value-type="float">
            <text:p>150.308636957556</text:p>
          </table:table-cell>
          <table:table-cell office:value-type="float" office:value="64.9693571543994" calcext:value-type="float">
            <text:p>64.9693571543994</text:p>
          </table:table-cell>
          <table:table-cell office:value-type="float" office:value="1" calcext:value-type="float">
            <text:p>1</text:p>
          </table:table-cell>
          <table:table-cell table:formula="of:=[.A174]*[.A$1]+[.B174]*[.B$1]+[.C$1]" office:value-type="float" office:value="20437.5660353481" calcext:value-type="float">
            <text:p>20437.5660353481</text:p>
          </table:table-cell>
          <table:table-cell table:formula="of:=IF([.D174]&gt;0;IF([.C174]&gt;0;&quot;true positive&quot;;&quot;false positive&quot;);IF([.C174]&lt;=0;&quot;true negative&quot;;&quot;false negative&quot;))" office:value-type="string" office:string-value="true positive" calcext:value-type="string">
            <text:p>true positive</text:p>
          </table:table-cell>
          <table:table-cell table:number-columns-repeated="4"/>
        </table:table-row>
        <table:table-row table:style-name="ro1">
          <table:table-cell office:value-type="float" office:value="181.64285927731" calcext:value-type="float">
            <text:p>181.64285927731</text:p>
          </table:table-cell>
          <table:table-cell office:value-type="float" office:value="97.9503571678406" calcext:value-type="float">
            <text:p>97.9503571678406</text:p>
          </table:table-cell>
          <table:table-cell office:value-type="float" office:value="-1" calcext:value-type="float">
            <text:p>-1</text:p>
          </table:table-cell>
          <table:table-cell table:formula="of:=[.A175]*[.A$1]+[.B175]*[.B$1]+[.C$1]" office:value-type="float" office:value="14204.113458568" calcext:value-type="float">
            <text:p>14204.113458568</text:p>
          </table:table-cell>
          <table:table-cell table:formula="of:=IF([.D175]&gt;0;IF([.C175]&gt;0;&quot;true positive&quot;;&quot;false positive&quot;);IF([.C175]&lt;=0;&quot;true negative&quot;;&quot;false negative&quot;))" office:value-type="string" office:string-value="false positive" calcext:value-type="string">
            <text:p>false positive</text:p>
          </table:table-cell>
          <table:table-cell table:number-columns-repeated="4"/>
        </table:table-row>
        <table:table-row table:style-name="ro1">
          <table:table-cell office:value-type="float" office:value="175.090316276948" calcext:value-type="float">
            <text:p>175.090316276948</text:p>
          </table:table-cell>
          <table:table-cell office:value-type="float" office:value="65.0289387307636" calcext:value-type="float">
            <text:p>65.0289387307636</text:p>
          </table:table-cell>
          <table:table-cell office:value-type="float" office:value="1" calcext:value-type="float">
            <text:p>1</text:p>
          </table:table-cell>
          <table:table-cell table:formula="of:=[.A176]*[.A$1]+[.B176]*[.B$1]+[.C$1]" office:value-type="float" office:value="30092.0782940721" calcext:value-type="float">
            <text:p>30092.0782940721</text:p>
          </table:table-cell>
          <table:table-cell table:formula="of:=IF([.D176]&gt;0;IF([.C176]&gt;0;&quot;true positive&quot;;&quot;false positive&quot;);IF([.C176]&lt;=0;&quot;true negative&quot;;&quot;false negative&quot;))" office:value-type="string" office:string-value="true positive" calcext:value-type="string">
            <text:p>true positive</text:p>
          </table:table-cell>
          <table:table-cell table:number-columns-repeated="4"/>
        </table:table-row>
        <table:table-row table:style-name="ro1">
          <table:table-cell office:value-type="float" office:value="172.008044079758" calcext:value-type="float">
            <text:p>172.008044079758</text:p>
          </table:table-cell>
          <table:table-cell office:value-type="float" office:value="102.020757662497" calcext:value-type="float">
            <text:p>102.020757662497</text:p>
          </table:table-cell>
          <table:table-cell office:value-type="float" office:value="-1" calcext:value-type="float">
            <text:p>-1</text:p>
          </table:table-cell>
          <table:table-cell table:formula="of:=[.A177]*[.A$1]+[.B177]*[.B$1]+[.C$1]" office:value-type="float" office:value="8156.47455177005" calcext:value-type="float">
            <text:p>8156.47455177005</text:p>
          </table:table-cell>
          <table:table-cell table:formula="of:=IF([.D177]&gt;0;IF([.C177]&gt;0;&quot;true positive&quot;;&quot;false positive&quot;);IF([.C177]&lt;=0;&quot;true negative&quot;;&quot;false negative&quot;))" office:value-type="string" office:string-value="false positive" calcext:value-type="string">
            <text:p>false positive</text:p>
          </table:table-cell>
          <table:table-cell table:number-columns-repeated="4"/>
        </table:table-row>
        <table:table-row table:style-name="ro1">
          <table:table-cell office:value-type="float" office:value="152.736437956438" calcext:value-type="float">
            <text:p>152.736437956438</text:p>
          </table:table-cell>
          <table:table-cell office:value-type="float" office:value="67.1124758467498" calcext:value-type="float">
            <text:p>67.1124758467498</text:p>
          </table:table-cell>
          <table:table-cell office:value-type="float" office:value="1" calcext:value-type="float">
            <text:p>1</text:p>
          </table:table-cell>
          <table:table-cell table:formula="of:=[.A178]*[.A$1]+[.B178]*[.B$1]+[.C$1]" office:value-type="float" office:value="20185.6373808589" calcext:value-type="float">
            <text:p>20185.6373808589</text:p>
          </table:table-cell>
          <table:table-cell table:formula="of:=IF([.D178]&gt;0;IF([.C178]&gt;0;&quot;true positive&quot;;&quot;false positive&quot;);IF([.C178]&lt;=0;&quot;true negative&quot;;&quot;false negative&quot;))" office:value-type="string" office:string-value="true positive" calcext:value-type="string">
            <text:p>true positive</text:p>
          </table:table-cell>
          <table:table-cell table:number-columns-repeated="4"/>
        </table:table-row>
        <table:table-row table:style-name="ro1">
          <table:table-cell office:value-type="float" office:value="159.877727999971" calcext:value-type="float">
            <text:p>159.877727999971</text:p>
          </table:table-cell>
          <table:table-cell office:value-type="float" office:value="71.2788350505941" calcext:value-type="float">
            <text:p>71.2788350505941</text:p>
          </table:table-cell>
          <table:table-cell office:value-type="float" office:value="-1" calcext:value-type="float">
            <text:p>-1</text:p>
          </table:table-cell>
          <table:table-cell table:formula="of:=[.A179]*[.A$1]+[.B179]*[.B$1]+[.C$1]" office:value-type="float" office:value="20642.5052974791" calcext:value-type="float">
            <text:p>20642.5052974791</text:p>
          </table:table-cell>
          <table:table-cell table:formula="of:=IF([.D179]&gt;0;IF([.C179]&gt;0;&quot;true positive&quot;;&quot;false positive&quot;);IF([.C179]&lt;=0;&quot;true negative&quot;;&quot;false negative&quot;))" office:value-type="string" office:string-value="false positive" calcext:value-type="string">
            <text:p>false positive</text:p>
          </table:table-cell>
          <table:table-cell table:number-columns-repeated="4"/>
        </table:table-row>
        <table:table-row table:style-name="ro1">
          <table:table-cell office:value-type="float" office:value="158.812262770887" calcext:value-type="float">
            <text:p>158.812262770887</text:p>
          </table:table-cell>
          <table:table-cell office:value-type="float" office:value="60.7377450299683" calcext:value-type="float">
            <text:p>60.7377450299683</text:p>
          </table:table-cell>
          <table:table-cell office:value-type="float" office:value="1" calcext:value-type="float">
            <text:p>1</text:p>
          </table:table-cell>
          <table:table-cell table:formula="of:=[.A180]*[.A$1]+[.B180]*[.B$1]+[.C$1]" office:value-type="float" office:value="26133.3339457146" calcext:value-type="float">
            <text:p>26133.3339457146</text:p>
          </table:table-cell>
          <table:table-cell table:formula="of:=IF([.D180]&gt;0;IF([.C180]&gt;0;&quot;true positive&quot;;&quot;false positive&quot;);IF([.C180]&lt;=0;&quot;true negative&quot;;&quot;false negative&quot;))" office:value-type="string" office:string-value="true positive" calcext:value-type="string">
            <text:p>true positive</text:p>
          </table:table-cell>
          <table:table-cell table:number-columns-repeated="4"/>
        </table:table-row>
        <table:table-row table:style-name="ro1">
          <table:table-cell office:value-type="float" office:value="174.552942742421" calcext:value-type="float">
            <text:p>174.552942742421</text:p>
          </table:table-cell>
          <table:table-cell office:value-type="float" office:value="90.3047610631381" calcext:value-type="float">
            <text:p>90.3047610631381</text:p>
          </table:table-cell>
          <table:table-cell office:value-type="float" office:value="-1" calcext:value-type="float">
            <text:p>-1</text:p>
          </table:table-cell>
          <table:table-cell table:formula="of:=[.A181]*[.A$1]+[.B181]*[.B$1]+[.C$1]" office:value-type="float" office:value="15717.1343248074" calcext:value-type="float">
            <text:p>15717.1343248074</text:p>
          </table:table-cell>
          <table:table-cell table:formula="of:=IF([.D181]&gt;0;IF([.C181]&gt;0;&quot;true positive&quot;;&quot;false positive&quot;);IF([.C181]&lt;=0;&quot;true negative&quot;;&quot;false negative&quot;))" office:value-type="string" office:string-value="false positive" calcext:value-type="string">
            <text:p>false positive</text:p>
          </table:table-cell>
          <table:table-cell table:number-columns-repeated="4"/>
        </table:table-row>
        <table:table-row table:style-name="ro1">
          <table:table-cell office:value-type="float" office:value="164.632243812326" calcext:value-type="float">
            <text:p>164.632243812326</text:p>
          </table:table-cell>
          <table:table-cell office:value-type="float" office:value="69.8349964669928" calcext:value-type="float">
            <text:p>69.8349964669928</text:p>
          </table:table-cell>
          <table:table-cell office:value-type="float" office:value="1" calcext:value-type="float">
            <text:p>1</text:p>
          </table:table-cell>
          <table:table-cell table:formula="of:=[.A182]*[.A$1]+[.B182]*[.B$1]+[.C$1]" office:value-type="float" office:value="23310.3324222322" calcext:value-type="float">
            <text:p>23310.3324222322</text:p>
          </table:table-cell>
          <table:table-cell table:formula="of:=IF([.D182]&gt;0;IF([.C182]&gt;0;&quot;true positive&quot;;&quot;false positive&quot;);IF([.C182]&lt;=0;&quot;true negative&quot;;&quot;false negative&quot;))" office:value-type="string" office:string-value="true positive" calcext:value-type="string">
            <text:p>true positive</text:p>
          </table:table-cell>
          <table:table-cell table:number-columns-repeated="4"/>
        </table:table-row>
        <table:table-row table:style-name="ro1">
          <table:table-cell office:value-type="float" office:value="178.152598513476" calcext:value-type="float">
            <text:p>178.152598513476</text:p>
          </table:table-cell>
          <table:table-cell office:value-type="float" office:value="72.2554322972036" calcext:value-type="float">
            <text:p>72.2554322972036</text:p>
          </table:table-cell>
          <table:table-cell office:value-type="float" office:value="-1" calcext:value-type="float">
            <text:p>-1</text:p>
          </table:table-cell>
          <table:table-cell table:formula="of:=[.A183]*[.A$1]+[.B183]*[.B$1]+[.C$1]" office:value-type="float" office:value="27239.4042558086" calcext:value-type="float">
            <text:p>27239.4042558086</text:p>
          </table:table-cell>
          <table:table-cell table:formula="of:=IF([.D183]&gt;0;IF([.C183]&gt;0;&quot;true positive&quot;;&quot;false positive&quot;);IF([.C183]&lt;=0;&quot;true negative&quot;;&quot;false negative&quot;))" office:value-type="string" office:string-value="false positive" calcext:value-type="string">
            <text:p>false positive</text:p>
          </table:table-cell>
          <table:table-cell table:number-columns-repeated="4"/>
        </table:table-row>
        <table:table-row table:style-name="ro1">
          <table:table-cell office:value-type="float" office:value="153.156588054114" calcext:value-type="float">
            <text:p>153.156588054114</text:p>
          </table:table-cell>
          <table:table-cell office:value-type="float" office:value="96.3895370943884" calcext:value-type="float">
            <text:p>96.3895370943884</text:p>
          </table:table-cell>
          <table:table-cell office:value-type="float" office:value="1" calcext:value-type="float">
            <text:p>1</text:p>
          </table:table-cell>
          <table:table-cell table:formula="of:=[.A184]*[.A$1]+[.B184]*[.B$1]+[.C$1]" office:value-type="float" office:value="3942.67673485113" calcext:value-type="float">
            <text:p>3942.67673485113</text:p>
          </table:table-cell>
          <table:table-cell table:formula="of:=IF([.D184]&gt;0;IF([.C184]&gt;0;&quot;true positive&quot;;&quot;false positive&quot;);IF([.C184]&lt;=0;&quot;true negative&quot;;&quot;false negative&quot;))" office:value-type="string" office:string-value="true positive" calcext:value-type="string">
            <text:p>true positive</text:p>
          </table:table-cell>
          <table:table-cell table:number-columns-repeated="4"/>
        </table:table-row>
        <table:table-row table:style-name="ro1">
          <table:table-cell office:value-type="float" office:value="180.552955037616" calcext:value-type="float">
            <text:p>180.552955037616</text:p>
          </table:table-cell>
          <table:table-cell office:value-type="float" office:value="104.323865220593" calcext:value-type="float">
            <text:p>104.323865220593</text:p>
          </table:table-cell>
          <table:table-cell office:value-type="float" office:value="-1" calcext:value-type="float">
            <text:p>-1</text:p>
          </table:table-cell>
          <table:table-cell table:formula="of:=[.A185]*[.A$1]+[.B185]*[.B$1]+[.C$1]" office:value-type="float" office:value="10206.2481919577" calcext:value-type="float">
            <text:p>10206.2481919577</text:p>
          </table:table-cell>
          <table:table-cell table:formula="of:=IF([.D185]&gt;0;IF([.C185]&gt;0;&quot;true positive&quot;;&quot;false positive&quot;);IF([.C185]&lt;=0;&quot;true negative&quot;;&quot;false negative&quot;))" office:value-type="string" office:string-value="false positive" calcext:value-type="string">
            <text:p>false positive</text:p>
          </table:table-cell>
          <table:table-cell table:number-columns-repeated="4"/>
        </table:table-row>
        <table:table-row table:style-name="ro1">
          <table:table-cell office:value-type="float" office:value="169.311458752687" calcext:value-type="float">
            <text:p>169.311458752687</text:p>
          </table:table-cell>
          <table:table-cell office:value-type="float" office:value="84.5737924828471" calcext:value-type="float">
            <text:p>84.5737924828471</text:p>
          </table:table-cell>
          <table:table-cell office:value-type="float" office:value="1" calcext:value-type="float">
            <text:p>1</text:p>
          </table:table-cell>
          <table:table-cell table:formula="of:=[.A186]*[.A$1]+[.B186]*[.B$1]+[.C$1]" office:value-type="float" office:value="16879.7831549595" calcext:value-type="float">
            <text:p>16879.7831549595</text:p>
          </table:table-cell>
          <table:table-cell table:formula="of:=IF([.D186]&gt;0;IF([.C186]&gt;0;&quot;true positive&quot;;&quot;false positive&quot;);IF([.C186]&lt;=0;&quot;true negative&quot;;&quot;false negative&quot;))" office:value-type="string" office:string-value="true positive" calcext:value-type="string">
            <text:p>true positive</text:p>
          </table:table-cell>
          <table:table-cell table:number-columns-repeated="4"/>
        </table:table-row>
        <table:table-row table:style-name="ro1">
          <table:table-cell office:value-type="float" office:value="168.271171233132" calcext:value-type="float">
            <text:p>168.271171233132</text:p>
          </table:table-cell>
          <table:table-cell office:value-type="float" office:value="85.1788184805272" calcext:value-type="float">
            <text:p>85.1788184805272</text:p>
          </table:table-cell>
          <table:table-cell office:value-type="float" office:value="-1" calcext:value-type="float">
            <text:p>-1</text:p>
          </table:table-cell>
          <table:table-cell table:formula="of:=[.A187]*[.A$1]+[.B187]*[.B$1]+[.C$1]" office:value-type="float" office:value="16134.0398358245" calcext:value-type="float">
            <text:p>16134.0398358245</text:p>
          </table:table-cell>
          <table:table-cell table:formula="of:=IF([.D187]&gt;0;IF([.C187]&gt;0;&quot;true positive&quot;;&quot;false positive&quot;);IF([.C187]&lt;=0;&quot;true negative&quot;;&quot;false negative&quot;))" office:value-type="string" office:string-value="false positive" calcext:value-type="string">
            <text:p>false positive</text:p>
          </table:table-cell>
          <table:table-cell table:number-columns-repeated="4"/>
        </table:table-row>
        <table:table-row table:style-name="ro1">
          <table:table-cell office:value-type="float" office:value="157.994793574462" calcext:value-type="float">
            <text:p>157.994793574462</text:p>
          </table:table-cell>
          <table:table-cell office:value-type="float" office:value="106.518628107345" calcext:value-type="float">
            <text:p>106.518628107345</text:p>
          </table:table-cell>
          <table:table-cell office:value-type="float" office:value="1" calcext:value-type="float">
            <text:p>1</text:p>
          </table:table-cell>
          <table:table-cell table:formula="of:=[.A188]*[.A$1]+[.B188]*[.B$1]+[.C$1]" office:value-type="float" office:value="157.614633115794" calcext:value-type="float">
            <text:p>157.614633115794</text:p>
          </table:table-cell>
          <table:table-cell table:formula="of:=IF([.D188]&gt;0;IF([.C188]&gt;0;&quot;true positive&quot;;&quot;false positive&quot;);IF([.C188]&lt;=0;&quot;true negative&quot;;&quot;false negative&quot;))" office:value-type="string" office:string-value="true positive" calcext:value-type="string">
            <text:p>true positive</text:p>
          </table:table-cell>
          <table:table-cell table:number-columns-repeated="4"/>
        </table:table-row>
        <table:table-row table:style-name="ro1">
          <table:table-cell office:value-type="float" office:value="171.172463715384" calcext:value-type="float">
            <text:p>171.172463715384</text:p>
          </table:table-cell>
          <table:table-cell office:value-type="float" office:value="56.1008733509433" calcext:value-type="float">
            <text:p>56.1008733509433</text:p>
          </table:table-cell>
          <table:table-cell office:value-type="float" office:value="-1" calcext:value-type="float">
            <text:p>-1</text:p>
          </table:table-cell>
          <table:table-cell table:formula="of:=[.A189]*[.A$1]+[.B189]*[.B$1]+[.C$1]" office:value-type="float" office:value="33563.8650896279" calcext:value-type="float">
            <text:p>33563.8650896279</text:p>
          </table:table-cell>
          <table:table-cell table:formula="of:=IF([.D189]&gt;0;IF([.C189]&gt;0;&quot;true positive&quot;;&quot;false positive&quot;);IF([.C189]&lt;=0;&quot;true negative&quot;;&quot;false negative&quot;))" office:value-type="string" office:string-value="false positive" calcext:value-type="string">
            <text:p>false positive</text:p>
          </table:table-cell>
          <table:table-cell table:number-columns-repeated="4"/>
        </table:table-row>
        <table:table-row table:style-name="ro1">
          <table:table-cell office:value-type="float" office:value="164.453219924889" calcext:value-type="float">
            <text:p>164.453219924889</text:p>
          </table:table-cell>
          <table:table-cell office:value-type="float" office:value="48.3197584211036" calcext:value-type="float">
            <text:p>48.3197584211036</text:p>
          </table:table-cell>
          <table:table-cell office:value-type="float" office:value="1" calcext:value-type="float">
            <text:p>1</text:p>
          </table:table-cell>
          <table:table-cell table:formula="of:=[.A190]*[.A$1]+[.B190]*[.B$1]+[.C$1]" office:value-type="float" office:value="35297.7394061801" calcext:value-type="float">
            <text:p>35297.7394061801</text:p>
          </table:table-cell>
          <table:table-cell table:formula="of:=IF([.D190]&gt;0;IF([.C190]&gt;0;&quot;true positive&quot;;&quot;false positive&quot;);IF([.C190]&lt;=0;&quot;true negative&quot;;&quot;false negative&quot;))" office:value-type="string" office:string-value="true positive" calcext:value-type="string">
            <text:p>true positive</text:p>
          </table:table-cell>
          <table:table-cell table:number-columns-repeated="4"/>
        </table:table-row>
        <table:table-row table:style-name="ro1">
          <table:table-cell office:value-type="float" office:value="165.273334066256" calcext:value-type="float">
            <text:p>165.273334066256</text:p>
          </table:table-cell>
          <table:table-cell office:value-type="float" office:value="61.6413684450592" calcext:value-type="float">
            <text:p>61.6413684450592</text:p>
          </table:table-cell>
          <table:table-cell office:value-type="float" office:value="-1" calcext:value-type="float">
            <text:p>-1</text:p>
          </table:table-cell>
          <table:table-cell table:formula="of:=[.A191]*[.A$1]+[.B191]*[.B$1]+[.C$1]" office:value-type="float" office:value="28152.7594940689" calcext:value-type="float">
            <text:p>28152.7594940689</text:p>
          </table:table-cell>
          <table:table-cell table:formula="of:=IF([.D191]&gt;0;IF([.C191]&gt;0;&quot;true positive&quot;;&quot;false positive&quot;);IF([.C191]&lt;=0;&quot;true negative&quot;;&quot;false negative&quot;))" office:value-type="string" office:string-value="false positive" calcext:value-type="string">
            <text:p>false positive</text:p>
          </table:table-cell>
          <table:table-cell table:number-columns-repeated="4"/>
        </table:table-row>
        <table:table-row table:style-name="ro1">
          <table:table-cell office:value-type="float" office:value="164.550704484921" calcext:value-type="float">
            <text:p>164.550704484921</text:p>
          </table:table-cell>
          <table:table-cell office:value-type="float" office:value="78.1188749969111" calcext:value-type="float">
            <text:p>78.1188749969111</text:p>
          </table:table-cell>
          <table:table-cell office:value-type="float" office:value="1" calcext:value-type="float">
            <text:p>1</text:p>
          </table:table-cell>
          <table:table-cell table:formula="of:=[.A192]*[.A$1]+[.B192]*[.B$1]+[.C$1]" office:value-type="float" office:value="18636.0731595879" calcext:value-type="float">
            <text:p>18636.0731595879</text:p>
          </table:table-cell>
          <table:table-cell table:formula="of:=IF([.D192]&gt;0;IF([.C192]&gt;0;&quot;true positive&quot;;&quot;false positive&quot;);IF([.C192]&lt;=0;&quot;true negative&quot;;&quot;false negative&quot;))" office:value-type="string" office:string-value="true positive" calcext:value-type="string">
            <text:p>true positive</text:p>
          </table:table-cell>
          <table:table-cell table:number-columns-repeated="4"/>
        </table:table-row>
        <table:table-row table:style-name="ro1">
          <table:table-cell office:value-type="float" office:value="171.852069544524" calcext:value-type="float">
            <text:p>171.852069544524</text:p>
          </table:table-cell>
          <table:table-cell office:value-type="float" office:value="74.9850235732745" calcext:value-type="float">
            <text:p>74.9850235732745</text:p>
          </table:table-cell>
          <table:table-cell office:value-type="float" office:value="-1" calcext:value-type="float">
            <text:p>-1</text:p>
          </table:table-cell>
          <table:table-cell table:formula="of:=[.A193]*[.A$1]+[.B193]*[.B$1]+[.C$1]" office:value-type="float" office:value="23246.6432197927" calcext:value-type="float">
            <text:p>23246.6432197927</text:p>
          </table:table-cell>
          <table:table-cell table:formula="of:=IF([.D193]&gt;0;IF([.C193]&gt;0;&quot;true positive&quot;;&quot;false positive&quot;);IF([.C193]&lt;=0;&quot;true negative&quot;;&quot;false negative&quot;))" office:value-type="string" office:string-value="false positive" calcext:value-type="string">
            <text:p>false positive</text:p>
          </table:table-cell>
          <table:table-cell table:number-columns-repeated="4"/>
        </table:table-row>
        <table:table-row table:style-name="ro1">
          <table:table-cell office:value-type="float" office:value="160.466384398953" calcext:value-type="float">
            <text:p>160.466384398953</text:p>
          </table:table-cell>
          <table:table-cell office:value-type="float" office:value="77.2330824757968" calcext:value-type="float">
            <text:p>77.2330824757968</text:p>
          </table:table-cell>
          <table:table-cell office:value-type="float" office:value="1" calcext:value-type="float">
            <text:p>1</text:p>
          </table:table-cell>
          <table:table-cell table:formula="of:=[.A194]*[.A$1]+[.B194]*[.B$1]+[.C$1]" office:value-type="float" office:value="17535.7983741163" calcext:value-type="float">
            <text:p>17535.7983741163</text:p>
          </table:table-cell>
          <table:table-cell table:formula="of:=IF([.D194]&gt;0;IF([.C194]&gt;0;&quot;true positive&quot;;&quot;false positive&quot;);IF([.C194]&lt;=0;&quot;true negative&quot;;&quot;false negative&quot;))" office:value-type="string" office:string-value="true positive" calcext:value-type="string">
            <text:p>true positive</text:p>
          </table:table-cell>
          <table:table-cell table:number-columns-repeated="4"/>
        </table:table-row>
        <table:table-row table:style-name="ro1">
          <table:table-cell office:value-type="float" office:value="176.028080530385" calcext:value-type="float">
            <text:p>176.028080530385</text:p>
          </table:table-cell>
          <table:table-cell office:value-type="float" office:value="105.025440421596" calcext:value-type="float">
            <text:p>105.025440421596</text:p>
          </table:table-cell>
          <table:table-cell office:value-type="float" office:value="-1" calcext:value-type="float">
            <text:p>-1</text:p>
          </table:table-cell>
          <table:table-cell table:formula="of:=[.A195]*[.A$1]+[.B195]*[.B$1]+[.C$1]" office:value-type="float" office:value="8044.1678895957" calcext:value-type="float">
            <text:p>8044.1678895957</text:p>
          </table:table-cell>
          <table:table-cell table:formula="of:=IF([.D195]&gt;0;IF([.C195]&gt;0;&quot;true positive&quot;;&quot;false positive&quot;);IF([.C195]&lt;=0;&quot;true negative&quot;;&quot;false negative&quot;))" office:value-type="string" office:string-value="false positive" calcext:value-type="string">
            <text:p>false positive</text:p>
          </table:table-cell>
          <table:table-cell table:number-columns-repeated="4"/>
        </table:table-row>
        <table:table-row table:style-name="ro1">
          <table:table-cell office:value-type="float" office:value="153.460250806681" calcext:value-type="float">
            <text:p>153.460250806681</text:p>
          </table:table-cell>
          <table:table-cell office:value-type="float" office:value="49.7441219659445" calcext:value-type="float">
            <text:p>49.7441219659445</text:p>
          </table:table-cell>
          <table:table-cell office:value-type="float" office:value="1" calcext:value-type="float">
            <text:p>1</text:p>
          </table:table-cell>
          <table:table-cell table:formula="of:=[.A196]*[.A$1]+[.B196]*[.B$1]+[.C$1]" office:value-type="float" office:value="30202.0276257742" calcext:value-type="float">
            <text:p>30202.0276257742</text:p>
          </table:table-cell>
          <table:table-cell table:formula="of:=IF([.D196]&gt;0;IF([.C196]&gt;0;&quot;true positive&quot;;&quot;false positive&quot;);IF([.C196]&lt;=0;&quot;true negative&quot;;&quot;false negative&quot;))" office:value-type="string" office:string-value="true positive" calcext:value-type="string">
            <text:p>true positive</text:p>
          </table:table-cell>
          <table:table-cell table:number-columns-repeated="4"/>
        </table:table-row>
        <table:table-row table:style-name="ro1">
          <table:table-cell office:value-type="float" office:value="165.391929663637" calcext:value-type="float">
            <text:p>165.391929663637</text:p>
          </table:table-cell>
          <table:table-cell office:value-type="float" office:value="82.3950860951499" calcext:value-type="float">
            <text:p>82.3950860951499</text:p>
          </table:table-cell>
          <table:table-cell office:value-type="float" office:value="-1" calcext:value-type="float">
            <text:p>-1</text:p>
          </table:table-cell>
          <table:table-cell table:formula="of:=[.A197]*[.A$1]+[.B197]*[.B$1]+[.C$1]" office:value-type="float" office:value="16568.4942758821" calcext:value-type="float">
            <text:p>16568.4942758821</text:p>
          </table:table-cell>
          <table:table-cell table:formula="of:=IF([.D197]&gt;0;IF([.C197]&gt;0;&quot;true positive&quot;;&quot;false positive&quot;);IF([.C197]&lt;=0;&quot;true negative&quot;;&quot;false negative&quot;))" office:value-type="string" office:string-value="false positive" calcext:value-type="string">
            <text:p>false positive</text:p>
          </table:table-cell>
          <table:table-cell table:number-columns-repeated="4"/>
        </table:table-row>
        <table:table-row table:style-name="ro1">
          <table:table-cell office:value-type="float" office:value="168.869678058667" calcext:value-type="float">
            <text:p>168.869678058667</text:p>
          </table:table-cell>
          <table:table-cell office:value-type="float" office:value="92.4990983452055" calcext:value-type="float">
            <text:p>92.4990983452055</text:p>
          </table:table-cell>
          <table:table-cell office:value-type="float" office:value="1" calcext:value-type="float">
            <text:p>1</text:p>
          </table:table-cell>
          <table:table-cell table:formula="of:=[.A198]*[.A$1]+[.B198]*[.B$1]+[.C$1]" office:value-type="float" office:value="12265.6430724272" calcext:value-type="float">
            <text:p>12265.6430724272</text:p>
          </table:table-cell>
          <table:table-cell table:formula="of:=IF([.D198]&gt;0;IF([.C198]&gt;0;&quot;true positive&quot;;&quot;false positive&quot;);IF([.C198]&lt;=0;&quot;true negative&quot;;&quot;false negative&quot;))" office:value-type="string" office:string-value="true positive" calcext:value-type="string">
            <text:p>true positive</text:p>
          </table:table-cell>
          <table:table-cell table:number-columns-repeated="4"/>
        </table:table-row>
        <table:table-row table:style-name="ro1">
          <table:table-cell office:value-type="float" office:value="163.571575973199" calcext:value-type="float">
            <text:p>163.571575973199</text:p>
          </table:table-cell>
          <table:table-cell office:value-type="float" office:value="86.2575642041419" calcext:value-type="float">
            <text:p>86.2575642041419</text:p>
          </table:table-cell>
          <table:table-cell office:value-type="float" office:value="-1" calcext:value-type="float">
            <text:p>-1</text:p>
          </table:table-cell>
          <table:table-cell table:formula="of:=[.A199]*[.A$1]+[.B199]*[.B$1]+[.C$1]" office:value-type="float" office:value="13692.2851425284" calcext:value-type="float">
            <text:p>13692.2851425284</text:p>
          </table:table-cell>
          <table:table-cell table:formula="of:=IF([.D199]&gt;0;IF([.C199]&gt;0;&quot;true positive&quot;;&quot;false positive&quot;);IF([.C199]&lt;=0;&quot;true negative&quot;;&quot;false negative&quot;))" office:value-type="string" office:string-value="false positive" calcext:value-type="string">
            <text:p>false positive</text:p>
          </table:table-cell>
          <table:table-cell table:number-columns-repeated="4"/>
        </table:table-row>
        <table:table-row table:style-name="ro1">
          <table:table-cell office:value-type="float" office:value="168.072998414381" calcext:value-type="float">
            <text:p>168.072998414381</text:p>
          </table:table-cell>
          <table:table-cell office:value-type="float" office:value="73.844051646877" calcext:value-type="float">
            <text:p>73.844051646877</text:p>
          </table:table-cell>
          <table:table-cell office:value-type="float" office:value="1" calcext:value-type="float">
            <text:p>1</text:p>
          </table:table-cell>
          <table:table-cell table:formula="of:=[.A200]*[.A$1]+[.B200]*[.B$1]+[.C$1]" office:value-type="float" office:value="22408.704959854" calcext:value-type="float">
            <text:p>22408.704959854</text:p>
          </table:table-cell>
          <table:table-cell table:formula="of:=IF([.D200]&gt;0;IF([.C200]&gt;0;&quot;true positive&quot;;&quot;false positive&quot;);IF([.C200]&lt;=0;&quot;true negative&quot;;&quot;false negative&quot;))" office:value-type="string" office:string-value="true positive" calcext:value-type="string">
            <text:p>true positive</text:p>
          </table:table-cell>
          <table:table-cell table:number-columns-repeated="4"/>
        </table:table-row>
        <table:table-row table:style-name="ro1">
          <table:table-cell office:value-type="float" office:value="170.699638507344" calcext:value-type="float">
            <text:p>170.699638507344</text:p>
          </table:table-cell>
          <table:table-cell office:value-type="float" office:value="112.890795805873" calcext:value-type="float">
            <text:p>112.890795805873</text:p>
          </table:table-cell>
          <table:table-cell office:value-type="float" office:value="-1" calcext:value-type="float">
            <text:p>-1</text:p>
          </table:table-cell>
          <table:table-cell table:formula="of:=[.A201]*[.A$1]+[.B201]*[.B$1]+[.C$1]" office:value-type="float" office:value="1553.28213341973" calcext:value-type="float">
            <text:p>1553.28213341973</text:p>
          </table:table-cell>
          <table:table-cell table:formula="of:=IF([.D201]&gt;0;IF([.C201]&gt;0;&quot;true positive&quot;;&quot;false positive&quot;);IF([.C201]&lt;=0;&quot;true negative&quot;;&quot;false negative&quot;))" office:value-type="string" office:string-value="false positive" calcext:value-type="string">
            <text:p>false positive</text:p>
          </table:table-cell>
          <table:table-cell table:number-columns-repeated="4"/>
        </table:table-row>
        <table:table-row table:style-name="ro1">
          <table:table-cell office:value-type="float" office:value="160.368670846259" calcext:value-type="float">
            <text:p>160.368670846259</text:p>
          </table:table-cell>
          <table:table-cell office:value-type="float" office:value="71.9726186807343" calcext:value-type="float">
            <text:p>71.9726186807343</text:p>
          </table:table-cell>
          <table:table-cell office:value-type="float" office:value="1" calcext:value-type="float">
            <text:p>1</text:p>
          </table:table-cell>
          <table:table-cell table:formula="of:=[.A202]*[.A$1]+[.B202]*[.B$1]+[.C$1]" office:value-type="float" office:value="20445.6250784973" calcext:value-type="float">
            <text:p>20445.6250784973</text:p>
          </table:table-cell>
          <table:table-cell table:formula="of:=IF([.D202]&gt;0;IF([.C202]&gt;0;&quot;true positive&quot;;&quot;false positive&quot;);IF([.C202]&lt;=0;&quot;true negative&quot;;&quot;false negative&quot;))" office:value-type="string" office:string-value="true positive" calcext:value-type="string">
            <text:p>true positive</text:p>
          </table:table-cell>
          <table:table-cell table:number-columns-repeated="4"/>
        </table:table-row>
        <table:table-row table:style-name="ro1">
          <table:table-cell office:value-type="float" office:value="175.621363316063" calcext:value-type="float">
            <text:p>175.621363316063</text:p>
          </table:table-cell>
          <table:table-cell office:value-type="float" office:value="87.1952334556521" calcext:value-type="float">
            <text:p>87.1952334556521</text:p>
          </table:table-cell>
          <table:table-cell office:value-type="float" office:value="-1" calcext:value-type="float">
            <text:p>-1</text:p>
          </table:table-cell>
          <table:table-cell table:formula="of:=[.A203]*[.A$1]+[.B203]*[.B$1]+[.C$1]" office:value-type="float" office:value="17877.4278983161" calcext:value-type="float">
            <text:p>17877.4278983161</text:p>
          </table:table-cell>
          <table:table-cell table:formula="of:=IF([.D203]&gt;0;IF([.C203]&gt;0;&quot;true positive&quot;;&quot;false positive&quot;);IF([.C203]&lt;=0;&quot;true negative&quot;;&quot;false negative&quot;))" office:value-type="string" office:string-value="false positive" calcext:value-type="string">
            <text:p>false positive</text:p>
          </table:table-cell>
          <table:table-cell table:number-columns-repeated="4"/>
        </table:table-row>
        <table:table-row table:style-name="ro1">
          <table:table-cell office:value-type="float" office:value="176.469740220056" calcext:value-type="float">
            <text:p>176.469740220056</text:p>
          </table:table-cell>
          <table:table-cell office:value-type="float" office:value="131.140423978259" calcext:value-type="float">
            <text:p>131.140423978259</text:p>
          </table:table-cell>
          <table:table-cell office:value-type="float" office:value="1" calcext:value-type="float">
            <text:p>1</text:p>
          </table:table-cell>
          <table:table-cell table:formula="of:=[.A204]*[.A$1]+[.B204]*[.B$1]+[.C$1]" office:value-type="float" office:value="-6418.31843174476" calcext:value-type="float">
            <text:p>-6418.31843174476</text:p>
          </table:table-cell>
          <table:table-cell table:formula="of:=IF([.D204]&gt;0;IF([.C204]&gt;0;&quot;true positive&quot;;&quot;false positive&quot;);IF([.C204]&lt;=0;&quot;true negative&quot;;&quot;false negative&quot;))" office:value-type="string" office:string-value="false negative" calcext:value-type="string">
            <text:p>false negative</text:p>
          </table:table-cell>
          <table:table-cell table:number-columns-repeated="4"/>
        </table:table-row>
        <table:table-row table:style-name="ro1">
          <table:table-cell office:value-type="float" office:value="178.345149111915" calcext:value-type="float">
            <text:p>178.345149111915</text:p>
          </table:table-cell>
          <table:table-cell office:value-type="float" office:value="96.9233478028979" calcext:value-type="float">
            <text:p>96.9233478028979</text:p>
          </table:table-cell>
          <table:table-cell office:value-type="float" office:value="-1" calcext:value-type="float">
            <text:p>-1</text:p>
          </table:table-cell>
          <table:table-cell table:formula="of:=[.A205]*[.A$1]+[.B205]*[.B$1]+[.C$1]" office:value-type="float" office:value="13490.4876902023" calcext:value-type="float">
            <text:p>13490.4876902023</text:p>
          </table:table-cell>
          <table:table-cell table:formula="of:=IF([.D205]&gt;0;IF([.C205]&gt;0;&quot;true positive&quot;;&quot;false positive&quot;);IF([.C205]&lt;=0;&quot;true negative&quot;;&quot;false negative&quot;))" office:value-type="string" office:string-value="false positive" calcext:value-type="string">
            <text:p>false positive</text:p>
          </table:table-cell>
          <table:table-cell table:number-columns-repeated="4"/>
        </table:table-row>
        <table:table-row table:style-name="ro1">
          <table:table-cell office:value-type="float" office:value="165.960799395594" calcext:value-type="float">
            <text:p>165.960799395594</text:p>
          </table:table-cell>
          <table:table-cell office:value-type="float" office:value="30.6370668471292" calcext:value-type="float">
            <text:p>30.6370668471292</text:p>
          </table:table-cell>
          <table:table-cell office:value-type="float" office:value="1" calcext:value-type="float">
            <text:p>1</text:p>
          </table:table-cell>
          <table:table-cell table:formula="of:=[.A206]*[.A$1]+[.B206]*[.B$1]+[.C$1]" office:value-type="float" office:value="45796.6860997223" calcext:value-type="float">
            <text:p>45796.6860997223</text:p>
          </table:table-cell>
          <table:table-cell table:formula="of:=IF([.D206]&gt;0;IF([.C206]&gt;0;&quot;true positive&quot;;&quot;false positive&quot;);IF([.C206]&lt;=0;&quot;true negative&quot;;&quot;false negative&quot;))" office:value-type="string" office:string-value="true positive" calcext:value-type="string">
            <text:p>true positive</text:p>
          </table:table-cell>
          <table:table-cell table:number-columns-repeated="4"/>
        </table:table-row>
        <table:table-row table:style-name="ro1">
          <table:table-cell office:value-type="float" office:value="182.320601803632" calcext:value-type="float">
            <text:p>182.320601803632</text:p>
          </table:table-cell>
          <table:table-cell office:value-type="float" office:value="92.3428280201422" calcext:value-type="float">
            <text:p>92.3428280201422</text:p>
          </table:table-cell>
          <table:table-cell office:value-type="float" office:value="-1" calcext:value-type="float">
            <text:p>-1</text:p>
          </table:table-cell>
          <table:table-cell table:formula="of:=[.A207]*[.A$1]+[.B207]*[.B$1]+[.C$1]" office:value-type="float" office:value="17611.5887372289" calcext:value-type="float">
            <text:p>17611.5887372289</text:p>
          </table:table-cell>
          <table:table-cell table:formula="of:=IF([.D207]&gt;0;IF([.C207]&gt;0;&quot;true positive&quot;;&quot;false positive&quot;);IF([.C207]&lt;=0;&quot;true negative&quot;;&quot;false negative&quot;))" office:value-type="string" office:string-value="false positive" calcext:value-type="string">
            <text:p>false positive</text:p>
          </table:table-cell>
          <table:table-cell table:number-columns-repeated="4"/>
        </table:table-row>
        <table:table-row table:style-name="ro1">
          <table:table-cell office:value-type="float" office:value="162.728923668771" calcext:value-type="float">
            <text:p>162.728923668771</text:p>
          </table:table-cell>
          <table:table-cell office:value-type="float" office:value="72.0664204172905" calcext:value-type="float">
            <text:p>72.0664204172905</text:p>
          </table:table-cell>
          <table:table-cell office:value-type="float" office:value="1" calcext:value-type="float">
            <text:p>1</text:p>
          </table:table-cell>
          <table:table-cell table:formula="of:=[.A208]*[.A$1]+[.B208]*[.B$1]+[.C$1]" office:value-type="float" office:value="21315.7511716804" calcext:value-type="float">
            <text:p>21315.7511716804</text:p>
          </table:table-cell>
          <table:table-cell table:formula="of:=IF([.D208]&gt;0;IF([.C208]&gt;0;&quot;true positive&quot;;&quot;false positive&quot;);IF([.C208]&lt;=0;&quot;true negative&quot;;&quot;false negative&quot;))" office:value-type="string" office:string-value="true positive" calcext:value-type="string">
            <text:p>true positive</text:p>
          </table:table-cell>
          <table:table-cell table:number-columns-repeated="4"/>
        </table:table-row>
        <table:table-row table:style-name="ro1">
          <table:table-cell office:value-type="float" office:value="181.02018647335" calcext:value-type="float">
            <text:p>181.02018647335</text:p>
          </table:table-cell>
          <table:table-cell office:value-type="float" office:value="98.0329514309103" calcext:value-type="float">
            <text:p>98.0329514309103</text:p>
          </table:table-cell>
          <table:table-cell office:value-type="float" office:value="-1" calcext:value-type="float">
            <text:p>-1</text:p>
          </table:table-cell>
          <table:table-cell table:formula="of:=[.A209]*[.A$1]+[.B209]*[.B$1]+[.C$1]" office:value-type="float" office:value="13914.4051669775" calcext:value-type="float">
            <text:p>13914.4051669775</text:p>
          </table:table-cell>
          <table:table-cell table:formula="of:=IF([.D209]&gt;0;IF([.C209]&gt;0;&quot;true positive&quot;;&quot;false positive&quot;);IF([.C209]&lt;=0;&quot;true negative&quot;;&quot;false negative&quot;))" office:value-type="string" office:string-value="false positive" calcext:value-type="string">
            <text:p>false positive</text:p>
          </table:table-cell>
          <table:table-cell table:number-columns-repeated="4"/>
        </table:table-row>
        <table:table-row table:style-name="ro1">
          <table:table-cell office:value-type="float" office:value="165.848989264691" calcext:value-type="float">
            <text:p>165.848989264691</text:p>
          </table:table-cell>
          <table:table-cell office:value-type="float" office:value="69.8203908795615" calcext:value-type="float">
            <text:p>69.8203908795615</text:p>
          </table:table-cell>
          <table:table-cell office:value-type="float" office:value="1" calcext:value-type="float">
            <text:p>1</text:p>
          </table:table-cell>
          <table:table-cell table:formula="of:=[.A210]*[.A$1]+[.B210]*[.B$1]+[.C$1]" office:value-type="float" office:value="23794.1798935923" calcext:value-type="float">
            <text:p>23794.1798935923</text:p>
          </table:table-cell>
          <table:table-cell table:formula="of:=IF([.D210]&gt;0;IF([.C210]&gt;0;&quot;true positive&quot;;&quot;false positive&quot;);IF([.C210]&lt;=0;&quot;true negative&quot;;&quot;false negative&quot;))" office:value-type="string" office:string-value="true positive" calcext:value-type="string">
            <text:p>true positive</text:p>
          </table:table-cell>
          <table:table-cell table:number-columns-repeated="4"/>
        </table:table-row>
        <table:table-row table:style-name="ro1">
          <table:table-cell office:value-type="float" office:value="175.405718318477" calcext:value-type="float">
            <text:p>175.405718318477</text:p>
          </table:table-cell>
          <table:table-cell office:value-type="float" office:value="71.4207065188612" calcext:value-type="float">
            <text:p>71.4207065188612</text:p>
          </table:table-cell>
          <table:table-cell office:value-type="float" office:value="-1" calcext:value-type="float">
            <text:p>-1</text:p>
          </table:table-cell>
          <table:table-cell table:formula="of:=[.A211]*[.A$1]+[.B211]*[.B$1]+[.C$1]" office:value-type="float" office:value="26633.3564741018" calcext:value-type="float">
            <text:p>26633.3564741018</text:p>
          </table:table-cell>
          <table:table-cell table:formula="of:=IF([.D211]&gt;0;IF([.C211]&gt;0;&quot;true positive&quot;;&quot;false positive&quot;);IF([.C211]&lt;=0;&quot;true negative&quot;;&quot;false negative&quot;))" office:value-type="string" office:string-value="false positive" calcext:value-type="string">
            <text:p>false positive</text:p>
          </table:table-cell>
          <table:table-cell table:number-columns-repeated="4"/>
        </table:table-row>
        <table:table-row table:style-name="ro1">
          <table:table-cell office:value-type="float" office:value="164.8711289324" calcext:value-type="float">
            <text:p>164.8711289324</text:p>
          </table:table-cell>
          <table:table-cell office:value-type="float" office:value="93.5174570732389" calcext:value-type="float">
            <text:p>93.5174570732389</text:p>
          </table:table-cell>
          <table:table-cell office:value-type="float" office:value="1" calcext:value-type="float">
            <text:p>1</text:p>
          </table:table-cell>
          <table:table-cell table:formula="of:=[.A212]*[.A$1]+[.B212]*[.B$1]+[.C$1]" office:value-type="float" office:value="10131.7899440898" calcext:value-type="float">
            <text:p>10131.7899440898</text:p>
          </table:table-cell>
          <table:table-cell table:formula="of:=IF([.D212]&gt;0;IF([.C212]&gt;0;&quot;true positive&quot;;&quot;false positive&quot;);IF([.C212]&lt;=0;&quot;true negative&quot;;&quot;false negative&quot;))" office:value-type="string" office:string-value="true positive" calcext:value-type="string">
            <text:p>true positive</text:p>
          </table:table-cell>
          <table:table-cell table:number-columns-repeated="4"/>
        </table:table-row>
        <table:table-row table:style-name="ro1">
          <table:table-cell office:value-type="float" office:value="173.126690194852" calcext:value-type="float">
            <text:p>173.126690194852</text:p>
          </table:table-cell>
          <table:table-cell office:value-type="float" office:value="87.4926803220983" calcext:value-type="float">
            <text:p>87.4926803220983</text:p>
          </table:table-cell>
          <table:table-cell office:value-type="float" office:value="-1" calcext:value-type="float">
            <text:p>-1</text:p>
          </table:table-cell>
          <table:table-cell table:formula="of:=[.A213]*[.A$1]+[.B213]*[.B$1]+[.C$1]" office:value-type="float" office:value="16735.4925495697" calcext:value-type="float">
            <text:p>16735.4925495697</text:p>
          </table:table-cell>
          <table:table-cell table:formula="of:=IF([.D213]&gt;0;IF([.C213]&gt;0;&quot;true positive&quot;;&quot;false positive&quot;);IF([.C213]&lt;=0;&quot;true negative&quot;;&quot;false negative&quot;))" office:value-type="string" office:string-value="false positive" calcext:value-type="string">
            <text:p>false positive</text:p>
          </table:table-cell>
          <table:table-cell table:number-columns-repeated="4"/>
        </table:table-row>
        <table:table-row table:style-name="ro1">
          <table:table-cell office:value-type="float" office:value="161.799005621654" calcext:value-type="float">
            <text:p>161.799005621654</text:p>
          </table:table-cell>
          <table:table-cell office:value-type="float" office:value="67.1092865473887" calcext:value-type="float">
            <text:p>67.1092865473887</text:p>
          </table:table-cell>
          <table:table-cell office:value-type="float" office:value="1" calcext:value-type="float">
            <text:p>1</text:p>
          </table:table-cell>
          <table:table-cell table:formula="of:=[.A214]*[.A$1]+[.B214]*[.B$1]+[.C$1]" office:value-type="float" office:value="23730.2544910705" calcext:value-type="float">
            <text:p>23730.2544910705</text:p>
          </table:table-cell>
          <table:table-cell table:formula="of:=IF([.D214]&gt;0;IF([.C214]&gt;0;&quot;true positive&quot;;&quot;false positive&quot;);IF([.C214]&lt;=0;&quot;true negative&quot;;&quot;false negative&quot;))" office:value-type="string" office:string-value="true positive" calcext:value-type="string">
            <text:p>true positive</text:p>
          </table:table-cell>
          <table:table-cell table:number-columns-repeated="4"/>
        </table:table-row>
        <table:table-row table:style-name="ro1">
          <table:table-cell office:value-type="float" office:value="170.400686700511" calcext:value-type="float">
            <text:p>170.400686700511</text:p>
          </table:table-cell>
          <table:table-cell office:value-type="float" office:value="80.7308946833448" calcext:value-type="float">
            <text:p>80.7308946833448</text:p>
          </table:table-cell>
          <table:table-cell office:value-type="float" office:value="-1" calcext:value-type="float">
            <text:p>-1</text:p>
          </table:table-cell>
          <table:table-cell table:formula="of:=[.A215]*[.A$1]+[.B215]*[.B$1]+[.C$1]" office:value-type="float" office:value="19459.2002486106" calcext:value-type="float">
            <text:p>19459.2002486106</text:p>
          </table:table-cell>
          <table:table-cell table:formula="of:=IF([.D215]&gt;0;IF([.C215]&gt;0;&quot;true positive&quot;;&quot;false positive&quot;);IF([.C215]&lt;=0;&quot;true negative&quot;;&quot;false negative&quot;))" office:value-type="string" office:string-value="false positive" calcext:value-type="string">
            <text:p>false positive</text:p>
          </table:table-cell>
          <table:table-cell table:number-columns-repeated="4"/>
        </table:table-row>
        <table:table-row table:style-name="ro1">
          <table:table-cell office:value-type="float" office:value="170.18819248839" calcext:value-type="float">
            <text:p>170.18819248839</text:p>
          </table:table-cell>
          <table:table-cell office:value-type="float" office:value="110.038813524406" calcext:value-type="float">
            <text:p>110.038813524406</text:p>
          </table:table-cell>
          <table:table-cell office:value-type="float" office:value="1" calcext:value-type="float">
            <text:p>1</text:p>
          </table:table-cell>
          <table:table-cell table:formula="of:=[.A216]*[.A$1]+[.B216]*[.B$1]+[.C$1]" office:value-type="float" office:value="2951.62698900124" calcext:value-type="float">
            <text:p>2951.62698900124</text:p>
          </table:table-cell>
          <table:table-cell table:formula="of:=IF([.D216]&gt;0;IF([.C216]&gt;0;&quot;true positive&quot;;&quot;false positive&quot;);IF([.C216]&lt;=0;&quot;true negative&quot;;&quot;false negative&quot;))" office:value-type="string" office:string-value="true positive" calcext:value-type="string">
            <text:p>true positive</text:p>
          </table:table-cell>
          <table:table-cell table:number-columns-repeated="4"/>
        </table:table-row>
        <table:table-row table:style-name="ro1">
          <table:table-cell office:value-type="float" office:value="174.674183839485" calcext:value-type="float">
            <text:p>174.674183839485</text:p>
          </table:table-cell>
          <table:table-cell office:value-type="float" office:value="84.2326860477619" calcext:value-type="float">
            <text:p>84.2326860477619</text:p>
          </table:table-cell>
          <table:table-cell office:value-type="float" office:value="-1" calcext:value-type="float">
            <text:p>-1</text:p>
          </table:table-cell>
          <table:table-cell table:formula="of:=[.A217]*[.A$1]+[.B217]*[.B$1]+[.C$1]" office:value-type="float" office:value="19167.3934621464" calcext:value-type="float">
            <text:p>19167.3934621464</text:p>
          </table:table-cell>
          <table:table-cell table:formula="of:=IF([.D217]&gt;0;IF([.C217]&gt;0;&quot;true positive&quot;;&quot;false positive&quot;);IF([.C217]&lt;=0;&quot;true negative&quot;;&quot;false negative&quot;))" office:value-type="string" office:string-value="false positive" calcext:value-type="string">
            <text:p>false positive</text:p>
          </table:table-cell>
          <table:table-cell table:number-columns-repeated="4"/>
        </table:table-row>
        <table:table-row table:style-name="ro1">
          <table:table-cell office:value-type="float" office:value="168.866846088573" calcext:value-type="float">
            <text:p>168.866846088573</text:p>
          </table:table-cell>
          <table:table-cell office:value-type="float" office:value="76.1240260787392" calcext:value-type="float">
            <text:p>76.1240260787392</text:p>
          </table:table-cell>
          <table:table-cell office:value-type="float" office:value="1" calcext:value-type="float">
            <text:p>1</text:p>
          </table:table-cell>
          <table:table-cell table:formula="of:=[.A218]*[.A$1]+[.B218]*[.B$1]+[.C$1]" office:value-type="float" office:value="21441.3193256946" calcext:value-type="float">
            <text:p>21441.3193256946</text:p>
          </table:table-cell>
          <table:table-cell table:formula="of:=IF([.D218]&gt;0;IF([.C218]&gt;0;&quot;true positive&quot;;&quot;false positive&quot;);IF([.C218]&lt;=0;&quot;true negative&quot;;&quot;false negative&quot;))" office:value-type="string" office:string-value="true positive" calcext:value-type="string">
            <text:p>true positive</text:p>
          </table:table-cell>
          <table:table-cell table:number-columns-repeated="4"/>
        </table:table-row>
        <table:table-row table:style-name="ro1">
          <table:table-cell office:value-type="float" office:value="185.575026544854" calcext:value-type="float">
            <text:p>185.575026544854</text:p>
          </table:table-cell>
          <table:table-cell office:value-type="float" office:value="87.7905182026032" calcext:value-type="float">
            <text:p>87.7905182026032</text:p>
          </table:table-cell>
          <table:table-cell office:value-type="float" office:value="-1" calcext:value-type="float">
            <text:p>-1</text:p>
          </table:table-cell>
          <table:table-cell table:formula="of:=[.A219]*[.A$1]+[.B219]*[.B$1]+[.C$1]" office:value-type="float" office:value="21435.0091139574" calcext:value-type="float">
            <text:p>21435.0091139574</text:p>
          </table:table-cell>
          <table:table-cell table:formula="of:=IF([.D219]&gt;0;IF([.C219]&gt;0;&quot;true positive&quot;;&quot;false positive&quot;);IF([.C219]&lt;=0;&quot;true negative&quot;;&quot;false negative&quot;))" office:value-type="string" office:string-value="false positive" calcext:value-type="string">
            <text:p>false positive</text:p>
          </table:table-cell>
          <table:table-cell table:number-columns-repeated="4"/>
        </table:table-row>
        <table:table-row table:style-name="ro1">
          <table:table-cell office:value-type="float" office:value="162.197176204215" calcext:value-type="float">
            <text:p>162.197176204215</text:p>
          </table:table-cell>
          <table:table-cell office:value-type="float" office:value="53.6503669806796" calcext:value-type="float">
            <text:p>53.6503669806796</text:p>
          </table:table-cell>
          <table:table-cell office:value-type="float" office:value="1" calcext:value-type="float">
            <text:p>1</text:p>
          </table:table-cell>
          <table:table-cell table:formula="of:=[.A220]*[.A$1]+[.B220]*[.B$1]+[.C$1]" office:value-type="float" office:value="31428.4483637167" calcext:value-type="float">
            <text:p>31428.4483637167</text:p>
          </table:table-cell>
          <table:table-cell table:formula="of:=IF([.D220]&gt;0;IF([.C220]&gt;0;&quot;true positive&quot;;&quot;false positive&quot;);IF([.C220]&lt;=0;&quot;true negative&quot;;&quot;false negative&quot;))" office:value-type="string" office:string-value="true positive" calcext:value-type="string">
            <text:p>true positive</text:p>
          </table:table-cell>
          <table:table-cell table:number-columns-repeated="4"/>
        </table:table-row>
        <table:table-row table:style-name="ro1">
          <table:table-cell office:value-type="float" office:value="165.934166803138" calcext:value-type="float">
            <text:p>165.934166803138</text:p>
          </table:table-cell>
          <table:table-cell office:value-type="float" office:value="62.5447057521073" calcext:value-type="float">
            <text:p>62.5447057521073</text:p>
          </table:table-cell>
          <table:table-cell office:value-type="float" office:value="-1" calcext:value-type="float">
            <text:p>-1</text:p>
          </table:table-cell>
          <table:table-cell table:formula="of:=[.A221]*[.A$1]+[.B221]*[.B$1]+[.C$1]" office:value-type="float" office:value="27904.8579854344" calcext:value-type="float">
            <text:p>27904.8579854344</text:p>
          </table:table-cell>
          <table:table-cell table:formula="of:=IF([.D221]&gt;0;IF([.C221]&gt;0;&quot;true positive&quot;;&quot;false positive&quot;);IF([.C221]&lt;=0;&quot;true negative&quot;;&quot;false negative&quot;))" office:value-type="string" office:string-value="false positive" calcext:value-type="string">
            <text:p>false positive</text:p>
          </table:table-cell>
          <table:table-cell table:number-columns-repeated="4"/>
        </table:table-row>
        <table:table-row table:style-name="ro1">
          <table:table-cell office:value-type="float" office:value="159.173378813825" calcext:value-type="float">
            <text:p>159.173378813825</text:p>
          </table:table-cell>
          <table:table-cell office:value-type="float" office:value="67.7031677279981" calcext:value-type="float">
            <text:p>67.7031677279981</text:p>
          </table:table-cell>
          <table:table-cell office:value-type="float" office:value="1" calcext:value-type="float">
            <text:p>1</text:p>
          </table:table-cell>
          <table:table-cell table:formula="of:=[.A222]*[.A$1]+[.B222]*[.B$1]+[.C$1]" office:value-type="float" office:value="22371.0001336423" calcext:value-type="float">
            <text:p>22371.0001336423</text:p>
          </table:table-cell>
          <table:table-cell table:formula="of:=IF([.D222]&gt;0;IF([.C222]&gt;0;&quot;true positive&quot;;&quot;false positive&quot;);IF([.C222]&lt;=0;&quot;true negative&quot;;&quot;false negative&quot;))" office:value-type="string" office:string-value="true positive" calcext:value-type="string">
            <text:p>true positive</text:p>
          </table:table-cell>
          <table:table-cell table:number-columns-repeated="4"/>
        </table:table-row>
        <table:table-row table:style-name="ro1">
          <table:table-cell office:value-type="float" office:value="176.022520712841" calcext:value-type="float">
            <text:p>176.022520712841</text:p>
          </table:table-cell>
          <table:table-cell office:value-type="float" office:value="113.805723175669" calcext:value-type="float">
            <text:p>113.805723175669</text:p>
          </table:table-cell>
          <table:table-cell office:value-type="float" office:value="-1" calcext:value-type="float">
            <text:p>-1</text:p>
          </table:table-cell>
          <table:table-cell table:formula="of:=[.A223]*[.A$1]+[.B223]*[.B$1]+[.C$1]" office:value-type="float" office:value="3121.42052490477" calcext:value-type="float">
            <text:p>3121.42052490477</text:p>
          </table:table-cell>
          <table:table-cell table:formula="of:=IF([.D223]&gt;0;IF([.C223]&gt;0;&quot;true positive&quot;;&quot;false positive&quot;);IF([.C223]&lt;=0;&quot;true negative&quot;;&quot;false negative&quot;))" office:value-type="string" office:string-value="false positive" calcext:value-type="string">
            <text:p>false positive</text:p>
          </table:table-cell>
          <table:table-cell table:number-columns-repeated="4"/>
        </table:table-row>
        <table:table-row table:style-name="ro1">
          <table:table-cell office:value-type="float" office:value="175.568575104407" calcext:value-type="float">
            <text:p>175.568575104407</text:p>
          </table:table-cell>
          <table:table-cell office:value-type="float" office:value="79.6894499927703" calcext:value-type="float">
            <text:p>79.6894499927703</text:p>
          </table:table-cell>
          <table:table-cell office:value-type="float" office:value="1" calcext:value-type="float">
            <text:p>1</text:p>
          </table:table-cell>
          <table:table-cell table:formula="of:=[.A224]*[.A$1]+[.B224]*[.B$1]+[.C$1]" office:value-type="float" office:value="22063.1208533988" calcext:value-type="float">
            <text:p>22063.1208533988</text:p>
          </table:table-cell>
          <table:table-cell table:formula="of:=IF([.D224]&gt;0;IF([.C224]&gt;0;&quot;true positive&quot;;&quot;false positive&quot;);IF([.C224]&lt;=0;&quot;true negative&quot;;&quot;false negative&quot;))" office:value-type="string" office:string-value="true positive" calcext:value-type="string">
            <text:p>true positive</text:p>
          </table:table-cell>
          <table:table-cell table:number-columns-repeated="4"/>
        </table:table-row>
        <table:table-row table:style-name="ro1">
          <table:table-cell office:value-type="float" office:value="186.812654004085" calcext:value-type="float">
            <text:p>186.812654004085</text:p>
          </table:table-cell>
          <table:table-cell office:value-type="float" office:value="108.779196864007" calcext:value-type="float">
            <text:p>108.779196864007</text:p>
          </table:table-cell>
          <table:table-cell office:value-type="float" office:value="-1" calcext:value-type="float">
            <text:p>-1</text:p>
          </table:table-cell>
          <table:table-cell table:formula="of:=[.A225]*[.A$1]+[.B225]*[.B$1]+[.C$1]" office:value-type="float" office:value="10156.5321297003" calcext:value-type="float">
            <text:p>10156.5321297003</text:p>
          </table:table-cell>
          <table:table-cell table:formula="of:=IF([.D225]&gt;0;IF([.C225]&gt;0;&quot;true positive&quot;;&quot;false positive&quot;);IF([.C225]&lt;=0;&quot;true negative&quot;;&quot;false negative&quot;))" office:value-type="string" office:string-value="false positive" calcext:value-type="string">
            <text:p>false positive</text:p>
          </table:table-cell>
          <table:table-cell table:number-columns-repeated="4"/>
        </table:table-row>
        <table:table-row table:style-name="ro1">
          <table:table-cell office:value-type="float" office:value="170.496257263964" calcext:value-type="float">
            <text:p>170.496257263964</text:p>
          </table:table-cell>
          <table:table-cell office:value-type="float" office:value="64.2211793226991" calcext:value-type="float">
            <text:p>64.2211793226991</text:p>
          </table:table-cell>
          <table:table-cell office:value-type="float" office:value="1" calcext:value-type="float">
            <text:p>1</text:p>
          </table:table-cell>
          <table:table-cell table:formula="of:=[.A226]*[.A$1]+[.B226]*[.B$1]+[.C$1]" office:value-type="float" office:value="28748.8005823547" calcext:value-type="float">
            <text:p>28748.8005823547</text:p>
          </table:table-cell>
          <table:table-cell table:formula="of:=IF([.D226]&gt;0;IF([.C226]&gt;0;&quot;true positive&quot;;&quot;false positive&quot;);IF([.C226]&lt;=0;&quot;true negative&quot;;&quot;false negative&quot;))" office:value-type="string" office:string-value="true positive" calcext:value-type="string">
            <text:p>true positive</text:p>
          </table:table-cell>
          <table:table-cell table:number-columns-repeated="4"/>
        </table:table-row>
        <table:table-row table:style-name="ro1">
          <table:table-cell office:value-type="float" office:value="173.124772699251" calcext:value-type="float">
            <text:p>173.124772699251</text:p>
          </table:table-cell>
          <table:table-cell office:value-type="float" office:value="77.0809172645775" calcext:value-type="float">
            <text:p>77.0809172645775</text:p>
          </table:table-cell>
          <table:table-cell office:value-type="float" office:value="-1" calcext:value-type="float">
            <text:p>-1</text:p>
          </table:table-cell>
          <table:table-cell table:formula="of:=[.A227]*[.A$1]+[.B227]*[.B$1]+[.C$1]" office:value-type="float" office:value="22569.6175848551" calcext:value-type="float">
            <text:p>22569.6175848551</text:p>
          </table:table-cell>
          <table:table-cell table:formula="of:=IF([.D227]&gt;0;IF([.C227]&gt;0;&quot;true positive&quot;;&quot;false positive&quot;);IF([.C227]&lt;=0;&quot;true negative&quot;;&quot;false negative&quot;))" office:value-type="string" office:string-value="false positive" calcext:value-type="string">
            <text:p>false positive</text:p>
          </table:table-cell>
          <table:table-cell table:number-columns-repeated="4"/>
        </table:table-row>
        <table:table-row table:style-name="ro1">
          <table:table-cell office:value-type="float" office:value="162.899232737796" calcext:value-type="float">
            <text:p>162.899232737796</text:p>
          </table:table-cell>
          <table:table-cell office:value-type="float" office:value="61.9820501703404" calcext:value-type="float">
            <text:p>61.9820501703404</text:p>
          </table:table-cell>
          <table:table-cell office:value-type="float" office:value="1" calcext:value-type="float">
            <text:p>1</text:p>
          </table:table-cell>
          <table:table-cell table:formula="of:=[.A228]*[.A$1]+[.B228]*[.B$1]+[.C$1]" office:value-type="float" office:value="27033.729954993" calcext:value-type="float">
            <text:p>27033.729954993</text:p>
          </table:table-cell>
          <table:table-cell table:formula="of:=IF([.D228]&gt;0;IF([.C228]&gt;0;&quot;true positive&quot;;&quot;false positive&quot;);IF([.C228]&lt;=0;&quot;true negative&quot;;&quot;false negative&quot;))" office:value-type="string" office:string-value="true positive" calcext:value-type="string">
            <text:p>true positive</text:p>
          </table:table-cell>
          <table:table-cell table:number-columns-repeated="4"/>
        </table:table-row>
        <table:table-row table:style-name="ro1">
          <table:table-cell office:value-type="float" office:value="172.259048843983" calcext:value-type="float">
            <text:p>172.259048843983</text:p>
          </table:table-cell>
          <table:table-cell office:value-type="float" office:value="97.7641530123514" calcext:value-type="float">
            <text:p>97.7641530123514</text:p>
          </table:table-cell>
          <table:table-cell office:value-type="float" office:value="-1" calcext:value-type="float">
            <text:p>-1</text:p>
          </table:table-cell>
          <table:table-cell table:formula="of:=[.A229]*[.A$1]+[.B229]*[.B$1]+[.C$1]" office:value-type="float" office:value="10640.0512281845" calcext:value-type="float">
            <text:p>10640.0512281845</text:p>
          </table:table-cell>
          <table:table-cell table:formula="of:=IF([.D229]&gt;0;IF([.C229]&gt;0;&quot;true positive&quot;;&quot;false positive&quot;);IF([.C229]&lt;=0;&quot;true negative&quot;;&quot;false negative&quot;))" office:value-type="string" office:string-value="false positive" calcext:value-type="string">
            <text:p>false positive</text:p>
          </table:table-cell>
          <table:table-cell table:number-columns-repeated="4"/>
        </table:table-row>
        <table:table-row table:style-name="ro1">
          <table:table-cell office:value-type="float" office:value="159.220775192139" calcext:value-type="float">
            <text:p>159.220775192139</text:p>
          </table:table-cell>
          <table:table-cell office:value-type="float" office:value="60.7580404213271" calcext:value-type="float">
            <text:p>60.7580404213271</text:p>
          </table:table-cell>
          <table:table-cell office:value-type="float" office:value="1" calcext:value-type="float">
            <text:p>1</text:p>
          </table:table-cell>
          <table:table-cell table:formula="of:=[.A230]*[.A$1]+[.B230]*[.B$1]+[.C$1]" office:value-type="float" office:value="26281.6599397613" calcext:value-type="float">
            <text:p>26281.6599397613</text:p>
          </table:table-cell>
          <table:table-cell table:formula="of:=IF([.D230]&gt;0;IF([.C230]&gt;0;&quot;true positive&quot;;&quot;false positive&quot;);IF([.C230]&lt;=0;&quot;true negative&quot;;&quot;false negative&quot;))" office:value-type="string" office:string-value="true positive" calcext:value-type="string">
            <text:p>true positive</text:p>
          </table:table-cell>
          <table:table-cell table:number-columns-repeated="4"/>
        </table:table-row>
        <table:table-row table:style-name="ro1">
          <table:table-cell office:value-type="float" office:value="173.060472968961" calcext:value-type="float">
            <text:p>173.060472968961</text:p>
          </table:table-cell>
          <table:table-cell office:value-type="float" office:value="82.0939573554813" calcext:value-type="float">
            <text:p>82.0939573554813</text:p>
          </table:table-cell>
          <table:table-cell office:value-type="float" office:value="-1" calcext:value-type="float">
            <text:p>-1</text:p>
          </table:table-cell>
          <table:table-cell table:formula="of:=[.A231]*[.A$1]+[.B231]*[.B$1]+[.C$1]" office:value-type="float" office:value="19735.1141818097" calcext:value-type="float">
            <text:p>19735.1141818097</text:p>
          </table:table-cell>
          <table:table-cell table:formula="of:=IF([.D231]&gt;0;IF([.C231]&gt;0;&quot;true positive&quot;;&quot;false positive&quot;);IF([.C231]&lt;=0;&quot;true negative&quot;;&quot;false negative&quot;))" office:value-type="string" office:string-value="false positive" calcext:value-type="string">
            <text:p>false positive</text:p>
          </table:table-cell>
          <table:table-cell table:number-columns-repeated="4"/>
        </table:table-row>
        <table:table-row table:style-name="ro1">
          <table:table-cell office:value-type="float" office:value="148.65781054952" calcext:value-type="float">
            <text:p>148.65781054952</text:p>
          </table:table-cell>
          <table:table-cell office:value-type="float" office:value="52.5620456141274" calcext:value-type="float">
            <text:p>52.5620456141274</text:p>
          </table:table-cell>
          <table:table-cell office:value-type="float" office:value="1" calcext:value-type="float">
            <text:p>1</text:p>
          </table:table-cell>
          <table:table-cell table:formula="of:=[.A232]*[.A$1]+[.B232]*[.B$1]+[.C$1]" office:value-type="float" office:value="26745.4119432257" calcext:value-type="float">
            <text:p>26745.4119432257</text:p>
          </table:table-cell>
          <table:table-cell table:formula="of:=IF([.D232]&gt;0;IF([.C232]&gt;0;&quot;true positive&quot;;&quot;false positive&quot;);IF([.C232]&lt;=0;&quot;true negative&quot;;&quot;false negative&quot;))" office:value-type="string" office:string-value="true positive" calcext:value-type="string">
            <text:p>true positive</text:p>
          </table:table-cell>
          <table:table-cell table:number-columns-repeated="4"/>
        </table:table-row>
        <table:table-row table:style-name="ro1">
          <table:table-cell office:value-type="float" office:value="179.411973247588" calcext:value-type="float">
            <text:p>179.411973247588</text:p>
          </table:table-cell>
          <table:table-cell office:value-type="float" office:value="85.6929877250615" calcext:value-type="float">
            <text:p>85.6929877250615</text:p>
          </table:table-cell>
          <table:table-cell office:value-type="float" office:value="-1" calcext:value-type="float">
            <text:p>-1</text:p>
          </table:table-cell>
          <table:table-cell table:formula="of:=[.A233]*[.A$1]+[.B233]*[.B$1]+[.C$1]" office:value-type="float" office:value="20201.1673275983" calcext:value-type="float">
            <text:p>20201.1673275983</text:p>
          </table:table-cell>
          <table:table-cell table:formula="of:=IF([.D233]&gt;0;IF([.C233]&gt;0;&quot;true positive&quot;;&quot;false positive&quot;);IF([.C233]&lt;=0;&quot;true negative&quot;;&quot;false negative&quot;))" office:value-type="string" office:string-value="false positive" calcext:value-type="string">
            <text:p>false positive</text:p>
          </table:table-cell>
          <table:table-cell table:number-columns-repeated="4"/>
        </table:table-row>
        <table:table-row table:style-name="ro1">
          <table:table-cell office:value-type="float" office:value="164.63628395241" calcext:value-type="float">
            <text:p>164.63628395241</text:p>
          </table:table-cell>
          <table:table-cell office:value-type="float" office:value="33.8259912303982" calcext:value-type="float">
            <text:p>33.8259912303982</text:p>
          </table:table-cell>
          <table:table-cell office:value-type="float" office:value="1" calcext:value-type="float">
            <text:p>1</text:p>
          </table:table-cell>
          <table:table-cell table:formula="of:=[.A234]*[.A$1]+[.B234]*[.B$1]+[.C$1]" office:value-type="float" office:value="43491.7824646313" calcext:value-type="float">
            <text:p>43491.7824646313</text:p>
          </table:table-cell>
          <table:table-cell table:formula="of:=IF([.D234]&gt;0;IF([.C234]&gt;0;&quot;true positive&quot;;&quot;false positive&quot;);IF([.C234]&lt;=0;&quot;true negative&quot;;&quot;false negative&quot;))" office:value-type="string" office:string-value="true positive" calcext:value-type="string">
            <text:p>true positive</text:p>
          </table:table-cell>
          <table:table-cell table:number-columns-repeated="4"/>
        </table:table-row>
        <table:table-row table:style-name="ro1">
          <table:table-cell office:value-type="float" office:value="175.484394428445" calcext:value-type="float">
            <text:p>175.484394428445</text:p>
          </table:table-cell>
          <table:table-cell office:value-type="float" office:value="80.6931123783938" calcext:value-type="float">
            <text:p>80.6931123783938</text:p>
          </table:table-cell>
          <table:table-cell office:value-type="float" office:value="-1" calcext:value-type="float">
            <text:p>-1</text:p>
          </table:table-cell>
          <table:table-cell table:formula="of:=[.A235]*[.A$1]+[.B235]*[.B$1]+[.C$1]" office:value-type="float" office:value="21467.7478782478" calcext:value-type="float">
            <text:p>21467.7478782478</text:p>
          </table:table-cell>
          <table:table-cell table:formula="of:=IF([.D235]&gt;0;IF([.C235]&gt;0;&quot;true positive&quot;;&quot;false positive&quot;);IF([.C235]&lt;=0;&quot;true negative&quot;;&quot;false negative&quot;))" office:value-type="string" office:string-value="false positive" calcext:value-type="string">
            <text:p>false positive</text:p>
          </table:table-cell>
          <table:table-cell table:number-columns-repeated="4"/>
        </table:table-row>
        <table:table-row table:style-name="ro1">
          <table:table-cell office:value-type="float" office:value="154.659016925027" calcext:value-type="float">
            <text:p>154.659016925027</text:p>
          </table:table-cell>
          <table:table-cell office:value-type="float" office:value="77.4402388122173" calcext:value-type="float">
            <text:p>77.4402388122173</text:p>
          </table:table-cell>
          <table:table-cell office:value-type="float" office:value="1" calcext:value-type="float">
            <text:p>1</text:p>
          </table:table-cell>
          <table:table-cell table:formula="of:=[.A236]*[.A$1]+[.B236]*[.B$1]+[.C$1]" office:value-type="float" office:value="15149.4312210197" calcext:value-type="float">
            <text:p>15149.4312210197</text:p>
          </table:table-cell>
          <table:table-cell table:formula="of:=IF([.D236]&gt;0;IF([.C236]&gt;0;&quot;true positive&quot;;&quot;false positive&quot;);IF([.C236]&lt;=0;&quot;true negative&quot;;&quot;false negative&quot;))" office:value-type="string" office:string-value="true positive" calcext:value-type="string">
            <text:p>true positive</text:p>
          </table:table-cell>
          <table:table-cell table:number-columns-repeated="4"/>
        </table:table-row>
        <table:table-row table:style-name="ro1">
          <table:table-cell office:value-type="float" office:value="172.094267742218" calcext:value-type="float">
            <text:p>172.094267742218</text:p>
          </table:table-cell>
          <table:table-cell office:value-type="float" office:value="100.713840058631" calcext:value-type="float">
            <text:p>100.713840058631</text:p>
          </table:table-cell>
          <table:table-cell office:value-type="float" office:value="-1" calcext:value-type="float">
            <text:p>-1</text:p>
          </table:table-cell>
          <table:table-cell table:formula="of:=[.A237]*[.A$1]+[.B237]*[.B$1]+[.C$1]" office:value-type="float" office:value="8922.59398756864" calcext:value-type="float">
            <text:p>8922.59398756864</text:p>
          </table:table-cell>
          <table:table-cell table:formula="of:=IF([.D237]&gt;0;IF([.C237]&gt;0;&quot;true positive&quot;;&quot;false positive&quot;);IF([.C237]&lt;=0;&quot;true negative&quot;;&quot;false negative&quot;))" office:value-type="string" office:string-value="false positive" calcext:value-type="string">
            <text:p>false positive</text:p>
          </table:table-cell>
          <table:table-cell table:number-columns-repeated="4"/>
        </table:table-row>
        <table:table-row table:style-name="ro1">
          <table:table-cell office:value-type="float" office:value="162.42537598737" calcext:value-type="float">
            <text:p>162.42537598737</text:p>
          </table:table-cell>
          <table:table-cell office:value-type="float" office:value="112.599467617147" calcext:value-type="float">
            <text:p>112.599467617147</text:p>
          </table:table-cell>
          <table:table-cell office:value-type="float" office:value="1" calcext:value-type="float">
            <text:p>1</text:p>
          </table:table-cell>
          <table:table-cell table:formula="of:=[.A238]*[.A$1]+[.B238]*[.B$1]+[.C$1]" office:value-type="float" office:value="-1518.11175892701" calcext:value-type="float">
            <text:p>-1518.11175892701</text:p>
          </table:table-cell>
          <table:table-cell table:formula="of:=IF([.D238]&gt;0;IF([.C238]&gt;0;&quot;true positive&quot;;&quot;false positive&quot;);IF([.C238]&lt;=0;&quot;true negative&quot;;&quot;false negative&quot;))" office:value-type="string" office:string-value="false negative" calcext:value-type="string">
            <text:p>false negative</text:p>
          </table:table-cell>
          <table:table-cell table:number-columns-repeated="4"/>
        </table:table-row>
        <table:table-row table:style-name="ro1">
          <table:table-cell office:value-type="float" office:value="175.838327804945" calcext:value-type="float">
            <text:p>175.838327804945</text:p>
          </table:table-cell>
          <table:table-cell office:value-type="float" office:value="85.6950709820389" calcext:value-type="float">
            <text:p>85.6950709820389</text:p>
          </table:table-cell>
          <table:table-cell office:value-type="float" office:value="-1" calcext:value-type="float">
            <text:p>-1</text:p>
          </table:table-cell>
          <table:table-cell table:formula="of:=[.A239]*[.A$1]+[.B239]*[.B$1]+[.C$1]" office:value-type="float" office:value="18802.9545493918" calcext:value-type="float">
            <text:p>18802.9545493918</text:p>
          </table:table-cell>
          <table:table-cell table:formula="of:=IF([.D239]&gt;0;IF([.C239]&gt;0;&quot;true positive&quot;;&quot;false positive&quot;);IF([.C239]&lt;=0;&quot;true negative&quot;;&quot;false negative&quot;))" office:value-type="string" office:string-value="false positive" calcext:value-type="string">
            <text:p>false positive</text:p>
          </table:table-cell>
          <table:table-cell table:number-columns-repeated="4"/>
        </table:table-row>
        <table:table-row table:style-name="ro1">
          <table:table-cell office:value-type="float" office:value="153.813694436084" calcext:value-type="float">
            <text:p>153.813694436084</text:p>
          </table:table-cell>
          <table:table-cell office:value-type="float" office:value="55.6887645428377" calcext:value-type="float">
            <text:p>55.6887645428377</text:p>
          </table:table-cell>
          <table:table-cell office:value-type="float" office:value="1" calcext:value-type="float">
            <text:p>1</text:p>
          </table:table-cell>
          <table:table-cell table:formula="of:=[.A240]*[.A$1]+[.B240]*[.B$1]+[.C$1]" office:value-type="float" office:value="27008.7516390133" calcext:value-type="float">
            <text:p>27008.7516390133</text:p>
          </table:table-cell>
          <table:table-cell table:formula="of:=IF([.D240]&gt;0;IF([.C240]&gt;0;&quot;true positive&quot;;&quot;false positive&quot;);IF([.C240]&lt;=0;&quot;true negative&quot;;&quot;false negative&quot;))" office:value-type="string" office:string-value="true positive" calcext:value-type="string">
            <text:p>true positive</text:p>
          </table:table-cell>
          <table:table-cell table:number-columns-repeated="4"/>
        </table:table-row>
        <table:table-row table:style-name="ro1">
          <table:table-cell office:value-type="float" office:value="176.258167116312" calcext:value-type="float">
            <text:p>176.258167116312</text:p>
          </table:table-cell>
          <table:table-cell office:value-type="float" office:value="81.7647690505194" calcext:value-type="float">
            <text:p>81.7647690505194</text:p>
          </table:table-cell>
          <table:table-cell office:value-type="float" office:value="-1" calcext:value-type="float">
            <text:p>-1</text:p>
          </table:table-cell>
          <table:table-cell table:formula="of:=[.A241]*[.A$1]+[.B241]*[.B$1]+[.C$1]" office:value-type="float" office:value="21169.6698327234" calcext:value-type="float">
            <text:p>21169.6698327234</text:p>
          </table:table-cell>
          <table:table-cell table:formula="of:=IF([.D241]&gt;0;IF([.C241]&gt;0;&quot;true positive&quot;;&quot;false positive&quot;);IF([.C241]&lt;=0;&quot;true negative&quot;;&quot;false negative&quot;))" office:value-type="string" office:string-value="false positive" calcext:value-type="string">
            <text:p>false positive</text:p>
          </table:table-cell>
          <table:table-cell table:number-columns-repeated="4"/>
        </table:table-row>
        <table:table-row table:style-name="ro1">
          <table:table-cell office:value-type="float" office:value="166.216796802062" calcext:value-type="float">
            <text:p>166.216796802062</text:p>
          </table:table-cell>
          <table:table-cell office:value-type="float" office:value="70.5575282486846" calcext:value-type="float">
            <text:p>70.5575282486846</text:p>
          </table:table-cell>
          <table:table-cell office:value-type="float" office:value="1" calcext:value-type="float">
            <text:p>1</text:p>
          </table:table-cell>
          <table:table-cell table:formula="of:=[.A242]*[.A$1]+[.B242]*[.B$1]+[.C$1]" office:value-type="float" office:value="23524.8664394921" calcext:value-type="float">
            <text:p>23524.8664394921</text:p>
          </table:table-cell>
          <table:table-cell table:formula="of:=IF([.D242]&gt;0;IF([.C242]&gt;0;&quot;true positive&quot;;&quot;false positive&quot;);IF([.C242]&lt;=0;&quot;true negative&quot;;&quot;false negative&quot;))" office:value-type="string" office:string-value="true positive" calcext:value-type="string">
            <text:p>true positive</text:p>
          </table:table-cell>
          <table:table-cell table:number-columns-repeated="4"/>
        </table:table-row>
        <table:table-row table:style-name="ro1">
          <table:table-cell office:value-type="float" office:value="174.333554634213" calcext:value-type="float">
            <text:p>174.333554634213</text:p>
          </table:table-cell>
          <table:table-cell office:value-type="float" office:value="77.0368253974177" calcext:value-type="float">
            <text:p>77.0368253974177</text:p>
          </table:table-cell>
          <table:table-cell office:value-type="float" office:value="-1" calcext:value-type="float">
            <text:p>-1</text:p>
          </table:table-cell>
          <table:table-cell table:formula="of:=[.A243]*[.A$1]+[.B243]*[.B$1]+[.C$1]" office:value-type="float" office:value="23066.8763366047" calcext:value-type="float">
            <text:p>23066.8763366047</text:p>
          </table:table-cell>
          <table:table-cell table:formula="of:=IF([.D243]&gt;0;IF([.C243]&gt;0;&quot;true positive&quot;;&quot;false positive&quot;);IF([.C243]&lt;=0;&quot;true negative&quot;;&quot;false negative&quot;))" office:value-type="string" office:string-value="false positive" calcext:value-type="string">
            <text:p>false positive</text:p>
          </table:table-cell>
          <table:table-cell table:number-columns-repeated="4"/>
        </table:table-row>
        <table:table-row table:style-name="ro1">
          <table:table-cell office:value-type="float" office:value="160.699243753042" calcext:value-type="float">
            <text:p>160.699243753042</text:p>
          </table:table-cell>
          <table:table-cell office:value-type="float" office:value="68.6584442655172" calcext:value-type="float">
            <text:p>68.6584442655172</text:p>
          </table:table-cell>
          <table:table-cell office:value-type="float" office:value="1" calcext:value-type="float">
            <text:p>1</text:p>
          </table:table-cell>
          <table:table-cell table:formula="of:=[.A244]*[.A$1]+[.B244]*[.B$1]+[.C$1]" office:value-type="float" office:value="22432.1583276251" calcext:value-type="float">
            <text:p>22432.1583276251</text:p>
          </table:table-cell>
          <table:table-cell table:formula="of:=IF([.D244]&gt;0;IF([.C244]&gt;0;&quot;true positive&quot;;&quot;false positive&quot;);IF([.C244]&lt;=0;&quot;true negative&quot;;&quot;false negative&quot;))" office:value-type="string" office:string-value="true positive" calcext:value-type="string">
            <text:p>true positive</text:p>
          </table:table-cell>
          <table:table-cell table:number-columns-repeated="4"/>
        </table:table-row>
        <table:table-row table:style-name="ro1">
          <table:table-cell office:value-type="float" office:value="180.600990106266" calcext:value-type="float">
            <text:p>180.600990106266</text:p>
          </table:table-cell>
          <table:table-cell office:value-type="float" office:value="130.838384856395" calcext:value-type="float">
            <text:p>130.838384856395</text:p>
          </table:table-cell>
          <table:table-cell office:value-type="float" office:value="-1" calcext:value-type="float">
            <text:p>-1</text:p>
          </table:table-cell>
          <table:table-cell table:formula="of:=[.A245]*[.A$1]+[.B245]*[.B$1]+[.C$1]" office:value-type="float" office:value="-4634.02253596511" calcext:value-type="float">
            <text:p>-4634.02253596511</text:p>
          </table:table-cell>
          <table:table-cell table:formula="of:=IF([.D245]&gt;0;IF([.C245]&gt;0;&quot;true positive&quot;;&quot;false positive&quot;);IF([.C245]&lt;=0;&quot;true negative&quot;;&quot;false negative&quot;))" office:value-type="string" office:string-value="true negative" calcext:value-type="string">
            <text:p>true negative</text:p>
          </table:table-cell>
          <table:table-cell table:number-columns-repeated="4"/>
        </table:table-row>
        <table:table-row table:style-name="ro1">
          <table:table-cell office:value-type="float" office:value="167.08488166954" calcext:value-type="float">
            <text:p>167.08488166954</text:p>
          </table:table-cell>
          <table:table-cell office:value-type="float" office:value="78.0084018425134" calcext:value-type="float">
            <text:p>78.0084018425134</text:p>
          </table:table-cell>
          <table:table-cell office:value-type="float" office:value="1" calcext:value-type="float">
            <text:p>1</text:p>
          </table:table-cell>
          <table:table-cell table:formula="of:=[.A246]*[.A$1]+[.B246]*[.B$1]+[.C$1]" office:value-type="float" office:value="19688.6695624529" calcext:value-type="float">
            <text:p>19688.6695624529</text:p>
          </table:table-cell>
          <table:table-cell table:formula="of:=IF([.D246]&gt;0;IF([.C246]&gt;0;&quot;true positive&quot;;&quot;false positive&quot;);IF([.C246]&lt;=0;&quot;true negative&quot;;&quot;false negative&quot;))" office:value-type="string" office:string-value="true positive" calcext:value-type="string">
            <text:p>true positive</text:p>
          </table:table-cell>
          <table:table-cell table:number-columns-repeated="4"/>
        </table:table-row>
        <table:table-row table:style-name="ro1">
          <table:table-cell office:value-type="float" office:value="163.29020469273" calcext:value-type="float">
            <text:p>163.29020469273</text:p>
          </table:table-cell>
          <table:table-cell office:value-type="float" office:value="77.7358983361855" calcext:value-type="float">
            <text:p>77.7358983361855</text:p>
          </table:table-cell>
          <table:table-cell office:value-type="float" office:value="-1" calcext:value-type="float">
            <text:p>-1</text:p>
          </table:table-cell>
          <table:table-cell table:formula="of:=[.A247]*[.A$1]+[.B247]*[.B$1]+[.C$1]" office:value-type="float" office:value="18357.9305775252" calcext:value-type="float">
            <text:p>18357.9305775252</text:p>
          </table:table-cell>
          <table:table-cell table:formula="of:=IF([.D247]&gt;0;IF([.C247]&gt;0;&quot;true positive&quot;;&quot;false positive&quot;);IF([.C247]&lt;=0;&quot;true negative&quot;;&quot;false negative&quot;))" office:value-type="string" office:string-value="false positive" calcext:value-type="string">
            <text:p>false positive</text:p>
          </table:table-cell>
          <table:table-cell table:number-columns-repeated="4"/>
        </table:table-row>
        <table:table-row table:style-name="ro1">
          <table:table-cell office:value-type="float" office:value="159.062145818591" calcext:value-type="float">
            <text:p>159.062145818591</text:p>
          </table:table-cell>
          <table:table-cell office:value-type="float" office:value="75.7813304002095" calcext:value-type="float">
            <text:p>75.7813304002095</text:p>
          </table:table-cell>
          <table:table-cell office:value-type="float" office:value="1" calcext:value-type="float">
            <text:p>1</text:p>
          </table:table-cell>
          <table:table-cell table:formula="of:=[.A248]*[.A$1]+[.B248]*[.B$1]+[.C$1]" office:value-type="float" office:value="17800.4183142148" calcext:value-type="float">
            <text:p>17800.4183142148</text:p>
          </table:table-cell>
          <table:table-cell table:formula="of:=IF([.D248]&gt;0;IF([.C248]&gt;0;&quot;true positive&quot;;&quot;false positive&quot;);IF([.C248]&lt;=0;&quot;true negative&quot;;&quot;false negative&quot;))" office:value-type="string" office:string-value="true positive" calcext:value-type="string">
            <text:p>true positive</text:p>
          </table:table-cell>
          <table:table-cell table:number-columns-repeated="4"/>
        </table:table-row>
        <table:table-row table:style-name="ro1">
          <table:table-cell office:value-type="float" office:value="163.940882515745" calcext:value-type="float">
            <text:p>163.940882515745</text:p>
          </table:table-cell>
          <table:table-cell office:value-type="float" office:value="78.1894966739465" calcext:value-type="float">
            <text:p>78.1894966739465</text:p>
          </table:table-cell>
          <table:table-cell office:value-type="float" office:value="-1" calcext:value-type="float">
            <text:p>-1</text:p>
          </table:table-cell>
          <table:table-cell table:formula="of:=[.A249]*[.A$1]+[.B249]*[.B$1]+[.C$1]" office:value-type="float" office:value="18358.0982233604" calcext:value-type="float">
            <text:p>18358.0982233604</text:p>
          </table:table-cell>
          <table:table-cell table:formula="of:=IF([.D249]&gt;0;IF([.C249]&gt;0;&quot;true positive&quot;;&quot;false positive&quot;);IF([.C249]&lt;=0;&quot;true negative&quot;;&quot;false negative&quot;))" office:value-type="string" office:string-value="false positive" calcext:value-type="string">
            <text:p>false positive</text:p>
          </table:table-cell>
          <table:table-cell table:number-columns-repeated="4"/>
        </table:table-row>
        <table:table-row table:style-name="ro1">
          <table:table-cell office:value-type="float" office:value="155.320628738999" calcext:value-type="float">
            <text:p>155.320628738999</text:p>
          </table:table-cell>
          <table:table-cell office:value-type="float" office:value="73.5702226336247" calcext:value-type="float">
            <text:p>73.5702226336247</text:p>
          </table:table-cell>
          <table:table-cell office:value-type="float" office:value="1" calcext:value-type="float">
            <text:p>1</text:p>
          </table:table-cell>
          <table:table-cell table:formula="of:=[.A250]*[.A$1]+[.B250]*[.B$1]+[.C$1]" office:value-type="float" office:value="17576.8777884929" calcext:value-type="float">
            <text:p>17576.8777884929</text:p>
          </table:table-cell>
          <table:table-cell table:formula="of:=IF([.D250]&gt;0;IF([.C250]&gt;0;&quot;true positive&quot;;&quot;false positive&quot;);IF([.C250]&lt;=0;&quot;true negative&quot;;&quot;false negative&quot;))" office:value-type="string" office:string-value="true positive" calcext:value-type="string">
            <text:p>true positive</text:p>
          </table:table-cell>
          <table:table-cell table:number-columns-repeated="4"/>
        </table:table-row>
        <table:table-row table:style-name="ro1">
          <table:table-cell office:value-type="float" office:value="177.736379943793" calcext:value-type="float">
            <text:p>177.736379943793</text:p>
          </table:table-cell>
          <table:table-cell office:value-type="float" office:value="99.7887223105976" calcext:value-type="float">
            <text:p>99.7887223105976</text:p>
          </table:table-cell>
          <table:table-cell office:value-type="float" office:value="-1" calcext:value-type="float">
            <text:p>-1</text:p>
          </table:table-cell>
          <table:table-cell table:formula="of:=[.A251]*[.A$1]+[.B251]*[.B$1]+[.C$1]" office:value-type="float" office:value="11646.7119240336" calcext:value-type="float">
            <text:p>11646.7119240336</text:p>
          </table:table-cell>
          <table:table-cell table:formula="of:=IF([.D251]&gt;0;IF([.C251]&gt;0;&quot;true positive&quot;;&quot;false positive&quot;);IF([.C251]&lt;=0;&quot;true negative&quot;;&quot;false negative&quot;))" office:value-type="string" office:string-value="false positive" calcext:value-type="string">
            <text:p>false positive</text:p>
          </table:table-cell>
          <table:table-cell table:number-columns-repeated="4"/>
        </table:table-row>
        <table:table-row table:style-name="ro1">
          <table:table-cell office:value-type="float" office:value="162.408874953572" calcext:value-type="float">
            <text:p>162.408874953572</text:p>
          </table:table-cell>
          <table:table-cell office:value-type="float" office:value="102.459372758319" calcext:value-type="float">
            <text:p>102.459372758319</text:p>
          </table:table-cell>
          <table:table-cell office:value-type="float" office:value="1" calcext:value-type="float">
            <text:p>1</text:p>
          </table:table-cell>
          <table:table-cell table:formula="of:=[.A252]*[.A$1]+[.B252]*[.B$1]+[.C$1]" office:value-type="float" office:value="4158.06607531264" calcext:value-type="float">
            <text:p>4158.06607531264</text:p>
          </table:table-cell>
          <table:table-cell table:formula="of:=IF([.D252]&gt;0;IF([.C252]&gt;0;&quot;true positive&quot;;&quot;false positive&quot;);IF([.C252]&lt;=0;&quot;true negative&quot;;&quot;false negative&quot;))" office:value-type="string" office:string-value="true positive" calcext:value-type="string">
            <text:p>true positive</text:p>
          </table:table-cell>
          <table:table-cell table:number-columns-repeated="4"/>
        </table:table-row>
        <table:table-row table:style-name="ro1">
          <table:table-cell office:value-type="float" office:value="178.572775289065" calcext:value-type="float">
            <text:p>178.572775289065</text:p>
          </table:table-cell>
          <table:table-cell office:value-type="float" office:value="113.222442764932" calcext:value-type="float">
            <text:p>113.222442764932</text:p>
          </table:table-cell>
          <table:table-cell office:value-type="float" office:value="-1" calcext:value-type="float">
            <text:p>-1</text:p>
          </table:table-cell>
          <table:table-cell table:formula="of:=[.A253]*[.A$1]+[.B253]*[.B$1]+[.C$1]" office:value-type="float" office:value="4445.26881778188" calcext:value-type="float">
            <text:p>4445.26881778188</text:p>
          </table:table-cell>
          <table:table-cell table:formula="of:=IF([.D253]&gt;0;IF([.C253]&gt;0;&quot;true positive&quot;;&quot;false positive&quot;);IF([.C253]&lt;=0;&quot;true negative&quot;;&quot;false negative&quot;))" office:value-type="string" office:string-value="false positive" calcext:value-type="string">
            <text:p>false positive</text:p>
          </table:table-cell>
          <table:table-cell table:number-columns-repeated="4"/>
        </table:table-row>
        <table:table-row table:style-name="ro1">
          <table:table-cell office:value-type="float" office:value="160.085149445639" calcext:value-type="float">
            <text:p>160.085149445639</text:p>
          </table:table-cell>
          <table:table-cell office:value-type="float" office:value="60.8651277391483" calcext:value-type="float">
            <text:p>60.8651277391483</text:p>
          </table:table-cell>
          <table:table-cell office:value-type="float" office:value="1" calcext:value-type="float">
            <text:p>1</text:p>
          </table:table-cell>
          <table:table-cell table:formula="of:=[.A254]*[.A$1]+[.B254]*[.B$1]+[.C$1]" office:value-type="float" office:value="26559.5567927683" calcext:value-type="float">
            <text:p>26559.5567927683</text:p>
          </table:table-cell>
          <table:table-cell table:formula="of:=IF([.D254]&gt;0;IF([.C254]&gt;0;&quot;true positive&quot;;&quot;false positive&quot;);IF([.C254]&lt;=0;&quot;true negative&quot;;&quot;false negative&quot;))" office:value-type="string" office:string-value="true positive" calcext:value-type="string">
            <text:p>true positive</text:p>
          </table:table-cell>
          <table:table-cell table:number-columns-repeated="4"/>
        </table:table-row>
        <table:table-row table:style-name="ro1">
          <table:table-cell office:value-type="float" office:value="173.597147506291" calcext:value-type="float">
            <text:p>173.597147506291</text:p>
          </table:table-cell>
          <table:table-cell office:value-type="float" office:value="100.692244554237" calcext:value-type="float">
            <text:p>100.692244554237</text:p>
          </table:table-cell>
          <table:table-cell office:value-type="float" office:value="-1" calcext:value-type="float">
            <text:p>-1</text:p>
          </table:table-cell>
          <table:table-cell table:formula="of:=[.A255]*[.A$1]+[.B255]*[.B$1]+[.C$1]" office:value-type="float" office:value="9522.21718388546" calcext:value-type="float">
            <text:p>9522.21718388546</text:p>
          </table:table-cell>
          <table:table-cell table:formula="of:=IF([.D255]&gt;0;IF([.C255]&gt;0;&quot;true positive&quot;;&quot;false positive&quot;);IF([.C255]&lt;=0;&quot;true negative&quot;;&quot;false negative&quot;))" office:value-type="string" office:string-value="false positive" calcext:value-type="string">
            <text:p>false positive</text:p>
          </table:table-cell>
          <table:table-cell table:number-columns-repeated="4"/>
        </table:table-row>
        <table:table-row table:style-name="ro1">
          <table:table-cell office:value-type="float" office:value="178.787397998912" calcext:value-type="float">
            <text:p>178.787397998912</text:p>
          </table:table-cell>
          <table:table-cell office:value-type="float" office:value="83.7708524839674" calcext:value-type="float">
            <text:p>83.7708524839674</text:p>
          </table:table-cell>
          <table:table-cell office:value-type="float" office:value="1" calcext:value-type="float">
            <text:p>1</text:p>
          </table:table-cell>
          <table:table-cell table:formula="of:=[.A256]*[.A$1]+[.B256]*[.B$1]+[.C$1]" office:value-type="float" office:value="21034.1893380684" calcext:value-type="float">
            <text:p>21034.1893380684</text:p>
          </table:table-cell>
          <table:table-cell table:formula="of:=IF([.D256]&gt;0;IF([.C256]&gt;0;&quot;true positive&quot;;&quot;false positive&quot;);IF([.C256]&lt;=0;&quot;true negative&quot;;&quot;false negative&quot;))" office:value-type="string" office:string-value="true positive" calcext:value-type="string">
            <text:p>true positive</text:p>
          </table:table-cell>
          <table:table-cell table:number-columns-repeated="4"/>
        </table:table-row>
        <table:table-row table:style-name="ro1">
          <table:table-cell office:value-type="float" office:value="187.208447329818" calcext:value-type="float">
            <text:p>187.208447329818</text:p>
          </table:table-cell>
          <table:table-cell office:value-type="float" office:value="105.247711240027" calcext:value-type="float">
            <text:p>105.247711240027</text:p>
          </table:table-cell>
          <table:table-cell office:value-type="float" office:value="-1" calcext:value-type="float">
            <text:p>-1</text:p>
          </table:table-cell>
          <table:table-cell table:formula="of:=[.A257]*[.A$1]+[.B257]*[.B$1]+[.C$1]" office:value-type="float" office:value="12290.3457595051" calcext:value-type="float">
            <text:p>12290.3457595051</text:p>
          </table:table-cell>
          <table:table-cell table:formula="of:=IF([.D257]&gt;0;IF([.C257]&gt;0;&quot;true positive&quot;;&quot;false positive&quot;);IF([.C257]&lt;=0;&quot;true negative&quot;;&quot;false negative&quot;))" office:value-type="string" office:string-value="false positive" calcext:value-type="string">
            <text:p>false positive</text:p>
          </table:table-cell>
          <table:table-cell table:number-columns-repeated="4"/>
        </table:table-row>
        <table:table-row table:style-name="ro1">
          <table:table-cell office:value-type="float" office:value="165.924740200031" calcext:value-type="float">
            <text:p>165.924740200031</text:p>
          </table:table-cell>
          <table:table-cell office:value-type="float" office:value="84.0821981648027" calcext:value-type="float">
            <text:p>84.0821981648027</text:p>
          </table:table-cell>
          <table:table-cell office:value-type="float" office:value="1" calcext:value-type="float">
            <text:p>1</text:p>
          </table:table-cell>
          <table:table-cell table:formula="of:=[.A258]*[.A$1]+[.B258]*[.B$1]+[.C$1]" office:value-type="float" office:value="15831.3084375525" calcext:value-type="float">
            <text:p>15831.3084375525</text:p>
          </table:table-cell>
          <table:table-cell table:formula="of:=IF([.D258]&gt;0;IF([.C258]&gt;0;&quot;true positive&quot;;&quot;false positive&quot;);IF([.C258]&lt;=0;&quot;true negative&quot;;&quot;false negative&quot;))" office:value-type="string" office:string-value="true positive" calcext:value-type="string">
            <text:p>true positive</text:p>
          </table:table-cell>
          <table:table-cell table:number-columns-repeated="4"/>
        </table:table-row>
        <table:table-row table:style-name="ro1">
          <table:table-cell office:value-type="float" office:value="170.006768731982" calcext:value-type="float">
            <text:p>170.006768731982</text:p>
          </table:table-cell>
          <table:table-cell office:value-type="float" office:value="85.501905329829" calcext:value-type="float">
            <text:p>85.501905329829</text:p>
          </table:table-cell>
          <table:table-cell office:value-type="float" office:value="-1" calcext:value-type="float">
            <text:p>-1</text:p>
          </table:table-cell>
          <table:table-cell table:formula="of:=[.A259]*[.A$1]+[.B259]*[.B$1]+[.C$1]" office:value-type="float" office:value="16631.4753311349" calcext:value-type="float">
            <text:p>16631.4753311349</text:p>
          </table:table-cell>
          <table:table-cell table:formula="of:=IF([.D259]&gt;0;IF([.C259]&gt;0;&quot;true positive&quot;;&quot;false positive&quot;);IF([.C259]&lt;=0;&quot;true negative&quot;;&quot;false negative&quot;))" office:value-type="string" office:string-value="false positive" calcext:value-type="string">
            <text:p>false positive</text:p>
          </table:table-cell>
          <table:table-cell table:number-columns-repeated="4"/>
        </table:table-row>
        <table:table-row table:style-name="ro1">
          <table:table-cell office:value-type="float" office:value="168.020089053945" calcext:value-type="float">
            <text:p>168.020089053945</text:p>
          </table:table-cell>
          <table:table-cell office:value-type="float" office:value="84.3903407856748" calcext:value-type="float">
            <text:p>84.3903407856748</text:p>
          </table:table-cell>
          <table:table-cell office:value-type="float" office:value="1" calcext:value-type="float">
            <text:p>1</text:p>
          </table:table-cell>
          <table:table-cell table:formula="of:=[.A260]*[.A$1]+[.B260]*[.B$1]+[.C$1]" office:value-type="float" office:value="16477.7564601283" calcext:value-type="float">
            <text:p>16477.7564601283</text:p>
          </table:table-cell>
          <table:table-cell table:formula="of:=IF([.D260]&gt;0;IF([.C260]&gt;0;&quot;true positive&quot;;&quot;false positive&quot;);IF([.C260]&lt;=0;&quot;true negative&quot;;&quot;false negative&quot;))" office:value-type="string" office:string-value="true positive" calcext:value-type="string">
            <text:p>true positive</text:p>
          </table:table-cell>
          <table:table-cell table:number-columns-repeated="4"/>
        </table:table-row>
        <table:table-row table:style-name="ro1">
          <table:table-cell office:value-type="float" office:value="182.266316396832" calcext:value-type="float">
            <text:p>182.266316396832</text:p>
          </table:table-cell>
          <table:table-cell office:value-type="float" office:value="83.9825812714319" calcext:value-type="float">
            <text:p>83.9825812714319</text:p>
          </table:table-cell>
          <table:table-cell office:value-type="float" office:value="-1" calcext:value-type="float">
            <text:p>-1</text:p>
          </table:table-cell>
          <table:table-cell table:formula="of:=[.A261]*[.A$1]+[.B261]*[.B$1]+[.C$1]" office:value-type="float" office:value="22275.5476825914" calcext:value-type="float">
            <text:p>22275.5476825914</text:p>
          </table:table-cell>
          <table:table-cell table:formula="of:=IF([.D261]&gt;0;IF([.C261]&gt;0;&quot;true positive&quot;;&quot;false positive&quot;);IF([.C261]&lt;=0;&quot;true negative&quot;;&quot;false negative&quot;))" office:value-type="string" office:string-value="false positive" calcext:value-type="string">
            <text:p>false positive</text:p>
          </table:table-cell>
          <table:table-cell table:number-columns-repeated="4"/>
        </table:table-row>
        <table:table-row table:style-name="ro1">
          <table:table-cell office:value-type="float" office:value="169.083137706251" calcext:value-type="float">
            <text:p>169.083137706251</text:p>
          </table:table-cell>
          <table:table-cell office:value-type="float" office:value="115.487446370256" calcext:value-type="float">
            <text:p>115.487446370256</text:p>
          </table:table-cell>
          <table:table-cell office:value-type="float" office:value="1" calcext:value-type="float">
            <text:p>1</text:p>
          </table:table-cell>
          <table:table-cell table:formula="of:=[.A262]*[.A$1]+[.B262]*[.B$1]+[.C$1]" office:value-type="float" office:value="-533.850120863535" calcext:value-type="float">
            <text:p>-533.850120863535</text:p>
          </table:table-cell>
          <table:table-cell table:formula="of:=IF([.D262]&gt;0;IF([.C262]&gt;0;&quot;true positive&quot;;&quot;false positive&quot;);IF([.C262]&lt;=0;&quot;true negative&quot;;&quot;false negative&quot;))" office:value-type="string" office:string-value="false negative" calcext:value-type="string">
            <text:p>false negative</text:p>
          </table:table-cell>
          <table:table-cell table:number-columns-repeated="4"/>
        </table:table-row>
        <table:table-row table:style-name="ro1">
          <table:table-cell office:value-type="float" office:value="176.747302616365" calcext:value-type="float">
            <text:p>176.747302616365</text:p>
          </table:table-cell>
          <table:table-cell office:value-type="float" office:value="98.791639288539" calcext:value-type="float">
            <text:p>98.791639288539</text:p>
          </table:table-cell>
          <table:table-cell office:value-type="float" office:value="-1" calcext:value-type="float">
            <text:p>-1</text:p>
          </table:table-cell>
          <table:table-cell table:formula="of:=[.A263]*[.A$1]+[.B263]*[.B$1]+[.C$1]" office:value-type="float" office:value="11818.8289699915" calcext:value-type="float">
            <text:p>11818.8289699915</text:p>
          </table:table-cell>
          <table:table-cell table:formula="of:=IF([.D263]&gt;0;IF([.C263]&gt;0;&quot;true positive&quot;;&quot;false positive&quot;);IF([.C263]&lt;=0;&quot;true negative&quot;;&quot;false negative&quot;))" office:value-type="string" office:string-value="false positive" calcext:value-type="string">
            <text:p>false positive</text:p>
          </table:table-cell>
          <table:table-cell table:number-columns-repeated="4"/>
        </table:table-row>
        <table:table-row table:style-name="ro1">
          <table:table-cell office:value-type="float" office:value="164.489313146835" calcext:value-type="float">
            <text:p>164.489313146835</text:p>
          </table:table-cell>
          <table:table-cell office:value-type="float" office:value="97.1496698189683" calcext:value-type="float">
            <text:p>97.1496698189683</text:p>
          </table:table-cell>
          <table:table-cell office:value-type="float" office:value="1" calcext:value-type="float">
            <text:p>1</text:p>
          </table:table-cell>
          <table:table-cell table:formula="of:=[.A264]*[.A$1]+[.B264]*[.B$1]+[.C$1]" office:value-type="float" office:value="7946.99188904889" calcext:value-type="float">
            <text:p>7946.99188904889</text:p>
          </table:table-cell>
          <table:table-cell table:formula="of:=IF([.D264]&gt;0;IF([.C264]&gt;0;&quot;true positive&quot;;&quot;false positive&quot;);IF([.C264]&lt;=0;&quot;true negative&quot;;&quot;false negative&quot;))" office:value-type="string" office:string-value="true positive" calcext:value-type="string">
            <text:p>true positive</text:p>
          </table:table-cell>
          <table:table-cell table:number-columns-repeated="4"/>
        </table:table-row>
        <table:table-row table:style-name="ro1">
          <table:table-cell office:value-type="float" office:value="168.685690666783" calcext:value-type="float">
            <text:p>168.685690666783</text:p>
          </table:table-cell>
          <table:table-cell office:value-type="float" office:value="75.3614634527557" calcext:value-type="float">
            <text:p>75.3614634527557</text:p>
          </table:table-cell>
          <table:table-cell office:value-type="float" office:value="-1" calcext:value-type="float">
            <text:p>-1</text:p>
          </table:table-cell>
          <table:table-cell table:formula="of:=[.A265]*[.A$1]+[.B265]*[.B$1]+[.C$1]" office:value-type="float" office:value="21797.8493090938" calcext:value-type="float">
            <text:p>21797.8493090938</text:p>
          </table:table-cell>
          <table:table-cell table:formula="of:=IF([.D265]&gt;0;IF([.C265]&gt;0;&quot;true positive&quot;;&quot;false positive&quot;);IF([.C265]&lt;=0;&quot;true negative&quot;;&quot;false negative&quot;))" office:value-type="string" office:string-value="false positive" calcext:value-type="string">
            <text:p>false positive</text:p>
          </table:table-cell>
          <table:table-cell table:number-columns-repeated="4"/>
        </table:table-row>
        <table:table-row table:style-name="ro1">
          <table:table-cell office:value-type="float" office:value="163.113002229529" calcext:value-type="float">
            <text:p>163.113002229529</text:p>
          </table:table-cell>
          <table:table-cell office:value-type="float" office:value="67.8907964505143" calcext:value-type="float">
            <text:p>67.8907964505143</text:p>
          </table:table-cell>
          <table:table-cell office:value-type="float" office:value="1" calcext:value-type="float">
            <text:p>1</text:p>
          </table:table-cell>
          <table:table-cell table:formula="of:=[.A266]*[.A$1]+[.B266]*[.B$1]+[.C$1]" office:value-type="float" office:value="23805.9678617764" calcext:value-type="float">
            <text:p>23805.9678617764</text:p>
          </table:table-cell>
          <table:table-cell table:formula="of:=IF([.D266]&gt;0;IF([.C266]&gt;0;&quot;true positive&quot;;&quot;false positive&quot;);IF([.C266]&lt;=0;&quot;true negative&quot;;&quot;false negative&quot;))" office:value-type="string" office:string-value="true positive" calcext:value-type="string">
            <text:p>true positive</text:p>
          </table:table-cell>
          <table:table-cell table:number-columns-repeated="4"/>
        </table:table-row>
        <table:table-row table:style-name="ro1">
          <table:table-cell office:value-type="float" office:value="172.872908788732" calcext:value-type="float">
            <text:p>172.872908788732</text:p>
          </table:table-cell>
          <table:table-cell office:value-type="float" office:value="95.8723717517616" calcext:value-type="float">
            <text:p>95.8723717517616</text:p>
          </table:table-cell>
          <table:table-cell office:value-type="float" office:value="-1" calcext:value-type="float">
            <text:p>-1</text:p>
          </table:table-cell>
          <table:table-cell table:formula="of:=[.A267]*[.A$1]+[.B267]*[.B$1]+[.C$1]" office:value-type="float" office:value="11940.2040096126" calcext:value-type="float">
            <text:p>11940.2040096126</text:p>
          </table:table-cell>
          <table:table-cell table:formula="of:=IF([.D267]&gt;0;IF([.C267]&gt;0;&quot;true positive&quot;;&quot;false positive&quot;);IF([.C267]&lt;=0;&quot;true negative&quot;;&quot;false negative&quot;))" office:value-type="string" office:string-value="false positive" calcext:value-type="string">
            <text:p>false positive</text:p>
          </table:table-cell>
          <table:table-cell table:number-columns-repeated="4"/>
        </table:table-row>
        <table:table-row table:style-name="ro1">
          <table:table-cell office:value-type="float" office:value="160.083065133913" calcext:value-type="float">
            <text:p>160.083065133913</text:p>
          </table:table-cell>
          <table:table-cell office:value-type="float" office:value="80.0104178039418" calcext:value-type="float">
            <text:p>80.0104178039418</text:p>
          </table:table-cell>
          <table:table-cell office:value-type="float" office:value="1" calcext:value-type="float">
            <text:p>1</text:p>
          </table:table-cell>
          <table:table-cell table:formula="of:=[.A268]*[.A$1]+[.B268]*[.B$1]+[.C$1]" office:value-type="float" office:value="15829.4959369349" calcext:value-type="float">
            <text:p>15829.4959369349</text:p>
          </table:table-cell>
          <table:table-cell table:formula="of:=IF([.D268]&gt;0;IF([.C268]&gt;0;&quot;true positive&quot;;&quot;false positive&quot;);IF([.C268]&lt;=0;&quot;true negative&quot;;&quot;false negative&quot;))" office:value-type="string" office:string-value="true positive" calcext:value-type="string">
            <text:p>true positive</text:p>
          </table:table-cell>
          <table:table-cell table:number-columns-repeated="4"/>
        </table:table-row>
        <table:table-row table:style-name="ro1">
          <table:table-cell office:value-type="float" office:value="184.41259681089" calcext:value-type="float">
            <text:p>184.41259681089</text:p>
          </table:table-cell>
          <table:table-cell office:value-type="float" office:value="85.4109619301803" calcext:value-type="float">
            <text:p>85.4109619301803</text:p>
          </table:table-cell>
          <table:table-cell office:value-type="float" office:value="-1" calcext:value-type="float">
            <text:p>-1</text:p>
          </table:table-cell>
          <table:table-cell table:formula="of:=[.A269]*[.A$1]+[.B269]*[.B$1]+[.C$1]" office:value-type="float" office:value="22314.1117911456" calcext:value-type="float">
            <text:p>22314.1117911456</text:p>
          </table:table-cell>
          <table:table-cell table:formula="of:=IF([.D269]&gt;0;IF([.C269]&gt;0;&quot;true positive&quot;;&quot;false positive&quot;);IF([.C269]&lt;=0;&quot;true negative&quot;;&quot;false negative&quot;))" office:value-type="string" office:string-value="false positive" calcext:value-type="string">
            <text:p>false positive</text:p>
          </table:table-cell>
          <table:table-cell table:number-columns-repeated="4"/>
        </table:table-row>
        <table:table-row table:style-name="ro1">
          <table:table-cell office:value-type="float" office:value="162.248581188449" calcext:value-type="float">
            <text:p>162.248581188449</text:p>
          </table:table-cell>
          <table:table-cell office:value-type="float" office:value="70.2408934234992" calcext:value-type="float">
            <text:p>70.2408934234992</text:p>
          </table:table-cell>
          <table:table-cell office:value-type="float" office:value="1" calcext:value-type="float">
            <text:p>1</text:p>
          </table:table-cell>
          <table:table-cell table:formula="of:=[.A270]*[.A$1]+[.B270]*[.B$1]+[.C$1]" office:value-type="float" office:value="22151.0177020649" calcext:value-type="float">
            <text:p>22151.0177020649</text:p>
          </table:table-cell>
          <table:table-cell table:formula="of:=IF([.D270]&gt;0;IF([.C270]&gt;0;&quot;true positive&quot;;&quot;false positive&quot;);IF([.C270]&lt;=0;&quot;true negative&quot;;&quot;false negative&quot;))" office:value-type="string" office:string-value="true positive" calcext:value-type="string">
            <text:p>true positive</text:p>
          </table:table-cell>
          <table:table-cell table:number-columns-repeated="4"/>
        </table:table-row>
        <table:table-row table:style-name="ro1">
          <table:table-cell office:value-type="float" office:value="176.542447583344" calcext:value-type="float">
            <text:p>176.542447583344</text:p>
          </table:table-cell>
          <table:table-cell office:value-type="float" office:value="79.3477033637964" calcext:value-type="float">
            <text:p>79.3477033637964</text:p>
          </table:table-cell>
          <table:table-cell office:value-type="float" office:value="-1" calcext:value-type="float">
            <text:p>-1</text:p>
          </table:table-cell>
          <table:table-cell table:formula="of:=[.A271]*[.A$1]+[.B271]*[.B$1]+[.C$1]" office:value-type="float" office:value="22635.3556801585" calcext:value-type="float">
            <text:p>22635.3556801585</text:p>
          </table:table-cell>
          <table:table-cell table:formula="of:=IF([.D271]&gt;0;IF([.C271]&gt;0;&quot;true positive&quot;;&quot;false positive&quot;);IF([.C271]&lt;=0;&quot;true negative&quot;;&quot;false negative&quot;))" office:value-type="string" office:string-value="false positive" calcext:value-type="string">
            <text:p>false positive</text:p>
          </table:table-cell>
          <table:table-cell table:number-columns-repeated="4"/>
        </table:table-row>
        <table:table-row table:style-name="ro1">
          <table:table-cell office:value-type="float" office:value="164.270185036333" calcext:value-type="float">
            <text:p>164.270185036333</text:p>
          </table:table-cell>
          <table:table-cell office:value-type="float" office:value="83.4564445132143" calcext:value-type="float">
            <text:p>83.4564445132143</text:p>
          </table:table-cell>
          <table:table-cell office:value-type="float" office:value="1" calcext:value-type="float">
            <text:p>1</text:p>
          </table:table-cell>
          <table:table-cell table:formula="of:=[.A272]*[.A$1]+[.B272]*[.B$1]+[.C$1]" office:value-type="float" office:value="15535.1728648755" calcext:value-type="float">
            <text:p>15535.1728648755</text:p>
          </table:table-cell>
          <table:table-cell table:formula="of:=IF([.D272]&gt;0;IF([.C272]&gt;0;&quot;true positive&quot;;&quot;false positive&quot;);IF([.C272]&lt;=0;&quot;true negative&quot;;&quot;false negative&quot;))" office:value-type="string" office:string-value="true positive" calcext:value-type="string">
            <text:p>true positive</text:p>
          </table:table-cell>
          <table:table-cell table:number-columns-repeated="4"/>
        </table:table-row>
        <table:table-row table:style-name="ro1">
          <table:table-cell office:value-type="float" office:value="185.99694637188" calcext:value-type="float">
            <text:p>185.99694637188</text:p>
          </table:table-cell>
          <table:table-cell office:value-type="float" office:value="70.9563779755161" calcext:value-type="float">
            <text:p>70.9563779755161</text:p>
          </table:table-cell>
          <table:table-cell office:value-type="float" office:value="-1" calcext:value-type="float">
            <text:p>-1</text:p>
          </table:table-cell>
          <table:table-cell table:formula="of:=[.A273]*[.A$1]+[.B273]*[.B$1]+[.C$1]" office:value-type="float" office:value="31034.0006890062" calcext:value-type="float">
            <text:p>31034.0006890062</text:p>
          </table:table-cell>
          <table:table-cell table:formula="of:=IF([.D273]&gt;0;IF([.C273]&gt;0;&quot;true positive&quot;;&quot;false positive&quot;);IF([.C273]&lt;=0;&quot;true negative&quot;;&quot;false negative&quot;))" office:value-type="string" office:string-value="false positive" calcext:value-type="string">
            <text:p>false positive</text:p>
          </table:table-cell>
          <table:table-cell table:number-columns-repeated="4"/>
        </table:table-row>
        <table:table-row table:style-name="ro1">
          <table:table-cell office:value-type="float" office:value="167.454635645167" calcext:value-type="float">
            <text:p>167.454635645167</text:p>
          </table:table-cell>
          <table:table-cell office:value-type="float" office:value="77.0862206719582" calcext:value-type="float">
            <text:p>77.0862206719582</text:p>
          </table:table-cell>
          <table:table-cell office:value-type="float" office:value="1" calcext:value-type="float">
            <text:p>1</text:p>
          </table:table-cell>
          <table:table-cell table:formula="of:=[.A274]*[.A$1]+[.B274]*[.B$1]+[.C$1]" office:value-type="float" office:value="20350.0186817511" calcext:value-type="float">
            <text:p>20350.0186817511</text:p>
          </table:table-cell>
          <table:table-cell table:formula="of:=IF([.D274]&gt;0;IF([.C274]&gt;0;&quot;true positive&quot;;&quot;false positive&quot;);IF([.C274]&lt;=0;&quot;true negative&quot;;&quot;false negative&quot;))" office:value-type="string" office:string-value="true positive" calcext:value-type="string">
            <text:p>true positive</text:p>
          </table:table-cell>
          <table:table-cell table:number-columns-repeated="4"/>
        </table:table-row>
        <table:table-row table:style-name="ro1">
          <table:table-cell office:value-type="float" office:value="171.158308505342" calcext:value-type="float">
            <text:p>171.158308505342</text:p>
          </table:table-cell>
          <table:table-cell office:value-type="float" office:value="107.598834346351" calcext:value-type="float">
            <text:p>107.598834346351</text:p>
          </table:table-cell>
          <table:table-cell office:value-type="float" office:value="-1" calcext:value-type="float">
            <text:p>-1</text:p>
          </table:table-cell>
          <table:table-cell table:formula="of:=[.A275]*[.A$1]+[.B275]*[.B$1]+[.C$1]" office:value-type="float" office:value="4698.26753441006" calcext:value-type="float">
            <text:p>4698.26753441006</text:p>
          </table:table-cell>
          <table:table-cell table:formula="of:=IF([.D275]&gt;0;IF([.C275]&gt;0;&quot;true positive&quot;;&quot;false positive&quot;);IF([.C275]&lt;=0;&quot;true negative&quot;;&quot;false negative&quot;))" office:value-type="string" office:string-value="false positive" calcext:value-type="string">
            <text:p>false positive</text:p>
          </table:table-cell>
          <table:table-cell table:number-columns-repeated="4"/>
        </table:table-row>
        <table:table-row table:style-name="ro1">
          <table:table-cell office:value-type="float" office:value="157.93316841384" calcext:value-type="float">
            <text:p>157.93316841384</text:p>
          </table:table-cell>
          <table:table-cell office:value-type="float" office:value="109.755026280917" calcext:value-type="float">
            <text:p>109.755026280917</text:p>
          </table:table-cell>
          <table:table-cell office:value-type="float" office:value="1" calcext:value-type="float">
            <text:p>1</text:p>
          </table:table-cell>
          <table:table-cell table:formula="of:=[.A276]*[.A$1]+[.B276]*[.B$1]+[.C$1]" office:value-type="float" office:value="-1680.19214548862" calcext:value-type="float">
            <text:p>-1680.19214548862</text:p>
          </table:table-cell>
          <table:table-cell table:formula="of:=IF([.D276]&gt;0;IF([.C276]&gt;0;&quot;true positive&quot;;&quot;false positive&quot;);IF([.C276]&lt;=0;&quot;true negative&quot;;&quot;false negative&quot;))" office:value-type="string" office:string-value="false negative" calcext:value-type="string">
            <text:p>false negative</text:p>
          </table:table-cell>
          <table:table-cell table:number-columns-repeated="4"/>
        </table:table-row>
        <table:table-row table:style-name="ro1">
          <table:table-cell office:value-type="float" office:value="164.094396110871" calcext:value-type="float">
            <text:p>164.094396110871</text:p>
          </table:table-cell>
          <table:table-cell office:value-type="float" office:value="91.4970793876198" calcext:value-type="float">
            <text:p>91.4970793876198</text:p>
          </table:table-cell>
          <table:table-cell office:value-type="float" office:value="-1" calcext:value-type="float">
            <text:p>-1</text:p>
          </table:table-cell>
          <table:table-cell table:formula="of:=[.A277]*[.A$1]+[.B277]*[.B$1]+[.C$1]" office:value-type="float" office:value="10960.3852140079" calcext:value-type="float">
            <text:p>10960.3852140079</text:p>
          </table:table-cell>
          <table:table-cell table:formula="of:=IF([.D277]&gt;0;IF([.C277]&gt;0;&quot;true positive&quot;;&quot;false positive&quot;);IF([.C277]&lt;=0;&quot;true negative&quot;;&quot;false negative&quot;))" office:value-type="string" office:string-value="false positive" calcext:value-type="string">
            <text:p>false positive</text:p>
          </table:table-cell>
          <table:table-cell table:number-columns-repeated="4"/>
        </table:table-row>
        <table:table-row table:style-name="ro1">
          <table:table-cell office:value-type="float" office:value="168.926442821171" calcext:value-type="float">
            <text:p>168.926442821171</text:p>
          </table:table-cell>
          <table:table-cell office:value-type="float" office:value="74.1849043192787" calcext:value-type="float">
            <text:p>74.1849043192787</text:p>
          </table:table-cell>
          <table:table-cell office:value-type="float" office:value="1" calcext:value-type="float">
            <text:p>1</text:p>
          </table:table-cell>
          <table:table-cell table:formula="of:=[.A278]*[.A$1]+[.B278]*[.B$1]+[.C$1]" office:value-type="float" office:value="22551.3241497544" calcext:value-type="float">
            <text:p>22551.3241497544</text:p>
          </table:table-cell>
          <table:table-cell table:formula="of:=IF([.D278]&gt;0;IF([.C278]&gt;0;&quot;true positive&quot;;&quot;false positive&quot;);IF([.C278]&lt;=0;&quot;true negative&quot;;&quot;false negative&quot;))" office:value-type="string" office:string-value="true positive" calcext:value-type="string">
            <text:p>true positive</text:p>
          </table:table-cell>
          <table:table-cell table:number-columns-repeated="4"/>
        </table:table-row>
        <table:table-row table:style-name="ro1">
          <table:table-cell office:value-type="float" office:value="168.507748111456" calcext:value-type="float">
            <text:p>168.507748111456</text:p>
          </table:table-cell>
          <table:table-cell office:value-type="float" office:value="94.9178179169738" calcext:value-type="float">
            <text:p>94.9178179169738</text:p>
          </table:table-cell>
          <table:table-cell office:value-type="float" office:value="-1" calcext:value-type="float">
            <text:p>-1</text:p>
          </table:table-cell>
          <table:table-cell table:formula="of:=[.A279]*[.A$1]+[.B279]*[.B$1]+[.C$1]" office:value-type="float" office:value="10768.6748552322" calcext:value-type="float">
            <text:p>10768.6748552322</text:p>
          </table:table-cell>
          <table:table-cell table:formula="of:=IF([.D279]&gt;0;IF([.C279]&gt;0;&quot;true positive&quot;;&quot;false positive&quot;);IF([.C279]&lt;=0;&quot;true negative&quot;;&quot;false negative&quot;))" office:value-type="string" office:string-value="false positive" calcext:value-type="string">
            <text:p>false positive</text:p>
          </table:table-cell>
          <table:table-cell table:number-columns-repeated="4"/>
        </table:table-row>
        <table:table-row table:style-name="ro1">
          <table:table-cell office:value-type="float" office:value="170.0922626634" calcext:value-type="float">
            <text:p>170.0922626634</text:p>
          </table:table-cell>
          <table:table-cell office:value-type="float" office:value="104.05008425849" calcext:value-type="float">
            <text:p>104.05008425849</text:p>
          </table:table-cell>
          <table:table-cell office:value-type="float" office:value="1" calcext:value-type="float">
            <text:p>1</text:p>
          </table:table-cell>
          <table:table-cell table:formula="of:=[.A280]*[.A$1]+[.B280]*[.B$1]+[.C$1]" office:value-type="float" office:value="6270.27955310173" calcext:value-type="float">
            <text:p>6270.27955310173</text:p>
          </table:table-cell>
          <table:table-cell table:formula="of:=IF([.D280]&gt;0;IF([.C280]&gt;0;&quot;true positive&quot;;&quot;false positive&quot;);IF([.C280]&lt;=0;&quot;true negative&quot;;&quot;false negative&quot;))" office:value-type="string" office:string-value="true positive" calcext:value-type="string">
            <text:p>true positive</text:p>
          </table:table-cell>
          <table:table-cell table:number-columns-repeated="4"/>
        </table:table-row>
        <table:table-row table:style-name="ro1">
          <table:table-cell office:value-type="float" office:value="179.526704496154" calcext:value-type="float">
            <text:p>179.526704496154</text:p>
          </table:table-cell>
          <table:table-cell office:value-type="float" office:value="77.7923376483004" calcext:value-type="float">
            <text:p>77.7923376483004</text:p>
          </table:table-cell>
          <table:table-cell office:value-type="float" office:value="-1" calcext:value-type="float">
            <text:p>-1</text:p>
          </table:table-cell>
          <table:table-cell table:formula="of:=[.A281]*[.A$1]+[.B281]*[.B$1]+[.C$1]" office:value-type="float" office:value="24673.6365701392" calcext:value-type="float">
            <text:p>24673.6365701392</text:p>
          </table:table-cell>
          <table:table-cell table:formula="of:=IF([.D281]&gt;0;IF([.C281]&gt;0;&quot;true positive&quot;;&quot;false positive&quot;);IF([.C281]&lt;=0;&quot;true negative&quot;;&quot;false negative&quot;))" office:value-type="string" office:string-value="false positive" calcext:value-type="string">
            <text:p>false positive</text:p>
          </table:table-cell>
          <table:table-cell table:number-columns-repeated="4"/>
        </table:table-row>
        <table:table-row table:style-name="ro1">
          <table:table-cell office:value-type="float" office:value="161.338388043818" calcext:value-type="float">
            <text:p>161.338388043818</text:p>
          </table:table-cell>
          <table:table-cell office:value-type="float" office:value="63.4779086614055" calcext:value-type="float">
            <text:p>63.4779086614055</text:p>
          </table:table-cell>
          <table:table-cell office:value-type="float" office:value="1" calcext:value-type="float">
            <text:p>1</text:p>
          </table:table-cell>
          <table:table-cell table:formula="of:=[.A282]*[.A$1]+[.B282]*[.B$1]+[.C$1]" office:value-type="float" office:value="25585.2521864226" calcext:value-type="float">
            <text:p>25585.2521864226</text:p>
          </table:table-cell>
          <table:table-cell table:formula="of:=IF([.D282]&gt;0;IF([.C282]&gt;0;&quot;true positive&quot;;&quot;false positive&quot;);IF([.C282]&lt;=0;&quot;true negative&quot;;&quot;false negative&quot;))" office:value-type="string" office:string-value="true positive" calcext:value-type="string">
            <text:p>true positive</text:p>
          </table:table-cell>
          <table:table-cell table:number-columns-repeated="4"/>
        </table:table-row>
        <table:table-row table:style-name="ro1">
          <table:table-cell office:value-type="float" office:value="172.772305035096" calcext:value-type="float">
            <text:p>172.772305035096</text:p>
          </table:table-cell>
          <table:table-cell office:value-type="float" office:value="96.1930313739881" calcext:value-type="float">
            <text:p>96.1930313739881</text:p>
          </table:table-cell>
          <table:table-cell office:value-type="float" office:value="-1" calcext:value-type="float">
            <text:p>-1</text:p>
          </table:table-cell>
          <table:table-cell table:formula="of:=[.A283]*[.A$1]+[.B283]*[.B$1]+[.C$1]" office:value-type="float" office:value="11721.1735529895" calcext:value-type="float">
            <text:p>11721.1735529895</text:p>
          </table:table-cell>
          <table:table-cell table:formula="of:=IF([.D283]&gt;0;IF([.C283]&gt;0;&quot;true positive&quot;;&quot;false positive&quot;);IF([.C283]&lt;=0;&quot;true negative&quot;;&quot;false negative&quot;))" office:value-type="string" office:string-value="false positive" calcext:value-type="string">
            <text:p>false positive</text:p>
          </table:table-cell>
          <table:table-cell table:number-columns-repeated="4"/>
        </table:table-row>
        <table:table-row table:style-name="ro1">
          <table:table-cell office:value-type="float" office:value="162.812229184826" calcext:value-type="float">
            <text:p>162.812229184826</text:p>
          </table:table-cell>
          <table:table-cell office:value-type="float" office:value="84.7767529571858" calcext:value-type="float">
            <text:p>84.7767529571858</text:p>
          </table:table-cell>
          <table:table-cell office:value-type="float" office:value="1" calcext:value-type="float">
            <text:p>1</text:p>
          </table:table-cell>
          <table:table-cell table:formula="of:=[.A284]*[.A$1]+[.B284]*[.B$1]+[.C$1]" office:value-type="float" office:value="14225.297747829" calcext:value-type="float">
            <text:p>14225.297747829</text:p>
          </table:table-cell>
          <table:table-cell table:formula="of:=IF([.D284]&gt;0;IF([.C284]&gt;0;&quot;true positive&quot;;&quot;false positive&quot;);IF([.C284]&lt;=0;&quot;true negative&quot;;&quot;false negative&quot;))" office:value-type="string" office:string-value="true positive" calcext:value-type="string">
            <text:p>true positive</text:p>
          </table:table-cell>
          <table:table-cell table:number-columns-repeated="4"/>
        </table:table-row>
        <table:table-row table:style-name="ro1">
          <table:table-cell office:value-type="float" office:value="173.683970746036" calcext:value-type="float">
            <text:p>173.683970746036</text:p>
          </table:table-cell>
          <table:table-cell office:value-type="float" office:value="111.508514766966" calcext:value-type="float">
            <text:p>111.508514766966</text:p>
          </table:table-cell>
          <table:table-cell office:value-type="float" office:value="-1" calcext:value-type="float">
            <text:p>-1</text:p>
          </table:table-cell>
          <table:table-cell table:formula="of:=[.A285]*[.A$1]+[.B285]*[.B$1]+[.C$1]" office:value-type="float" office:value="3494.59377928539" calcext:value-type="float">
            <text:p>3494.59377928539</text:p>
          </table:table-cell>
          <table:table-cell table:formula="of:=IF([.D285]&gt;0;IF([.C285]&gt;0;&quot;true positive&quot;;&quot;false positive&quot;);IF([.C285]&lt;=0;&quot;true negative&quot;;&quot;false negative&quot;))" office:value-type="string" office:string-value="false positive" calcext:value-type="string">
            <text:p>false positive</text:p>
          </table:table-cell>
          <table:table-cell table:number-columns-repeated="4"/>
        </table:table-row>
        <table:table-row table:style-name="ro1">
          <table:table-cell office:value-type="float" office:value="165.719198819079" calcext:value-type="float">
            <text:p>165.719198819079</text:p>
          </table:table-cell>
          <table:table-cell office:value-type="float" office:value="101.858872839135" calcext:value-type="float">
            <text:p>101.858872839135</text:p>
          </table:table-cell>
          <table:table-cell office:value-type="float" office:value="1" calcext:value-type="float">
            <text:p>1</text:p>
          </table:table-cell>
          <table:table-cell table:formula="of:=[.A286]*[.A$1]+[.B286]*[.B$1]+[.C$1]" office:value-type="float" office:value="5788.69828855932" calcext:value-type="float">
            <text:p>5788.69828855932</text:p>
          </table:table-cell>
          <table:table-cell table:formula="of:=IF([.D286]&gt;0;IF([.C286]&gt;0;&quot;true positive&quot;;&quot;false positive&quot;);IF([.C286]&lt;=0;&quot;true negative&quot;;&quot;false negative&quot;))" office:value-type="string" office:string-value="true positive" calcext:value-type="string">
            <text:p>true positive</text:p>
          </table:table-cell>
          <table:table-cell table:number-columns-repeated="4"/>
        </table:table-row>
        <table:table-row table:style-name="ro1">
          <table:table-cell office:value-type="float" office:value="176.401190517459" calcext:value-type="float">
            <text:p>176.401190517459</text:p>
          </table:table-cell>
          <table:table-cell office:value-type="float" office:value="100.082931622611" calcext:value-type="float">
            <text:p>100.082931622611</text:p>
          </table:table-cell>
          <table:table-cell office:value-type="float" office:value="-1" calcext:value-type="float">
            <text:p>-1</text:p>
          </table:table-cell>
          <table:table-cell table:formula="of:=[.A287]*[.A$1]+[.B287]*[.B$1]+[.C$1]" office:value-type="float" office:value="10959.8679268743" calcext:value-type="float">
            <text:p>10959.8679268743</text:p>
          </table:table-cell>
          <table:table-cell table:formula="of:=IF([.D287]&gt;0;IF([.C287]&gt;0;&quot;true positive&quot;;&quot;false positive&quot;);IF([.C287]&lt;=0;&quot;true negative&quot;;&quot;false negative&quot;))" office:value-type="string" office:string-value="false positive" calcext:value-type="string">
            <text:p>false positive</text:p>
          </table:table-cell>
          <table:table-cell table:number-columns-repeated="4"/>
        </table:table-row>
        <table:table-row table:style-name="ro1">
          <table:table-cell office:value-type="float" office:value="164.874266650141" calcext:value-type="float">
            <text:p>164.874266650141</text:p>
          </table:table-cell>
          <table:table-cell office:value-type="float" office:value="62.8573647161237" calcext:value-type="float">
            <text:p>62.8573647161237</text:p>
          </table:table-cell>
          <table:table-cell office:value-type="float" office:value="1" calcext:value-type="float">
            <text:p>1</text:p>
          </table:table-cell>
          <table:table-cell table:formula="of:=[.A288]*[.A$1]+[.B288]*[.B$1]+[.C$1]" office:value-type="float" office:value="27315.2934280648" calcext:value-type="float">
            <text:p>27315.2934280648</text:p>
          </table:table-cell>
          <table:table-cell table:formula="of:=IF([.D288]&gt;0;IF([.C288]&gt;0;&quot;true positive&quot;;&quot;false positive&quot;);IF([.C288]&lt;=0;&quot;true negative&quot;;&quot;false negative&quot;))" office:value-type="string" office:string-value="true positive" calcext:value-type="string">
            <text:p>true positive</text:p>
          </table:table-cell>
          <table:table-cell table:number-columns-repeated="4"/>
        </table:table-row>
        <table:table-row table:style-name="ro1">
          <table:table-cell office:value-type="float" office:value="175.8160651354" calcext:value-type="float">
            <text:p>175.8160651354</text:p>
          </table:table-cell>
          <table:table-cell office:value-type="float" office:value="71.1218703823653" calcext:value-type="float">
            <text:p>71.1218703823653</text:p>
          </table:table-cell>
          <table:table-cell office:value-type="float" office:value="-1" calcext:value-type="float">
            <text:p>-1</text:p>
          </table:table-cell>
          <table:table-cell table:formula="of:=[.A289]*[.A$1]+[.B289]*[.B$1]+[.C$1]" office:value-type="float" office:value="26961.2446552695" calcext:value-type="float">
            <text:p>26961.2446552695</text:p>
          </table:table-cell>
          <table:table-cell table:formula="of:=IF([.D289]&gt;0;IF([.C289]&gt;0;&quot;true positive&quot;;&quot;false positive&quot;);IF([.C289]&lt;=0;&quot;true negative&quot;;&quot;false negative&quot;))" office:value-type="string" office:string-value="false positive" calcext:value-type="string">
            <text:p>false positive</text:p>
          </table:table-cell>
          <table:table-cell table:number-columns-repeated="4"/>
        </table:table-row>
        <table:table-row table:style-name="ro1">
          <table:table-cell office:value-type="float" office:value="158.441129746229" calcext:value-type="float">
            <text:p>158.441129746229</text:p>
          </table:table-cell>
          <table:table-cell office:value-type="float" office:value="34.3627385301863" calcext:value-type="float">
            <text:p>34.3627385301863</text:p>
          </table:table-cell>
          <table:table-cell office:value-type="float" office:value="1" calcext:value-type="float">
            <text:p>1</text:p>
          </table:table-cell>
          <table:table-cell table:formula="of:=[.A290]*[.A$1]+[.B290]*[.B$1]+[.C$1]" office:value-type="float" office:value="40769.1111775995" calcext:value-type="float">
            <text:p>40769.1111775995</text:p>
          </table:table-cell>
          <table:table-cell table:formula="of:=IF([.D290]&gt;0;IF([.C290]&gt;0;&quot;true positive&quot;;&quot;false positive&quot;);IF([.C290]&lt;=0;&quot;true negative&quot;;&quot;false negative&quot;))" office:value-type="string" office:string-value="true positive" calcext:value-type="string">
            <text:p>true positive</text:p>
          </table:table-cell>
          <table:table-cell table:number-columns-repeated="4"/>
        </table:table-row>
        <table:table-row table:style-name="ro1">
          <table:table-cell office:value-type="float" office:value="164.68483023897" calcext:value-type="float">
            <text:p>164.68483023897</text:p>
          </table:table-cell>
          <table:table-cell office:value-type="float" office:value="81.2292184349602" calcext:value-type="float">
            <text:p>81.2292184349602</text:p>
          </table:table-cell>
          <table:table-cell office:value-type="float" office:value="-1" calcext:value-type="float">
            <text:p>-1</text:p>
          </table:table-cell>
          <table:table-cell table:formula="of:=[.A291]*[.A$1]+[.B291]*[.B$1]+[.C$1]" office:value-type="float" office:value="16945.4338490286" calcext:value-type="float">
            <text:p>16945.4338490286</text:p>
          </table:table-cell>
          <table:table-cell table:formula="of:=IF([.D291]&gt;0;IF([.C291]&gt;0;&quot;true positive&quot;;&quot;false positive&quot;);IF([.C291]&lt;=0;&quot;true negative&quot;;&quot;false negative&quot;))" office:value-type="string" office:string-value="false positive" calcext:value-type="string">
            <text:p>false positive</text:p>
          </table:table-cell>
          <table:table-cell table:number-columns-repeated="4"/>
        </table:table-row>
        <table:table-row table:style-name="ro1">
          <table:table-cell office:value-type="float" office:value="167.409695640793" calcext:value-type="float">
            <text:p>167.409695640793</text:p>
          </table:table-cell>
          <table:table-cell office:value-type="float" office:value="93.57014395725" calcext:value-type="float">
            <text:p>93.57014395725</text:p>
          </table:table-cell>
          <table:table-cell office:value-type="float" office:value="1" calcext:value-type="float">
            <text:p>1</text:p>
          </table:table-cell>
          <table:table-cell table:formula="of:=[.A292]*[.A$1]+[.B292]*[.B$1]+[.C$1]" office:value-type="float" office:value="11094.6655364462" calcext:value-type="float">
            <text:p>11094.6655364462</text:p>
          </table:table-cell>
          <table:table-cell table:formula="of:=IF([.D292]&gt;0;IF([.C292]&gt;0;&quot;true positive&quot;;&quot;false positive&quot;);IF([.C292]&lt;=0;&quot;true negative&quot;;&quot;false negative&quot;))" office:value-type="string" office:string-value="true positive" calcext:value-type="string">
            <text:p>true positive</text:p>
          </table:table-cell>
          <table:table-cell table:number-columns-repeated="4"/>
        </table:table-row>
        <table:table-row table:style-name="ro1">
          <table:table-cell office:value-type="float" office:value="172.083087855866" calcext:value-type="float">
            <text:p>172.083087855866</text:p>
          </table:table-cell>
          <table:table-cell office:value-type="float" office:value="99.3082239757671" calcext:value-type="float">
            <text:p>99.3082239757671</text:p>
          </table:table-cell>
          <table:table-cell office:value-type="float" office:value="-1" calcext:value-type="float">
            <text:p>-1</text:p>
          </table:table-cell>
          <table:table-cell table:formula="of:=[.A293]*[.A$1]+[.B293]*[.B$1]+[.C$1]" office:value-type="float" office:value="9705.94724180421" calcext:value-type="float">
            <text:p>9705.94724180421</text:p>
          </table:table-cell>
          <table:table-cell table:formula="of:=IF([.D293]&gt;0;IF([.C293]&gt;0;&quot;true positive&quot;;&quot;false positive&quot;);IF([.C293]&lt;=0;&quot;true negative&quot;;&quot;false negative&quot;))" office:value-type="string" office:string-value="false positive" calcext:value-type="string">
            <text:p>false positive</text:p>
          </table:table-cell>
          <table:table-cell table:number-columns-repeated="4"/>
        </table:table-row>
        <table:table-row table:style-name="ro1">
          <table:table-cell office:value-type="float" office:value="172.103453230956" calcext:value-type="float">
            <text:p>172.103453230956</text:p>
          </table:table-cell>
          <table:table-cell office:value-type="float" office:value="69.6000966712448" calcext:value-type="float">
            <text:p>69.6000966712448</text:p>
          </table:table-cell>
          <table:table-cell office:value-type="float" office:value="1" calcext:value-type="float">
            <text:p>1</text:p>
          </table:table-cell>
          <table:table-cell table:formula="of:=[.A294]*[.A$1]+[.B294]*[.B$1]+[.C$1]" office:value-type="float" office:value="26362.6931070361" calcext:value-type="float">
            <text:p>26362.6931070361</text:p>
          </table:table-cell>
          <table:table-cell table:formula="of:=IF([.D294]&gt;0;IF([.C294]&gt;0;&quot;true positive&quot;;&quot;false positive&quot;);IF([.C294]&lt;=0;&quot;true negative&quot;;&quot;false negative&quot;))" office:value-type="string" office:string-value="true positive" calcext:value-type="string">
            <text:p>true positive</text:p>
          </table:table-cell>
          <table:table-cell table:number-columns-repeated="4"/>
        </table:table-row>
        <table:table-row table:style-name="ro1">
          <table:table-cell office:value-type="float" office:value="175.056136265041" calcext:value-type="float">
            <text:p>175.056136265041</text:p>
          </table:table-cell>
          <table:table-cell office:value-type="float" office:value="98.3881466257278" calcext:value-type="float">
            <text:p>98.3881466257278</text:p>
          </table:table-cell>
          <table:table-cell office:value-type="float" office:value="-1" calcext:value-type="float">
            <text:p>-1</text:p>
          </table:table-cell>
          <table:table-cell table:formula="of:=[.A295]*[.A$1]+[.B295]*[.B$1]+[.C$1]" office:value-type="float" office:value="11383.8233090921" calcext:value-type="float">
            <text:p>11383.8233090921</text:p>
          </table:table-cell>
          <table:table-cell table:formula="of:=IF([.D295]&gt;0;IF([.C295]&gt;0;&quot;true positive&quot;;&quot;false positive&quot;);IF([.C295]&lt;=0;&quot;true negative&quot;;&quot;false negative&quot;))" office:value-type="string" office:string-value="false positive" calcext:value-type="string">
            <text:p>false positive</text:p>
          </table:table-cell>
          <table:table-cell table:number-columns-repeated="4"/>
        </table:table-row>
        <table:table-row table:style-name="ro1">
          <table:table-cell office:value-type="float" office:value="168.299734519847" calcext:value-type="float">
            <text:p>168.299734519847</text:p>
          </table:table-cell>
          <table:table-cell office:value-type="float" office:value="77.2726932726069" calcext:value-type="float">
            <text:p>77.2726932726069</text:p>
          </table:table-cell>
          <table:table-cell office:value-type="float" office:value="1" calcext:value-type="float">
            <text:p>1</text:p>
          </table:table-cell>
          <table:table-cell table:formula="of:=[.A296]*[.A$1]+[.B296]*[.B$1]+[.C$1]" office:value-type="float" office:value="20575.891763009" calcext:value-type="float">
            <text:p>20575.891763009</text:p>
          </table:table-cell>
          <table:table-cell table:formula="of:=IF([.D296]&gt;0;IF([.C296]&gt;0;&quot;true positive&quot;;&quot;false positive&quot;);IF([.C296]&lt;=0;&quot;true negative&quot;;&quot;false negative&quot;))" office:value-type="string" office:string-value="true positive" calcext:value-type="string">
            <text:p>true positive</text:p>
          </table:table-cell>
          <table:table-cell table:number-columns-repeated="4"/>
        </table:table-row>
        <table:table-row table:style-name="ro1">
          <table:table-cell office:value-type="float" office:value="165.658144702376" calcext:value-type="float">
            <text:p>165.658144702376</text:p>
          </table:table-cell>
          <table:table-cell office:value-type="float" office:value="85.6029860409748" calcext:value-type="float">
            <text:p>85.6029860409748</text:p>
          </table:table-cell>
          <table:table-cell office:value-type="float" office:value="-1" calcext:value-type="float">
            <text:p>-1</text:p>
          </table:table-cell>
          <table:table-cell table:formula="of:=[.A297]*[.A$1]+[.B297]*[.B$1]+[.C$1]" office:value-type="float" office:value="14874.8208165471" calcext:value-type="float">
            <text:p>14874.8208165471</text:p>
          </table:table-cell>
          <table:table-cell table:formula="of:=IF([.D297]&gt;0;IF([.C297]&gt;0;&quot;true positive&quot;;&quot;false positive&quot;);IF([.C297]&lt;=0;&quot;true negative&quot;;&quot;false negative&quot;))" office:value-type="string" office:string-value="false positive" calcext:value-type="string">
            <text:p>false positive</text:p>
          </table:table-cell>
          <table:table-cell table:number-columns-repeated="4"/>
        </table:table-row>
        <table:table-row table:style-name="ro1">
          <table:table-cell office:value-type="float" office:value="162.552799882709" calcext:value-type="float">
            <text:p>162.552799882709</text:p>
          </table:table-cell>
          <table:table-cell office:value-type="float" office:value="69.2247878339144" calcext:value-type="float">
            <text:p>69.2247878339144</text:p>
          </table:table-cell>
          <table:table-cell office:value-type="float" office:value="1" calcext:value-type="float">
            <text:p>1</text:p>
          </table:table-cell>
          <table:table-cell table:formula="of:=[.A298]*[.A$1]+[.B298]*[.B$1]+[.C$1]" office:value-type="float" office:value="22839.3834629044" calcext:value-type="float">
            <text:p>22839.3834629044</text:p>
          </table:table-cell>
          <table:table-cell table:formula="of:=IF([.D298]&gt;0;IF([.C298]&gt;0;&quot;true positive&quot;;&quot;false positive&quot;);IF([.C298]&lt;=0;&quot;true negative&quot;;&quot;false negative&quot;))" office:value-type="string" office:string-value="true positive" calcext:value-type="string">
            <text:p>true positive</text:p>
          </table:table-cell>
          <table:table-cell table:number-columns-repeated="4"/>
        </table:table-row>
        <table:table-row table:style-name="ro1">
          <table:table-cell office:value-type="float" office:value="190.140768417353" calcext:value-type="float">
            <text:p>190.140768417353</text:p>
          </table:table-cell>
          <table:table-cell office:value-type="float" office:value="98.7756178045596" calcext:value-type="float">
            <text:p>98.7756178045596</text:p>
          </table:table-cell>
          <table:table-cell office:value-type="float" office:value="-1" calcext:value-type="float">
            <text:p>-1</text:p>
          </table:table-cell>
          <table:table-cell table:formula="of:=[.A299]*[.A$1]+[.B299]*[.B$1]+[.C$1]" office:value-type="float" office:value="17063.7154970876" calcext:value-type="float">
            <text:p>17063.7154970876</text:p>
          </table:table-cell>
          <table:table-cell table:formula="of:=IF([.D299]&gt;0;IF([.C299]&gt;0;&quot;true positive&quot;;&quot;false positive&quot;);IF([.C299]&lt;=0;&quot;true negative&quot;;&quot;false negative&quot;))" office:value-type="string" office:string-value="false positive" calcext:value-type="string">
            <text:p>false positive</text:p>
          </table:table-cell>
          <table:table-cell table:number-columns-repeated="4"/>
        </table:table-row>
        <table:table-row table:style-name="ro1">
          <table:table-cell office:value-type="float" office:value="167.795226585053" calcext:value-type="float">
            <text:p>167.795226585053</text:p>
          </table:table-cell>
          <table:table-cell office:value-type="float" office:value="68.7010309406239" calcext:value-type="float">
            <text:p>68.7010309406239</text:p>
          </table:table-cell>
          <table:table-cell office:value-type="float" office:value="1" calcext:value-type="float">
            <text:p>1</text:p>
          </table:table-cell>
          <table:table-cell table:formula="of:=[.A300]*[.A$1]+[.B300]*[.B$1]+[.C$1]" office:value-type="float" office:value="25182.3249877861" calcext:value-type="float">
            <text:p>25182.3249877861</text:p>
          </table:table-cell>
          <table:table-cell table:formula="of:=IF([.D300]&gt;0;IF([.C300]&gt;0;&quot;true positive&quot;;&quot;false positive&quot;);IF([.C300]&lt;=0;&quot;true negative&quot;;&quot;false negative&quot;))" office:value-type="string" office:string-value="true positive" calcext:value-type="string">
            <text:p>true positive</text:p>
          </table:table-cell>
          <table:table-cell table:number-columns-repeated="4"/>
        </table:table-row>
        <table:table-row table:style-name="ro1">
          <table:table-cell office:value-type="float" office:value="179.637279397589" calcext:value-type="float">
            <text:p>179.637279397589</text:p>
          </table:table-cell>
          <table:table-cell office:value-type="float" office:value="87.2622053373941" calcext:value-type="float">
            <text:p>87.2622053373941</text:p>
          </table:table-cell>
          <table:table-cell office:value-type="float" office:value="-1" calcext:value-type="float">
            <text:p>-1</text:p>
          </table:table-cell>
          <table:table-cell table:formula="of:=[.A301]*[.A$1]+[.B301]*[.B$1]+[.C$1]" office:value-type="float" office:value="19409.8382346887" calcext:value-type="float">
            <text:p>19409.8382346887</text:p>
          </table:table-cell>
          <table:table-cell table:formula="of:=IF([.D301]&gt;0;IF([.C301]&gt;0;&quot;true positive&quot;;&quot;false positive&quot;);IF([.C301]&lt;=0;&quot;true negative&quot;;&quot;false negative&quot;))" office:value-type="string" office:string-value="false positive" calcext:value-type="string">
            <text:p>false positive</text:p>
          </table:table-cell>
          <table:table-cell table:number-columns-repeated="4"/>
        </table:table-row>
        <table:table-row table:style-name="ro1">
          <table:table-cell office:value-type="float" office:value="164.327425610932" calcext:value-type="float">
            <text:p>164.327425610932</text:p>
          </table:table-cell>
          <table:table-cell office:value-type="float" office:value="93.9598072128129" calcext:value-type="float">
            <text:p>93.9598072128129</text:p>
          </table:table-cell>
          <table:table-cell office:value-type="float" office:value="1" calcext:value-type="float">
            <text:p>1</text:p>
          </table:table-cell>
          <table:table-cell table:formula="of:=[.A302]*[.A$1]+[.B302]*[.B$1]+[.C$1]" office:value-type="float" office:value="9671.34176392164" calcext:value-type="float">
            <text:p>9671.34176392164</text:p>
          </table:table-cell>
          <table:table-cell table:formula="of:=IF([.D302]&gt;0;IF([.C302]&gt;0;&quot;true positive&quot;;&quot;false positive&quot;);IF([.C302]&lt;=0;&quot;true negative&quot;;&quot;false negative&quot;))" office:value-type="string" office:string-value="true positive" calcext:value-type="string">
            <text:p>true positive</text:p>
          </table:table-cell>
          <table:table-cell table:number-columns-repeated="4"/>
        </table:table-row>
        <table:table-row table:style-name="ro1">
          <table:table-cell office:value-type="float" office:value="174.857198990458" calcext:value-type="float">
            <text:p>174.857198990458</text:p>
          </table:table-cell>
          <table:table-cell office:value-type="float" office:value="107.458424783133" calcext:value-type="float">
            <text:p>107.458424783133</text:p>
          </table:table-cell>
          <table:table-cell office:value-type="float" office:value="-1" calcext:value-type="float">
            <text:p>-1</text:p>
          </table:table-cell>
          <table:table-cell table:formula="of:=[.A303]*[.A$1]+[.B303]*[.B$1]+[.C$1]" office:value-type="float" office:value="6222.96205115313" calcext:value-type="float">
            <text:p>6222.96205115313</text:p>
          </table:table-cell>
          <table:table-cell table:formula="of:=IF([.D303]&gt;0;IF([.C303]&gt;0;&quot;true positive&quot;;&quot;false positive&quot;);IF([.C303]&lt;=0;&quot;true negative&quot;;&quot;false negative&quot;))" office:value-type="string" office:string-value="false positive" calcext:value-type="string">
            <text:p>false positive</text:p>
          </table:table-cell>
          <table:table-cell table:number-columns-repeated="4"/>
        </table:table-row>
        <table:table-row table:style-name="ro1">
          <table:table-cell office:value-type="float" office:value="156.751351571205" calcext:value-type="float">
            <text:p>156.751351571205</text:p>
          </table:table-cell>
          <table:table-cell office:value-type="float" office:value="63.7677909389465" calcext:value-type="float">
            <text:p>63.7677909389465</text:p>
          </table:table-cell>
          <table:table-cell office:value-type="float" office:value="1" calcext:value-type="float">
            <text:p>1</text:p>
          </table:table-cell>
          <table:table-cell table:formula="of:=[.A304]*[.A$1]+[.B304]*[.B$1]+[.C$1]" office:value-type="float" office:value="23629.5884684981" calcext:value-type="float">
            <text:p>23629.5884684981</text:p>
          </table:table-cell>
          <table:table-cell table:formula="of:=IF([.D304]&gt;0;IF([.C304]&gt;0;&quot;true positive&quot;;&quot;false positive&quot;);IF([.C304]&lt;=0;&quot;true negative&quot;;&quot;false negative&quot;))" office:value-type="string" office:string-value="true positive" calcext:value-type="string">
            <text:p>true positive</text:p>
          </table:table-cell>
          <table:table-cell table:number-columns-repeated="4"/>
        </table:table-row>
        <table:table-row table:style-name="ro1">
          <table:table-cell office:value-type="float" office:value="170.250103860966" calcext:value-type="float">
            <text:p>170.250103860966</text:p>
          </table:table-cell>
          <table:table-cell office:value-type="float" office:value="70.5546642065907" calcext:value-type="float">
            <text:p>70.5546642065907</text:p>
          </table:table-cell>
          <table:table-cell office:value-type="float" office:value="-1" calcext:value-type="float">
            <text:p>-1</text:p>
          </table:table-cell>
          <table:table-cell table:formula="of:=[.A305]*[.A$1]+[.B305]*[.B$1]+[.C$1]" office:value-type="float" office:value="25103.2123052672" calcext:value-type="float">
            <text:p>25103.2123052672</text:p>
          </table:table-cell>
          <table:table-cell table:formula="of:=IF([.D305]&gt;0;IF([.C305]&gt;0;&quot;true positive&quot;;&quot;false positive&quot;);IF([.C305]&lt;=0;&quot;true negative&quot;;&quot;false negative&quot;))" office:value-type="string" office:string-value="false positive" calcext:value-type="string">
            <text:p>false positive</text:p>
          </table:table-cell>
          <table:table-cell table:number-columns-repeated="4"/>
        </table:table-row>
        <table:table-row table:style-name="ro1">
          <table:table-cell office:value-type="float" office:value="165.535662372543" calcext:value-type="float">
            <text:p>165.535662372543</text:p>
          </table:table-cell>
          <table:table-cell office:value-type="float" office:value="86.3970752805452" calcext:value-type="float">
            <text:p>86.3970752805452</text:p>
          </table:table-cell>
          <table:table-cell office:value-type="float" office:value="1" calcext:value-type="float">
            <text:p>1</text:p>
          </table:table-cell>
          <table:table-cell table:formula="of:=[.A306]*[.A$1]+[.B306]*[.B$1]+[.C$1]" office:value-type="float" office:value="14381.9218342466" calcext:value-type="float">
            <text:p>14381.9218342466</text:p>
          </table:table-cell>
          <table:table-cell table:formula="of:=IF([.D306]&gt;0;IF([.C306]&gt;0;&quot;true positive&quot;;&quot;false positive&quot;);IF([.C306]&lt;=0;&quot;true negative&quot;;&quot;false negative&quot;))" office:value-type="string" office:string-value="true positive" calcext:value-type="string">
            <text:p>true positive</text:p>
          </table:table-cell>
          <table:table-cell table:number-columns-repeated="4"/>
        </table:table-row>
        <table:table-row table:style-name="ro1">
          <table:table-cell office:value-type="float" office:value="174.702832323007" calcext:value-type="float">
            <text:p>174.702832323007</text:p>
          </table:table-cell>
          <table:table-cell office:value-type="float" office:value="60.8922518465977" calcext:value-type="float">
            <text:p>60.8922518465977</text:p>
          </table:table-cell>
          <table:table-cell office:value-type="float" office:value="-1" calcext:value-type="float">
            <text:p>-1</text:p>
          </table:table-cell>
          <table:table-cell table:formula="of:=[.A307]*[.A$1]+[.B307]*[.B$1]+[.C$1]" office:value-type="float" office:value="32258.8472325781" calcext:value-type="float">
            <text:p>32258.8472325781</text:p>
          </table:table-cell>
          <table:table-cell table:formula="of:=IF([.D307]&gt;0;IF([.C307]&gt;0;&quot;true positive&quot;;&quot;false positive&quot;);IF([.C307]&lt;=0;&quot;true negative&quot;;&quot;false negative&quot;))" office:value-type="string" office:string-value="false positive" calcext:value-type="string">
            <text:p>false positive</text:p>
          </table:table-cell>
          <table:table-cell table:number-columns-repeated="4"/>
        </table:table-row>
        <table:table-row table:style-name="ro1">
          <table:table-cell office:value-type="float" office:value="165.392725941527" calcext:value-type="float">
            <text:p>165.392725941527</text:p>
          </table:table-cell>
          <table:table-cell office:value-type="float" office:value="62.9902811982201" calcext:value-type="float">
            <text:p>62.9902811982201</text:p>
          </table:table-cell>
          <table:table-cell office:value-type="float" office:value="1" calcext:value-type="float">
            <text:p>1</text:p>
          </table:table-cell>
          <table:table-cell table:formula="of:=[.A308]*[.A$1]+[.B308]*[.B$1]+[.C$1]" office:value-type="float" office:value="27443.4867689806" calcext:value-type="float">
            <text:p>27443.4867689806</text:p>
          </table:table-cell>
          <table:table-cell table:formula="of:=IF([.D308]&gt;0;IF([.C308]&gt;0;&quot;true positive&quot;;&quot;false positive&quot;);IF([.C308]&lt;=0;&quot;true negative&quot;;&quot;false negative&quot;))" office:value-type="string" office:string-value="true positive" calcext:value-type="string">
            <text:p>true positive</text:p>
          </table:table-cell>
          <table:table-cell table:number-columns-repeated="4"/>
        </table:table-row>
        <table:table-row table:style-name="ro1">
          <table:table-cell office:value-type="float" office:value="169.187121565206" calcext:value-type="float">
            <text:p>169.187121565206</text:p>
          </table:table-cell>
          <table:table-cell office:value-type="float" office:value="69.1347212819774" calcext:value-type="float">
            <text:p>69.1347212819774</text:p>
          </table:table-cell>
          <table:table-cell office:value-type="float" office:value="-1" calcext:value-type="float">
            <text:p>-1</text:p>
          </table:table-cell>
          <table:table-cell table:formula="of:=[.A309]*[.A$1]+[.B309]*[.B$1]+[.C$1]" office:value-type="float" office:value="25483.4133498473" calcext:value-type="float">
            <text:p>25483.4133498473</text:p>
          </table:table-cell>
          <table:table-cell table:formula="of:=IF([.D309]&gt;0;IF([.C309]&gt;0;&quot;true positive&quot;;&quot;false positive&quot;);IF([.C309]&lt;=0;&quot;true negative&quot;;&quot;false negative&quot;))" office:value-type="string" office:string-value="false positive" calcext:value-type="string">
            <text:p>false positive</text:p>
          </table:table-cell>
          <table:table-cell table:number-columns-repeated="4"/>
        </table:table-row>
        <table:table-row table:style-name="ro1">
          <table:table-cell office:value-type="float" office:value="153.189593293553" calcext:value-type="float">
            <text:p>153.189593293553</text:p>
          </table:table-cell>
          <table:table-cell office:value-type="float" office:value="59.8618870577752" calcext:value-type="float">
            <text:p>59.8618870577752</text:p>
          </table:table-cell>
          <table:table-cell office:value-type="float" office:value="1" calcext:value-type="float">
            <text:p>1</text:p>
          </table:table-cell>
          <table:table-cell table:formula="of:=[.A310]*[.A$1]+[.B310]*[.B$1]+[.C$1]" office:value-type="float" office:value="24426.1047584837" calcext:value-type="float">
            <text:p>24426.1047584837</text:p>
          </table:table-cell>
          <table:table-cell table:formula="of:=IF([.D310]&gt;0;IF([.C310]&gt;0;&quot;true positive&quot;;&quot;false positive&quot;);IF([.C310]&lt;=0;&quot;true negative&quot;;&quot;false negative&quot;))" office:value-type="string" office:string-value="true positive" calcext:value-type="string">
            <text:p>true positive</text:p>
          </table:table-cell>
          <table:table-cell table:number-columns-repeated="4"/>
        </table:table-row>
        <table:table-row table:style-name="ro1">
          <table:table-cell office:value-type="float" office:value="177.90772415571" calcext:value-type="float">
            <text:p>177.90772415571</text:p>
          </table:table-cell>
          <table:table-cell office:value-type="float" office:value="71.3833488964757" calcext:value-type="float">
            <text:p>71.3833488964757</text:p>
          </table:table-cell>
          <table:table-cell office:value-type="float" office:value="-1" calcext:value-type="float">
            <text:p>-1</text:p>
          </table:table-cell>
          <table:table-cell table:formula="of:=[.A311]*[.A$1]+[.B311]*[.B$1]+[.C$1]" office:value-type="float" office:value="27632.4013261236" calcext:value-type="float">
            <text:p>27632.4013261236</text:p>
          </table:table-cell>
          <table:table-cell table:formula="of:=IF([.D311]&gt;0;IF([.C311]&gt;0;&quot;true positive&quot;;&quot;false positive&quot;);IF([.C311]&lt;=0;&quot;true negative&quot;;&quot;false negative&quot;))" office:value-type="string" office:string-value="false positive" calcext:value-type="string">
            <text:p>false positive</text:p>
          </table:table-cell>
          <table:table-cell table:number-columns-repeated="4"/>
        </table:table-row>
        <table:table-row table:style-name="ro1">
          <table:table-cell office:value-type="float" office:value="162.617243754295" calcext:value-type="float">
            <text:p>162.617243754295</text:p>
          </table:table-cell>
          <table:table-cell office:value-type="float" office:value="85.1060197254618" calcext:value-type="float">
            <text:p>85.1060197254618</text:p>
          </table:table-cell>
          <table:table-cell office:value-type="float" office:value="1" calcext:value-type="float">
            <text:p>1</text:p>
          </table:table-cell>
          <table:table-cell table:formula="of:=[.A312]*[.A$1]+[.B312]*[.B$1]+[.C$1]" office:value-type="float" office:value="13964.5471140335" calcext:value-type="float">
            <text:p>13964.5471140335</text:p>
          </table:table-cell>
          <table:table-cell table:formula="of:=IF([.D312]&gt;0;IF([.C312]&gt;0;&quot;true positive&quot;;&quot;false positive&quot;);IF([.C312]&lt;=0;&quot;true negative&quot;;&quot;false negative&quot;))" office:value-type="string" office:string-value="true positive" calcext:value-type="string">
            <text:p>true positive</text:p>
          </table:table-cell>
          <table:table-cell table:number-columns-repeated="4"/>
        </table:table-row>
        <table:table-row table:style-name="ro1">
          <table:table-cell office:value-type="float" office:value="170.385100295745" calcext:value-type="float">
            <text:p>170.385100295745</text:p>
          </table:table-cell>
          <table:table-cell office:value-type="float" office:value="88.3949767376331" calcext:value-type="float">
            <text:p>88.3949767376331</text:p>
          </table:table-cell>
          <table:table-cell office:value-type="float" office:value="-1" calcext:value-type="float">
            <text:p>-1</text:p>
          </table:table-cell>
          <table:table-cell table:formula="of:=[.A313]*[.A$1]+[.B313]*[.B$1]+[.C$1]" office:value-type="float" office:value="15158.0652081468" calcext:value-type="float">
            <text:p>15158.0652081468</text:p>
          </table:table-cell>
          <table:table-cell table:formula="of:=IF([.D313]&gt;0;IF([.C313]&gt;0;&quot;true positive&quot;;&quot;false positive&quot;);IF([.C313]&lt;=0;&quot;true negative&quot;;&quot;false negative&quot;))" office:value-type="string" office:string-value="false positive" calcext:value-type="string">
            <text:p>false positive</text:p>
          </table:table-cell>
          <table:table-cell table:number-columns-repeated="4"/>
        </table:table-row>
        <table:table-row table:style-name="ro1">
          <table:table-cell office:value-type="float" office:value="162.235487738945" calcext:value-type="float">
            <text:p>162.235487738945</text:p>
          </table:table-cell>
          <table:table-cell office:value-type="float" office:value="64.9671702698512" calcext:value-type="float">
            <text:p>64.9671702698512</text:p>
          </table:table-cell>
          <table:table-cell office:value-type="float" office:value="1" calcext:value-type="float">
            <text:p>1</text:p>
          </table:table-cell>
          <table:table-cell table:formula="of:=[.A314]*[.A$1]+[.B314]*[.B$1]+[.C$1]" office:value-type="float" office:value="25101.3556460781" calcext:value-type="float">
            <text:p>25101.3556460781</text:p>
          </table:table-cell>
          <table:table-cell table:formula="of:=IF([.D314]&gt;0;IF([.C314]&gt;0;&quot;true positive&quot;;&quot;false positive&quot;);IF([.C314]&lt;=0;&quot;true negative&quot;;&quot;false negative&quot;))" office:value-type="string" office:string-value="true positive" calcext:value-type="string">
            <text:p>true positive</text:p>
          </table:table-cell>
          <table:table-cell table:number-columns-repeated="4"/>
        </table:table-row>
        <table:table-row table:style-name="ro1">
          <table:table-cell office:value-type="float" office:value="169.741808078197" calcext:value-type="float">
            <text:p>169.741808078197</text:p>
          </table:table-cell>
          <table:table-cell office:value-type="float" office:value="71.7669325740423" calcext:value-type="float">
            <text:p>71.7669325740423</text:p>
          </table:table-cell>
          <table:table-cell office:value-type="float" office:value="-1" calcext:value-type="float">
            <text:p>-1</text:p>
          </table:table-cell>
          <table:table-cell table:formula="of:=[.A315]*[.A$1]+[.B315]*[.B$1]+[.C$1]" office:value-type="float" office:value="24225.1347524229" calcext:value-type="float">
            <text:p>24225.1347524229</text:p>
          </table:table-cell>
          <table:table-cell table:formula="of:=IF([.D315]&gt;0;IF([.C315]&gt;0;&quot;true positive&quot;;&quot;false positive&quot;);IF([.C315]&lt;=0;&quot;true negative&quot;;&quot;false negative&quot;))" office:value-type="string" office:string-value="false positive" calcext:value-type="string">
            <text:p>false positive</text:p>
          </table:table-cell>
          <table:table-cell table:number-columns-repeated="4"/>
        </table:table-row>
        <table:table-row table:style-name="ro1">
          <table:table-cell office:value-type="float" office:value="160.871073138125" calcext:value-type="float">
            <text:p>160.871073138125</text:p>
          </table:table-cell>
          <table:table-cell office:value-type="float" office:value="72.8828615183277" calcext:value-type="float">
            <text:p>72.8828615183277</text:p>
          </table:table-cell>
          <table:table-cell office:value-type="float" office:value="1" calcext:value-type="float">
            <text:p>1</text:p>
          </table:table-cell>
          <table:table-cell table:formula="of:=[.A316]*[.A$1]+[.B316]*[.B$1]+[.C$1]" office:value-type="float" office:value="20131.9184116406" calcext:value-type="float">
            <text:p>20131.9184116406</text:p>
          </table:table-cell>
          <table:table-cell table:formula="of:=IF([.D316]&gt;0;IF([.C316]&gt;0;&quot;true positive&quot;;&quot;false positive&quot;);IF([.C316]&lt;=0;&quot;true negative&quot;;&quot;false negative&quot;))" office:value-type="string" office:string-value="true positive" calcext:value-type="string">
            <text:p>true positive</text:p>
          </table:table-cell>
          <table:table-cell table:number-columns-repeated="4"/>
        </table:table-row>
        <table:table-row table:style-name="ro1">
          <table:table-cell office:value-type="float" office:value="175.581456414339" calcext:value-type="float">
            <text:p>175.581456414339</text:p>
          </table:table-cell>
          <table:table-cell office:value-type="float" office:value="73.7586488072778" calcext:value-type="float">
            <text:p>73.7586488072778</text:p>
          </table:table-cell>
          <table:table-cell office:value-type="float" office:value="-1" calcext:value-type="float">
            <text:p>-1</text:p>
          </table:table-cell>
          <table:table-cell table:formula="of:=[.A317]*[.A$1]+[.B317]*[.B$1]+[.C$1]" office:value-type="float" office:value="25391.8473785026" calcext:value-type="float">
            <text:p>25391.8473785026</text:p>
          </table:table-cell>
          <table:table-cell table:formula="of:=IF([.D317]&gt;0;IF([.C317]&gt;0;&quot;true positive&quot;;&quot;false positive&quot;);IF([.C317]&lt;=0;&quot;true negative&quot;;&quot;false negative&quot;))" office:value-type="string" office:string-value="false positive" calcext:value-type="string">
            <text:p>false positive</text:p>
          </table:table-cell>
          <table:table-cell table:number-columns-repeated="4"/>
        </table:table-row>
        <table:table-row table:style-name="ro1">
          <table:table-cell office:value-type="float" office:value="163.85936701869" calcext:value-type="float">
            <text:p>163.85936701869</text:p>
          </table:table-cell>
          <table:table-cell office:value-type="float" office:value="85.5406844803091" calcext:value-type="float">
            <text:p>85.5406844803091</text:p>
          </table:table-cell>
          <table:table-cell office:value-type="float" office:value="1" calcext:value-type="float">
            <text:p>1</text:p>
          </table:table-cell>
          <table:table-cell table:formula="of:=[.A318]*[.A$1]+[.B318]*[.B$1]+[.C$1]" office:value-type="float" office:value="14206.5391429531" calcext:value-type="float">
            <text:p>14206.5391429531</text:p>
          </table:table-cell>
          <table:table-cell table:formula="of:=IF([.D318]&gt;0;IF([.C318]&gt;0;&quot;true positive&quot;;&quot;false positive&quot;);IF([.C318]&lt;=0;&quot;true negative&quot;;&quot;false negative&quot;))" office:value-type="string" office:string-value="true positive" calcext:value-type="string">
            <text:p>true positive</text:p>
          </table:table-cell>
          <table:table-cell table:number-columns-repeated="4"/>
        </table:table-row>
        <table:table-row table:style-name="ro1">
          <table:table-cell office:value-type="float" office:value="167.253790824176" calcext:value-type="float">
            <text:p>167.253790824176</text:p>
          </table:table-cell>
          <table:table-cell office:value-type="float" office:value="90.2341611973974" calcext:value-type="float">
            <text:p>90.2341611973974</text:p>
          </table:table-cell>
          <table:table-cell office:value-type="float" office:value="-1" calcext:value-type="float">
            <text:p>-1</text:p>
          </table:table-cell>
          <table:table-cell table:formula="of:=[.A319]*[.A$1]+[.B319]*[.B$1]+[.C$1]" office:value-type="float" office:value="12903.2416909705" calcext:value-type="float">
            <text:p>12903.2416909705</text:p>
          </table:table-cell>
          <table:table-cell table:formula="of:=IF([.D319]&gt;0;IF([.C319]&gt;0;&quot;true positive&quot;;&quot;false positive&quot;);IF([.C319]&lt;=0;&quot;true negative&quot;;&quot;false negative&quot;))" office:value-type="string" office:string-value="false positive" calcext:value-type="string">
            <text:p>false positive</text:p>
          </table:table-cell>
          <table:table-cell table:number-columns-repeated="4"/>
        </table:table-row>
        <table:table-row table:style-name="ro1">
          <table:table-cell office:value-type="float" office:value="168.753989306463" calcext:value-type="float">
            <text:p>168.753989306463</text:p>
          </table:table-cell>
          <table:table-cell office:value-type="float" office:value="97.8132119269373" calcext:value-type="float">
            <text:p>97.8132119269373</text:p>
          </table:table-cell>
          <table:table-cell office:value-type="float" office:value="1" calcext:value-type="float">
            <text:p>1</text:p>
          </table:table-cell>
          <table:table-cell table:formula="of:=[.A320]*[.A$1]+[.B320]*[.B$1]+[.C$1]" office:value-type="float" office:value="9242.32502769269" calcext:value-type="float">
            <text:p>9242.32502769269</text:p>
          </table:table-cell>
          <table:table-cell table:formula="of:=IF([.D320]&gt;0;IF([.C320]&gt;0;&quot;true positive&quot;;&quot;false positive&quot;);IF([.C320]&lt;=0;&quot;true negative&quot;;&quot;false negative&quot;))" office:value-type="string" office:string-value="true positive" calcext:value-type="string">
            <text:p>true positive</text:p>
          </table:table-cell>
          <table:table-cell table:number-columns-repeated="4"/>
        </table:table-row>
        <table:table-row table:style-name="ro1">
          <table:table-cell office:value-type="float" office:value="170.190262582729" calcext:value-type="float">
            <text:p>170.190262582729</text:p>
          </table:table-cell>
          <table:table-cell office:value-type="float" office:value="90.8882145944401" calcext:value-type="float">
            <text:p>90.8882145944401</text:p>
          </table:table-cell>
          <table:table-cell office:value-type="float" office:value="-1" calcext:value-type="float">
            <text:p>-1</text:p>
          </table:table-cell>
          <table:table-cell table:formula="of:=[.A321]*[.A$1]+[.B321]*[.B$1]+[.C$1]" office:value-type="float" office:value="13684.6574373987" calcext:value-type="float">
            <text:p>13684.6574373987</text:p>
          </table:table-cell>
          <table:table-cell table:formula="of:=IF([.D321]&gt;0;IF([.C321]&gt;0;&quot;true positive&quot;;&quot;false positive&quot;);IF([.C321]&lt;=0;&quot;true negative&quot;;&quot;false negative&quot;))" office:value-type="string" office:string-value="false positive" calcext:value-type="string">
            <text:p>false positive</text:p>
          </table:table-cell>
          <table:table-cell table:number-columns-repeated="4"/>
        </table:table-row>
        <table:table-row table:style-name="ro1">
          <table:table-cell office:value-type="float" office:value="173.042276147797" calcext:value-type="float">
            <text:p>173.042276147797</text:p>
          </table:table-cell>
          <table:table-cell office:value-type="float" office:value="121.855732700972" calcext:value-type="float">
            <text:p>121.855732700972</text:p>
          </table:table-cell>
          <table:table-cell office:value-type="float" office:value="1" calcext:value-type="float">
            <text:p>1</text:p>
          </table:table-cell>
          <table:table-cell table:formula="of:=[.A322]*[.A$1]+[.B322]*[.B$1]+[.C$1]" office:value-type="float" office:value="-2554.96669949817" calcext:value-type="float">
            <text:p>-2554.96669949817</text:p>
          </table:table-cell>
          <table:table-cell table:formula="of:=IF([.D322]&gt;0;IF([.C322]&gt;0;&quot;true positive&quot;;&quot;false positive&quot;);IF([.C322]&lt;=0;&quot;true negative&quot;;&quot;false negative&quot;))" office:value-type="string" office:string-value="false negative" calcext:value-type="string">
            <text:p>false negative</text:p>
          </table:table-cell>
          <table:table-cell table:number-columns-repeated="4"/>
        </table:table-row>
        <table:table-row table:style-name="ro1">
          <table:table-cell office:value-type="float" office:value="188.940918289854" calcext:value-type="float">
            <text:p>188.940918289854</text:p>
          </table:table-cell>
          <table:table-cell office:value-type="float" office:value="126.815056537711" calcext:value-type="float">
            <text:p>126.815056537711</text:p>
          </table:table-cell>
          <table:table-cell office:value-type="float" office:value="-1" calcext:value-type="float">
            <text:p>-1</text:p>
          </table:table-cell>
          <table:table-cell table:formula="of:=[.A323]*[.A$1]+[.B323]*[.B$1]+[.C$1]" office:value-type="float" office:value="881.026358376927" calcext:value-type="float">
            <text:p>881.026358376927</text:p>
          </table:table-cell>
          <table:table-cell table:formula="of:=IF([.D323]&gt;0;IF([.C323]&gt;0;&quot;true positive&quot;;&quot;false positive&quot;);IF([.C323]&lt;=0;&quot;true negative&quot;;&quot;false negative&quot;))" office:value-type="string" office:string-value="false positive" calcext:value-type="string">
            <text:p>false positive</text:p>
          </table:table-cell>
          <table:table-cell table:number-columns-repeated="4"/>
        </table:table-row>
        <table:table-row table:style-name="ro1">
          <table:table-cell office:value-type="float" office:value="161.473693540366" calcext:value-type="float">
            <text:p>161.473693540366</text:p>
          </table:table-cell>
          <table:table-cell office:value-type="float" office:value="45.9864513662356" calcext:value-type="float">
            <text:p>45.9864513662356</text:p>
          </table:table-cell>
          <table:table-cell office:value-type="float" office:value="1" calcext:value-type="float">
            <text:p>1</text:p>
          </table:table-cell>
          <table:table-cell table:formula="of:=[.A324]*[.A$1]+[.B324]*[.B$1]+[.C$1]" office:value-type="float" office:value="35440.5658410555" calcext:value-type="float">
            <text:p>35440.5658410555</text:p>
          </table:table-cell>
          <table:table-cell table:formula="of:=IF([.D324]&gt;0;IF([.C324]&gt;0;&quot;true positive&quot;;&quot;false positive&quot;);IF([.C324]&lt;=0;&quot;true negative&quot;;&quot;false negative&quot;))" office:value-type="string" office:string-value="true positive" calcext:value-type="string">
            <text:p>true positive</text:p>
          </table:table-cell>
          <table:table-cell table:number-columns-repeated="4"/>
        </table:table-row>
        <table:table-row table:style-name="ro1">
          <table:table-cell office:value-type="float" office:value="177.842327201837" calcext:value-type="float">
            <text:p>177.842327201837</text:p>
          </table:table-cell>
          <table:table-cell office:value-type="float" office:value="86.0578155750363" calcext:value-type="float">
            <text:p>86.0578155750363</text:p>
          </table:table-cell>
          <table:table-cell office:value-type="float" office:value="-1" calcext:value-type="float">
            <text:p>-1</text:p>
          </table:table-cell>
          <table:table-cell table:formula="of:=[.A325]*[.A$1]+[.B325]*[.B$1]+[.C$1]" office:value-type="float" office:value="19383.0917383447" calcext:value-type="float">
            <text:p>19383.0917383447</text:p>
          </table:table-cell>
          <table:table-cell table:formula="of:=IF([.D325]&gt;0;IF([.C325]&gt;0;&quot;true positive&quot;;&quot;false positive&quot;);IF([.C325]&lt;=0;&quot;true negative&quot;;&quot;false negative&quot;))" office:value-type="string" office:string-value="false positive" calcext:value-type="string">
            <text:p>false positive</text:p>
          </table:table-cell>
          <table:table-cell table:number-columns-repeated="4"/>
        </table:table-row>
        <table:table-row table:style-name="ro1">
          <table:table-cell office:value-type="float" office:value="169.262633910149" calcext:value-type="float">
            <text:p>169.262633910149</text:p>
          </table:table-cell>
          <table:table-cell office:value-type="float" office:value="60.0439067158857" calcext:value-type="float">
            <text:p>60.0439067158857</text:p>
          </table:table-cell>
          <table:table-cell office:value-type="float" office:value="1" calcext:value-type="float">
            <text:p>1</text:p>
          </table:table-cell>
          <table:table-cell table:formula="of:=[.A326]*[.A$1]+[.B326]*[.B$1]+[.C$1]" office:value-type="float" office:value="30607.5329424512" calcext:value-type="float">
            <text:p>30607.5329424512</text:p>
          </table:table-cell>
          <table:table-cell table:formula="of:=IF([.D326]&gt;0;IF([.C326]&gt;0;&quot;true positive&quot;;&quot;false positive&quot;);IF([.C326]&lt;=0;&quot;true negative&quot;;&quot;false negative&quot;))" office:value-type="string" office:string-value="true positive" calcext:value-type="string">
            <text:p>true positive</text:p>
          </table:table-cell>
          <table:table-cell table:number-columns-repeated="4"/>
        </table:table-row>
        <table:table-row table:style-name="ro1">
          <table:table-cell office:value-type="float" office:value="183.230607003285" calcext:value-type="float">
            <text:p>183.230607003285</text:p>
          </table:table-cell>
          <table:table-cell office:value-type="float" office:value="86.3188594866772" calcext:value-type="float">
            <text:p>86.3188594866772</text:p>
          </table:table-cell>
          <table:table-cell office:value-type="float" office:value="-1" calcext:value-type="float">
            <text:p>-1</text:p>
          </table:table-cell>
          <table:table-cell table:formula="of:=[.A327]*[.A$1]+[.B327]*[.B$1]+[.C$1]" office:value-type="float" office:value="21343.2400046013" calcext:value-type="float">
            <text:p>21343.2400046013</text:p>
          </table:table-cell>
          <table:table-cell table:formula="of:=IF([.D327]&gt;0;IF([.C327]&gt;0;&quot;true positive&quot;;&quot;false positive&quot;);IF([.C327]&lt;=0;&quot;true negative&quot;;&quot;false negative&quot;))" office:value-type="string" office:string-value="false positive" calcext:value-type="string">
            <text:p>false positive</text:p>
          </table:table-cell>
          <table:table-cell table:number-columns-repeated="4"/>
        </table:table-row>
        <table:table-row table:style-name="ro1">
          <table:table-cell office:value-type="float" office:value="162.288094433157" calcext:value-type="float">
            <text:p>162.288094433157</text:p>
          </table:table-cell>
          <table:table-cell office:value-type="float" office:value="54.823429278394" calcext:value-type="float">
            <text:p>54.823429278394</text:p>
          </table:table-cell>
          <table:table-cell office:value-type="float" office:value="1" calcext:value-type="float">
            <text:p>1</text:p>
          </table:table-cell>
          <table:table-cell table:formula="of:=[.A328]*[.A$1]+[.B328]*[.B$1]+[.C$1]" office:value-type="float" office:value="30806.5931017127" calcext:value-type="float">
            <text:p>30806.5931017127</text:p>
          </table:table-cell>
          <table:table-cell table:formula="of:=IF([.D328]&gt;0;IF([.C328]&gt;0;&quot;true positive&quot;;&quot;false positive&quot;);IF([.C328]&lt;=0;&quot;true negative&quot;;&quot;false negative&quot;))" office:value-type="string" office:string-value="true positive" calcext:value-type="string">
            <text:p>true positive</text:p>
          </table:table-cell>
          <table:table-cell table:number-columns-repeated="4"/>
        </table:table-row>
        <table:table-row table:style-name="ro1">
          <table:table-cell office:value-type="float" office:value="177.576567078097" calcext:value-type="float">
            <text:p>177.576567078097</text:p>
          </table:table-cell>
          <table:table-cell office:value-type="float" office:value="74.4857093107623" calcext:value-type="float">
            <text:p>74.4857093107623</text:p>
          </table:table-cell>
          <table:table-cell office:value-type="float" office:value="-1" calcext:value-type="float">
            <text:p>-1</text:p>
          </table:table-cell>
          <table:table-cell table:formula="of:=[.A329]*[.A$1]+[.B329]*[.B$1]+[.C$1]" office:value-type="float" office:value="25764.3427678388" calcext:value-type="float">
            <text:p>25764.3427678388</text:p>
          </table:table-cell>
          <table:table-cell table:formula="of:=IF([.D329]&gt;0;IF([.C329]&gt;0;&quot;true positive&quot;;&quot;false positive&quot;);IF([.C329]&lt;=0;&quot;true negative&quot;;&quot;false negative&quot;))" office:value-type="string" office:string-value="false positive" calcext:value-type="string">
            <text:p>false positive</text:p>
          </table:table-cell>
          <table:table-cell table:number-columns-repeated="4"/>
        </table:table-row>
        <table:table-row table:style-name="ro1">
          <table:table-cell office:value-type="float" office:value="161.524569998727" calcext:value-type="float">
            <text:p>161.524569998727</text:p>
          </table:table-cell>
          <table:table-cell office:value-type="float" office:value="65.4993105034272" calcext:value-type="float">
            <text:p>65.4993105034272</text:p>
          </table:table-cell>
          <table:table-cell office:value-type="float" office:value="1" calcext:value-type="float">
            <text:p>1</text:p>
          </table:table-cell>
          <table:table-cell table:formula="of:=[.A330]*[.A$1]+[.B330]*[.B$1]+[.C$1]" office:value-type="float" office:value="24525.2189030971" calcext:value-type="float">
            <text:p>24525.2189030971</text:p>
          </table:table-cell>
          <table:table-cell table:formula="of:=IF([.D330]&gt;0;IF([.C330]&gt;0;&quot;true positive&quot;;&quot;false positive&quot;);IF([.C330]&lt;=0;&quot;true negative&quot;;&quot;false negative&quot;))" office:value-type="string" office:string-value="true positive" calcext:value-type="string">
            <text:p>true positive</text:p>
          </table:table-cell>
          <table:table-cell table:number-columns-repeated="4"/>
        </table:table-row>
        <table:table-row table:style-name="ro1">
          <table:table-cell office:value-type="float" office:value="166.557711591448" calcext:value-type="float">
            <text:p>166.557711591448</text:p>
          </table:table-cell>
          <table:table-cell office:value-type="float" office:value="79.1199874412849" calcext:value-type="float">
            <text:p>79.1199874412849</text:p>
          </table:table-cell>
          <table:table-cell office:value-type="float" office:value="-1" calcext:value-type="float">
            <text:p>-1</text:p>
          </table:table-cell>
          <table:table-cell table:formula="of:=[.A331]*[.A$1]+[.B331]*[.B$1]+[.C$1]" office:value-type="float" office:value="18859.6372902552" calcext:value-type="float">
            <text:p>18859.6372902552</text:p>
          </table:table-cell>
          <table:table-cell table:formula="of:=IF([.D331]&gt;0;IF([.C331]&gt;0;&quot;true positive&quot;;&quot;false positive&quot;);IF([.C331]&lt;=0;&quot;true negative&quot;;&quot;false negative&quot;))" office:value-type="string" office:string-value="false positive" calcext:value-type="string">
            <text:p>false positive</text:p>
          </table:table-cell>
          <table:table-cell table:number-columns-repeated="4"/>
        </table:table-row>
        <table:table-row table:style-name="ro1">
          <table:table-cell office:value-type="float" office:value="161.370117240499" calcext:value-type="float">
            <text:p>161.370117240499</text:p>
          </table:table-cell>
          <table:table-cell office:value-type="float" office:value="59.7131259874635" calcext:value-type="float">
            <text:p>59.7131259874635</text:p>
          </table:table-cell>
          <table:table-cell office:value-type="float" office:value="1" calcext:value-type="float">
            <text:p>1</text:p>
          </table:table-cell>
          <table:table-cell table:formula="of:=[.A332]*[.A$1]+[.B332]*[.B$1]+[.C$1]" office:value-type="float" office:value="27707.4846321963" calcext:value-type="float">
            <text:p>27707.4846321963</text:p>
          </table:table-cell>
          <table:table-cell table:formula="of:=IF([.D332]&gt;0;IF([.C332]&gt;0;&quot;true positive&quot;;&quot;false positive&quot;);IF([.C332]&lt;=0;&quot;true negative&quot;;&quot;false negative&quot;))" office:value-type="string" office:string-value="true positive" calcext:value-type="string">
            <text:p>true positive</text:p>
          </table:table-cell>
          <table:table-cell table:number-columns-repeated="4"/>
        </table:table-row>
        <table:table-row table:style-name="ro1">
          <table:table-cell office:value-type="float" office:value="167.157141078516" calcext:value-type="float">
            <text:p>167.157141078516</text:p>
          </table:table-cell>
          <table:table-cell office:value-type="float" office:value="82.7634065495733" calcext:value-type="float">
            <text:p>82.7634065495733</text:p>
          </table:table-cell>
          <table:table-cell office:value-type="float" office:value="-1" calcext:value-type="float">
            <text:p>-1</text:p>
          </table:table-cell>
          <table:table-cell table:formula="of:=[.A333]*[.A$1]+[.B333]*[.B$1]+[.C$1]" office:value-type="float" office:value="17052.1572950294" calcext:value-type="float">
            <text:p>17052.1572950294</text:p>
          </table:table-cell>
          <table:table-cell table:formula="of:=IF([.D333]&gt;0;IF([.C333]&gt;0;&quot;true positive&quot;;&quot;false positive&quot;);IF([.C333]&lt;=0;&quot;true negative&quot;;&quot;false negative&quot;))" office:value-type="string" office:string-value="false positive" calcext:value-type="string">
            <text:p>false positive</text:p>
          </table:table-cell>
          <table:table-cell table:number-columns-repeated="4"/>
        </table:table-row>
        <table:table-row table:style-name="ro1">
          <table:table-cell office:value-type="float" office:value="163.365771805179" calcext:value-type="float">
            <text:p>163.365771805179</text:p>
          </table:table-cell>
          <table:table-cell office:value-type="float" office:value="100.735641366629" calcext:value-type="float">
            <text:p>100.735641366629</text:p>
          </table:table-cell>
          <table:table-cell office:value-type="float" office:value="1" calcext:value-type="float">
            <text:p>1</text:p>
          </table:table-cell>
          <table:table-cell table:formula="of:=[.A334]*[.A$1]+[.B334]*[.B$1]+[.C$1]" office:value-type="float" office:value="5498.14515702323" calcext:value-type="float">
            <text:p>5498.14515702323</text:p>
          </table:table-cell>
          <table:table-cell table:formula="of:=IF([.D334]&gt;0;IF([.C334]&gt;0;&quot;true positive&quot;;&quot;false positive&quot;);IF([.C334]&lt;=0;&quot;true negative&quot;;&quot;false negative&quot;))" office:value-type="string" office:string-value="true positive" calcext:value-type="string">
            <text:p>true positive</text:p>
          </table:table-cell>
          <table:table-cell table:number-columns-repeated="4"/>
        </table:table-row>
        <table:table-row table:style-name="ro1">
          <table:table-cell office:value-type="float" office:value="173.478444433229" calcext:value-type="float">
            <text:p>173.478444433229</text:p>
          </table:table-cell>
          <table:table-cell office:value-type="float" office:value="59.4373029435872" calcext:value-type="float">
            <text:p>59.4373029435872</text:p>
          </table:table-cell>
          <table:table-cell office:value-type="float" office:value="-1" calcext:value-type="float">
            <text:p>-1</text:p>
          </table:table-cell>
          <table:table-cell table:formula="of:=[.A335]*[.A$1]+[.B335]*[.B$1]+[.C$1]" office:value-type="float" office:value="32595.5677470907" calcext:value-type="float">
            <text:p>32595.5677470907</text:p>
          </table:table-cell>
          <table:table-cell table:formula="of:=IF([.D335]&gt;0;IF([.C335]&gt;0;&quot;true positive&quot;;&quot;false positive&quot;);IF([.C335]&lt;=0;&quot;true negative&quot;;&quot;false negative&quot;))" office:value-type="string" office:string-value="false positive" calcext:value-type="string">
            <text:p>false positive</text:p>
          </table:table-cell>
          <table:table-cell table:number-columns-repeated="4"/>
        </table:table-row>
        <table:table-row table:style-name="ro1">
          <table:table-cell office:value-type="float" office:value="155.087959263097" calcext:value-type="float">
            <text:p>155.087959263097</text:p>
          </table:table-cell>
          <table:table-cell office:value-type="float" office:value="74.1296569527645" calcext:value-type="float">
            <text:p>74.1296569527645</text:p>
          </table:table-cell>
          <table:table-cell office:value-type="float" office:value="1" calcext:value-type="float">
            <text:p>1</text:p>
          </table:table-cell>
          <table:table-cell table:formula="of:=[.A336]*[.A$1]+[.B336]*[.B$1]+[.C$1]" office:value-type="float" office:value="17172.4067236588" calcext:value-type="float">
            <text:p>17172.4067236588</text:p>
          </table:table-cell>
          <table:table-cell table:formula="of:=IF([.D336]&gt;0;IF([.C336]&gt;0;&quot;true positive&quot;;&quot;false positive&quot;);IF([.C336]&lt;=0;&quot;true negative&quot;;&quot;false negative&quot;))" office:value-type="string" office:string-value="true positive" calcext:value-type="string">
            <text:p>true positive</text:p>
          </table:table-cell>
          <table:table-cell table:number-columns-repeated="4"/>
        </table:table-row>
        <table:table-row table:style-name="ro1">
          <table:table-cell office:value-type="float" office:value="177.32123472541" calcext:value-type="float">
            <text:p>177.32123472541</text:p>
          </table:table-cell>
          <table:table-cell office:value-type="float" office:value="63.1241451558107" calcext:value-type="float">
            <text:p>63.1241451558107</text:p>
          </table:table-cell>
          <table:table-cell office:value-type="float" office:value="-1" calcext:value-type="float">
            <text:p>-1</text:p>
          </table:table-cell>
          <table:table-cell table:formula="of:=[.A337]*[.A$1]+[.B337]*[.B$1]+[.C$1]" office:value-type="float" office:value="32031.6800483924" calcext:value-type="float">
            <text:p>32031.6800483924</text:p>
          </table:table-cell>
          <table:table-cell table:formula="of:=IF([.D337]&gt;0;IF([.C337]&gt;0;&quot;true positive&quot;;&quot;false positive&quot;);IF([.C337]&lt;=0;&quot;true negative&quot;;&quot;false negative&quot;))" office:value-type="string" office:string-value="false positive" calcext:value-type="string">
            <text:p>false positive</text:p>
          </table:table-cell>
          <table:table-cell table:number-columns-repeated="4"/>
        </table:table-row>
        <table:table-row table:style-name="ro1">
          <table:table-cell office:value-type="float" office:value="170.338122547011" calcext:value-type="float">
            <text:p>170.338122547011</text:p>
          </table:table-cell>
          <table:table-cell office:value-type="float" office:value="65.4119862370485" calcext:value-type="float">
            <text:p>65.4119862370485</text:p>
          </table:table-cell>
          <table:table-cell office:value-type="float" office:value="1" calcext:value-type="float">
            <text:p>1</text:p>
          </table:table-cell>
          <table:table-cell table:formula="of:=[.A338]*[.A$1]+[.B338]*[.B$1]+[.C$1]" office:value-type="float" office:value="28019.6387542388" calcext:value-type="float">
            <text:p>28019.6387542388</text:p>
          </table:table-cell>
          <table:table-cell table:formula="of:=IF([.D338]&gt;0;IF([.C338]&gt;0;&quot;true positive&quot;;&quot;false positive&quot;);IF([.C338]&lt;=0;&quot;true negative&quot;;&quot;false negative&quot;))" office:value-type="string" office:string-value="true positive" calcext:value-type="string">
            <text:p>true positive</text:p>
          </table:table-cell>
          <table:table-cell table:number-columns-repeated="4"/>
        </table:table-row>
        <table:table-row table:style-name="ro1">
          <table:table-cell office:value-type="float" office:value="181.555728965634" calcext:value-type="float">
            <text:p>181.555728965634</text:p>
          </table:table-cell>
          <table:table-cell office:value-type="float" office:value="69.3869551274265" calcext:value-type="float">
            <text:p>69.3869551274265</text:p>
          </table:table-cell>
          <table:table-cell office:value-type="float" office:value="-1" calcext:value-type="float">
            <text:p>-1</text:p>
          </table:table-cell>
          <table:table-cell table:formula="of:=[.A339]*[.A$1]+[.B339]*[.B$1]+[.C$1]" office:value-type="float" office:value="30177.3185124602" calcext:value-type="float">
            <text:p>30177.3185124602</text:p>
          </table:table-cell>
          <table:table-cell table:formula="of:=IF([.D339]&gt;0;IF([.C339]&gt;0;&quot;true positive&quot;;&quot;false positive&quot;);IF([.C339]&lt;=0;&quot;true negative&quot;;&quot;false negative&quot;))" office:value-type="string" office:string-value="false positive" calcext:value-type="string">
            <text:p>false positive</text:p>
          </table:table-cell>
          <table:table-cell table:number-columns-repeated="4"/>
        </table:table-row>
        <table:table-row table:style-name="ro1">
          <table:table-cell office:value-type="float" office:value="164.602720375113" calcext:value-type="float">
            <text:p>164.602720375113</text:p>
          </table:table-cell>
          <table:table-cell office:value-type="float" office:value="72.6384217818156" calcext:value-type="float">
            <text:p>72.6384217818156</text:p>
          </table:table-cell>
          <table:table-cell office:value-type="float" office:value="1" calcext:value-type="float">
            <text:p>1</text:p>
          </table:table-cell>
          <table:table-cell table:formula="of:=[.A340]*[.A$1]+[.B340]*[.B$1]+[.C$1]" office:value-type="float" office:value="21727.7182604876" calcext:value-type="float">
            <text:p>21727.7182604876</text:p>
          </table:table-cell>
          <table:table-cell table:formula="of:=IF([.D340]&gt;0;IF([.C340]&gt;0;&quot;true positive&quot;;&quot;false positive&quot;);IF([.C340]&lt;=0;&quot;true negative&quot;;&quot;false negative&quot;))" office:value-type="string" office:string-value="true positive" calcext:value-type="string">
            <text:p>true positive</text:p>
          </table:table-cell>
          <table:table-cell table:number-columns-repeated="4"/>
        </table:table-row>
        <table:table-row table:style-name="ro1">
          <table:table-cell office:value-type="float" office:value="163.332473238629" calcext:value-type="float">
            <text:p>163.332473238629</text:p>
          </table:table-cell>
          <table:table-cell office:value-type="float" office:value="84.8977748909461" calcext:value-type="float">
            <text:p>84.8977748909461</text:p>
          </table:table-cell>
          <table:table-cell office:value-type="float" office:value="-1" calcext:value-type="float">
            <text:p>-1</text:p>
          </table:table-cell>
          <table:table-cell table:formula="of:=[.A341]*[.A$1]+[.B341]*[.B$1]+[.C$1]" office:value-type="float" office:value="14360.8546509337" calcext:value-type="float">
            <text:p>14360.8546509337</text:p>
          </table:table-cell>
          <table:table-cell table:formula="of:=IF([.D341]&gt;0;IF([.C341]&gt;0;&quot;true positive&quot;;&quot;false positive&quot;);IF([.C341]&lt;=0;&quot;true negative&quot;;&quot;false negative&quot;))" office:value-type="string" office:string-value="false positive" calcext:value-type="string">
            <text:p>false positive</text:p>
          </table:table-cell>
          <table:table-cell table:number-columns-repeated="4"/>
        </table:table-row>
        <table:table-row table:style-name="ro1">
          <table:table-cell office:value-type="float" office:value="165.295684250927" calcext:value-type="float">
            <text:p>165.295684250927</text:p>
          </table:table-cell>
          <table:table-cell office:value-type="float" office:value="58.926884359763" calcext:value-type="float">
            <text:p>58.926884359763</text:p>
          </table:table-cell>
          <table:table-cell office:value-type="float" office:value="1" calcext:value-type="float">
            <text:p>1</text:p>
          </table:table-cell>
          <table:table-cell table:formula="of:=[.A342]*[.A$1]+[.B342]*[.B$1]+[.C$1]" office:value-type="float" office:value="29682.7257034985" calcext:value-type="float">
            <text:p>29682.7257034985</text:p>
          </table:table-cell>
          <table:table-cell table:formula="of:=IF([.D342]&gt;0;IF([.C342]&gt;0;&quot;true positive&quot;;&quot;false positive&quot;);IF([.C342]&lt;=0;&quot;true negative&quot;;&quot;false negative&quot;))" office:value-type="string" office:string-value="true positive" calcext:value-type="string">
            <text:p>true positive</text:p>
          </table:table-cell>
          <table:table-cell table:number-columns-repeated="4"/>
        </table:table-row>
        <table:table-row table:style-name="ro1">
          <table:table-cell office:value-type="float" office:value="185.061677068763" calcext:value-type="float">
            <text:p>185.061677068763</text:p>
          </table:table-cell>
          <table:table-cell office:value-type="float" office:value="127.767772483806" calcext:value-type="float">
            <text:p>127.767772483806</text:p>
          </table:table-cell>
          <table:table-cell office:value-type="float" office:value="-1" calcext:value-type="float">
            <text:p>-1</text:p>
          </table:table-cell>
          <table:table-cell table:formula="of:=[.A343]*[.A$1]+[.B343]*[.B$1]+[.C$1]" office:value-type="float" office:value="-1169.39873969463" calcext:value-type="float">
            <text:p>-1169.39873969463</text:p>
          </table:table-cell>
          <table:table-cell table:formula="of:=IF([.D343]&gt;0;IF([.C343]&gt;0;&quot;true positive&quot;;&quot;false positive&quot;);IF([.C343]&lt;=0;&quot;true negative&quot;;&quot;false negative&quot;))" office:value-type="string" office:string-value="true negative" calcext:value-type="string">
            <text:p>true negative</text:p>
          </table:table-cell>
          <table:table-cell table:number-columns-repeated="4"/>
        </table:table-row>
        <table:table-row table:style-name="ro1">
          <table:table-cell office:value-type="float" office:value="156.526428578506" calcext:value-type="float">
            <text:p>156.526428578506</text:p>
          </table:table-cell>
          <table:table-cell office:value-type="float" office:value="74.1234181783802" calcext:value-type="float">
            <text:p>74.1234181783802</text:p>
          </table:table-cell>
          <table:table-cell office:value-type="float" office:value="1" calcext:value-type="float">
            <text:p>1</text:p>
          </table:table-cell>
          <table:table-cell table:formula="of:=[.A344]*[.A$1]+[.B344]*[.B$1]+[.C$1]" office:value-type="float" office:value="17738.243849412" calcext:value-type="float">
            <text:p>17738.243849412</text:p>
          </table:table-cell>
          <table:table-cell table:formula="of:=IF([.D344]&gt;0;IF([.C344]&gt;0;&quot;true positive&quot;;&quot;false positive&quot;);IF([.C344]&lt;=0;&quot;true negative&quot;;&quot;false negative&quot;))" office:value-type="string" office:string-value="true positive" calcext:value-type="string">
            <text:p>true positive</text:p>
          </table:table-cell>
          <table:table-cell table:number-columns-repeated="4"/>
        </table:table-row>
        <table:table-row table:style-name="ro1">
          <table:table-cell office:value-type="float" office:value="170.744956033137" calcext:value-type="float">
            <text:p>170.744956033137</text:p>
          </table:table-cell>
          <table:table-cell office:value-type="float" office:value="99.2927026232613" calcext:value-type="float">
            <text:p>99.2927026232613</text:p>
          </table:table-cell>
          <table:table-cell office:value-type="float" office:value="-1" calcext:value-type="float">
            <text:p>-1</text:p>
          </table:table-cell>
          <table:table-cell table:formula="of:=[.A345]*[.A$1]+[.B345]*[.B$1]+[.C$1]" office:value-type="float" office:value="9191.52968580015" calcext:value-type="float">
            <text:p>9191.52968580015</text:p>
          </table:table-cell>
          <table:table-cell table:formula="of:=IF([.D345]&gt;0;IF([.C345]&gt;0;&quot;true positive&quot;;&quot;false positive&quot;);IF([.C345]&lt;=0;&quot;true negative&quot;;&quot;false negative&quot;))" office:value-type="string" office:string-value="false positive" calcext:value-type="string">
            <text:p>false positive</text:p>
          </table:table-cell>
          <table:table-cell table:number-columns-repeated="4"/>
        </table:table-row>
        <table:table-row table:style-name="ro1">
          <table:table-cell office:value-type="float" office:value="161.530951758793" calcext:value-type="float">
            <text:p>161.530951758793</text:p>
          </table:table-cell>
          <table:table-cell office:value-type="float" office:value="82.0042608184147" calcext:value-type="float">
            <text:p>82.0042608184147</text:p>
          </table:table-cell>
          <table:table-cell office:value-type="float" office:value="1" calcext:value-type="float">
            <text:p>1</text:p>
          </table:table-cell>
          <table:table-cell table:formula="of:=[.A346]*[.A$1]+[.B346]*[.B$1]+[.C$1]" office:value-type="float" office:value="15278.1451812779" calcext:value-type="float">
            <text:p>15278.1451812779</text:p>
          </table:table-cell>
          <table:table-cell table:formula="of:=IF([.D346]&gt;0;IF([.C346]&gt;0;&quot;true positive&quot;;&quot;false positive&quot;);IF([.C346]&lt;=0;&quot;true negative&quot;;&quot;false negative&quot;))" office:value-type="string" office:string-value="true positive" calcext:value-type="string">
            <text:p>true positive</text:p>
          </table:table-cell>
          <table:table-cell table:number-columns-repeated="4"/>
        </table:table-row>
        <table:table-row table:style-name="ro1">
          <table:table-cell office:value-type="float" office:value="179.348593747588" calcext:value-type="float">
            <text:p>179.348593747588</text:p>
          </table:table-cell>
          <table:table-cell office:value-type="float" office:value="106.378022743261" calcext:value-type="float">
            <text:p>106.378022743261</text:p>
          </table:table-cell>
          <table:table-cell office:value-type="float" office:value="-1" calcext:value-type="float">
            <text:p>-1</text:p>
          </table:table-cell>
          <table:table-cell table:formula="of:=[.A347]*[.A$1]+[.B347]*[.B$1]+[.C$1]" office:value-type="float" office:value="8584.25313615753" calcext:value-type="float">
            <text:p>8584.25313615753</text:p>
          </table:table-cell>
          <table:table-cell table:formula="of:=IF([.D347]&gt;0;IF([.C347]&gt;0;&quot;true positive&quot;;&quot;false positive&quot;);IF([.C347]&lt;=0;&quot;true negative&quot;;&quot;false negative&quot;))" office:value-type="string" office:string-value="false positive" calcext:value-type="string">
            <text:p>false positive</text:p>
          </table:table-cell>
          <table:table-cell table:number-columns-repeated="4"/>
        </table:table-row>
        <table:table-row table:style-name="ro1">
          <table:table-cell office:value-type="float" office:value="170.153131580827" calcext:value-type="float">
            <text:p>170.153131580827</text:p>
          </table:table-cell>
          <table:table-cell office:value-type="float" office:value="69.1321027927537" calcext:value-type="float">
            <text:p>69.1321027927537</text:p>
          </table:table-cell>
          <table:table-cell office:value-type="float" office:value="1" calcext:value-type="float">
            <text:p>1</text:p>
          </table:table-cell>
          <table:table-cell table:formula="of:=[.A348]*[.A$1]+[.B348]*[.B$1]+[.C$1]" office:value-type="float" office:value="25862.5231000442" calcext:value-type="float">
            <text:p>25862.5231000442</text:p>
          </table:table-cell>
          <table:table-cell table:formula="of:=IF([.D348]&gt;0;IF([.C348]&gt;0;&quot;true positive&quot;;&quot;false positive&quot;);IF([.C348]&lt;=0;&quot;true negative&quot;;&quot;false negative&quot;))" office:value-type="string" office:string-value="true positive" calcext:value-type="string">
            <text:p>true positive</text:p>
          </table:table-cell>
          <table:table-cell table:number-columns-repeated="4"/>
        </table:table-row>
        <table:table-row table:style-name="ro1">
          <table:table-cell office:value-type="float" office:value="174.249828001006" calcext:value-type="float">
            <text:p>174.249828001006</text:p>
          </table:table-cell>
          <table:table-cell office:value-type="float" office:value="85.0466768215263" calcext:value-type="float">
            <text:p>85.0466768215263</text:p>
          </table:table-cell>
          <table:table-cell office:value-type="float" office:value="-1" calcext:value-type="float">
            <text:p>-1</text:p>
          </table:table-cell>
          <table:table-cell table:formula="of:=[.A349]*[.A$1]+[.B349]*[.B$1]+[.C$1]" office:value-type="float" office:value="18545.3300078997" calcext:value-type="float">
            <text:p>18545.3300078997</text:p>
          </table:table-cell>
          <table:table-cell table:formula="of:=IF([.D349]&gt;0;IF([.C349]&gt;0;&quot;true positive&quot;;&quot;false positive&quot;);IF([.C349]&lt;=0;&quot;true negative&quot;;&quot;false negative&quot;))" office:value-type="string" office:string-value="false positive" calcext:value-type="string">
            <text:p>false positive</text:p>
          </table:table-cell>
          <table:table-cell table:number-columns-repeated="4"/>
        </table:table-row>
        <table:table-row table:style-name="ro1">
          <table:table-cell office:value-type="float" office:value="167.320100077335" calcext:value-type="float">
            <text:p>167.320100077335</text:p>
          </table:table-cell>
          <table:table-cell office:value-type="float" office:value="93.4834190277798" calcext:value-type="float">
            <text:p>93.4834190277798</text:p>
          </table:table-cell>
          <table:table-cell office:value-type="float" office:value="1" calcext:value-type="float">
            <text:p>1</text:p>
          </table:table-cell>
          <table:table-cell table:formula="of:=[.A350]*[.A$1]+[.B350]*[.B$1]+[.C$1]" office:value-type="float" office:value="11108.2416126058" calcext:value-type="float">
            <text:p>11108.2416126058</text:p>
          </table:table-cell>
          <table:table-cell table:formula="of:=IF([.D350]&gt;0;IF([.C350]&gt;0;&quot;true positive&quot;;&quot;false positive&quot;);IF([.C350]&lt;=0;&quot;true negative&quot;;&quot;false negative&quot;))" office:value-type="string" office:string-value="true positive" calcext:value-type="string">
            <text:p>true positive</text:p>
          </table:table-cell>
          <table:table-cell table:number-columns-repeated="4"/>
        </table:table-row>
        <table:table-row table:style-name="ro1">
          <table:table-cell office:value-type="float" office:value="189.495738730062" calcext:value-type="float">
            <text:p>189.495738730062</text:p>
          </table:table-cell>
          <table:table-cell office:value-type="float" office:value="111.130898057521" calcext:value-type="float">
            <text:p>111.130898057521</text:p>
          </table:table-cell>
          <table:table-cell office:value-type="float" office:value="-1" calcext:value-type="float">
            <text:p>-1</text:p>
          </table:table-cell>
          <table:table-cell table:formula="of:=[.A351]*[.A$1]+[.B351]*[.B$1]+[.C$1]" office:value-type="float" office:value="9887.50945838322" calcext:value-type="float">
            <text:p>9887.50945838322</text:p>
          </table:table-cell>
          <table:table-cell table:formula="of:=IF([.D351]&gt;0;IF([.C351]&gt;0;&quot;true positive&quot;;&quot;false positive&quot;);IF([.C351]&lt;=0;&quot;true negative&quot;;&quot;false negative&quot;))" office:value-type="string" office:string-value="false positive" calcext:value-type="string">
            <text:p>false positive</text:p>
          </table:table-cell>
          <table:table-cell table:number-columns-repeated="4"/>
        </table:table-row>
        <table:table-row table:style-name="ro1">
          <table:table-cell office:value-type="float" office:value="160.522557123281" calcext:value-type="float">
            <text:p>160.522557123281</text:p>
          </table:table-cell>
          <table:table-cell office:value-type="float" office:value="56.5874780691369" calcext:value-type="float">
            <text:p>56.5874780691369</text:p>
          </table:table-cell>
          <table:table-cell office:value-type="float" office:value="1" calcext:value-type="float">
            <text:p>1</text:p>
          </table:table-cell>
          <table:table-cell table:formula="of:=[.A352]*[.A$1]+[.B352]*[.B$1]+[.C$1]" office:value-type="float" office:value="29127.7978414745" calcext:value-type="float">
            <text:p>29127.7978414745</text:p>
          </table:table-cell>
          <table:table-cell table:formula="of:=IF([.D352]&gt;0;IF([.C352]&gt;0;&quot;true positive&quot;;&quot;false positive&quot;);IF([.C352]&lt;=0;&quot;true negative&quot;;&quot;false negative&quot;))" office:value-type="string" office:string-value="true positive" calcext:value-type="string">
            <text:p>true positive</text:p>
          </table:table-cell>
          <table:table-cell table:number-columns-repeated="4"/>
        </table:table-row>
        <table:table-row table:style-name="ro1">
          <table:table-cell office:value-type="float" office:value="173.870181236469" calcext:value-type="float">
            <text:p>173.870181236469</text:p>
          </table:table-cell>
          <table:table-cell office:value-type="float" office:value="80.3741075797108" calcext:value-type="float">
            <text:p>80.3741075797108</text:p>
          </table:table-cell>
          <table:table-cell office:value-type="float" office:value="-1" calcext:value-type="float">
            <text:p>-1</text:p>
          </table:table-cell>
          <table:table-cell table:formula="of:=[.A353]*[.A$1]+[.B353]*[.B$1]+[.C$1]" office:value-type="float" office:value="21015.477523619" calcext:value-type="float">
            <text:p>21015.477523619</text:p>
          </table:table-cell>
          <table:table-cell table:formula="of:=IF([.D353]&gt;0;IF([.C353]&gt;0;&quot;true positive&quot;;&quot;false positive&quot;);IF([.C353]&lt;=0;&quot;true negative&quot;;&quot;false negative&quot;))" office:value-type="string" office:string-value="false positive" calcext:value-type="string">
            <text:p>false positive</text:p>
          </table:table-cell>
          <table:table-cell table:number-columns-repeated="4"/>
        </table:table-row>
        <table:table-row table:style-name="ro1">
          <table:table-cell office:value-type="float" office:value="164.916333622588" calcext:value-type="float">
            <text:p>164.916333622588</text:p>
          </table:table-cell>
          <table:table-cell office:value-type="float" office:value="79.9157409018248" calcext:value-type="float">
            <text:p>79.9157409018248</text:p>
          </table:table-cell>
          <table:table-cell office:value-type="float" office:value="1" calcext:value-type="float">
            <text:p>1</text:p>
          </table:table-cell>
          <table:table-cell table:formula="of:=[.A354]*[.A$1]+[.B354]*[.B$1]+[.C$1]" office:value-type="float" office:value="17772.0237512396" calcext:value-type="float">
            <text:p>17772.0237512396</text:p>
          </table:table-cell>
          <table:table-cell table:formula="of:=IF([.D354]&gt;0;IF([.C354]&gt;0;&quot;true positive&quot;;&quot;false positive&quot;);IF([.C354]&lt;=0;&quot;true negative&quot;;&quot;false negative&quot;))" office:value-type="string" office:string-value="true positive" calcext:value-type="string">
            <text:p>true positive</text:p>
          </table:table-cell>
          <table:table-cell table:number-columns-repeated="4"/>
        </table:table-row>
        <table:table-row table:style-name="ro1">
          <table:table-cell office:value-type="float" office:value="171.079087275855" calcext:value-type="float">
            <text:p>171.079087275855</text:p>
          </table:table-cell>
          <table:table-cell office:value-type="float" office:value="94.3967055254915" calcext:value-type="float">
            <text:p>94.3967055254915</text:p>
          </table:table-cell>
          <table:table-cell office:value-type="float" office:value="-1" calcext:value-type="float">
            <text:p>-1</text:p>
          </table:table-cell>
          <table:table-cell table:formula="of:=[.A355]*[.A$1]+[.B355]*[.B$1]+[.C$1]" office:value-type="float" office:value="12065.9260564837" calcext:value-type="float">
            <text:p>12065.9260564837</text:p>
          </table:table-cell>
          <table:table-cell table:formula="of:=IF([.D355]&gt;0;IF([.C355]&gt;0;&quot;true positive&quot;;&quot;false positive&quot;);IF([.C355]&lt;=0;&quot;true negative&quot;;&quot;false negative&quot;))" office:value-type="string" office:string-value="false positive" calcext:value-type="string">
            <text:p>false positive</text:p>
          </table:table-cell>
          <table:table-cell table:number-columns-repeated="4"/>
        </table:table-row>
        <table:table-row table:style-name="ro1">
          <table:table-cell office:value-type="float" office:value="165.922616996709" calcext:value-type="float">
            <text:p>165.922616996709</text:p>
          </table:table-cell>
          <table:table-cell office:value-type="float" office:value="67.5690788848762" calcext:value-type="float">
            <text:p>67.5690788848762</text:p>
          </table:table-cell>
          <table:table-cell office:value-type="float" office:value="1" calcext:value-type="float">
            <text:p>1</text:p>
          </table:table-cell>
          <table:table-cell table:formula="of:=[.A356]*[.A$1]+[.B356]*[.B$1]+[.C$1]" office:value-type="float" office:value="25084.6249412214" calcext:value-type="float">
            <text:p>25084.6249412214</text:p>
          </table:table-cell>
          <table:table-cell table:formula="of:=IF([.D356]&gt;0;IF([.C356]&gt;0;&quot;true positive&quot;;&quot;false positive&quot;);IF([.C356]&lt;=0;&quot;true negative&quot;;&quot;false negative&quot;))" office:value-type="string" office:string-value="true positive" calcext:value-type="string">
            <text:p>true positive</text:p>
          </table:table-cell>
          <table:table-cell table:number-columns-repeated="4"/>
        </table:table-row>
        <table:table-row table:style-name="ro1">
          <table:table-cell office:value-type="float" office:value="178.105995381572" calcext:value-type="float">
            <text:p>178.105995381572</text:p>
          </table:table-cell>
          <table:table-cell office:value-type="float" office:value="95.1660614440358" calcext:value-type="float">
            <text:p>95.1660614440358</text:p>
          </table:table-cell>
          <table:table-cell office:value-type="float" office:value="-1" calcext:value-type="float">
            <text:p>-1</text:p>
          </table:table-cell>
          <table:table-cell table:formula="of:=[.A357]*[.A$1]+[.B357]*[.B$1]+[.C$1]" office:value-type="float" office:value="14381.7992887385" calcext:value-type="float">
            <text:p>14381.7992887385</text:p>
          </table:table-cell>
          <table:table-cell table:formula="of:=IF([.D357]&gt;0;IF([.C357]&gt;0;&quot;true positive&quot;;&quot;false positive&quot;);IF([.C357]&lt;=0;&quot;true negative&quot;;&quot;false negative&quot;))" office:value-type="string" office:string-value="false positive" calcext:value-type="string">
            <text:p>false positive</text:p>
          </table:table-cell>
          <table:table-cell table:number-columns-repeated="4"/>
        </table:table-row>
        <table:table-row table:style-name="ro1">
          <table:table-cell office:value-type="float" office:value="164.436732002794" calcext:value-type="float">
            <text:p>164.436732002794</text:p>
          </table:table-cell>
          <table:table-cell office:value-type="float" office:value="80.1730126722082" calcext:value-type="float">
            <text:p>80.1730126722082</text:p>
          </table:table-cell>
          <table:table-cell office:value-type="float" office:value="1" calcext:value-type="float">
            <text:p>1</text:p>
          </table:table-cell>
          <table:table-cell table:formula="of:=[.A358]*[.A$1]+[.B358]*[.B$1]+[.C$1]" office:value-type="float" office:value="17440.354948659" calcext:value-type="float">
            <text:p>17440.354948659</text:p>
          </table:table-cell>
          <table:table-cell table:formula="of:=IF([.D358]&gt;0;IF([.C358]&gt;0;&quot;true positive&quot;;&quot;false positive&quot;);IF([.C358]&lt;=0;&quot;true negative&quot;;&quot;false negative&quot;))" office:value-type="string" office:string-value="true positive" calcext:value-type="string">
            <text:p>true positive</text:p>
          </table:table-cell>
          <table:table-cell table:number-columns-repeated="4"/>
        </table:table-row>
        <table:table-row table:style-name="ro1">
          <table:table-cell office:value-type="float" office:value="173.688789499661" calcext:value-type="float">
            <text:p>173.688789499661</text:p>
          </table:table-cell>
          <table:table-cell office:value-type="float" office:value="96.5833491321222" calcext:value-type="float">
            <text:p>96.5833491321222</text:p>
          </table:table-cell>
          <table:table-cell office:value-type="float" office:value="-1" calcext:value-type="float">
            <text:p>-1</text:p>
          </table:table-cell>
          <table:table-cell table:formula="of:=[.A359]*[.A$1]+[.B359]*[.B$1]+[.C$1]" office:value-type="float" office:value="11860.7161775309" calcext:value-type="float">
            <text:p>11860.7161775309</text:p>
          </table:table-cell>
          <table:table-cell table:formula="of:=IF([.D359]&gt;0;IF([.C359]&gt;0;&quot;true positive&quot;;&quot;false positive&quot;);IF([.C359]&lt;=0;&quot;true negative&quot;;&quot;false negative&quot;))" office:value-type="string" office:string-value="false positive" calcext:value-type="string">
            <text:p>false positive</text:p>
          </table:table-cell>
          <table:table-cell table:number-columns-repeated="4"/>
        </table:table-row>
        <table:table-row table:style-name="ro1">
          <table:table-cell office:value-type="float" office:value="159.095002615034" calcext:value-type="float">
            <text:p>159.095002615034</text:p>
          </table:table-cell>
          <table:table-cell office:value-type="float" office:value="83.461880282158" calcext:value-type="float">
            <text:p>83.461880282158</text:p>
          </table:table-cell>
          <table:table-cell office:value-type="float" office:value="1" calcext:value-type="float">
            <text:p>1</text:p>
          </table:table-cell>
          <table:table-cell table:formula="of:=[.A360]*[.A$1]+[.B360]*[.B$1]+[.C$1]" office:value-type="float" office:value="13508.9924109617" calcext:value-type="float">
            <text:p>13508.9924109617</text:p>
          </table:table-cell>
          <table:table-cell table:formula="of:=IF([.D360]&gt;0;IF([.C360]&gt;0;&quot;true positive&quot;;&quot;false positive&quot;);IF([.C360]&lt;=0;&quot;true negative&quot;;&quot;false negative&quot;))" office:value-type="string" office:string-value="true positive" calcext:value-type="string">
            <text:p>true positive</text:p>
          </table:table-cell>
          <table:table-cell table:number-columns-repeated="4"/>
        </table:table-row>
        <table:table-row table:style-name="ro1">
          <table:table-cell office:value-type="float" office:value="181.984152202973" calcext:value-type="float">
            <text:p>181.984152202973</text:p>
          </table:table-cell>
          <table:table-cell office:value-type="float" office:value="95.5829433142485" calcext:value-type="float">
            <text:p>95.5829433142485</text:p>
          </table:table-cell>
          <table:table-cell office:value-type="float" office:value="-1" calcext:value-type="float">
            <text:p>-1</text:p>
          </table:table-cell>
          <table:table-cell table:formula="of:=[.A361]*[.A$1]+[.B361]*[.B$1]+[.C$1]" office:value-type="float" office:value="15664.2617157279" calcext:value-type="float">
            <text:p>15664.2617157279</text:p>
          </table:table-cell>
          <table:table-cell table:formula="of:=IF([.D361]&gt;0;IF([.C361]&gt;0;&quot;true positive&quot;;&quot;false positive&quot;);IF([.C361]&lt;=0;&quot;true negative&quot;;&quot;false negative&quot;))" office:value-type="string" office:string-value="false positive" calcext:value-type="string">
            <text:p>false positive</text:p>
          </table:table-cell>
          <table:table-cell table:number-columns-repeated="4"/>
        </table:table-row>
        <table:table-row table:style-name="ro1">
          <table:table-cell office:value-type="float" office:value="163.037696581232" calcext:value-type="float">
            <text:p>163.037696581232</text:p>
          </table:table-cell>
          <table:table-cell office:value-type="float" office:value="58.5690260739888" calcext:value-type="float">
            <text:p>58.5690260739888</text:p>
          </table:table-cell>
          <table:table-cell office:value-type="float" office:value="1" calcext:value-type="float">
            <text:p>1</text:p>
          </table:table-cell>
          <table:table-cell table:formula="of:=[.A362]*[.A$1]+[.B362]*[.B$1]+[.C$1]" office:value-type="float" office:value="29000.558529003" calcext:value-type="float">
            <text:p>29000.558529003</text:p>
          </table:table-cell>
          <table:table-cell table:formula="of:=IF([.D362]&gt;0;IF([.C362]&gt;0;&quot;true positive&quot;;&quot;false positive&quot;);IF([.C362]&lt;=0;&quot;true negative&quot;;&quot;false negative&quot;))" office:value-type="string" office:string-value="true positive" calcext:value-type="string">
            <text:p>true positive</text:p>
          </table:table-cell>
          <table:table-cell table:number-columns-repeated="4"/>
        </table:table-row>
        <table:table-row table:style-name="ro1">
          <table:table-cell office:value-type="float" office:value="173.344952148894" calcext:value-type="float">
            <text:p>173.344952148894</text:p>
          </table:table-cell>
          <table:table-cell office:value-type="float" office:value="83.2158736959481" calcext:value-type="float">
            <text:p>83.2158736959481</text:p>
          </table:table-cell>
          <table:table-cell office:value-type="float" office:value="-1" calcext:value-type="float">
            <text:p>-1</text:p>
          </table:table-cell>
          <table:table-cell table:formula="of:=[.A363]*[.A$1]+[.B363]*[.B$1]+[.C$1]" office:value-type="float" office:value="19217.5905037155" calcext:value-type="float">
            <text:p>19217.5905037155</text:p>
          </table:table-cell>
          <table:table-cell table:formula="of:=IF([.D363]&gt;0;IF([.C363]&gt;0;&quot;true positive&quot;;&quot;false positive&quot;);IF([.C363]&lt;=0;&quot;true negative&quot;;&quot;false negative&quot;))" office:value-type="string" office:string-value="false positive" calcext:value-type="string">
            <text:p>false positive</text:p>
          </table:table-cell>
          <table:table-cell table:number-columns-repeated="4"/>
        </table:table-row>
        <table:table-row table:style-name="ro1">
          <table:table-cell office:value-type="float" office:value="160.609567407876" calcext:value-type="float">
            <text:p>160.609567407876</text:p>
          </table:table-cell>
          <table:table-cell office:value-type="float" office:value="72.2762120316842" calcext:value-type="float">
            <text:p>72.2762120316842</text:p>
          </table:table-cell>
          <table:table-cell office:value-type="float" office:value="1" calcext:value-type="float">
            <text:p>1</text:p>
          </table:table-cell>
          <table:table-cell table:formula="of:=[.A364]*[.A$1]+[.B364]*[.B$1]+[.C$1]" office:value-type="float" office:value="20369.6614875232" calcext:value-type="float">
            <text:p>20369.6614875232</text:p>
          </table:table-cell>
          <table:table-cell table:formula="of:=IF([.D364]&gt;0;IF([.C364]&gt;0;&quot;true positive&quot;;&quot;false positive&quot;);IF([.C364]&lt;=0;&quot;true negative&quot;;&quot;false negative&quot;))" office:value-type="string" office:string-value="true positive" calcext:value-type="string">
            <text:p>true positive</text:p>
          </table:table-cell>
          <table:table-cell table:number-columns-repeated="4"/>
        </table:table-row>
        <table:table-row table:style-name="ro1">
          <table:table-cell office:value-type="float" office:value="172.957269986608" calcext:value-type="float">
            <text:p>172.957269986608</text:p>
          </table:table-cell>
          <table:table-cell office:value-type="float" office:value="102.562367756436" calcext:value-type="float">
            <text:p>102.562367756436</text:p>
          </table:table-cell>
          <table:table-cell office:value-type="float" office:value="-1" calcext:value-type="float">
            <text:p>-1</text:p>
          </table:table-cell>
          <table:table-cell table:formula="of:=[.A365]*[.A$1]+[.B365]*[.B$1]+[.C$1]" office:value-type="float" office:value="8224.03078228025" calcext:value-type="float">
            <text:p>8224.03078228025</text:p>
          </table:table-cell>
          <table:table-cell table:formula="of:=IF([.D365]&gt;0;IF([.C365]&gt;0;&quot;true positive&quot;;&quot;false positive&quot;);IF([.C365]&lt;=0;&quot;true negative&quot;;&quot;false negative&quot;))" office:value-type="string" office:string-value="false positive" calcext:value-type="string">
            <text:p>false positive</text:p>
          </table:table-cell>
          <table:table-cell table:number-columns-repeated="4"/>
        </table:table-row>
        <table:table-row table:style-name="ro1">
          <table:table-cell office:value-type="float" office:value="166.046984188959" calcext:value-type="float">
            <text:p>166.046984188959</text:p>
          </table:table-cell>
          <table:table-cell office:value-type="float" office:value="80.6667269129579" calcext:value-type="float">
            <text:p>80.6667269129579</text:p>
          </table:table-cell>
          <table:table-cell office:value-type="float" office:value="1" calcext:value-type="float">
            <text:p>1</text:p>
          </table:table-cell>
          <table:table-cell table:formula="of:=[.A366]*[.A$1]+[.B366]*[.B$1]+[.C$1]" office:value-type="float" office:value="17793.1675982204" calcext:value-type="float">
            <text:p>17793.1675982204</text:p>
          </table:table-cell>
          <table:table-cell table:formula="of:=IF([.D366]&gt;0;IF([.C366]&gt;0;&quot;true positive&quot;;&quot;false positive&quot;);IF([.C366]&lt;=0;&quot;true negative&quot;;&quot;false negative&quot;))" office:value-type="string" office:string-value="true positive" calcext:value-type="string">
            <text:p>true positive</text:p>
          </table:table-cell>
          <table:table-cell table:number-columns-repeated="4"/>
        </table:table-row>
        <table:table-row table:style-name="ro1">
          <table:table-cell office:value-type="float" office:value="173.49688789027" calcext:value-type="float">
            <text:p>173.49688789027</text:p>
          </table:table-cell>
          <table:table-cell office:value-type="float" office:value="78.0289446479022" calcext:value-type="float">
            <text:p>78.0289446479022</text:p>
          </table:table-cell>
          <table:table-cell office:value-type="float" office:value="-1" calcext:value-type="float">
            <text:p>-1</text:p>
          </table:table-cell>
          <table:table-cell table:formula="of:=[.A367]*[.A$1]+[.B367]*[.B$1]+[.C$1]" office:value-type="float" office:value="22183.8028741824" calcext:value-type="float">
            <text:p>22183.8028741824</text:p>
          </table:table-cell>
          <table:table-cell table:formula="of:=IF([.D367]&gt;0;IF([.C367]&gt;0;&quot;true positive&quot;;&quot;false positive&quot;);IF([.C367]&lt;=0;&quot;true negative&quot;;&quot;false negative&quot;))" office:value-type="string" office:string-value="false positive" calcext:value-type="string">
            <text:p>false positive</text:p>
          </table:table-cell>
          <table:table-cell table:number-columns-repeated="4"/>
        </table:table-row>
        <table:table-row table:style-name="ro1">
          <table:table-cell office:value-type="float" office:value="168.036848813462" calcext:value-type="float">
            <text:p>168.036848813462</text:p>
          </table:table-cell>
          <table:table-cell office:value-type="float" office:value="84.3372322517395" calcext:value-type="float">
            <text:p>84.3372322517395</text:p>
          </table:table-cell>
          <table:table-cell office:value-type="float" office:value="1" calcext:value-type="float">
            <text:p>1</text:p>
          </table:table-cell>
          <table:table-cell table:formula="of:=[.A368]*[.A$1]+[.B368]*[.B$1]+[.C$1]" office:value-type="float" office:value="16514.0710012107" calcext:value-type="float">
            <text:p>16514.0710012107</text:p>
          </table:table-cell>
          <table:table-cell table:formula="of:=IF([.D368]&gt;0;IF([.C368]&gt;0;&quot;true positive&quot;;&quot;false positive&quot;);IF([.C368]&lt;=0;&quot;true negative&quot;;&quot;false negative&quot;))" office:value-type="string" office:string-value="true positive" calcext:value-type="string">
            <text:p>true positive</text:p>
          </table:table-cell>
          <table:table-cell table:number-columns-repeated="4"/>
        </table:table-row>
        <table:table-row table:style-name="ro1">
          <table:table-cell office:value-type="float" office:value="179.693452114352" calcext:value-type="float">
            <text:p>179.693452114352</text:p>
          </table:table-cell>
          <table:table-cell office:value-type="float" office:value="71.2267588215744" calcext:value-type="float">
            <text:p>71.2267588215744</text:p>
          </table:table-cell>
          <table:table-cell office:value-type="float" office:value="-1" calcext:value-type="float">
            <text:p>-1</text:p>
          </table:table-cell>
          <table:table-cell table:formula="of:=[.A369]*[.A$1]+[.B369]*[.B$1]+[.C$1]" office:value-type="float" office:value="28418.2509209672" calcext:value-type="float">
            <text:p>28418.2509209672</text:p>
          </table:table-cell>
          <table:table-cell table:formula="of:=IF([.D369]&gt;0;IF([.C369]&gt;0;&quot;true positive&quot;;&quot;false positive&quot;);IF([.C369]&lt;=0;&quot;true negative&quot;;&quot;false negative&quot;))" office:value-type="string" office:string-value="false positive" calcext:value-type="string">
            <text:p>false positive</text:p>
          </table:table-cell>
          <table:table-cell table:number-columns-repeated="4"/>
        </table:table-row>
        <table:table-row table:style-name="ro1">
          <table:table-cell office:value-type="float" office:value="161.003187337445" calcext:value-type="float">
            <text:p>161.003187337445</text:p>
          </table:table-cell>
          <table:table-cell office:value-type="float" office:value="73.6654766736653" calcext:value-type="float">
            <text:p>73.6654766736653</text:p>
          </table:table-cell>
          <table:table-cell office:value-type="float" office:value="1" calcext:value-type="float">
            <text:p>1</text:p>
          </table:table-cell>
          <table:table-cell table:formula="of:=[.A370]*[.A$1]+[.B370]*[.B$1]+[.C$1]" office:value-type="float" office:value="19744.9790683758" calcext:value-type="float">
            <text:p>19744.9790683758</text:p>
          </table:table-cell>
          <table:table-cell table:formula="of:=IF([.D370]&gt;0;IF([.C370]&gt;0;&quot;true positive&quot;;&quot;false positive&quot;);IF([.C370]&lt;=0;&quot;true negative&quot;;&quot;false negative&quot;))" office:value-type="string" office:string-value="true positive" calcext:value-type="string">
            <text:p>true positive</text:p>
          </table:table-cell>
          <table:table-cell table:number-columns-repeated="4"/>
        </table:table-row>
        <table:table-row table:style-name="ro1">
          <table:table-cell office:value-type="float" office:value="176.640891838171" calcext:value-type="float">
            <text:p>176.640891838171</text:p>
          </table:table-cell>
          <table:table-cell office:value-type="float" office:value="79.7983669163012" calcext:value-type="float">
            <text:p>79.7983669163012</text:p>
          </table:table-cell>
          <table:table-cell office:value-type="float" office:value="-1" calcext:value-type="float">
            <text:p>-1</text:p>
          </table:table-cell>
          <table:table-cell table:formula="of:=[.A371]*[.A$1]+[.B371]*[.B$1]+[.C$1]" office:value-type="float" office:value="22421.2833324901" calcext:value-type="float">
            <text:p>22421.2833324901</text:p>
          </table:table-cell>
          <table:table-cell table:formula="of:=IF([.D371]&gt;0;IF([.C371]&gt;0;&quot;true positive&quot;;&quot;false positive&quot;);IF([.C371]&lt;=0;&quot;true negative&quot;;&quot;false negative&quot;))" office:value-type="string" office:string-value="false positive" calcext:value-type="string">
            <text:p>false positive</text:p>
          </table:table-cell>
          <table:table-cell table:number-columns-repeated="4"/>
        </table:table-row>
        <table:table-row table:style-name="ro1">
          <table:table-cell office:value-type="float" office:value="166.061792611553" calcext:value-type="float">
            <text:p>166.061792611553</text:p>
          </table:table-cell>
          <table:table-cell office:value-type="float" office:value="98.6516364248185" calcext:value-type="float">
            <text:p>98.6516364248185</text:p>
          </table:table-cell>
          <table:table-cell office:value-type="float" office:value="1" calcext:value-type="float">
            <text:p>1</text:p>
          </table:table-cell>
          <table:table-cell table:formula="of:=[.A372]*[.A$1]+[.B372]*[.B$1]+[.C$1]" office:value-type="float" office:value="7720.00154764533" calcext:value-type="float">
            <text:p>7720.00154764533</text:p>
          </table:table-cell>
          <table:table-cell table:formula="of:=IF([.D372]&gt;0;IF([.C372]&gt;0;&quot;true positive&quot;;&quot;false positive&quot;);IF([.C372]&lt;=0;&quot;true negative&quot;;&quot;false negative&quot;))" office:value-type="string" office:string-value="true positive" calcext:value-type="string">
            <text:p>true positive</text:p>
          </table:table-cell>
          <table:table-cell table:number-columns-repeated="4"/>
        </table:table-row>
        <table:table-row table:style-name="ro1">
          <table:table-cell office:value-type="float" office:value="169.270952026273" calcext:value-type="float">
            <text:p>169.270952026273</text:p>
          </table:table-cell>
          <table:table-cell office:value-type="float" office:value="71.9985122400482" calcext:value-type="float">
            <text:p>71.9985122400482</text:p>
          </table:table-cell>
          <table:table-cell office:value-type="float" office:value="-1" calcext:value-type="float">
            <text:p>-1</text:p>
          </table:table-cell>
          <table:table-cell table:formula="of:=[.A373]*[.A$1]+[.B373]*[.B$1]+[.C$1]" office:value-type="float" office:value="23911.283012776" calcext:value-type="float">
            <text:p>23911.283012776</text:p>
          </table:table-cell>
          <table:table-cell table:formula="of:=IF([.D373]&gt;0;IF([.C373]&gt;0;&quot;true positive&quot;;&quot;false positive&quot;);IF([.C373]&lt;=0;&quot;true negative&quot;;&quot;false negative&quot;))" office:value-type="string" office:string-value="false positive" calcext:value-type="string">
            <text:p>false positive</text:p>
          </table:table-cell>
          <table:table-cell table:number-columns-repeated="4"/>
        </table:table-row>
        <table:table-row table:style-name="ro1">
          <table:table-cell office:value-type="float" office:value="154.52483959093" calcext:value-type="float">
            <text:p>154.52483959093</text:p>
          </table:table-cell>
          <table:table-cell office:value-type="float" office:value="70.5879439262642" calcext:value-type="float">
            <text:p>70.5879439262642</text:p>
          </table:table-cell>
          <table:table-cell office:value-type="float" office:value="1" calcext:value-type="float">
            <text:p>1</text:p>
          </table:table-cell>
          <table:table-cell table:formula="of:=[.A374]*[.A$1]+[.B374]*[.B$1]+[.C$1]" office:value-type="float" office:value="18937.0840295961" calcext:value-type="float">
            <text:p>18937.0840295961</text:p>
          </table:table-cell>
          <table:table-cell table:formula="of:=IF([.D374]&gt;0;IF([.C374]&gt;0;&quot;true positive&quot;;&quot;false positive&quot;);IF([.C374]&lt;=0;&quot;true negative&quot;;&quot;false negative&quot;))" office:value-type="string" office:string-value="true positive" calcext:value-type="string">
            <text:p>true positive</text:p>
          </table:table-cell>
          <table:table-cell table:number-columns-repeated="4"/>
        </table:table-row>
        <table:table-row table:style-name="ro1">
          <table:table-cell office:value-type="float" office:value="177.218151146793" calcext:value-type="float">
            <text:p>177.218151146793</text:p>
          </table:table-cell>
          <table:table-cell office:value-type="float" office:value="90.782510797104" calcext:value-type="float">
            <text:p>90.782510797104</text:p>
          </table:table-cell>
          <table:table-cell office:value-type="float" office:value="-1" calcext:value-type="float">
            <text:p>-1</text:p>
          </table:table-cell>
          <table:table-cell table:formula="of:=[.A375]*[.A$1]+[.B375]*[.B$1]+[.C$1]" office:value-type="float" office:value="16491.3077310454" calcext:value-type="float">
            <text:p>16491.3077310454</text:p>
          </table:table-cell>
          <table:table-cell table:formula="of:=IF([.D375]&gt;0;IF([.C375]&gt;0;&quot;true positive&quot;;&quot;false positive&quot;);IF([.C375]&lt;=0;&quot;true negative&quot;;&quot;false negative&quot;))" office:value-type="string" office:string-value="false positive" calcext:value-type="string">
            <text:p>false positive</text:p>
          </table:table-cell>
          <table:table-cell table:number-columns-repeated="4"/>
        </table:table-row>
        <table:table-row table:style-name="ro1">
          <table:table-cell office:value-type="float" office:value="165.039435060811" calcext:value-type="float">
            <text:p>165.039435060811</text:p>
          </table:table-cell>
          <table:table-cell office:value-type="float" office:value="35.0901496084808" calcext:value-type="float">
            <text:p>35.0901496084808</text:p>
          </table:table-cell>
          <table:table-cell office:value-type="float" office:value="1" calcext:value-type="float">
            <text:p>1</text:p>
          </table:table-cell>
          <table:table-cell table:formula="of:=[.A376]*[.A$1]+[.B376]*[.B$1]+[.C$1]" office:value-type="float" office:value="42940.9370931737" calcext:value-type="float">
            <text:p>42940.9370931737</text:p>
          </table:table-cell>
          <table:table-cell table:formula="of:=IF([.D376]&gt;0;IF([.C376]&gt;0;&quot;true positive&quot;;&quot;false positive&quot;);IF([.C376]&lt;=0;&quot;true negative&quot;;&quot;false negative&quot;))" office:value-type="string" office:string-value="true positive" calcext:value-type="string">
            <text:p>true positive</text:p>
          </table:table-cell>
          <table:table-cell table:number-columns-repeated="4"/>
        </table:table-row>
        <table:table-row table:style-name="ro1">
          <table:table-cell office:value-type="float" office:value="173.194714815259" calcext:value-type="float">
            <text:p>173.194714815259</text:p>
          </table:table-cell>
          <table:table-cell office:value-type="float" office:value="78.0872666545249" calcext:value-type="float">
            <text:p>78.0872666545249</text:p>
          </table:table-cell>
          <table:table-cell office:value-type="float" office:value="-1" calcext:value-type="float">
            <text:p>-1</text:p>
          </table:table-cell>
          <table:table-cell table:formula="of:=[.A377]*[.A$1]+[.B377]*[.B$1]+[.C$1]" office:value-type="float" office:value="22032.9900075038" calcext:value-type="float">
            <text:p>22032.9900075038</text:p>
          </table:table-cell>
          <table:table-cell table:formula="of:=IF([.D377]&gt;0;IF([.C377]&gt;0;&quot;true positive&quot;;&quot;false positive&quot;);IF([.C377]&lt;=0;&quot;true negative&quot;;&quot;false negative&quot;))" office:value-type="string" office:string-value="false positive" calcext:value-type="string">
            <text:p>false positive</text:p>
          </table:table-cell>
          <table:table-cell table:number-columns-repeated="4"/>
        </table:table-row>
        <table:table-row table:style-name="ro1">
          <table:table-cell office:value-type="float" office:value="169.811544416883" calcext:value-type="float">
            <text:p>169.811544416883</text:p>
          </table:table-cell>
          <table:table-cell office:value-type="float" office:value="87.5045778608492" calcext:value-type="float">
            <text:p>87.5045778608492</text:p>
          </table:table-cell>
          <table:table-cell office:value-type="float" office:value="1" calcext:value-type="float">
            <text:p>1</text:p>
          </table:table-cell>
          <table:table-cell table:formula="of:=[.A378]*[.A$1]+[.B378]*[.B$1]+[.C$1]" office:value-type="float" office:value="15432.8350122256" calcext:value-type="float">
            <text:p>15432.8350122256</text:p>
          </table:table-cell>
          <table:table-cell table:formula="of:=IF([.D378]&gt;0;IF([.C378]&gt;0;&quot;true positive&quot;;&quot;false positive&quot;);IF([.C378]&lt;=0;&quot;true negative&quot;;&quot;false negative&quot;))" office:value-type="string" office:string-value="true positive" calcext:value-type="string">
            <text:p>true positive</text:p>
          </table:table-cell>
          <table:table-cell table:number-columns-repeated="4"/>
        </table:table-row>
        <table:table-row table:style-name="ro1">
          <table:table-cell office:value-type="float" office:value="179.097834202849" calcext:value-type="float">
            <text:p>179.097834202849</text:p>
          </table:table-cell>
          <table:table-cell office:value-type="float" office:value="103.835030204274" calcext:value-type="float">
            <text:p>103.835030204274</text:p>
          </table:table-cell>
          <table:table-cell office:value-type="float" office:value="-1" calcext:value-type="float">
            <text:p>-1</text:p>
          </table:table-cell>
          <table:table-cell table:formula="of:=[.A379]*[.A$1]+[.B379]*[.B$1]+[.C$1]" office:value-type="float" office:value="9911.34667039014" calcext:value-type="float">
            <text:p>9911.34667039014</text:p>
          </table:table-cell>
          <table:table-cell table:formula="of:=IF([.D379]&gt;0;IF([.C379]&gt;0;&quot;true positive&quot;;&quot;false positive&quot;);IF([.C379]&lt;=0;&quot;true negative&quot;;&quot;false negative&quot;))" office:value-type="string" office:string-value="false positive" calcext:value-type="string">
            <text:p>false positive</text:p>
          </table:table-cell>
          <table:table-cell table:number-columns-repeated="4"/>
        </table:table-row>
        <table:table-row table:style-name="ro1">
          <table:table-cell office:value-type="float" office:value="160.037032719173" calcext:value-type="float">
            <text:p>160.037032719173</text:p>
          </table:table-cell>
          <table:table-cell office:value-type="float" office:value="60.7886020459786" calcext:value-type="float">
            <text:p>60.7886020459786</text:p>
          </table:table-cell>
          <table:table-cell office:value-type="float" office:value="1" calcext:value-type="float">
            <text:p>1</text:p>
          </table:table-cell>
          <table:table-cell table:formula="of:=[.A380]*[.A$1]+[.B380]*[.B$1]+[.C$1]" office:value-type="float" office:value="26583.6324194989" calcext:value-type="float">
            <text:p>26583.6324194989</text:p>
          </table:table-cell>
          <table:table-cell table:formula="of:=IF([.D380]&gt;0;IF([.C380]&gt;0;&quot;true positive&quot;;&quot;false positive&quot;);IF([.C380]&lt;=0;&quot;true negative&quot;;&quot;false negative&quot;))" office:value-type="string" office:string-value="true positive" calcext:value-type="string">
            <text:p>true positive</text:p>
          </table:table-cell>
          <table:table-cell table:number-columns-repeated="4"/>
        </table:table-row>
        <table:table-row table:style-name="ro1">
          <table:table-cell office:value-type="float" office:value="181.311251104503" calcext:value-type="float">
            <text:p>181.311251104503</text:p>
          </table:table-cell>
          <table:table-cell office:value-type="float" office:value="92.3830971208773" calcext:value-type="float">
            <text:p>92.3830971208773</text:p>
          </table:table-cell>
          <table:table-cell office:value-type="float" office:value="-1" calcext:value-type="float">
            <text:p>-1</text:p>
          </table:table-cell>
          <table:table-cell table:formula="of:=[.A381]*[.A$1]+[.B381]*[.B$1]+[.C$1]" office:value-type="float" office:value="17194.4359664942" calcext:value-type="float">
            <text:p>17194.4359664942</text:p>
          </table:table-cell>
          <table:table-cell table:formula="of:=IF([.D381]&gt;0;IF([.C381]&gt;0;&quot;true positive&quot;;&quot;false positive&quot;);IF([.C381]&lt;=0;&quot;true negative&quot;;&quot;false negative&quot;))" office:value-type="string" office:string-value="false positive" calcext:value-type="string">
            <text:p>false positive</text:p>
          </table:table-cell>
          <table:table-cell table:number-columns-repeated="4"/>
        </table:table-row>
        <table:table-row table:style-name="ro1">
          <table:table-cell office:value-type="float" office:value="156.132172494937" calcext:value-type="float">
            <text:p>156.132172494937</text:p>
          </table:table-cell>
          <table:table-cell office:value-type="float" office:value="67.2301411057681" calcext:value-type="float">
            <text:p>67.2301411057681</text:p>
          </table:table-cell>
          <table:table-cell office:value-type="float" office:value="1" calcext:value-type="float">
            <text:p>1</text:p>
          </table:table-cell>
          <table:table-cell table:formula="of:=[.A382]*[.A$1]+[.B382]*[.B$1]+[.C$1]" office:value-type="float" office:value="21447.190966447" calcext:value-type="float">
            <text:p>21447.190966447</text:p>
          </table:table-cell>
          <table:table-cell table:formula="of:=IF([.D382]&gt;0;IF([.C382]&gt;0;&quot;true positive&quot;;&quot;false positive&quot;);IF([.C382]&lt;=0;&quot;true negative&quot;;&quot;false negative&quot;))" office:value-type="string" office:string-value="true positive" calcext:value-type="string">
            <text:p>true positive</text:p>
          </table:table-cell>
          <table:table-cell table:number-columns-repeated="4"/>
        </table:table-row>
        <table:table-row table:style-name="ro1">
          <table:table-cell office:value-type="float" office:value="173.664894550155" calcext:value-type="float">
            <text:p>173.664894550155</text:p>
          </table:table-cell>
          <table:table-cell office:value-type="float" office:value="103.738785218538" calcext:value-type="float">
            <text:p>103.738785218538</text:p>
          </table:table-cell>
          <table:table-cell office:value-type="float" office:value="-1" calcext:value-type="float">
            <text:p>-1</text:p>
          </table:table-cell>
          <table:table-cell table:formula="of:=[.A383]*[.A$1]+[.B383]*[.B$1]+[.C$1]" office:value-type="float" office:value="7841.38426844608" calcext:value-type="float">
            <text:p>7841.38426844608</text:p>
          </table:table-cell>
          <table:table-cell table:formula="of:=IF([.D383]&gt;0;IF([.C383]&gt;0;&quot;true positive&quot;;&quot;false positive&quot;);IF([.C383]&lt;=0;&quot;true negative&quot;;&quot;false negative&quot;))" office:value-type="string" office:string-value="false positive" calcext:value-type="string">
            <text:p>false positive</text:p>
          </table:table-cell>
          <table:table-cell table:number-columns-repeated="4"/>
        </table:table-row>
        <table:table-row table:style-name="ro1">
          <table:table-cell office:value-type="float" office:value="160.026736073639" calcext:value-type="float">
            <text:p>160.026736073639</text:p>
          </table:table-cell>
          <table:table-cell office:value-type="float" office:value="70.3997954941353" calcext:value-type="float">
            <text:p>70.3997954941353</text:p>
          </table:table-cell>
          <table:table-cell office:value-type="float" office:value="1" calcext:value-type="float">
            <text:p>1</text:p>
          </table:table-cell>
          <table:table-cell table:formula="of:=[.A384]*[.A$1]+[.B384]*[.B$1]+[.C$1]" office:value-type="float" office:value="21193.381147523" calcext:value-type="float">
            <text:p>21193.381147523</text:p>
          </table:table-cell>
          <table:table-cell table:formula="of:=IF([.D384]&gt;0;IF([.C384]&gt;0;&quot;true positive&quot;;&quot;false positive&quot;);IF([.C384]&lt;=0;&quot;true negative&quot;;&quot;false negative&quot;))" office:value-type="string" office:string-value="true positive" calcext:value-type="string">
            <text:p>true positive</text:p>
          </table:table-cell>
          <table:table-cell table:number-columns-repeated="4"/>
        </table:table-row>
        <table:table-row table:style-name="ro1">
          <table:table-cell office:value-type="float" office:value="175.963079336613" calcext:value-type="float">
            <text:p>175.963079336613</text:p>
          </table:table-cell>
          <table:table-cell office:value-type="float" office:value="66.1611996800451" calcext:value-type="float">
            <text:p>66.1611996800451</text:p>
          </table:table-cell>
          <table:table-cell office:value-type="float" office:value="-1" calcext:value-type="float">
            <text:p>-1</text:p>
          </table:table-cell>
          <table:table-cell table:formula="of:=[.A385]*[.A$1]+[.B385]*[.B$1]+[.C$1]" office:value-type="float" office:value="29798.7352062251" calcext:value-type="float">
            <text:p>29798.7352062251</text:p>
          </table:table-cell>
          <table:table-cell table:formula="of:=IF([.D385]&gt;0;IF([.C385]&gt;0;&quot;true positive&quot;;&quot;false positive&quot;);IF([.C385]&lt;=0;&quot;true negative&quot;;&quot;false negative&quot;))" office:value-type="string" office:string-value="false positive" calcext:value-type="string">
            <text:p>false positive</text:p>
          </table:table-cell>
          <table:table-cell table:number-columns-repeated="4"/>
        </table:table-row>
        <table:table-row table:style-name="ro1">
          <table:table-cell office:value-type="float" office:value="174.17871787994" calcext:value-type="float">
            <text:p>174.17871787994</text:p>
          </table:table-cell>
          <table:table-cell office:value-type="float" office:value="71.39771349793" calcext:value-type="float">
            <text:p>71.39771349793</text:p>
          </table:table-cell>
          <table:table-cell office:value-type="float" office:value="1" calcext:value-type="float">
            <text:p>1</text:p>
          </table:table-cell>
          <table:table-cell table:formula="of:=[.A386]*[.A$1]+[.B386]*[.B$1]+[.C$1]" office:value-type="float" office:value="26166.5707237013" calcext:value-type="float">
            <text:p>26166.5707237013</text:p>
          </table:table-cell>
          <table:table-cell table:formula="of:=IF([.D386]&gt;0;IF([.C386]&gt;0;&quot;true positive&quot;;&quot;false positive&quot;);IF([.C386]&lt;=0;&quot;true negative&quot;;&quot;false negative&quot;))" office:value-type="string" office:string-value="true positive" calcext:value-type="string">
            <text:p>true positive</text:p>
          </table:table-cell>
          <table:table-cell table:number-columns-repeated="4"/>
        </table:table-row>
        <table:table-row table:style-name="ro1">
          <table:table-cell office:value-type="float" office:value="190.229865960684" calcext:value-type="float">
            <text:p>190.229865960684</text:p>
          </table:table-cell>
          <table:table-cell office:value-type="float" office:value="94.3109400457247" calcext:value-type="float">
            <text:p>94.3109400457247</text:p>
          </table:table-cell>
          <table:table-cell office:value-type="float" office:value="-1" calcext:value-type="float">
            <text:p>-1</text:p>
          </table:table-cell>
          <table:table-cell table:formula="of:=[.A387]*[.A$1]+[.B387]*[.B$1]+[.C$1]" office:value-type="float" office:value="19600.6044005413" calcext:value-type="float">
            <text:p>19600.6044005413</text:p>
          </table:table-cell>
          <table:table-cell table:formula="of:=IF([.D387]&gt;0;IF([.C387]&gt;0;&quot;true positive&quot;;&quot;false positive&quot;);IF([.C387]&lt;=0;&quot;true negative&quot;;&quot;false negative&quot;))" office:value-type="string" office:string-value="false positive" calcext:value-type="string">
            <text:p>false positive</text:p>
          </table:table-cell>
          <table:table-cell table:number-columns-repeated="4"/>
        </table:table-row>
        <table:table-row table:style-name="ro1">
          <table:table-cell office:value-type="float" office:value="157.27774848501" calcext:value-type="float">
            <text:p>157.27774848501</text:p>
          </table:table-cell>
          <table:table-cell office:value-type="float" office:value="65.5324732644146" calcext:value-type="float">
            <text:p>65.5324732644146</text:p>
          </table:table-cell>
          <table:table-cell office:value-type="float" office:value="1" calcext:value-type="float">
            <text:p>1</text:p>
          </table:table-cell>
          <table:table-cell table:formula="of:=[.A388]*[.A$1]+[.B388]*[.B$1]+[.C$1]" office:value-type="float" office:value="22846.4240675981" calcext:value-type="float">
            <text:p>22846.4240675981</text:p>
          </table:table-cell>
          <table:table-cell table:formula="of:=IF([.D388]&gt;0;IF([.C388]&gt;0;&quot;true positive&quot;;&quot;false positive&quot;);IF([.C388]&lt;=0;&quot;true negative&quot;;&quot;false negative&quot;))" office:value-type="string" office:string-value="true positive" calcext:value-type="string">
            <text:p>true positive</text:p>
          </table:table-cell>
          <table:table-cell table:number-columns-repeated="4"/>
        </table:table-row>
        <table:table-row table:style-name="ro1">
          <table:table-cell office:value-type="float" office:value="175.208882664299" calcext:value-type="float">
            <text:p>175.208882664299</text:p>
          </table:table-cell>
          <table:table-cell office:value-type="float" office:value="88.8385470800204" calcext:value-type="float">
            <text:p>88.8385470800204</text:p>
          </table:table-cell>
          <table:table-cell office:value-type="float" office:value="-1" calcext:value-type="float">
            <text:p>-1</text:p>
          </table:table-cell>
          <table:table-cell table:formula="of:=[.A389]*[.A$1]+[.B389]*[.B$1]+[.C$1]" office:value-type="float" office:value="16795.2445182678" calcext:value-type="float">
            <text:p>16795.2445182678</text:p>
          </table:table-cell>
          <table:table-cell table:formula="of:=IF([.D389]&gt;0;IF([.C389]&gt;0;&quot;true positive&quot;;&quot;false positive&quot;);IF([.C389]&lt;=0;&quot;true negative&quot;;&quot;false negative&quot;))" office:value-type="string" office:string-value="false positive" calcext:value-type="string">
            <text:p>false positive</text:p>
          </table:table-cell>
          <table:table-cell table:number-columns-repeated="4"/>
        </table:table-row>
        <table:table-row table:style-name="ro1">
          <table:table-cell office:value-type="float" office:value="160.675378966003" calcext:value-type="float">
            <text:p>160.675378966003</text:p>
          </table:table-cell>
          <table:table-cell office:value-type="float" office:value="95.3373802252299" calcext:value-type="float">
            <text:p>95.3373802252299</text:p>
          </table:table-cell>
          <table:table-cell office:value-type="float" office:value="1" calcext:value-type="float">
            <text:p>1</text:p>
          </table:table-cell>
          <table:table-cell table:formula="of:=[.A390]*[.A$1]+[.B390]*[.B$1]+[.C$1]" office:value-type="float" office:value="7471.63894310486" calcext:value-type="float">
            <text:p>7471.63894310486</text:p>
          </table:table-cell>
          <table:table-cell table:formula="of:=IF([.D390]&gt;0;IF([.C390]&gt;0;&quot;true positive&quot;;&quot;false positive&quot;);IF([.C390]&lt;=0;&quot;true negative&quot;;&quot;false negative&quot;))" office:value-type="string" office:string-value="true positive" calcext:value-type="string">
            <text:p>true positive</text:p>
          </table:table-cell>
          <table:table-cell table:number-columns-repeated="4"/>
        </table:table-row>
        <table:table-row table:style-name="ro1">
          <table:table-cell office:value-type="float" office:value="172.892949467913" calcext:value-type="float">
            <text:p>172.892949467913</text:p>
          </table:table-cell>
          <table:table-cell office:value-type="float" office:value="84.9635651018388" calcext:value-type="float">
            <text:p>84.9635651018388</text:p>
          </table:table-cell>
          <table:table-cell office:value-type="float" office:value="-1" calcext:value-type="float">
            <text:p>-1</text:p>
          </table:table-cell>
          <table:table-cell table:formula="of:=[.A391]*[.A$1]+[.B391]*[.B$1]+[.C$1]" office:value-type="float" office:value="18061.4622377878" calcext:value-type="float">
            <text:p>18061.4622377878</text:p>
          </table:table-cell>
          <table:table-cell table:formula="of:=IF([.D391]&gt;0;IF([.C391]&gt;0;&quot;true positive&quot;;&quot;false positive&quot;);IF([.C391]&lt;=0;&quot;true negative&quot;;&quot;false negative&quot;))" office:value-type="string" office:string-value="false positive" calcext:value-type="string">
            <text:p>false positive</text:p>
          </table:table-cell>
          <table:table-cell table:number-columns-repeated="4"/>
        </table:table-row>
        <table:table-row table:style-name="ro1">
          <table:table-cell office:value-type="float" office:value="161.684778553796" calcext:value-type="float">
            <text:p>161.684778553796</text:p>
          </table:table-cell>
          <table:table-cell office:value-type="float" office:value="79.5638487504502" calcext:value-type="float">
            <text:p>79.5638487504502</text:p>
          </table:table-cell>
          <table:table-cell office:value-type="float" office:value="1" calcext:value-type="float">
            <text:p>1</text:p>
          </table:table-cell>
          <table:table-cell table:formula="of:=[.A392]*[.A$1]+[.B392]*[.B$1]+[.C$1]" office:value-type="float" office:value="16705.916358665" calcext:value-type="float">
            <text:p>16705.916358665</text:p>
          </table:table-cell>
          <table:table-cell table:formula="of:=IF([.D392]&gt;0;IF([.C392]&gt;0;&quot;true positive&quot;;&quot;false positive&quot;);IF([.C392]&lt;=0;&quot;true negative&quot;;&quot;false negative&quot;))" office:value-type="string" office:string-value="true positive" calcext:value-type="string">
            <text:p>true positive</text:p>
          </table:table-cell>
          <table:table-cell table:number-columns-repeated="4"/>
        </table:table-row>
        <table:table-row table:style-name="ro1">
          <table:table-cell office:value-type="float" office:value="170.077935096879" calcext:value-type="float">
            <text:p>170.077935096879</text:p>
          </table:table-cell>
          <table:table-cell office:value-type="float" office:value="88.8848134714972" calcext:value-type="float">
            <text:p>88.8848134714972</text:p>
          </table:table-cell>
          <table:table-cell office:value-type="float" office:value="-1" calcext:value-type="float">
            <text:p>-1</text:p>
          </table:table-cell>
          <table:table-cell table:formula="of:=[.A393]*[.A$1]+[.B393]*[.B$1]+[.C$1]" office:value-type="float" office:value="14763.4748350656" calcext:value-type="float">
            <text:p>14763.4748350656</text:p>
          </table:table-cell>
          <table:table-cell table:formula="of:=IF([.D393]&gt;0;IF([.C393]&gt;0;&quot;true positive&quot;;&quot;false positive&quot;);IF([.C393]&lt;=0;&quot;true negative&quot;;&quot;false negative&quot;))" office:value-type="string" office:string-value="false positive" calcext:value-type="string">
            <text:p>false positive</text:p>
          </table:table-cell>
          <table:table-cell table:number-columns-repeated="4"/>
        </table:table-row>
        <table:table-row table:style-name="ro1">
          <table:table-cell office:value-type="float" office:value="153.852242169574" calcext:value-type="float">
            <text:p>153.852242169574</text:p>
          </table:table-cell>
          <table:table-cell office:value-type="float" office:value="70.4089057690955" calcext:value-type="float">
            <text:p>70.4089057690955</text:p>
          </table:table-cell>
          <table:table-cell office:value-type="float" office:value="1" calcext:value-type="float">
            <text:p>1</text:p>
          </table:table-cell>
          <table:table-cell table:formula="of:=[.A394]*[.A$1]+[.B394]*[.B$1]+[.C$1]" office:value-type="float" office:value="18774.4805958348" calcext:value-type="float">
            <text:p>18774.4805958348</text:p>
          </table:table-cell>
          <table:table-cell table:formula="of:=IF([.D394]&gt;0;IF([.C394]&gt;0;&quot;true positive&quot;;&quot;false positive&quot;);IF([.C394]&lt;=0;&quot;true negative&quot;;&quot;false negative&quot;))" office:value-type="string" office:string-value="true positive" calcext:value-type="string">
            <text:p>true positive</text:p>
          </table:table-cell>
          <table:table-cell table:number-columns-repeated="4"/>
        </table:table-row>
        <table:table-row table:style-name="ro1">
          <table:table-cell office:value-type="float" office:value="185.926580804571" calcext:value-type="float">
            <text:p>185.926580804571</text:p>
          </table:table-cell>
          <table:table-cell office:value-type="float" office:value="83.0345638318416" calcext:value-type="float">
            <text:p>83.0345638318416</text:p>
          </table:table-cell>
          <table:table-cell office:value-type="float" office:value="-1" calcext:value-type="float">
            <text:p>-1</text:p>
          </table:table-cell>
          <table:table-cell table:formula="of:=[.A395]*[.A$1]+[.B395]*[.B$1]+[.C$1]" office:value-type="float" office:value="24237.7350715166" calcext:value-type="float">
            <text:p>24237.7350715166</text:p>
          </table:table-cell>
          <table:table-cell table:formula="of:=IF([.D395]&gt;0;IF([.C395]&gt;0;&quot;true positive&quot;;&quot;false positive&quot;);IF([.C395]&lt;=0;&quot;true negative&quot;;&quot;false negative&quot;))" office:value-type="string" office:string-value="false positive" calcext:value-type="string">
            <text:p>false positive</text:p>
          </table:table-cell>
          <table:table-cell table:number-columns-repeated="4"/>
        </table:table-row>
        <table:table-row table:style-name="ro1">
          <table:table-cell office:value-type="float" office:value="160.929034863586" calcext:value-type="float">
            <text:p>160.929034863586</text:p>
          </table:table-cell>
          <table:table-cell office:value-type="float" office:value="63.9290623816274" calcext:value-type="float">
            <text:p>63.9290623816274</text:p>
          </table:table-cell>
          <table:table-cell office:value-type="float" office:value="1" calcext:value-type="float">
            <text:p>1</text:p>
          </table:table-cell>
          <table:table-cell table:formula="of:=[.A396]*[.A$1]+[.B396]*[.B$1]+[.C$1]" office:value-type="float" office:value="25172.3918798307" calcext:value-type="float">
            <text:p>25172.3918798307</text:p>
          </table:table-cell>
          <table:table-cell table:formula="of:=IF([.D396]&gt;0;IF([.C396]&gt;0;&quot;true positive&quot;;&quot;false positive&quot;);IF([.C396]&lt;=0;&quot;true negative&quot;;&quot;false negative&quot;))" office:value-type="string" office:string-value="true positive" calcext:value-type="string">
            <text:p>true positive</text:p>
          </table:table-cell>
          <table:table-cell table:number-columns-repeated="4"/>
        </table:table-row>
        <table:table-row table:style-name="ro1">
          <table:table-cell office:value-type="float" office:value="178.269521621114" calcext:value-type="float">
            <text:p>178.269521621114</text:p>
          </table:table-cell>
          <table:table-cell office:value-type="float" office:value="98.9882091932014" calcext:value-type="float">
            <text:p>98.9882091932014</text:p>
          </table:table-cell>
          <table:table-cell office:value-type="float" office:value="-1" calcext:value-type="float">
            <text:p>-1</text:p>
          </table:table-cell>
          <table:table-cell table:formula="of:=[.A397]*[.A$1]+[.B397]*[.B$1]+[.C$1]" office:value-type="float" office:value="12303.7499914412" calcext:value-type="float">
            <text:p>12303.7499914412</text:p>
          </table:table-cell>
          <table:table-cell table:formula="of:=IF([.D397]&gt;0;IF([.C397]&gt;0;&quot;true positive&quot;;&quot;false positive&quot;);IF([.C397]&lt;=0;&quot;true negative&quot;;&quot;false negative&quot;))" office:value-type="string" office:string-value="false positive" calcext:value-type="string">
            <text:p>false positive</text:p>
          </table:table-cell>
          <table:table-cell table:number-columns-repeated="4"/>
        </table:table-row>
        <table:table-row table:style-name="ro1">
          <table:table-cell office:value-type="float" office:value="164.464108856489" calcext:value-type="float">
            <text:p>164.464108856489</text:p>
          </table:table-cell>
          <table:table-cell office:value-type="float" office:value="51.7612429218978" calcext:value-type="float">
            <text:p>51.7612429218978</text:p>
          </table:table-cell>
          <table:table-cell office:value-type="float" office:value="1" calcext:value-type="float">
            <text:p>1</text:p>
          </table:table-cell>
          <table:table-cell table:formula="of:=[.A398]*[.A$1]+[.B398]*[.B$1]+[.C$1]" office:value-type="float" office:value="33373.3477701654" calcext:value-type="float">
            <text:p>33373.3477701654</text:p>
          </table:table-cell>
          <table:table-cell table:formula="of:=IF([.D398]&gt;0;IF([.C398]&gt;0;&quot;true positive&quot;;&quot;false positive&quot;);IF([.C398]&lt;=0;&quot;true negative&quot;;&quot;false negative&quot;))" office:value-type="string" office:string-value="true positive" calcext:value-type="string">
            <text:p>true positive</text:p>
          </table:table-cell>
          <table:table-cell table:number-columns-repeated="4"/>
        </table:table-row>
        <table:table-row table:style-name="ro1">
          <table:table-cell office:value-type="float" office:value="187.435958004611" calcext:value-type="float">
            <text:p>187.435958004611</text:p>
          </table:table-cell>
          <table:table-cell office:value-type="float" office:value="73.7852208619928" calcext:value-type="float">
            <text:p>73.7852208619928</text:p>
          </table:table-cell>
          <table:table-cell office:value-type="float" office:value="-1" calcext:value-type="float">
            <text:p>-1</text:p>
          </table:table-cell>
          <table:table-cell table:formula="of:=[.A399]*[.A$1]+[.B399]*[.B$1]+[.C$1]" office:value-type="float" office:value="30011.2366699862" calcext:value-type="float">
            <text:p>30011.2366699862</text:p>
          </table:table-cell>
          <table:table-cell table:formula="of:=IF([.D399]&gt;0;IF([.C399]&gt;0;&quot;true positive&quot;;&quot;false positive&quot;);IF([.C399]&lt;=0;&quot;true negative&quot;;&quot;false negative&quot;))" office:value-type="string" office:string-value="false positive" calcext:value-type="string">
            <text:p>false positive</text:p>
          </table:table-cell>
          <table:table-cell table:number-columns-repeated="4"/>
        </table:table-row>
        <table:table-row table:style-name="ro1">
          <table:table-cell office:value-type="float" office:value="159.815961257256" calcext:value-type="float">
            <text:p>159.815961257256</text:p>
          </table:table-cell>
          <table:table-cell office:value-type="float" office:value="48.0541258023889" calcext:value-type="float">
            <text:p>48.0541258023889</text:p>
          </table:table-cell>
          <table:table-cell office:value-type="float" office:value="1" calcext:value-type="float">
            <text:p>1</text:p>
          </table:table-cell>
          <table:table-cell table:formula="of:=[.A400]*[.A$1]+[.B400]*[.B$1]+[.C$1]" office:value-type="float" office:value="33633.7594148154" calcext:value-type="float">
            <text:p>33633.7594148154</text:p>
          </table:table-cell>
          <table:table-cell table:formula="of:=IF([.D400]&gt;0;IF([.C400]&gt;0;&quot;true positive&quot;;&quot;false positive&quot;);IF([.C400]&lt;=0;&quot;true negative&quot;;&quot;false negative&quot;))" office:value-type="string" office:string-value="true positive" calcext:value-type="string">
            <text:p>true positive</text:p>
          </table:table-cell>
          <table:table-cell table:number-columns-repeated="4"/>
        </table:table-row>
        <table:table-row table:style-name="ro1">
          <table:table-cell office:value-type="float" office:value="185.079502709048" calcext:value-type="float">
            <text:p>185.079502709048</text:p>
          </table:table-cell>
          <table:table-cell office:value-type="float" office:value="99.2216710875631" calcext:value-type="float">
            <text:p>99.2216710875631</text:p>
          </table:table-cell>
          <table:table-cell office:value-type="float" office:value="-1" calcext:value-type="float">
            <text:p>-1</text:p>
          </table:table-cell>
          <table:table-cell table:formula="of:=[.A401]*[.A$1]+[.B401]*[.B$1]+[.C$1]" office:value-type="float" office:value="14835.1412622004" calcext:value-type="float">
            <text:p>14835.1412622004</text:p>
          </table:table-cell>
          <table:table-cell table:formula="of:=IF([.D401]&gt;0;IF([.C401]&gt;0;&quot;true positive&quot;;&quot;false positive&quot;);IF([.C401]&lt;=0;&quot;true negative&quot;;&quot;false negative&quot;))" office:value-type="string" office:string-value="false positive" calcext:value-type="string">
            <text:p>false positive</text:p>
          </table:table-cell>
          <table:table-cell table:number-columns-repeated="4"/>
        </table:table-row>
        <table:table-row table:style-name="ro1">
          <table:table-cell office:value-type="float" office:value="165.579341570539" calcext:value-type="float">
            <text:p>165.579341570539</text:p>
          </table:table-cell>
          <table:table-cell office:value-type="float" office:value="92.7147217119618" calcext:value-type="float">
            <text:p>92.7147217119618</text:p>
          </table:table-cell>
          <table:table-cell office:value-type="float" office:value="1" calcext:value-type="float">
            <text:p>1</text:p>
          </table:table-cell>
          <table:table-cell table:formula="of:=[.A402]*[.A$1]+[.B402]*[.B$1]+[.C$1]" office:value-type="float" office:value="10858.5138779474" calcext:value-type="float">
            <text:p>10858.5138779474</text:p>
          </table:table-cell>
          <table:table-cell table:formula="of:=IF([.D402]&gt;0;IF([.C402]&gt;0;&quot;true positive&quot;;&quot;false positive&quot;);IF([.C402]&lt;=0;&quot;true negative&quot;;&quot;false negative&quot;))" office:value-type="string" office:string-value="true positive" calcext:value-type="string">
            <text:p>true positive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0-02T20:21:24.567000000</dc:date>
    <meta:editing-duration>PT4M45S</meta:editing-duration>
    <meta:editing-cycles>1</meta:editing-cycles>
    <meta:document-statistic meta:table-count="1" meta:cell-count="2011" meta:object-count="0"/>
    <meta:generator>LibreOffice/5.3.2.2$Windows_X86_64 LibreOffice_project/6cd4f1ef626f15116896b1d8e1398b56da0d0ee1</meta:generator>
  </office:meta>
</office:document-meta>
</file>